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543in"/>
    </style:style>
    <style:style style:name="co2" style:family="table-column">
      <style:table-column-properties fo:break-before="auto" style:column-width="1.0173in"/>
    </style:style>
    <style:style style:name="co3" style:family="table-column">
      <style:table-column-properties fo:break-before="auto" style:column-width="2.4138in"/>
    </style:style>
    <style:style style:name="co4" style:family="table-column">
      <style:table-column-properties fo:break-before="auto" style:column-width="0.578in"/>
    </style:style>
    <style:style style:name="co5" style:family="table-column">
      <style:table-column-properties fo:break-before="auto" style:column-width="1.0091in"/>
    </style:style>
    <style:style style:name="co6" style:family="table-column">
      <style:table-column-properties fo:break-before="auto" style:column-width="1.5in"/>
    </style:style>
    <style:style style:name="co7" style:family="table-column">
      <style:table-column-properties fo:break-before="auto" style:column-width="0.828in"/>
    </style:style>
    <style:style style:name="co8" style:family="table-column">
      <style:table-column-properties fo:break-before="auto" style:column-width="1.1472in"/>
    </style:style>
    <style:style style:name="co9" style:family="table-column">
      <style:table-column-properties fo:break-before="auto" style:column-width="0.9055in"/>
    </style:style>
    <style:style style:name="co10" style:family="table-column">
      <style:table-column-properties fo:break-before="auto" style:column-width="1.0437in"/>
    </style:style>
    <style:style style:name="co11" style:family="table-column">
      <style:table-column-properties fo:break-before="auto" style:column-width="2.0953in"/>
    </style:style>
    <style:style style:name="co12" style:family="table-column">
      <style:table-column-properties fo:break-before="auto" style:column-width="2.3535in"/>
    </style:style>
    <style:style style:name="co13" style:family="table-column">
      <style:table-column-properties fo:break-before="auto" style:column-width="1.9484in"/>
    </style:style>
    <style:style style:name="co14" style:family="table-column">
      <style:table-column-properties fo:break-before="auto" style:column-width="1.9311in"/>
    </style:style>
    <style:style style:name="co15" style:family="table-column">
      <style:table-column-properties fo:break-before="auto" style:column-width="1.6209in"/>
    </style:style>
    <style:style style:name="co16" style:family="table-column">
      <style:table-column-properties fo:break-before="auto" style:column-width="3.8354in"/>
    </style:style>
    <style:style style:name="co17" style:family="table-column">
      <style:table-column-properties fo:break-before="auto" style:column-width="0.8882in"/>
    </style:style>
    <style:style style:name="co18" style:family="table-column">
      <style:table-column-properties fo:break-before="auto" style:column-width="1.1984in"/>
    </style:style>
    <style:style style:name="co19" style:family="table-column">
      <style:table-column-properties fo:break-before="auto" style:column-width="0.8193in"/>
    </style:style>
    <style:style style:name="co20" style:family="table-column">
      <style:table-column-properties fo:break-before="auto" style:column-width="0.9138in"/>
    </style:style>
    <style:style style:name="co21" style:family="table-column">
      <style:table-column-properties fo:break-before="auto" style:column-width="1.3535in"/>
    </style:style>
    <style:style style:name="co22" style:family="table-column">
      <style:table-column-properties fo:break-before="auto" style:column-width="1.0953in"/>
    </style:style>
    <style:style style:name="co23" style:family="table-column">
      <style:table-column-properties fo:break-before="auto" style:column-width="1.25in"/>
    </style:style>
    <style:style style:name="co24" style:family="table-column">
      <style:table-column-properties fo:break-before="auto" style:column-width="1.3626in"/>
    </style:style>
    <style:style style:name="co25" style:family="table-column">
      <style:table-column-properties fo:break-before="auto" style:column-width="0.8626in"/>
    </style:style>
    <style:style style:name="co26" style:family="table-column">
      <style:table-column-properties fo:break-before="auto" style:column-width="0.9571in"/>
    </style:style>
    <style:style style:name="co27" style:family="table-column">
      <style:table-column-properties fo:break-before="auto" style:column-width="1.3965in"/>
    </style:style>
    <style:style style:name="co28" style:family="table-column">
      <style:table-column-properties fo:break-before="auto" style:column-width="1.1382in"/>
    </style:style>
    <style:style style:name="co29" style:family="table-column">
      <style:table-column-properties fo:break-before="auto" style:column-width="0.889in"/>
    </style:style>
    <style:style style:name="co30" style:family="table-column">
      <style:table-column-properties fo:break-before="auto" style:column-width="2.5953in"/>
    </style:style>
    <style:style style:name="co31" style:family="table-column">
      <style:table-column-properties fo:break-before="auto" style:column-width="5.0854in"/>
    </style:style>
    <style:style style:name="co32" style:family="table-column">
      <style:table-column-properties fo:break-before="auto" style:column-width="0.9228in"/>
    </style:style>
    <style:style style:name="co33" style:family="table-column">
      <style:table-column-properties fo:break-before="auto" style:column-width="1.3799in"/>
    </style:style>
    <style:style style:name="co34" style:family="table-column">
      <style:table-column-properties fo:break-before="auto" style:column-width="0.8453in"/>
    </style:style>
    <style:style style:name="co35" style:family="table-column">
      <style:table-column-properties fo:break-before="auto" style:column-width="0.6984in"/>
    </style:style>
    <style:style style:name="co36" style:family="table-column">
      <style:table-column-properties fo:break-before="auto" style:column-width="0.7244in"/>
    </style:style>
    <style:style style:name="co37" style:family="table-column">
      <style:table-column-properties fo:break-before="auto" style:column-width="1.1555in"/>
    </style:style>
    <style:style style:name="co38" style:family="table-column">
      <style:table-column-properties fo:break-before="auto" style:column-width="0.6902in"/>
    </style:style>
    <style:style style:name="co39" style:family="table-column">
      <style:table-column-properties fo:break-before="auto" style:column-width="1.1902in"/>
    </style:style>
    <style:style style:name="co40" style:family="table-column">
      <style:table-column-properties fo:break-before="auto" style:column-width="1.4744in"/>
    </style:style>
    <style:style style:name="co41" style:family="table-column">
      <style:table-column-properties fo:break-before="auto" style:column-width="1.5953in"/>
    </style:style>
    <style:style style:name="co42" style:family="table-column">
      <style:table-column-properties fo:break-before="auto" style:column-width="1.2673in"/>
    </style:style>
    <style:style style:name="co43" style:family="table-column">
      <style:table-column-properties fo:break-before="auto" style:column-width="1.2244in"/>
    </style:style>
    <style:style style:name="co44" style:family="table-column">
      <style:table-column-properties fo:break-before="auto" style:column-width="1.052in"/>
    </style:style>
    <style:style style:name="co45" style:family="table-column">
      <style:table-column-properties fo:break-before="auto" style:column-width="2.1382in"/>
    </style:style>
    <style:style style:name="co46" style:family="table-column">
      <style:table-column-properties fo:break-before="auto" style:column-width="0.9835in"/>
    </style:style>
    <style:style style:name="co47" style:family="table-column">
      <style:table-column-properties fo:break-before="auto" style:column-width="0.8366in"/>
    </style:style>
    <style:style style:name="co48" style:family="table-column">
      <style:table-column-properties fo:break-before="auto" style:column-width="1.7161in"/>
    </style:style>
    <style:style style:name="co49" style:family="table-column">
      <style:table-column-properties fo:break-before="auto" style:column-width="1.7071in"/>
    </style:style>
    <style:style style:name="co50" style:family="table-column">
      <style:table-column-properties fo:break-before="auto" style:column-width="1.6465in"/>
    </style:style>
    <style:style style:name="co51" style:family="table-column">
      <style:table-column-properties fo:break-before="auto" style:column-width="1.4402in"/>
    </style:style>
    <style:style style:name="co52" style:family="table-column">
      <style:table-column-properties fo:break-before="auto" style:column-width="1.4484in"/>
    </style:style>
    <style:style style:name="co53" style:family="table-column">
      <style:table-column-properties fo:break-before="auto" style:column-width="1.1811in"/>
    </style:style>
    <style:style style:name="co54" style:family="table-column">
      <style:table-column-properties fo:break-before="auto" style:column-width="0.9016in"/>
    </style:style>
    <style:style style:name="co55" style:family="table-column">
      <style:table-column-properties fo:break-before="auto" style:column-width="1.9354in"/>
    </style:style>
    <style:style style:name="co56" style:family="table-column">
      <style:table-column-properties fo:break-before="auto" style:column-width="0.7311in"/>
    </style:style>
    <style:style style:name="co57" style:family="table-column">
      <style:table-column-properties fo:break-before="auto" style:column-width="1.0366in"/>
    </style:style>
    <style:style style:name="co58" style:family="table-column">
      <style:table-column-properties fo:break-before="auto" style:column-width="0.7654in"/>
    </style:style>
    <style:style style:name="co59" style:family="table-column">
      <style:table-column-properties fo:break-before="auto" style:column-width="0.7319in"/>
    </style:style>
    <style:style style:name="co60" style:family="table-column">
      <style:table-column-properties fo:break-before="auto" style:column-width="1.3181in"/>
    </style:style>
    <style:style style:name="co61" style:family="table-column">
      <style:table-column-properties fo:break-before="auto" style:column-width="0.9409in"/>
    </style:style>
    <style:style style:name="co62" style:family="table-column">
      <style:table-column-properties fo:break-before="auto" style:column-width="0.8209in"/>
    </style:style>
    <style:style style:name="co63" style:family="table-column">
      <style:table-column-properties fo:break-before="auto" style:column-width="1.7827in"/>
    </style:style>
    <style:style style:name="co64" style:family="table-column">
      <style:table-column-properties fo:break-before="auto" style:column-width="2.3555in"/>
    </style:style>
    <style:style style:name="co65" style:family="table-column">
      <style:table-column-properties fo:break-before="auto" style:column-width="0.8925in"/>
    </style:style>
    <style:style style:name="co66" style:family="table-column">
      <style:table-column-properties fo:break-before="auto" style:column-width="1.3102in"/>
    </style:style>
    <style:style style:name="co67" style:family="table-column">
      <style:table-column-properties fo:break-before="auto" style:column-width="2.4689in"/>
    </style:style>
    <style:style style:name="co68" style:family="table-column">
      <style:table-column-properties fo:break-before="auto" style:column-width="1.4138in"/>
    </style:style>
    <style:style style:name="co69" style:family="table-column">
      <style:table-column-properties fo:break-before="auto" style:column-width="3.9126in"/>
    </style:style>
    <style:style style:name="co70" style:family="table-column">
      <style:table-column-properties fo:break-before="auto" style:column-width="0.9484in"/>
    </style:style>
    <style:style style:name="co71" style:family="table-column">
      <style:table-column-properties fo:break-before="auto" style:column-width="1.0346in"/>
    </style:style>
    <style:style style:name="co72" style:family="table-column">
      <style:table-column-properties fo:break-before="auto" style:column-width="3.8362in"/>
    </style:style>
    <style:style style:name="ro1" style:family="table-row">
      <style:table-row-properties style:row-height="0.214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5772in" fo:break-before="auto" style:use-optimal-row-height="true"/>
    </style:style>
    <style:style style:name="ro4" style:family="table-row">
      <style:table-row-properties style:row-height="0.2256in" fo:break-before="auto" style:use-optimal-row-height="true"/>
    </style:style>
    <style:style style:name="ta1" style:family="table" style:master-page-name="PageStyle_5f_master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maestro-yii-person">
      <style:table-properties table:display="true" style:writing-mode="lr-tb"/>
    </style:style>
    <style:style style:name="ta4" style:family="table" style:master-page-name="PageStyle_5f_oo7-res.users">
      <style:table-properties table:display="true" style:writing-mode="lr-tb"/>
    </style:style>
    <style:style style:name="ta5" style:family="table" style:master-page-name="PageStyle_5f_tryton-users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Excel_20_Built-in_20_Normal">
      <style:table-cell-properties fo:border-bottom="none" fo:border-left="0.0102in solid #000000" fo:border-right="0.0102in solid #000000" fo:border-top="0.0102in solid #000000"/>
    </style:style>
    <style:style style:name="ce10" style:family="table-cell" style:parent-style-name="Excel_20_Built-in_20_Normal" style:data-style-name="N84">
      <style:table-cell-properties fo:border-bottom="0.0102in solid #000000" fo:border-left="none" fo:border-right="0.0102in solid #000000" fo:border-top="none"/>
    </style:style>
    <style:style style:name="ce11" style:family="table-cell" style:parent-style-name="Excel_20_Built-in_20_Normal">
      <style:table-cell-properties fo:border-bottom="none" fo:border-left="none" fo:border-right="0.0102in solid #000000" fo:border-top="none"/>
    </style:style>
    <style:style style:name="ce12" style:family="table-cell" style:parent-style-name="Excel_20_Built-in_20_Normal">
      <style:table-cell-properties fo:border-bottom="0.0102in solid #000000" fo:border-left="none" fo:border-right="0.0102in solid #000000" fo:border-top="none"/>
    </style:style>
    <style:style style:name="ce13" style:family="table-cell" style:parent-style-name="Excel_20_Built-in_20_Normal">
      <style:table-cell-properties fo:border-bottom="none" fo:border-left="none" fo:border-right="0.0102in solid #000000" fo:border-top="0.0102in solid #000000"/>
    </style:style>
    <style:style style:name="ce2" style:family="table-cell" style:parent-style-name="Excel_20_Built-in_20_Normal">
      <style:table-cell-properties fo:border-bottom="0.0102in solid #000000" fo:border-left="0.0102in solid #000000" fo:border-right="0.0102in solid #000000" fo:border-top="none"/>
    </style:style>
    <style:style style:name="ce3" style:family="table-cell" style:parent-style-name="Excel_20_Built-in_20_Normal">
      <style:table-cell-properties fo:border-bottom="none" style:text-align-source="fix" style:repeat-content="false" fo:border-left="0.0102in solid #000000" fo:border-right="0.0102in solid #000000" fo:border-top="none"/>
      <style:paragraph-properties fo:text-align="center" fo:margin-left="0in"/>
    </style:style>
    <style:style style:name="ce4" style:family="table-cell" style:parent-style-name="Excel_20_Built-in_20_Normal">
      <style:table-cell-properties fo:border-bottom="0.0102in solid #000000" style:text-align-source="fix" style:repeat-content="false" fo:border-left="0.0102in solid #000000" fo:border-right="0.0102in solid #000000" fo:border-top="none"/>
      <style:paragraph-properties fo:text-align="center" fo:margin-left="0in"/>
    </style:style>
    <style:style style:name="ce5" style:family="table-cell" style:parent-style-name="Excel_20_Built-in_20_Normal">
      <style:table-cell-properties fo:border-bottom="none" fo:border-left="none" fo:border-right="none" fo:border-top="0.0102in solid #000000"/>
    </style:style>
    <style:style style:name="ce6" style:family="table-cell" style:parent-style-name="Excel_20_Built-in_20_Normal">
      <style:table-cell-properties fo:border-bottom="0.0102in solid #000000" fo:border-left="none" fo:border-right="none" fo:border-top="none"/>
    </style:style>
    <style:style style:name="ce7" style:family="table-cell" style:parent-style-name="Excel_20_Built-in_20_Normal">
      <style:table-cell-properties fo:border-bottom="none" fo:border-left="0.0102in solid #000000" fo:border-right="none" fo:border-top="none"/>
    </style:style>
    <style:style style:name="ce8" style:family="table-cell" style:parent-style-name="Excel_20_Built-in_20_Normal">
      <style:table-cell-properties fo:border-bottom="0.0102in solid #000000" fo:border-left="0.0102in solid #000000" fo:border-right="none" fo:border-top="none"/>
    </style:style>
    <style:style style:name="ce9" style:family="table-cell" style:parent-style-name="Excel_20_Built-in_20_Normal" style:data-style-name="N84">
      <style:table-cell-properties fo:border-bottom="none" fo:border-left="none" fo:border-right="0.0102in solid #000000" fo:border-top="none"/>
    </style:style>
    <style:style style:name="ce14" style:family="table-cell" style:parent-style-name="Default">
      <style:text-properties fo:color="#000000"/>
    </style:style>
    <style:style style:name="ce15" style:family="table-cell" style:parent-style-name="Default" style:data-style-name="N84"/>
    <style:style style:name="gr1" style:family="graphic">
      <style:graphic-properties draw:stroke="solid" svg:stroke-width="0.0102in" svg:stroke-color="#000000" draw:marker-start="msArrowEnd_20_5" draw:marker-start-width="0.0827in" draw:marker-start-center="false" svg:stroke-opacity="100%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no-wrap" draw:shadow="hidden" draw:shadow-offset-x="0.0394in" draw:shadow-offset-y="0.0394in" draw:shadow-color="#000000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83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42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51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fo:color="#333333"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333333" style:text-outline="false" style:text-line-through-style="none" style:font-name="Arial" fo:font-size="11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fo:font-family="Tahoma" style:font-family-generic="swiss" style:font-pitch="variable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fo:font-family="Tahoma" style:font-family-generic="swiss" style:font-pitch="variable" fo:font-size="9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333333" style:text-outline="false" style:text-line-through-style="none" style:font-name="Arial" fo:font-size="11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ster" table:style-name="ta1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21" table:default-cell-style-name="Excel_20_Built-in_20_Normal"/>
        <table:table-column table:style-name="co22" table:default-cell-style-name="Excel_20_Built-in_20_Normal"/>
        <table:table-column table:style-name="co23" table:number-columns-repeated="2" table:default-cell-style-name="Excel_20_Built-in_20_Normal"/>
        <table:table-column table:style-name="co24" table:default-cell-style-name="Excel_20_Built-in_20_Normal"/>
        <table:table-column table:style-name="co25" table:default-cell-style-name="Excel_20_Built-in_20_Normal"/>
        <table:table-column table:style-name="co26" table:default-cell-style-name="Excel_20_Built-in_20_Normal"/>
        <table:table-column table:style-name="co27" table:default-cell-style-name="Excel_20_Built-in_20_Normal"/>
        <table:table-column table:style-name="co28" table:default-cell-style-name="Excel_20_Built-in_20_Normal"/>
        <table:table-column table:style-name="co29" table:number-columns-repeated="227" table:default-cell-style-name="Excel_20_Built-in_20_Normal"/>
        <table:table-row table:style-name="ro1">
          <table:table-cell table:style-name="ce1" office:value-type="string" calcext:value-type="string">
            <text:p>Status</text:p>
          </table:table-cell>
          <table:table-cell table:style-name="ce5" office:value-type="string" calcext:value-type="string">
            <text:p>PERSONAL</text:p>
          </table:table-cell>
          <table:table-cell table:style-name="ce5" table:number-columns-repeated="3"/>
          <table:table-cell table:style-name="ce5" office:value-type="string" calcext:value-type="string">
            <text:p>AUTHENTICATION</text:p>
          </table:table-cell>
          <table:table-cell table:style-name="ce5" table:number-columns-repeated="4"/>
          <table:table-cell table:style-name="ce5" office:value-type="string" calcext:value-type="string">
            <text:p>EMPLOYER</text:p>
          </table:table-cell>
          <table:table-cell table:style-name="ce5" table:number-columns-repeated="13"/>
          <table:table-cell table:style-name="ce5" office:value-type="string" calcext:value-type="string">
            <text:p>RESIDENCE</text:p>
          </table:table-cell>
          <table:table-cell table:style-name="ce5" table:number-columns-repeated="3"/>
          <table:table-cell table:style-name="ce13"/>
          <table:table-cell table:number-columns-repeated="227"/>
        </table:table-row>
        <table:table-row table:style-name="ro1">
          <table:table-cell table:style-name="ce2" office:value-type="string" calcext:value-type="string">
            <office:annotation draw:style-name="gr1" draw:text-style-name="P1" svg:width="1.5146in" svg:height="0.8252in" svg:x="1.0362in" svg:y="0.1039in" draw:caption-point-x="-0.1862in" draw:caption-point-y="0.1193in">
              <dc:creator>DRS</dc:creator>
              <dc:date>2014-06-30T00:00:00</dc:date>
              <text:p text:style-name="P1"><text:span text:style-name="T1">dale:</text:span></text:p>
              <text:p text:style-name="P1"><text:span text:style-name="T2">0=inactive</text:span></text:p>
              <text:p text:style-name="P1"><text:span text:style-name="T2">1=active</text:span></text:p>
              <text:p text:style-name="P1"><text:span text:style-name="T2"/></text:p>
            </office:annotation>
            <text:p>0=inactive</text:p>
          </table:table-cell>
          <table:table-cell table:style-name="ce6" office:value-type="string" calcext:value-type="string">
            <text:p>First Name</text:p>
          </table:table-cell>
          <table:table-cell table:style-name="ce6" office:value-type="string" calcext:value-type="string">
            <text:p>Last Name</text:p>
          </table:table-cell>
          <table:table-cell table:style-name="ce6" office:value-type="string" calcext:value-type="string">
            <text:p>Initials</text:p>
          </table:table-cell>
          <table:table-cell table:style-name="ce6" office:value-type="string" calcext:value-type="string">
            <text:p>Date of Birth</text:p>
          </table:table-cell>
          <table:table-cell table:style-name="ce6" office:value-type="string" calcext:value-type="string">
            <text:p>Username</text:p>
          </table:table-cell>
          <table:table-cell table:style-name="ce6" office:value-type="string" calcext:value-type="string">
            <text:p>Password</text:p>
          </table:table-cell>
          <table:table-cell table:style-name="ce6" office:value-type="string" calcext:value-type="string">
            <text:p>Profile1</text:p>
          </table:table-cell>
          <table:table-cell table:style-name="ce6" office:value-type="string" calcext:value-type="string">
            <text:p>ProfileNum</text:p>
          </table:table-cell>
          <table:table-cell table:style-name="ce6" office:value-type="string" calcext:value-type="string">
            <text:p>ProfileName</text:p>
          </table:table-cell>
          <table:table-cell table:style-name="ce6" office:value-type="string" calcext:value-type="string">
            <text:p>Company</text:p>
          </table:table-cell>
          <table:table-cell table:style-name="ce6" office:value-type="string" calcext:value-type="string">
            <text:p>Title</text:p>
          </table:table-cell>
          <table:table-cell table:style-name="ce6" office:value-type="string" calcext:value-type="string">
            <text:p>Email</text:p>
          </table:table-cell>
          <table:table-cell table:style-name="ce6" office:value-type="string" calcext:value-type="string">
            <text:p>Function Level</text:p>
          </table:table-cell>
          <table:table-cell table:style-name="ce6" office:value-type="string" calcext:value-type="string">
            <text:p>Department</text:p>
          </table:table-cell>
          <table:table-cell table:style-name="ce6" office:value-type="string" calcext:value-type="string">
            <text:p>Role</text:p>
          </table:table-cell>
          <table:table-cell table:style-name="ce6" office:value-type="string" calcext:value-type="string">
            <text:p>Supervisor</text:p>
          </table:table-cell>
          <table:table-cell table:style-name="ce6" office:value-type="string" calcext:value-type="string">
            <text:p>Work Address1</text:p>
          </table:table-cell>
          <table:table-cell table:style-name="ce6" office:value-type="string" calcext:value-type="string">
            <text:p>Work City</text:p>
          </table:table-cell>
          <table:table-cell table:style-name="ce6" office:value-type="string" calcext:value-type="string">
            <text:p>Work State</text:p>
          </table:table-cell>
          <table:table-cell table:style-name="ce6" office:value-type="string" calcext:value-type="string">
            <text:p>Work PostalCode</text:p>
          </table:table-cell>
          <table:table-cell table:style-name="ce6" office:value-type="string" calcext:value-type="string">
            <text:p>Work Country</text:p>
          </table:table-cell>
          <table:table-cell table:style-name="ce6" office:value-type="string" calcext:value-type="string">
            <text:p>Work Phone</text:p>
          </table:table-cell>
          <table:table-cell table:style-name="ce6" office:value-type="string" calcext:value-type="string">
            <text:p>Work Fax</text:p>
          </table:table-cell>
          <table:table-cell table:style-name="ce6" office:value-type="string" calcext:value-type="string">
            <text:p>Home Address1</text:p>
          </table:table-cell>
          <table:table-cell table:style-name="ce6" office:value-type="string" calcext:value-type="string">
            <text:p>Home City</text:p>
          </table:table-cell>
          <table:table-cell table:style-name="ce6" office:value-type="string" calcext:value-type="string">
            <text:p>Home State</text:p>
          </table:table-cell>
          <table:table-cell table:style-name="ce6" office:value-type="string" calcext:value-type="string">
            <text:p>Home PostalCode</text:p>
          </table:table-cell>
          <table:table-cell table:style-name="ce12" office:value-type="string" calcext:value-type="string">
            <text:p>Home Country</text:p>
          </table:table-cell>
          <table:table-cell table:number-columns-repeated="22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Barcoe</text:p>
          </table:table-cell>
          <table:table-cell office:value-type="string" calcext:value-type="string">
            <text:p>Jenks</text:p>
          </table:table-cell>
          <table:table-cell table:formula="of:=CONCATENATE(LEFT([.B3]);LEFT([.C3]))" office:value-type="string" office:string-value="BJ" calcext:value-type="string">
            <text:p>BJ</text:p>
          </table:table-cell>
          <table:table-cell table:style-name="ce9" office:value-type="date" office:date-value="1959-01-01" calcext:value-type="date">
            <text:p>1959-01-01</text:p>
          </table:table-cell>
          <table:table-cell table:style-name="ce7" office:value-type="string" calcext:value-type="string">
            <text:p>bjenks</text:p>
          </table:table-cell>
          <table:table-cell office:value-type="string" calcext:value-type="string">
            <text:p>appleton</text:p>
          </table:table-cell>
          <table:table-cell office:value-type="string" calcext:value-type="string">
            <text:p>Team Member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grpEng</text:p>
          </table:table-cell>
          <table:table-cell table:style-name="ce7" office:value-type="string" calcext:value-type="string">
            <text:p>Swift Construction Company</text:p>
          </table:table-cell>
          <table:table-cell office:value-type="string" calcext:value-type="string">
            <text:p>Electronics Engineer</text:p>
          </table:table-cell>
          <table:table-cell table:formula="of:=CONCATENATE([.F3];&quot;@whizzer.local&quot;)" office:value-type="string" office:string-value="bjenks@whizzer.local" calcext:value-type="string">
            <text:p>bjenks@whizzer.local</text:p>
          </table:table-cell>
          <table:table-cell office:value-type="string" calcext:value-type="string">
            <text:p>Professional Technical 08</text:p>
          </table:table-cell>
          <table:table-cell office:value-type="string" calcext:value-type="string">
            <text:p>Engineering</text:p>
          </table:table-cell>
          <table:table-cell office:value-type="string" calcext:value-type="string">
            <text:p>Specifies electronics parts and BOMs, and suppliers</text:p>
          </table:table-cell>
          <table:table-cell office:value-type="string" calcext:value-type="string">
            <text:p>Tom Swift</text:p>
          </table:table-cell>
          <table:table-cell office:value-type="string" calcext:value-type="string">
            <text:p>1 Swift Way</text:p>
          </table:table-cell>
          <table:table-cell office:value-type="string" calcext:value-type="string">
            <text:p>Shopton</text:p>
          </table:table-cell>
          <table:table-cell office:value-type="string" calcext:value-type="string">
            <text:p>NY</text:p>
          </table:table-cell>
          <table:table-cell office:value-type="float" office:value="13054" calcext:value-type="float">
            <text:p>13054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1-315-123-4567</text:p>
          </table:table-cell>
          <table:table-cell table:style-name="ce11" office:value-type="string" calcext:value-type="string">
            <text:p>1-315-123-4568</text:p>
          </table:table-cell>
          <table:table-cell table:style-name="ce7" office:value-type="string" calcext:value-type="string">
            <text:p>#1 - 2 Swift Way</text:p>
          </table:table-cell>
          <table:table-cell office:value-type="string" calcext:value-type="string">
            <text:p>Shopton</text:p>
          </table:table-cell>
          <table:table-cell office:value-type="string" calcext:value-type="string">
            <text:p>NY</text:p>
          </table:table-cell>
          <table:table-cell office:value-type="float" office:value="13054" calcext:value-type="float">
            <text:p>13054</text:p>
          </table:table-cell>
          <table:table-cell table:style-name="ce11" office:value-type="string" calcext:value-type="string">
            <text:p>USA</text:p>
          </table:table-cell>
          <table:table-cell table:number-columns-repeated="22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Barton</text:p>
          </table:table-cell>
          <table:table-cell office:value-type="string" calcext:value-type="string">
            <text:p>Swift</text:p>
          </table:table-cell>
          <table:table-cell table:formula="of:=CONCATENATE(LEFT([.B4]);LEFT([.C4]))" office:value-type="string" office:string-value="BS" calcext:value-type="string">
            <text:p>BS</text:p>
          </table:table-cell>
          <table:table-cell table:style-name="ce9" office:value-type="date" office:date-value="1939-02-01" calcext:value-type="date">
            <text:p>1939-02-01</text:p>
          </table:table-cell>
          <table:table-cell table:style-name="ce7" office:value-type="string" calcext:value-type="string">
            <text:p>bswift</text:p>
          </table:table-cell>
          <table:table-cell office:value-type="string" calcext:value-type="string">
            <text:p>appleton</text:p>
          </table:table-cell>
          <table:table-cell office:value-type="string" calcext:value-type="string">
            <text:p>Manager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grpView</text:p>
          </table:table-cell>
          <table:table-cell table:style-name="ce7" office:value-type="string" calcext:value-type="string">
            <text:p>Swift Construction Company</text:p>
          </table:table-cell>
          <table:table-cell office:value-type="string" calcext:value-type="string">
            <text:p>President</text:p>
          </table:table-cell>
          <table:table-cell table:formula="of:=CONCATENATE([.F4];&quot;@whizzer.local&quot;)" office:value-type="string" office:string-value="bswift@whizzer.local" calcext:value-type="string">
            <text:p>bswift@whizzer.local</text:p>
          </table:table-cell>
          <table:table-cell office:value-type="string" calcext:value-type="string">
            <text:p>Management 13</text:p>
          </table:table-cell>
          <table:table-cell office:value-type="string" calcext:value-type="string">
            <text:p>Management</text:p>
          </table:table-cell>
          <table:table-cell office:value-type="string" calcext:value-type="string">
            <text:p>Manager</text:p>
          </table:table-cell>
          <table:table-cell/>
          <table:table-cell office:value-type="string" calcext:value-type="string">
            <text:p>1 Swift Way</text:p>
          </table:table-cell>
          <table:table-cell office:value-type="string" calcext:value-type="string">
            <text:p>Shopton</text:p>
          </table:table-cell>
          <table:table-cell office:value-type="string" calcext:value-type="string">
            <text:p>NY</text:p>
          </table:table-cell>
          <table:table-cell office:value-type="float" office:value="13054" calcext:value-type="float">
            <text:p>13054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1-315-123-4567</text:p>
          </table:table-cell>
          <table:table-cell table:style-name="ce11" office:value-type="string" calcext:value-type="string">
            <text:p>1-315-123-4568</text:p>
          </table:table-cell>
          <table:table-cell table:style-name="ce7" office:value-type="string" calcext:value-type="string">
            <text:p>#2 - 2 Swift Way</text:p>
          </table:table-cell>
          <table:table-cell office:value-type="string" calcext:value-type="string">
            <text:p>Shopton</text:p>
          </table:table-cell>
          <table:table-cell office:value-type="string" calcext:value-type="string">
            <text:p>NY</text:p>
          </table:table-cell>
          <table:table-cell office:value-type="float" office:value="13054" calcext:value-type="float">
            <text:p>13054</text:p>
          </table:table-cell>
          <table:table-cell table:style-name="ce11" office:value-type="string" calcext:value-type="string">
            <text:p>USA</text:p>
          </table:table-cell>
          <table:table-cell table:number-columns-repeated="22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Bub</text:p>
          </table:table-cell>
          <table:table-cell office:value-type="string" calcext:value-type="string">
            <text:p>Armstrong</text:p>
          </table:table-cell>
          <table:table-cell table:formula="of:=CONCATENATE(LEFT([.B5]);LEFT([.C5]))" office:value-type="string" office:string-value="BA" calcext:value-type="string">
            <text:p>BA</text:p>
          </table:table-cell>
          <table:table-cell table:style-name="ce9" office:value-type="date" office:date-value="1959-03-01" calcext:value-type="date">
            <text:p>1959-03-01</text:p>
          </table:table-cell>
          <table:table-cell table:style-name="ce7" office:value-type="string" calcext:value-type="string">
            <text:p>barmstrong</text:p>
          </table:table-cell>
          <table:table-cell office:value-type="string" calcext:value-type="string">
            <text:p>appleton</text:p>
          </table:table-cell>
          <table:table-cell office:value-type="string" calcext:value-type="string">
            <text:p>Team Member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grpEng</text:p>
          </table:table-cell>
          <table:table-cell table:style-name="ce7" office:value-type="string" calcext:value-type="string">
            <text:p>Swift Construction Company</text:p>
          </table:table-cell>
          <table:table-cell office:value-type="string" calcext:value-type="string">
            <text:p>Mechanical Engineer</text:p>
          </table:table-cell>
          <table:table-cell table:formula="of:=CONCATENATE([.F5];&quot;@whizzer.local&quot;)" office:value-type="string" office:string-value="barmstrong@whizzer.local" calcext:value-type="string">
            <text:p>barmstrong@whizzer.local</text:p>
          </table:table-cell>
          <table:table-cell office:value-type="string" calcext:value-type="string">
            <text:p>Professional Technical 09</text:p>
          </table:table-cell>
          <table:table-cell office:value-type="string" calcext:value-type="string">
            <text:p>Engineering</text:p>
          </table:table-cell>
          <table:table-cell office:value-type="string" calcext:value-type="string">
            <text:p>Specifies mechanical parts and BOMs, and suppliers</text:p>
          </table:table-cell>
          <table:table-cell office:value-type="string" calcext:value-type="string">
            <text:p>Tom Swift</text:p>
          </table:table-cell>
          <table:table-cell office:value-type="string" calcext:value-type="string">
            <text:p>1 Swift Way</text:p>
          </table:table-cell>
          <table:table-cell office:value-type="string" calcext:value-type="string">
            <text:p>Shopton</text:p>
          </table:table-cell>
          <table:table-cell office:value-type="string" calcext:value-type="string">
            <text:p>NY</text:p>
          </table:table-cell>
          <table:table-cell office:value-type="float" office:value="13054" calcext:value-type="float">
            <text:p>13054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1-315-123-4567</text:p>
          </table:table-cell>
          <table:table-cell table:style-name="ce11" office:value-type="string" calcext:value-type="string">
            <text:p>1-315-123-4568</text:p>
          </table:table-cell>
          <table:table-cell table:style-name="ce7" office:value-type="string" calcext:value-type="string">
            <text:p>#3 - 2 Swift Way</text:p>
          </table:table-cell>
          <table:table-cell office:value-type="string" calcext:value-type="string">
            <text:p>Shopton</text:p>
          </table:table-cell>
          <table:table-cell office:value-type="string" calcext:value-type="string">
            <text:p>NY</text:p>
          </table:table-cell>
          <table:table-cell office:value-type="float" office:value="13054" calcext:value-type="float">
            <text:p>13054</text:p>
          </table:table-cell>
          <table:table-cell table:style-name="ce11" office:value-type="string" calcext:value-type="string">
            <text:p>USA</text:p>
          </table:table-cell>
          <table:table-cell table:number-columns-repeated="22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Frank</text:p>
          </table:table-cell>
          <table:table-cell office:value-type="string" calcext:value-type="string">
            <text:p>Mason</text:p>
          </table:table-cell>
          <table:table-cell table:formula="of:=CONCATENATE(LEFT([.B6]);LEFT([.C6]))" office:value-type="string" office:string-value="FM" calcext:value-type="string">
            <text:p>FM</text:p>
          </table:table-cell>
          <table:table-cell table:style-name="ce9" office:value-type="date" office:date-value="1959-04-01" calcext:value-type="date">
            <text:p>1959-04-01</text:p>
          </table:table-cell>
          <table:table-cell table:style-name="ce7" office:value-type="string" calcext:value-type="string">
            <text:p>fmason</text:p>
          </table:table-cell>
          <table:table-cell office:value-type="string" calcext:value-type="string">
            <text:p>appleton</text:p>
          </table:table-cell>
          <table:table-cell office:value-type="string" calcext:value-type="string">
            <text:p>Team Member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grpEng</text:p>
          </table:table-cell>
          <table:table-cell table:style-name="ce7" office:value-type="string" calcext:value-type="string">
            <text:p>Swift Construction Company</text:p>
          </table:table-cell>
          <table:table-cell office:value-type="string" calcext:value-type="string">
            <text:p>Engineering Project Coordinator</text:p>
          </table:table-cell>
          <table:table-cell table:formula="of:=CONCATENATE([.F6];&quot;@whizzer.local&quot;)" office:value-type="string" office:string-value="fmason@whizzer.local" calcext:value-type="string">
            <text:p>fmason@whizzer.local</text:p>
          </table:table-cell>
          <table:table-cell office:value-type="string" calcext:value-type="string">
            <text:p>Professional Technical 09</text:p>
          </table:table-cell>
          <table:table-cell office:value-type="string" calcext:value-type="string">
            <text:p>Engineering</text:p>
          </table:table-cell>
          <table:table-cell office:value-type="string" calcext:value-type="string">
            <text:p>Specifies misc parts and BOMs, and suppliers (e.g., mktg, manuals, etc.)</text:p>
          </table:table-cell>
          <table:table-cell office:value-type="string" calcext:value-type="string">
            <text:p>Tom Swift</text:p>
          </table:table-cell>
          <table:table-cell office:value-type="string" calcext:value-type="string">
            <text:p>1 Swift Way</text:p>
          </table:table-cell>
          <table:table-cell office:value-type="string" calcext:value-type="string">
            <text:p>Shopton</text:p>
          </table:table-cell>
          <table:table-cell office:value-type="string" calcext:value-type="string">
            <text:p>NY</text:p>
          </table:table-cell>
          <table:table-cell office:value-type="float" office:value="13054" calcext:value-type="float">
            <text:p>13054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1-315-123-4567</text:p>
          </table:table-cell>
          <table:table-cell table:style-name="ce11" office:value-type="string" calcext:value-type="string">
            <text:p>1-315-123-4568</text:p>
          </table:table-cell>
          <table:table-cell table:style-name="ce7" office:value-type="string" calcext:value-type="string">
            <text:p>#4 - 2 Swift Way</text:p>
          </table:table-cell>
          <table:table-cell office:value-type="string" calcext:value-type="string">
            <text:p>Shopton</text:p>
          </table:table-cell>
          <table:table-cell office:value-type="string" calcext:value-type="string">
            <text:p>NY</text:p>
          </table:table-cell>
          <table:table-cell office:value-type="float" office:value="13054" calcext:value-type="float">
            <text:p>13054</text:p>
          </table:table-cell>
          <table:table-cell table:style-name="ce11" office:value-type="string" calcext:value-type="string">
            <text:p>USA</text:p>
          </table:table-cell>
          <table:table-cell table:number-columns-repeated="22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Garret</text:p>
          </table:table-cell>
          <table:table-cell office:value-type="string" calcext:value-type="string">
            <text:p>Jackson</text:p>
          </table:table-cell>
          <table:table-cell table:formula="of:=CONCATENATE(LEFT([.B7]);LEFT([.C7]))" office:value-type="string" office:string-value="GJ" calcext:value-type="string">
            <text:p>GJ</text:p>
          </table:table-cell>
          <table:table-cell table:style-name="ce9" office:value-type="date" office:date-value="1959-05-01" calcext:value-type="date">
            <text:p>1959-05-01</text:p>
          </table:table-cell>
          <table:table-cell table:style-name="ce7" office:value-type="string" calcext:value-type="string">
            <text:p>gjackson</text:p>
          </table:table-cell>
          <table:table-cell office:value-type="string" calcext:value-type="string">
            <text:p>appleton</text:p>
          </table:table-cell>
          <table:table-cell office:value-type="string" calcext:value-type="string">
            <text:p>Team Member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grpMfgBuild</text:p>
          </table:table-cell>
          <table:table-cell table:style-name="ce7" office:value-type="string" calcext:value-type="string">
            <text:p>Swift Construction Company</text:p>
          </table:table-cell>
          <table:table-cell office:value-type="string" calcext:value-type="string">
            <text:p>Production Planner</text:p>
          </table:table-cell>
          <table:table-cell table:formula="of:=CONCATENATE([.F7];&quot;@whizzer.local&quot;)" office:value-type="string" office:string-value="gjackson@whizzer.local" calcext:value-type="string">
            <text:p>gjackson@whizzer.local</text:p>
          </table:table-cell>
          <table:table-cell office:value-type="string" calcext:value-type="string">
            <text:p>Management 06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Plans and manages builds, issues material, sets overkit and minimum stocking level quantities</text:p>
          </table:table-cell>
          <table:table-cell office:value-type="string" calcext:value-type="string">
            <text:p>Miguel DeLazes</text:p>
          </table:table-cell>
          <table:table-cell office:value-type="string" calcext:value-type="string">
            <text:p>1 Swift Way</text:p>
          </table:table-cell>
          <table:table-cell office:value-type="string" calcext:value-type="string">
            <text:p>Shopton</text:p>
          </table:table-cell>
          <table:table-cell office:value-type="string" calcext:value-type="string">
            <text:p>NY</text:p>
          </table:table-cell>
          <table:table-cell office:value-type="float" office:value="13054" calcext:value-type="float">
            <text:p>13054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1-315-123-4567</text:p>
          </table:table-cell>
          <table:table-cell table:style-name="ce11" office:value-type="string" calcext:value-type="string">
            <text:p>1-315-123-4568</text:p>
          </table:table-cell>
          <table:table-cell table:style-name="ce7" office:value-type="string" calcext:value-type="string">
            <text:p>#5 - 2 Swift Way</text:p>
          </table:table-cell>
          <table:table-cell office:value-type="string" calcext:value-type="string">
            <text:p>Shopton</text:p>
          </table:table-cell>
          <table:table-cell office:value-type="string" calcext:value-type="string">
            <text:p>NY</text:p>
          </table:table-cell>
          <table:table-cell office:value-type="float" office:value="13054" calcext:value-type="float">
            <text:p>13054</text:p>
          </table:table-cell>
          <table:table-cell table:style-name="ce11" office:value-type="string" calcext:value-type="string">
            <text:p>USA</text:p>
          </table:table-cell>
          <table:table-cell table:number-columns-repeated="22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Hank</text:p>
          </table:table-cell>
          <table:table-cell office:value-type="string" calcext:value-type="string">
            <text:p>Baldwin</text:p>
          </table:table-cell>
          <table:table-cell table:formula="of:=CONCATENATE(LEFT([.B8]);LEFT([.C8]))" office:value-type="string" office:string-value="HB" calcext:value-type="string">
            <text:p>HB</text:p>
          </table:table-cell>
          <table:table-cell table:style-name="ce9" office:value-type="date" office:date-value="1959-06-01" calcext:value-type="date">
            <text:p>1959-06-01</text:p>
          </table:table-cell>
          <table:table-cell table:style-name="ce7" office:value-type="string" calcext:value-type="string">
            <text:p>hbaldwin</text:p>
          </table:table-cell>
          <table:table-cell office:value-type="string" calcext:value-type="string">
            <text:p>appleton</text:p>
          </table:table-cell>
          <table:table-cell office:value-type="string" calcext:value-type="string">
            <text:p>Team Member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grpView</text:p>
          </table:table-cell>
          <table:table-cell table:style-name="ce7" office:value-type="string" calcext:value-type="string">
            <text:p>Swift Construction Company</text:p>
          </table:table-cell>
          <table:table-cell office:value-type="string" calcext:value-type="string">
            <text:p>Lead Hand</text:p>
          </table:table-cell>
          <table:table-cell table:formula="of:=CONCATENATE([.F8];&quot;@whizzer.local&quot;)" office:value-type="string" office:string-value="hbaldwin@whizzer.local" calcext:value-type="string">
            <text:p>hbaldwin@whizzer.local</text:p>
          </table:table-cell>
          <table:table-cell office:value-type="string" calcext:value-type="string">
            <text:p>Production 05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Assembles product</text:p>
          </table:table-cell>
          <table:table-cell office:value-type="string" calcext:value-type="string">
            <text:p>Miguel DeLazes</text:p>
          </table:table-cell>
          <table:table-cell office:value-type="string" calcext:value-type="string">
            <text:p>1 Swift Way</text:p>
          </table:table-cell>
          <table:table-cell office:value-type="string" calcext:value-type="string">
            <text:p>Shopton</text:p>
          </table:table-cell>
          <table:table-cell office:value-type="string" calcext:value-type="string">
            <text:p>NY</text:p>
          </table:table-cell>
          <table:table-cell office:value-type="float" office:value="13054" calcext:value-type="float">
            <text:p>13054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1-315-123-4567</text:p>
          </table:table-cell>
          <table:table-cell table:style-name="ce11" office:value-type="string" calcext:value-type="string">
            <text:p>1-315-123-4568</text:p>
          </table:table-cell>
          <table:table-cell table:style-name="ce7" office:value-type="string" calcext:value-type="string">
            <text:p>#6 - 2 Swift Way</text:p>
          </table:table-cell>
          <table:table-cell office:value-type="string" calcext:value-type="string">
            <text:p>Shopton</text:p>
          </table:table-cell>
          <table:table-cell office:value-type="string" calcext:value-type="string">
            <text:p>NY</text:p>
          </table:table-cell>
          <table:table-cell office:value-type="float" office:value="13054" calcext:value-type="float">
            <text:p>13054</text:p>
          </table:table-cell>
          <table:table-cell table:style-name="ce11" office:value-type="string" calcext:value-type="string">
            <text:p>USA</text:p>
          </table:table-cell>
          <table:table-cell table:number-columns-repeated="22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Helen</text:p>
          </table:table-cell>
          <table:table-cell office:value-type="string" calcext:value-type="string">
            <text:p>Randall</text:p>
          </table:table-cell>
          <table:table-cell table:formula="of:=CONCATENATE(LEFT([.B9]);LEFT([.C9]))" office:value-type="string" office:string-value="HR" calcext:value-type="string">
            <text:p>HR</text:p>
          </table:table-cell>
          <table:table-cell table:style-name="ce9" office:value-type="date" office:date-value="1959-07-01" calcext:value-type="date">
            <text:p>1959-07-01</text:p>
          </table:table-cell>
          <table:table-cell table:style-name="ce7" office:value-type="string" calcext:value-type="string">
            <text:p>hrandall</text:p>
          </table:table-cell>
          <table:table-cell office:value-type="string" calcext:value-type="string">
            <text:p>appleton</text:p>
          </table:table-cell>
          <table:table-cell office:value-type="string" calcext:value-type="string">
            <text:p>Team Member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grpFinance</text:p>
          </table:table-cell>
          <table:table-cell table:style-name="ce7" office:value-type="string" calcext:value-type="string">
            <text:p>Swift Construction Company</text:p>
          </table:table-cell>
          <table:table-cell office:value-type="string" calcext:value-type="string">
            <text:p>AP Clerk</text:p>
          </table:table-cell>
          <table:table-cell table:formula="of:=CONCATENATE([.F9];&quot;@whizzer.local&quot;)" office:value-type="string" office:string-value="hrandall@whizzer.local" calcext:value-type="string">
            <text:p>hrandall@whizzer.local</text:p>
          </table:table-cell>
          <table:table-cell office:value-type="string" calcext:value-type="string">
            <text:p>Clerical 02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Maintains appropriate financial data for PO's (date closed) and Vendors (account info)</text:p>
          </table:table-cell>
          <table:table-cell office:value-type="string" calcext:value-type="string">
            <text:p>Ned Newton</text:p>
          </table:table-cell>
          <table:table-cell office:value-type="string" calcext:value-type="string">
            <text:p>1 Swift Way</text:p>
          </table:table-cell>
          <table:table-cell office:value-type="string" calcext:value-type="string">
            <text:p>Shopton</text:p>
          </table:table-cell>
          <table:table-cell office:value-type="string" calcext:value-type="string">
            <text:p>NY</text:p>
          </table:table-cell>
          <table:table-cell office:value-type="float" office:value="13054" calcext:value-type="float">
            <text:p>13054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1-315-123-4567</text:p>
          </table:table-cell>
          <table:table-cell table:style-name="ce11" office:value-type="string" calcext:value-type="string">
            <text:p>1-315-123-4568</text:p>
          </table:table-cell>
          <table:table-cell table:style-name="ce7" office:value-type="string" calcext:value-type="string">
            <text:p>#7 - 2 Swift Way</text:p>
          </table:table-cell>
          <table:table-cell office:value-type="string" calcext:value-type="string">
            <text:p>Shopton</text:p>
          </table:table-cell>
          <table:table-cell office:value-type="string" calcext:value-type="string">
            <text:p>NY</text:p>
          </table:table-cell>
          <table:table-cell office:value-type="float" office:value="13054" calcext:value-type="float">
            <text:p>13054</text:p>
          </table:table-cell>
          <table:table-cell table:style-name="ce11" office:value-type="string" calcext:value-type="string">
            <text:p>USA</text:p>
          </table:table-cell>
          <table:table-cell table:number-columns-repeated="22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Jacab</text:p>
          </table:table-cell>
          <table:table-cell office:value-type="string" calcext:value-type="string">
            <text:p>Wood</text:p>
          </table:table-cell>
          <table:table-cell table:formula="of:=CONCATENATE(LEFT([.B10]);LEFT([.C10]))" office:value-type="string" office:string-value="JW" calcext:value-type="string">
            <text:p>JW</text:p>
          </table:table-cell>
          <table:table-cell table:style-name="ce9" office:value-type="date" office:date-value="1959-08-01" calcext:value-type="date">
            <text:p>1959-08-01</text:p>
          </table:table-cell>
          <table:table-cell table:style-name="ce7" office:value-type="string" calcext:value-type="string">
            <text:p>jwood</text:p>
          </table:table-cell>
          <table:table-cell office:value-type="string" calcext:value-type="string">
            <text:p>appleton</text:p>
          </table:table-cell>
          <table:table-cell office:value-type="string" calcext:value-type="string">
            <text:p>Team Member</text:p>
          </table:table-cell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grpSales</text:p>
          </table:table-cell>
          <table:table-cell table:style-name="ce7" office:value-type="string" calcext:value-type="string">
            <text:p>Swift Construction Company</text:p>
          </table:table-cell>
          <table:table-cell office:value-type="string" calcext:value-type="string">
            <text:p>Sales Agent</text:p>
          </table:table-cell>
          <table:table-cell table:formula="of:=CONCATENATE([.F10];&quot;@whizzer.local&quot;)" office:value-type="string" office:string-value="jwood@whizzer.local" calcext:value-type="string">
            <text:p>jwood@whizzer.local</text:p>
          </table:table-cell>
          <table:table-cell office:value-type="string" calcext:value-type="string">
            <text:p>Sales &amp; Marketing 07</text:p>
          </table:table-cell>
          <table:table-cell office:value-type="string" calcext:value-type="string">
            <text:p>Sales &amp; Marketing</text:p>
          </table:table-cell>
          <table:table-cell office:value-type="string" calcext:value-type="string">
            <text:p>Creates and maintains appropriate customer data (contact, addresses, etc.), creates and maintains appropriate job data (created data, promised date, shipped date, customer order, etc.).</text:p>
          </table:table-cell>
          <table:table-cell office:value-type="string" calcext:value-type="string">
            <text:p>James Period</text:p>
          </table:table-cell>
          <table:table-cell office:value-type="string" calcext:value-type="string">
            <text:p>1 Swift Way</text:p>
          </table:table-cell>
          <table:table-cell office:value-type="string" calcext:value-type="string">
            <text:p>Shopton</text:p>
          </table:table-cell>
          <table:table-cell office:value-type="string" calcext:value-type="string">
            <text:p>NY</text:p>
          </table:table-cell>
          <table:table-cell office:value-type="float" office:value="13054" calcext:value-type="float">
            <text:p>13054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1-315-123-4567</text:p>
          </table:table-cell>
          <table:table-cell table:style-name="ce11" office:value-type="string" calcext:value-type="string">
            <text:p>1-315-123-4568</text:p>
          </table:table-cell>
          <table:table-cell table:style-name="ce7" office:value-type="string" calcext:value-type="string">
            <text:p>#8 - 2 Swift Way</text:p>
          </table:table-cell>
          <table:table-cell office:value-type="string" calcext:value-type="string">
            <text:p>Shopton</text:p>
          </table:table-cell>
          <table:table-cell office:value-type="string" calcext:value-type="string">
            <text:p>NY</text:p>
          </table:table-cell>
          <table:table-cell office:value-type="float" office:value="13054" calcext:value-type="float">
            <text:p>13054</text:p>
          </table:table-cell>
          <table:table-cell table:style-name="ce11" office:value-type="string" calcext:value-type="string">
            <text:p>USA</text:p>
          </table:table-cell>
          <table:table-cell table:number-columns-repeated="22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James</text:p>
          </table:table-cell>
          <table:table-cell office:value-type="string" calcext:value-type="string">
            <text:p>Period</text:p>
          </table:table-cell>
          <table:table-cell table:formula="of:=CONCATENATE(LEFT([.B11]);LEFT([.C11]))" office:value-type="string" office:string-value="JP" calcext:value-type="string">
            <text:p>JP</text:p>
          </table:table-cell>
          <table:table-cell table:style-name="ce9" office:value-type="date" office:date-value="1959-09-01" calcext:value-type="date">
            <text:p>1959-09-01</text:p>
          </table:table-cell>
          <table:table-cell table:style-name="ce7" office:value-type="string" calcext:value-type="string">
            <text:p>jperiod</text:p>
          </table:table-cell>
          <table:table-cell office:value-type="string" calcext:value-type="string">
            <text:p>appleton</text:p>
          </table:table-cell>
          <table:table-cell office:value-type="string" calcext:value-type="string">
            <text:p>Manager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grpView</text:p>
          </table:table-cell>
          <table:table-cell table:style-name="ce7" office:value-type="string" calcext:value-type="string">
            <text:p>Swift Construction Company</text:p>
          </table:table-cell>
          <table:table-cell office:value-type="string" calcext:value-type="string">
            <text:p>Director, Sales &amp; Marketing</text:p>
          </table:table-cell>
          <table:table-cell table:formula="of:=CONCATENATE([.F11];&quot;@whizzer.local&quot;)" office:value-type="string" office:string-value="jperiod@whizzer.local" calcext:value-type="string">
            <text:p>jperiod@whizzer.local</text:p>
          </table:table-cell>
          <table:table-cell office:value-type="string" calcext:value-type="string">
            <text:p>Management 10</text:p>
          </table:table-cell>
          <table:table-cell office:value-type="string" calcext:value-type="string">
            <text:p>Sales &amp; Marketing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Barton Swift</text:p>
          </table:table-cell>
          <table:table-cell office:value-type="string" calcext:value-type="string">
            <text:p>1 Swift Way</text:p>
          </table:table-cell>
          <table:table-cell office:value-type="string" calcext:value-type="string">
            <text:p>Shopton</text:p>
          </table:table-cell>
          <table:table-cell office:value-type="string" calcext:value-type="string">
            <text:p>NY</text:p>
          </table:table-cell>
          <table:table-cell office:value-type="float" office:value="13054" calcext:value-type="float">
            <text:p>13054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1-315-123-4567</text:p>
          </table:table-cell>
          <table:table-cell table:style-name="ce11" office:value-type="string" calcext:value-type="string">
            <text:p>1-315-123-4568</text:p>
          </table:table-cell>
          <table:table-cell table:style-name="ce7" office:value-type="string" calcext:value-type="string">
            <text:p>#9 - 2 Swift Way</text:p>
          </table:table-cell>
          <table:table-cell office:value-type="string" calcext:value-type="string">
            <text:p>Shopton</text:p>
          </table:table-cell>
          <table:table-cell office:value-type="string" calcext:value-type="string">
            <text:p>NY</text:p>
          </table:table-cell>
          <table:table-cell office:value-type="float" office:value="13054" calcext:value-type="float">
            <text:p>13054</text:p>
          </table:table-cell>
          <table:table-cell table:style-name="ce11" office:value-type="string" calcext:value-type="string">
            <text:p>USA</text:p>
          </table:table-cell>
          <table:table-cell table:number-columns-repeated="22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Jennie</text:p>
          </table:table-cell>
          <table:table-cell office:value-type="string" calcext:value-type="string">
            <text:p>Haddon</text:p>
          </table:table-cell>
          <table:table-cell table:formula="of:=CONCATENATE(LEFT([.B12]);LEFT([.C12]))" office:value-type="string" office:string-value="JH" calcext:value-type="string">
            <text:p>JH</text:p>
          </table:table-cell>
          <table:table-cell table:style-name="ce9" office:value-type="date" office:date-value="1959-10-01" calcext:value-type="date">
            <text:p>1959-10-01</text:p>
          </table:table-cell>
          <table:table-cell table:style-name="ce7" office:value-type="string" calcext:value-type="string">
            <text:p>jhaddon</text:p>
          </table:table-cell>
          <table:table-cell office:value-type="string" calcext:value-type="string">
            <text:p>appleton</text:p>
          </table:table-cell>
          <table:table-cell office:value-type="string" calcext:value-type="string">
            <text:p>Team Member</text:p>
          </table:table-cell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grpPurchRcv</text:p>
          </table:table-cell>
          <table:table-cell table:style-name="ce7" office:value-type="string" calcext:value-type="string">
            <text:p>Swift Construction Company</text:p>
          </table:table-cell>
          <table:table-cell office:value-type="string" calcext:value-type="string">
            <text:p>Buyer</text:p>
          </table:table-cell>
          <table:table-cell table:formula="of:=CONCATENATE([.F12];&quot;@whizzer.local&quot;)" office:value-type="string" office:string-value="jhaddon@whizzer.local" calcext:value-type="string">
            <text:p>jhaddon@whizzer.local</text:p>
          </table:table-cell>
          <table:table-cell office:value-type="string" calcext:value-type="string">
            <text:p>Clerical 03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Issues PO's and manages delivery of goods.</text:p>
          </table:table-cell>
          <table:table-cell office:value-type="string" calcext:value-type="string">
            <text:p>Miguel DeLazes</text:p>
          </table:table-cell>
          <table:table-cell office:value-type="string" calcext:value-type="string">
            <text:p>1 Swift Way</text:p>
          </table:table-cell>
          <table:table-cell office:value-type="string" calcext:value-type="string">
            <text:p>Shopton</text:p>
          </table:table-cell>
          <table:table-cell office:value-type="string" calcext:value-type="string">
            <text:p>NY</text:p>
          </table:table-cell>
          <table:table-cell office:value-type="float" office:value="13054" calcext:value-type="float">
            <text:p>13054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1-315-123-4567</text:p>
          </table:table-cell>
          <table:table-cell table:style-name="ce11" office:value-type="string" calcext:value-type="string">
            <text:p>1-315-123-4568</text:p>
          </table:table-cell>
          <table:table-cell table:style-name="ce7" office:value-type="string" calcext:value-type="string">
            <text:p>#10 - 2 Swift Way</text:p>
          </table:table-cell>
          <table:table-cell office:value-type="string" calcext:value-type="string">
            <text:p>Shopton</text:p>
          </table:table-cell>
          <table:table-cell office:value-type="string" calcext:value-type="string">
            <text:p>NY</text:p>
          </table:table-cell>
          <table:table-cell office:value-type="float" office:value="13054" calcext:value-type="float">
            <text:p>13054</text:p>
          </table:table-cell>
          <table:table-cell table:style-name="ce11" office:value-type="string" calcext:value-type="string">
            <text:p>USA</text:p>
          </table:table-cell>
          <table:table-cell table:number-columns-repeated="22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Jennie</text:p>
          </table:table-cell>
          <table:table-cell office:value-type="string" calcext:value-type="string">
            <text:p>Morse</text:p>
          </table:table-cell>
          <table:table-cell table:formula="of:=CONCATENATE(LEFT([.B13]);LEFT([.C13]))" office:value-type="string" office:string-value="JM" calcext:value-type="string">
            <text:p>JM</text:p>
          </table:table-cell>
          <table:table-cell table:style-name="ce9" office:value-type="date" office:date-value="1959-11-01" calcext:value-type="date">
            <text:p>1959-11-01</text:p>
          </table:table-cell>
          <table:table-cell table:style-name="ce7" office:value-type="string" calcext:value-type="string">
            <text:p>jmorse</text:p>
          </table:table-cell>
          <table:table-cell office:value-type="string" calcext:value-type="string">
            <text:p>appleton</text:p>
          </table:table-cell>
          <table:table-cell office:value-type="string" calcext:value-type="string">
            <text:p>Team Member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grpFinance</text:p>
          </table:table-cell>
          <table:table-cell table:style-name="ce7" office:value-type="string" calcext:value-type="string">
            <text:p>Swift Construction Company</text:p>
          </table:table-cell>
          <table:table-cell office:value-type="string" calcext:value-type="string">
            <text:p>AR Clerk</text:p>
          </table:table-cell>
          <table:table-cell table:formula="of:=CONCATENATE([.F13];&quot;@whizzer.local&quot;)" office:value-type="string" office:string-value="jmorse@whizzer.local" calcext:value-type="string">
            <text:p>jmorse@whizzer.local</text:p>
          </table:table-cell>
          <table:table-cell office:value-type="string" calcext:value-type="string">
            <text:p>Clerical 04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Maintains appropriate financial data for Customers (account info) and Jobs <text:s/>(invoiced date, completed date)</text:p>
          </table:table-cell>
          <table:table-cell office:value-type="string" calcext:value-type="string">
            <text:p>Ned Newton</text:p>
          </table:table-cell>
          <table:table-cell office:value-type="string" calcext:value-type="string">
            <text:p>1 Swift Way</text:p>
          </table:table-cell>
          <table:table-cell office:value-type="string" calcext:value-type="string">
            <text:p>Shopton</text:p>
          </table:table-cell>
          <table:table-cell office:value-type="string" calcext:value-type="string">
            <text:p>NY</text:p>
          </table:table-cell>
          <table:table-cell office:value-type="float" office:value="13054" calcext:value-type="float">
            <text:p>13054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1-315-123-4567</text:p>
          </table:table-cell>
          <table:table-cell table:style-name="ce11" office:value-type="string" calcext:value-type="string">
            <text:p>1-315-123-4568</text:p>
          </table:table-cell>
          <table:table-cell table:style-name="ce7" office:value-type="string" calcext:value-type="string">
            <text:p>#11 - 2 Swift Way</text:p>
          </table:table-cell>
          <table:table-cell office:value-type="string" calcext:value-type="string">
            <text:p>Shopton</text:p>
          </table:table-cell>
          <table:table-cell office:value-type="string" calcext:value-type="string">
            <text:p>NY</text:p>
          </table:table-cell>
          <table:table-cell office:value-type="float" office:value="13054" calcext:value-type="float">
            <text:p>13054</text:p>
          </table:table-cell>
          <table:table-cell table:style-name="ce11" office:value-type="string" calcext:value-type="string">
            <text:p>USA</text:p>
          </table:table-cell>
          <table:table-cell table:number-columns-repeated="22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John</text:p>
          </table:table-cell>
          <table:table-cell office:value-type="string" calcext:value-type="string">
            <text:p>Sharp</text:p>
          </table:table-cell>
          <table:table-cell table:formula="of:=CONCATENATE(LEFT([.B14]);LEFT([.C14]))" office:value-type="string" office:string-value="JS" calcext:value-type="string">
            <text:p>JS</text:p>
          </table:table-cell>
          <table:table-cell table:style-name="ce9" office:value-type="date" office:date-value="1959-12-01" calcext:value-type="date">
            <text:p>1959-12-01</text:p>
          </table:table-cell>
          <table:table-cell table:style-name="ce7" office:value-type="string" calcext:value-type="string">
            <text:p>jsharp</text:p>
          </table:table-cell>
          <table:table-cell office:value-type="string" calcext:value-type="string">
            <text:p>appleton</text:p>
          </table:table-cell>
          <table:table-cell office:value-type="string" calcext:value-type="string">
            <text:p>Manager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grpView</text:p>
          </table:table-cell>
          <table:table-cell table:style-name="ce7" office:value-type="string" calcext:value-type="string">
            <text:p>Swift Construction Company</text:p>
          </table:table-cell>
          <table:table-cell office:value-type="string" calcext:value-type="string">
            <text:p>Director, Prod Mgmt</text:p>
          </table:table-cell>
          <table:table-cell table:formula="of:=CONCATENATE([.F14];&quot;@whizzer.local&quot;)" office:value-type="string" office:string-value="jsharp@whizzer.local" calcext:value-type="string">
            <text:p>jsharp@whizzer.local</text:p>
          </table:table-cell>
          <table:table-cell office:value-type="string" calcext:value-type="string">
            <text:p>Management 10</text:p>
          </table:table-cell>
          <table:table-cell office:value-type="string" calcext:value-type="string">
            <text:p>Product Management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Barton Swift</text:p>
          </table:table-cell>
          <table:table-cell office:value-type="string" calcext:value-type="string">
            <text:p>1 Swift Way</text:p>
          </table:table-cell>
          <table:table-cell office:value-type="string" calcext:value-type="string">
            <text:p>Shopton</text:p>
          </table:table-cell>
          <table:table-cell office:value-type="string" calcext:value-type="string">
            <text:p>NY</text:p>
          </table:table-cell>
          <table:table-cell office:value-type="float" office:value="13054" calcext:value-type="float">
            <text:p>13054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1-315-123-4567</text:p>
          </table:table-cell>
          <table:table-cell table:style-name="ce11" office:value-type="string" calcext:value-type="string">
            <text:p>1-315-123-4568</text:p>
          </table:table-cell>
          <table:table-cell table:style-name="ce7" office:value-type="string" calcext:value-type="string">
            <text:p>#12 - 2 Swift Way</text:p>
          </table:table-cell>
          <table:table-cell office:value-type="string" calcext:value-type="string">
            <text:p>Shopton</text:p>
          </table:table-cell>
          <table:table-cell office:value-type="string" calcext:value-type="string">
            <text:p>NY</text:p>
          </table:table-cell>
          <table:table-cell office:value-type="float" office:value="13054" calcext:value-type="float">
            <text:p>13054</text:p>
          </table:table-cell>
          <table:table-cell table:style-name="ce11" office:value-type="string" calcext:value-type="string">
            <text:p>USA</text:p>
          </table:table-cell>
          <table:table-cell table:number-columns-repeated="22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Martha</text:p>
          </table:table-cell>
          <table:table-cell office:value-type="string" calcext:value-type="string">
            <text:p>Baggert</text:p>
          </table:table-cell>
          <table:table-cell table:formula="of:=CONCATENATE(LEFT([.B15]);LEFT([.C15]))" office:value-type="string" office:string-value="MB" calcext:value-type="string">
            <text:p>MB</text:p>
          </table:table-cell>
          <table:table-cell table:style-name="ce9" office:value-type="date" office:date-value="1935-01-01" calcext:value-type="date">
            <text:p>1935-01-01</text:p>
          </table:table-cell>
          <table:table-cell table:style-name="ce7" office:value-type="string" calcext:value-type="string">
            <text:p>mbaggert</text:p>
          </table:table-cell>
          <table:table-cell office:value-type="string" calcext:value-type="string">
            <text:p>appleton</text:p>
          </table:table-cell>
          <table:table-cell office:value-type="string" calcext:value-type="string">
            <text:p>Manager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grpView</text:p>
          </table:table-cell>
          <table:table-cell table:style-name="ce7" office:value-type="string" calcext:value-type="string">
            <text:p>Swift Construction Company</text:p>
          </table:table-cell>
          <table:table-cell office:value-type="string" calcext:value-type="string">
            <text:p>Director, Human Resources</text:p>
          </table:table-cell>
          <table:table-cell table:formula="of:=CONCATENATE([.F15];&quot;@whizzer.local&quot;)" office:value-type="string" office:string-value="mbaggert@whizzer.local" calcext:value-type="string">
            <text:p>mbaggert@whizzer.local</text:p>
          </table:table-cell>
          <table:table-cell office:value-type="string" calcext:value-type="string">
            <text:p>Management 10</text:p>
          </table:table-cell>
          <table:table-cell office:value-type="string" calcext:value-type="string">
            <text:p>Human Resources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Barton Swift</text:p>
          </table:table-cell>
          <table:table-cell office:value-type="string" calcext:value-type="string">
            <text:p>1 Swift Way</text:p>
          </table:table-cell>
          <table:table-cell office:value-type="string" calcext:value-type="string">
            <text:p>Shopton</text:p>
          </table:table-cell>
          <table:table-cell office:value-type="string" calcext:value-type="string">
            <text:p>NY</text:p>
          </table:table-cell>
          <table:table-cell office:value-type="float" office:value="13054" calcext:value-type="float">
            <text:p>13054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1-315-123-4567</text:p>
          </table:table-cell>
          <table:table-cell table:style-name="ce11" office:value-type="string" calcext:value-type="string">
            <text:p>1-315-123-4568</text:p>
          </table:table-cell>
          <table:table-cell table:style-name="ce7" office:value-type="string" calcext:value-type="string">
            <text:p>#13 - 2 Swift Way</text:p>
          </table:table-cell>
          <table:table-cell office:value-type="string" calcext:value-type="string">
            <text:p>Shopton</text:p>
          </table:table-cell>
          <table:table-cell office:value-type="string" calcext:value-type="string">
            <text:p>NY</text:p>
          </table:table-cell>
          <table:table-cell office:value-type="float" office:value="13054" calcext:value-type="float">
            <text:p>13054</text:p>
          </table:table-cell>
          <table:table-cell table:style-name="ce11" office:value-type="string" calcext:value-type="string">
            <text:p>USA</text:p>
          </table:table-cell>
          <table:table-cell table:number-columns-repeated="22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Mary</text:p>
          </table:table-cell>
          <table:table-cell office:value-type="string" calcext:value-type="string">
            <text:p>Nestor</text:p>
          </table:table-cell>
          <table:table-cell table:formula="of:=CONCATENATE(LEFT([.B16]);LEFT([.C16]))" office:value-type="string" office:string-value="MN" calcext:value-type="string">
            <text:p>MN</text:p>
          </table:table-cell>
          <table:table-cell table:style-name="ce9" office:value-type="date" office:date-value="1965-03-14" calcext:value-type="date">
            <text:p>1965-03-14</text:p>
          </table:table-cell>
          <table:table-cell table:style-name="ce7" office:value-type="string" calcext:value-type="string">
            <text:p>mnestor</text:p>
          </table:table-cell>
          <table:table-cell office:value-type="string" calcext:value-type="string">
            <text:p>appleton</text:p>
          </table:table-cell>
          <table:table-cell office:value-type="string" calcext:value-type="string">
            <text:p>Sysadmin</text:p>
          </table:table-cell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PVAdmin</text:p>
          </table:table-cell>
          <table:table-cell table:style-name="ce7" office:value-type="string" calcext:value-type="string">
            <text:p>Swift Construction Company</text:p>
          </table:table-cell>
          <table:table-cell office:value-type="string" calcext:value-type="string">
            <text:p>Director, MIS-IT</text:p>
          </table:table-cell>
          <table:table-cell table:formula="of:=CONCATENATE([.F16];&quot;@whizzer.local&quot;)" office:value-type="string" office:string-value="mnestor@whizzer.local" calcext:value-type="string">
            <text:p>mnestor@whizzer.local</text:p>
          </table:table-cell>
          <table:table-cell office:value-type="string" calcext:value-type="string">
            <text:p>Management 10</text:p>
          </table:table-cell>
          <table:table-cell office:value-type="string" calcext:value-type="string">
            <text:p>MIS/IT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Barton Swift</text:p>
          </table:table-cell>
          <table:table-cell office:value-type="string" calcext:value-type="string">
            <text:p>1 Swift Way</text:p>
          </table:table-cell>
          <table:table-cell office:value-type="string" calcext:value-type="string">
            <text:p>Shopton</text:p>
          </table:table-cell>
          <table:table-cell office:value-type="string" calcext:value-type="string">
            <text:p>NY</text:p>
          </table:table-cell>
          <table:table-cell office:value-type="float" office:value="13054" calcext:value-type="float">
            <text:p>13054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1-315-123-4567</text:p>
          </table:table-cell>
          <table:table-cell table:style-name="ce11" office:value-type="string" calcext:value-type="string">
            <text:p>1-315-123-4568</text:p>
          </table:table-cell>
          <table:table-cell table:style-name="ce7" office:value-type="string" calcext:value-type="string">
            <text:p>#14 - 2 Swift Way</text:p>
          </table:table-cell>
          <table:table-cell office:value-type="string" calcext:value-type="string">
            <text:p>Shopton</text:p>
          </table:table-cell>
          <table:table-cell office:value-type="string" calcext:value-type="string">
            <text:p>NY</text:p>
          </table:table-cell>
          <table:table-cell office:value-type="float" office:value="13054" calcext:value-type="float">
            <text:p>13054</text:p>
          </table:table-cell>
          <table:table-cell table:style-name="ce11" office:value-type="string" calcext:value-type="string">
            <text:p>USA</text:p>
          </table:table-cell>
          <table:table-cell table:number-columns-repeated="22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Minnie</text:p>
          </table:table-cell>
          <table:table-cell office:value-type="string" calcext:value-type="string">
            <text:p>Blair</text:p>
          </table:table-cell>
          <table:table-cell table:formula="of:=CONCATENATE(LEFT([.B17]);LEFT([.C17]))" office:value-type="string" office:string-value="MB" calcext:value-type="string">
            <text:p>MB</text:p>
          </table:table-cell>
          <table:table-cell table:style-name="ce9" office:value-type="date" office:date-value="1960-03-01" calcext:value-type="date">
            <text:p>1960-03-01</text:p>
          </table:table-cell>
          <table:table-cell table:style-name="ce7" office:value-type="string" calcext:value-type="string">
            <text:p>mblair</text:p>
          </table:table-cell>
          <table:table-cell office:value-type="string" calcext:value-type="string">
            <text:p>appleton</text:p>
          </table:table-cell>
          <table:table-cell office:value-type="string" calcext:value-type="string">
            <text:p>Team Member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grpEng</text:p>
          </table:table-cell>
          <table:table-cell table:style-name="ce7" office:value-type="string" calcext:value-type="string">
            <text:p>Swift Construction Company</text:p>
          </table:table-cell>
          <table:table-cell office:value-type="string" calcext:value-type="string">
            <text:p>Software Engineer</text:p>
          </table:table-cell>
          <table:table-cell table:formula="of:=CONCATENATE([.F17];&quot;@whizzer.local&quot;)" office:value-type="string" office:string-value="mblair@whizzer.local" calcext:value-type="string">
            <text:p>mblair@whizzer.local</text:p>
          </table:table-cell>
          <table:table-cell office:value-type="string" calcext:value-type="string">
            <text:p>Professional Technical 09</text:p>
          </table:table-cell>
          <table:table-cell office:value-type="string" calcext:value-type="string">
            <text:p>Engineering</text:p>
          </table:table-cell>
          <table:table-cell office:value-type="string" calcext:value-type="string">
            <text:p>Specifies software as supporting document to electronics hardware assembly. Submits software files to the document repository.</text:p>
          </table:table-cell>
          <table:table-cell office:value-type="string" calcext:value-type="string">
            <text:p>Tom Swift</text:p>
          </table:table-cell>
          <table:table-cell office:value-type="string" calcext:value-type="string">
            <text:p>1 Swift Way</text:p>
          </table:table-cell>
          <table:table-cell office:value-type="string" calcext:value-type="string">
            <text:p>Shopton</text:p>
          </table:table-cell>
          <table:table-cell office:value-type="string" calcext:value-type="string">
            <text:p>NY</text:p>
          </table:table-cell>
          <table:table-cell office:value-type="float" office:value="13054" calcext:value-type="float">
            <text:p>13054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1-315-123-4567</text:p>
          </table:table-cell>
          <table:table-cell table:style-name="ce11" office:value-type="string" calcext:value-type="string">
            <text:p>1-315-123-4568</text:p>
          </table:table-cell>
          <table:table-cell table:style-name="ce7" office:value-type="string" calcext:value-type="string">
            <text:p>#15 - 2 Swift Way</text:p>
          </table:table-cell>
          <table:table-cell office:value-type="string" calcext:value-type="string">
            <text:p>Shopton</text:p>
          </table:table-cell>
          <table:table-cell office:value-type="string" calcext:value-type="string">
            <text:p>NY</text:p>
          </table:table-cell>
          <table:table-cell office:value-type="float" office:value="13054" calcext:value-type="float">
            <text:p>13054</text:p>
          </table:table-cell>
          <table:table-cell table:style-name="ce11" office:value-type="string" calcext:value-type="string">
            <text:p>USA</text:p>
          </table:table-cell>
          <table:table-cell table:number-columns-repeated="22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Miquel</text:p>
          </table:table-cell>
          <table:table-cell office:value-type="string" calcext:value-type="string">
            <text:p>DeLazes</text:p>
          </table:table-cell>
          <table:table-cell table:formula="of:=CONCATENATE(LEFT([.B18]);LEFT([.C18]))" office:value-type="string" office:string-value="MD" calcext:value-type="string">
            <text:p>MD</text:p>
          </table:table-cell>
          <table:table-cell table:style-name="ce9" office:value-type="date" office:date-value="1960-04-01" calcext:value-type="date">
            <text:p>1960-04-01</text:p>
          </table:table-cell>
          <table:table-cell table:style-name="ce7" office:value-type="string" calcext:value-type="string">
            <text:p>mdelazes</text:p>
          </table:table-cell>
          <table:table-cell office:value-type="string" calcext:value-type="string">
            <text:p>appleton</text:p>
          </table:table-cell>
          <table:table-cell office:value-type="string" calcext:value-type="string">
            <text:p>Team Member</text:p>
          </table:table-cell>
          <table:table-cell office:value-type="float" office:value="7" calcext:value-type="float">
            <text:p>7</text:p>
          </table:table-cell>
          <table:table-cell table:style-name="ce11" office:value-type="string" calcext:value-type="string">
            <text:p>grpRelCtrl</text:p>
          </table:table-cell>
          <table:table-cell table:style-name="ce7" office:value-type="string" calcext:value-type="string">
            <text:p>Swift Construction Company</text:p>
          </table:table-cell>
          <table:table-cell office:value-type="string" calcext:value-type="string">
            <text:p>Director, Manufacturing</text:p>
          </table:table-cell>
          <table:table-cell table:formula="of:=CONCATENATE([.F18];&quot;@whizzer.local&quot;)" office:value-type="string" office:string-value="mdelazes@whizzer.local" calcext:value-type="string">
            <text:p>mdelazes@whizzer.local</text:p>
          </table:table-cell>
          <table:table-cell office:value-type="string" calcext:value-type="string">
            <text:p>Management 09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Changes part Status to Released when part is deemed “released”. Upon a change request, archives current revision BOM and changes Status to Unreleased with new rev level. Otherwise has only grpView permissions</text:p>
          </table:table-cell>
          <table:table-cell office:value-type="string" calcext:value-type="string">
            <text:p>Barton Swift</text:p>
          </table:table-cell>
          <table:table-cell office:value-type="string" calcext:value-type="string">
            <text:p>1 Swift Way</text:p>
          </table:table-cell>
          <table:table-cell office:value-type="string" calcext:value-type="string">
            <text:p>Shopton</text:p>
          </table:table-cell>
          <table:table-cell office:value-type="string" calcext:value-type="string">
            <text:p>NY</text:p>
          </table:table-cell>
          <table:table-cell office:value-type="float" office:value="13054" calcext:value-type="float">
            <text:p>13054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1-315-123-4567</text:p>
          </table:table-cell>
          <table:table-cell table:style-name="ce11" office:value-type="string" calcext:value-type="string">
            <text:p>1-315-123-4568</text:p>
          </table:table-cell>
          <table:table-cell table:style-name="ce7" office:value-type="string" calcext:value-type="string">
            <text:p>#16 - 2 Swift Way</text:p>
          </table:table-cell>
          <table:table-cell office:value-type="string" calcext:value-type="string">
            <text:p>Shopton</text:p>
          </table:table-cell>
          <table:table-cell office:value-type="string" calcext:value-type="string">
            <text:p>NY</text:p>
          </table:table-cell>
          <table:table-cell office:value-type="float" office:value="13054" calcext:value-type="float">
            <text:p>13054</text:p>
          </table:table-cell>
          <table:table-cell table:style-name="ce11" office:value-type="string" calcext:value-type="string">
            <text:p>USA</text:p>
          </table:table-cell>
          <table:table-cell table:number-columns-repeated="22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Ned</text:p>
          </table:table-cell>
          <table:table-cell office:value-type="string" calcext:value-type="string">
            <text:p>Newton</text:p>
          </table:table-cell>
          <table:table-cell table:formula="of:=CONCATENATE(LEFT([.B19]);LEFT([.C19]))" office:value-type="string" office:string-value="NN" calcext:value-type="string">
            <text:p>NN</text:p>
          </table:table-cell>
          <table:table-cell table:style-name="ce9" office:value-type="date" office:date-value="1960-05-01" calcext:value-type="date">
            <text:p>1960-05-01</text:p>
          </table:table-cell>
          <table:table-cell table:style-name="ce7" office:value-type="string" calcext:value-type="string">
            <text:p>nnewton</text:p>
          </table:table-cell>
          <table:table-cell office:value-type="string" calcext:value-type="string">
            <text:p>appleton</text:p>
          </table:table-cell>
          <table:table-cell office:value-type="string" calcext:value-type="string">
            <text:p>Manager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grpView</text:p>
          </table:table-cell>
          <table:table-cell table:style-name="ce7" office:value-type="string" calcext:value-type="string">
            <text:p>Swift Construction Company</text:p>
          </table:table-cell>
          <table:table-cell office:value-type="string" calcext:value-type="string">
            <text:p>Chief Financial Officer</text:p>
          </table:table-cell>
          <table:table-cell table:formula="of:=CONCATENATE([.F19];&quot;@whizzer.local&quot;)" office:value-type="string" office:string-value="nnewton@whizzer.local" calcext:value-type="string">
            <text:p>nnewton@whizzer.local</text:p>
          </table:table-cell>
          <table:table-cell office:value-type="string" calcext:value-type="string">
            <text:p>Management 11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Barton Swift</text:p>
          </table:table-cell>
          <table:table-cell office:value-type="string" calcext:value-type="string">
            <text:p>1 Swift Way</text:p>
          </table:table-cell>
          <table:table-cell office:value-type="string" calcext:value-type="string">
            <text:p>Shopton</text:p>
          </table:table-cell>
          <table:table-cell office:value-type="string" calcext:value-type="string">
            <text:p>NY</text:p>
          </table:table-cell>
          <table:table-cell office:value-type="float" office:value="13054" calcext:value-type="float">
            <text:p>13054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1-315-123-4567</text:p>
          </table:table-cell>
          <table:table-cell table:style-name="ce11" office:value-type="string" calcext:value-type="string">
            <text:p>1-315-123-4568</text:p>
          </table:table-cell>
          <table:table-cell table:style-name="ce7" office:value-type="string" calcext:value-type="string">
            <text:p>#17 - 2 Swift Way</text:p>
          </table:table-cell>
          <table:table-cell office:value-type="string" calcext:value-type="string">
            <text:p>Shopton</text:p>
          </table:table-cell>
          <table:table-cell office:value-type="string" calcext:value-type="string">
            <text:p>NY</text:p>
          </table:table-cell>
          <table:table-cell office:value-type="float" office:value="13054" calcext:value-type="float">
            <text:p>13054</text:p>
          </table:table-cell>
          <table:table-cell table:style-name="ce11" office:value-type="string" calcext:value-type="string">
            <text:p>USA</text:p>
          </table:table-cell>
          <table:table-cell table:number-columns-repeated="22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Rad</text:p>
          </table:table-cell>
          <table:table-cell office:value-type="string" calcext:value-type="string">
            <text:p>Sampson</text:p>
          </table:table-cell>
          <table:table-cell table:formula="of:=CONCATENATE(LEFT([.B20]);LEFT([.C20]))" office:value-type="string" office:string-value="RS" calcext:value-type="string">
            <text:p>RS</text:p>
          </table:table-cell>
          <table:table-cell table:style-name="ce9" office:value-type="date" office:date-value="1937-06-01" calcext:value-type="date">
            <text:p>1937-06-01</text:p>
          </table:table-cell>
          <table:table-cell table:style-name="ce7" office:value-type="string" calcext:value-type="string">
            <text:p>rsampson</text:p>
          </table:table-cell>
          <table:table-cell office:value-type="string" calcext:value-type="string">
            <text:p>appleton</text:p>
          </table:table-cell>
          <table:table-cell office:value-type="string" calcext:value-type="string">
            <text:p>Manager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grpView</text:p>
          </table:table-cell>
          <table:table-cell table:style-name="ce7" office:value-type="string" calcext:value-type="string">
            <text:p>Swift Construction Company</text:p>
          </table:table-cell>
          <table:table-cell office:value-type="string" calcext:value-type="string">
            <text:p>Director, Quality</text:p>
          </table:table-cell>
          <table:table-cell table:formula="of:=CONCATENATE([.F20];&quot;@whizzer.local&quot;)" office:value-type="string" office:string-value="rsampson@whizzer.local" calcext:value-type="string">
            <text:p>rsampson@whizzer.local</text:p>
          </table:table-cell>
          <table:table-cell office:value-type="string" calcext:value-type="string">
            <text:p>Management 10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Barton Swift</text:p>
          </table:table-cell>
          <table:table-cell office:value-type="string" calcext:value-type="string">
            <text:p>1 Swift Way</text:p>
          </table:table-cell>
          <table:table-cell office:value-type="string" calcext:value-type="string">
            <text:p>Shopton</text:p>
          </table:table-cell>
          <table:table-cell office:value-type="string" calcext:value-type="string">
            <text:p>NY</text:p>
          </table:table-cell>
          <table:table-cell office:value-type="float" office:value="13054" calcext:value-type="float">
            <text:p>13054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1-315-123-4567</text:p>
          </table:table-cell>
          <table:table-cell table:style-name="ce11" office:value-type="string" calcext:value-type="string">
            <text:p>1-315-123-4568</text:p>
          </table:table-cell>
          <table:table-cell table:style-name="ce7" office:value-type="string" calcext:value-type="string">
            <text:p>#18 - 2 Swift Way</text:p>
          </table:table-cell>
          <table:table-cell office:value-type="string" calcext:value-type="string">
            <text:p>Shopton</text:p>
          </table:table-cell>
          <table:table-cell office:value-type="string" calcext:value-type="string">
            <text:p>NY</text:p>
          </table:table-cell>
          <table:table-cell office:value-type="float" office:value="13054" calcext:value-type="float">
            <text:p>13054</text:p>
          </table:table-cell>
          <table:table-cell table:style-name="ce11" office:value-type="string" calcext:value-type="string">
            <text:p>USA</text:p>
          </table:table-cell>
          <table:table-cell table:number-columns-repeated="22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Sarah</text:p>
          </table:table-cell>
          <table:table-cell office:value-type="string" calcext:value-type="string">
            <text:p>Malloy</text:p>
          </table:table-cell>
          <table:table-cell table:formula="of:=CONCATENATE(LEFT([.B21]);LEFT([.C21]))" office:value-type="string" office:string-value="SM" calcext:value-type="string">
            <text:p>SM</text:p>
          </table:table-cell>
          <table:table-cell table:style-name="ce9" office:value-type="date" office:date-value="1960-07-01" calcext:value-type="date">
            <text:p>1960-07-01</text:p>
          </table:table-cell>
          <table:table-cell table:style-name="ce7" office:value-type="string" calcext:value-type="string">
            <text:p>smalloy</text:p>
          </table:table-cell>
          <table:table-cell office:value-type="string" calcext:value-type="string">
            <text:p>appleton</text:p>
          </table:table-cell>
          <table:table-cell office:value-type="string" calcext:value-type="string">
            <text:p>Team Member</text:p>
          </table:table-cell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grpPurchRcv</text:p>
          </table:table-cell>
          <table:table-cell table:style-name="ce7" office:value-type="string" calcext:value-type="string">
            <text:p>Swift Construction Company</text:p>
          </table:table-cell>
          <table:table-cell office:value-type="string" calcext:value-type="string">
            <text:p>Receiver</text:p>
          </table:table-cell>
          <table:table-cell table:formula="of:=CONCATENATE([.F21];&quot;@whizzer.local&quot;)" office:value-type="string" office:string-value="smalloy@whizzer.local" calcext:value-type="string">
            <text:p>smalloy@whizzer.local</text:p>
          </table:table-cell>
          <table:table-cell office:value-type="string" calcext:value-type="string">
            <text:p>Production 02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Receives goods into stock and assigns stock location.</text:p>
          </table:table-cell>
          <table:table-cell office:value-type="string" calcext:value-type="string">
            <text:p>Miguel DeLazes</text:p>
          </table:table-cell>
          <table:table-cell office:value-type="string" calcext:value-type="string">
            <text:p>1 Swift Way</text:p>
          </table:table-cell>
          <table:table-cell office:value-type="string" calcext:value-type="string">
            <text:p>Shopton</text:p>
          </table:table-cell>
          <table:table-cell office:value-type="string" calcext:value-type="string">
            <text:p>NY</text:p>
          </table:table-cell>
          <table:table-cell office:value-type="float" office:value="13054" calcext:value-type="float">
            <text:p>13054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1-315-123-4567</text:p>
          </table:table-cell>
          <table:table-cell table:style-name="ce11" office:value-type="string" calcext:value-type="string">
            <text:p>1-315-123-4568</text:p>
          </table:table-cell>
          <table:table-cell table:style-name="ce7" office:value-type="string" calcext:value-type="string">
            <text:p>#19 - 2 Swift Way</text:p>
          </table:table-cell>
          <table:table-cell office:value-type="string" calcext:value-type="string">
            <text:p>Shopton</text:p>
          </table:table-cell>
          <table:table-cell office:value-type="string" calcext:value-type="string">
            <text:p>NY</text:p>
          </table:table-cell>
          <table:table-cell office:value-type="float" office:value="13054" calcext:value-type="float">
            <text:p>13054</text:p>
          </table:table-cell>
          <table:table-cell table:style-name="ce11" office:value-type="string" calcext:value-type="string">
            <text:p>USA</text:p>
          </table:table-cell>
          <table:table-cell table:number-columns-repeated="22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Tom</text:p>
          </table:table-cell>
          <table:table-cell office:value-type="string" calcext:value-type="string">
            <text:p>Swift</text:p>
          </table:table-cell>
          <table:table-cell table:formula="of:=CONCATENATE(LEFT([.B22]);LEFT([.C22]))" office:value-type="string" office:string-value="TS" calcext:value-type="string">
            <text:p>TS</text:p>
          </table:table-cell>
          <table:table-cell table:style-name="ce9" office:value-type="date" office:date-value="1959-11-25" calcext:value-type="date">
            <text:p>1959-11-25</text:p>
          </table:table-cell>
          <table:table-cell table:style-name="ce7" office:value-type="string" calcext:value-type="string">
            <text:p>tswift</text:p>
          </table:table-cell>
          <table:table-cell office:value-type="string" calcext:value-type="string">
            <text:p>appleton</text:p>
          </table:table-cell>
          <table:table-cell office:value-type="string" calcext:value-type="string">
            <text:p>Manager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grpView</text:p>
          </table:table-cell>
          <table:table-cell table:style-name="ce7" office:value-type="string" calcext:value-type="string">
            <text:p>Swift Construction Company</text:p>
          </table:table-cell>
          <table:table-cell office:value-type="string" calcext:value-type="string">
            <text:p>Director, Engineering</text:p>
          </table:table-cell>
          <table:table-cell table:formula="of:=CONCATENATE([.F22];&quot;@whizzer.local&quot;)" office:value-type="string" office:string-value="tswift@whizzer.local" calcext:value-type="string">
            <text:p>tswift@whizzer.local</text:p>
          </table:table-cell>
          <table:table-cell office:value-type="string" calcext:value-type="string">
            <text:p>Management 12</text:p>
          </table:table-cell>
          <table:table-cell office:value-type="string" calcext:value-type="string">
            <text:p>Engineering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Barton Swift</text:p>
          </table:table-cell>
          <table:table-cell office:value-type="string" calcext:value-type="string">
            <text:p>1 Swift Way</text:p>
          </table:table-cell>
          <table:table-cell office:value-type="string" calcext:value-type="string">
            <text:p>Shopton</text:p>
          </table:table-cell>
          <table:table-cell office:value-type="string" calcext:value-type="string">
            <text:p>NY</text:p>
          </table:table-cell>
          <table:table-cell office:value-type="float" office:value="13054" calcext:value-type="float">
            <text:p>13054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1-315-123-4567</text:p>
          </table:table-cell>
          <table:table-cell table:style-name="ce11" office:value-type="string" calcext:value-type="string">
            <text:p>1-315-123-4568</text:p>
          </table:table-cell>
          <table:table-cell table:style-name="ce7" office:value-type="string" calcext:value-type="string">
            <text:p>#20 - 2 Swift Way</text:p>
          </table:table-cell>
          <table:table-cell office:value-type="string" calcext:value-type="string">
            <text:p>Shopton</text:p>
          </table:table-cell>
          <table:table-cell office:value-type="string" calcext:value-type="string">
            <text:p>NY</text:p>
          </table:table-cell>
          <table:table-cell office:value-type="float" office:value="13054" calcext:value-type="float">
            <text:p>13054</text:p>
          </table:table-cell>
          <table:table-cell table:style-name="ce11" office:value-type="string" calcext:value-type="string">
            <text:p>USA</text:p>
          </table:table-cell>
          <table:table-cell table:number-columns-repeated="22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Wakefield</text:p>
          </table:table-cell>
          <table:table-cell office:value-type="string" calcext:value-type="string">
            <text:p>Damon</text:p>
          </table:table-cell>
          <table:table-cell table:formula="of:=CONCATENATE(LEFT([.B23]);LEFT([.C23]))" office:value-type="string" office:string-value="WD" calcext:value-type="string">
            <text:p>WD</text:p>
          </table:table-cell>
          <table:table-cell table:style-name="ce9" office:value-type="date" office:date-value="1960-09-01" calcext:value-type="date">
            <text:p>1960-09-01</text:p>
          </table:table-cell>
          <table:table-cell table:style-name="ce7" office:value-type="string" calcext:value-type="string">
            <text:p>wdamon</text:p>
          </table:table-cell>
          <table:table-cell office:value-type="string" calcext:value-type="string">
            <text:p>appleton</text:p>
          </table:table-cell>
          <table:table-cell office:value-type="string" calcext:value-type="string">
            <text:p>Team Member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grpView</text:p>
          </table:table-cell>
          <table:table-cell table:style-name="ce7" office:value-type="string" calcext:value-type="string">
            <text:p>Swift Construction Company</text:p>
          </table:table-cell>
          <table:table-cell office:value-type="string" calcext:value-type="string">
            <text:p>Technical Writer</text:p>
          </table:table-cell>
          <table:table-cell table:formula="of:=CONCATENATE([.F23];&quot;@whizzer.local&quot;)" office:value-type="string" office:string-value="wdamon@whizzer.local" calcext:value-type="string">
            <text:p>wdamon@whizzer.local</text:p>
          </table:table-cell>
          <table:table-cell office:value-type="string" calcext:value-type="string">
            <text:p>Technical 07</text:p>
          </table:table-cell>
          <table:table-cell office:value-type="string" calcext:value-type="string">
            <text:p>Product Management</text:p>
          </table:table-cell>
          <table:table-cell office:value-type="string" calcext:value-type="string">
            <text:p>Provides documents to Eng Prj Coordinator, who updates parts &amp; BOMs. Submits documents to the document repository.</text:p>
          </table:table-cell>
          <table:table-cell office:value-type="string" calcext:value-type="string">
            <text:p>John Sharp</text:p>
          </table:table-cell>
          <table:table-cell office:value-type="string" calcext:value-type="string">
            <text:p>1 Swift Way</text:p>
          </table:table-cell>
          <table:table-cell office:value-type="string" calcext:value-type="string">
            <text:p>Shopton</text:p>
          </table:table-cell>
          <table:table-cell office:value-type="string" calcext:value-type="string">
            <text:p>NY</text:p>
          </table:table-cell>
          <table:table-cell office:value-type="float" office:value="13054" calcext:value-type="float">
            <text:p>13054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1-315-123-4567</text:p>
          </table:table-cell>
          <table:table-cell table:style-name="ce11" office:value-type="string" calcext:value-type="string">
            <text:p>1-315-123-4568</text:p>
          </table:table-cell>
          <table:table-cell table:style-name="ce7" office:value-type="string" calcext:value-type="string">
            <text:p>#21 - 2 Swift Way</text:p>
          </table:table-cell>
          <table:table-cell office:value-type="string" calcext:value-type="string">
            <text:p>Shopton</text:p>
          </table:table-cell>
          <table:table-cell office:value-type="string" calcext:value-type="string">
            <text:p>NY</text:p>
          </table:table-cell>
          <table:table-cell office:value-type="float" office:value="13054" calcext:value-type="float">
            <text:p>13054</text:p>
          </table:table-cell>
          <table:table-cell table:style-name="ce11" office:value-type="string" calcext:value-type="string">
            <text:p>USA</text:p>
          </table:table-cell>
          <table:table-cell table:number-columns-repeated="227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William</text:p>
          </table:table-cell>
          <table:table-cell table:style-name="ce6" office:value-type="string" calcext:value-type="string">
            <text:p>Crawford</text:p>
          </table:table-cell>
          <table:table-cell table:style-name="ce6" table:formula="of:=CONCATENATE(LEFT([.B24]);LEFT([.C24]))" office:value-type="string" office:string-value="WC" calcext:value-type="string">
            <text:p>WC</text:p>
          </table:table-cell>
          <table:table-cell table:style-name="ce10" office:value-type="date" office:date-value="1960-10-01" calcext:value-type="date">
            <text:p>1960-10-01</text:p>
          </table:table-cell>
          <table:table-cell table:style-name="ce8" office:value-type="string" calcext:value-type="string">
            <text:p>wcrawford</text:p>
          </table:table-cell>
          <table:table-cell table:style-name="ce6" office:value-type="string" calcext:value-type="string">
            <text:p>appleton</text:p>
          </table:table-cell>
          <table:table-cell table:style-name="ce6" office:value-type="string" calcext:value-type="string">
            <text:p>Manager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grpView</text:p>
          </table:table-cell>
          <table:table-cell table:style-name="ce8" office:value-type="string" calcext:value-type="string">
            <text:p>Swift Construction Company</text:p>
          </table:table-cell>
          <table:table-cell table:style-name="ce6" office:value-type="string" calcext:value-type="string">
            <text:p>Director, Legal</text:p>
          </table:table-cell>
          <table:table-cell table:style-name="ce6" table:formula="of:=CONCATENATE([.F24];&quot;@whizzer.local&quot;)" office:value-type="string" office:string-value="wcrawford@whizzer.local" calcext:value-type="string">
            <text:p>wcrawford@whizzer.local</text:p>
          </table:table-cell>
          <table:table-cell table:style-name="ce6" office:value-type="string" calcext:value-type="string">
            <text:p>Management 11</text:p>
          </table:table-cell>
          <table:table-cell table:style-name="ce6" office:value-type="string" calcext:value-type="string">
            <text:p>Legal</text:p>
          </table:table-cell>
          <table:table-cell table:style-name="ce6" office:value-type="string" calcext:value-type="string">
            <text:p>Manager</text:p>
          </table:table-cell>
          <table:table-cell table:style-name="ce6" office:value-type="string" calcext:value-type="string">
            <text:p>Barton Swift</text:p>
          </table:table-cell>
          <table:table-cell table:style-name="ce6" office:value-type="string" calcext:value-type="string">
            <text:p>1 Swift Way</text:p>
          </table:table-cell>
          <table:table-cell table:style-name="ce6" office:value-type="string" calcext:value-type="string">
            <text:p>Shopton</text:p>
          </table:table-cell>
          <table:table-cell table:style-name="ce6" office:value-type="string" calcext:value-type="string">
            <text:p>NY</text:p>
          </table:table-cell>
          <table:table-cell table:style-name="ce6" office:value-type="float" office:value="13054" calcext:value-type="float">
            <text:p>13054</text:p>
          </table:table-cell>
          <table:table-cell table:style-name="ce6" office:value-type="string" calcext:value-type="string">
            <text:p>USA</text:p>
          </table:table-cell>
          <table:table-cell table:style-name="ce6" office:value-type="string" calcext:value-type="string">
            <text:p>1-315-123-4567</text:p>
          </table:table-cell>
          <table:table-cell table:style-name="ce12" office:value-type="string" calcext:value-type="string">
            <text:p>1-315-123-4568</text:p>
          </table:table-cell>
          <table:table-cell table:style-name="ce8" office:value-type="string" calcext:value-type="string">
            <text:p>#22 - 2 Swift Way</text:p>
          </table:table-cell>
          <table:table-cell table:style-name="ce6" office:value-type="string" calcext:value-type="string">
            <text:p>Shopton</text:p>
          </table:table-cell>
          <table:table-cell table:style-name="ce6" office:value-type="string" calcext:value-type="string">
            <text:p>NY</text:p>
          </table:table-cell>
          <table:table-cell table:style-name="ce6" office:value-type="float" office:value="13054" calcext:value-type="float">
            <text:p>13054</text:p>
          </table:table-cell>
          <table:table-cell table:style-name="ce12" office:value-type="string" calcext:value-type="string">
            <text:p>USA</text:p>
          </table:table-cell>
          <table:table-cell table:number-columns-repeated="227"/>
        </table:table-row>
        <table:table-row table:style-name="ro1" table:number-rows-repeated="104855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ystem" table:style-name="ta2">
        <table:table-column table:style-name="co29" table:number-columns-repeated="6" table:default-cell-style-name="Default"/>
        <table:table-column table:style-name="co30" table:default-cell-style-name="Default"/>
        <table:table-column table:style-name="co29" table:number-columns-repeated="3" table:default-cell-style-name="Default"/>
        <table:table-column table:style-name="co31" table:default-cell-style-name="Default"/>
        <table:table-row table:style-name="ro1">
          <table:table-cell office:value-type="string" calcext:value-type="string">
            <text:p>Username</text:p>
          </table:table-cell>
          <table:table-cell office:value-type="string" calcext:value-type="string">
            <text:p>uid</text:p>
          </table:table-cell>
          <table:table-cell office:value-type="string" calcext:value-type="string">
            <text:p>gid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expire</text:p>
          </table:table-cell>
          <table:table-cell office:value-type="string" calcext:value-type="string">
            <text:p>gecos</text:p>
          </table:table-cell>
          <table:table-cell office:value-type="string" calcext:value-type="string">
            <text:p>home_dir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user file record</text:p>
          </table:table-cell>
        </table:table-row>
        <table:table-row table:style-name="ro1">
          <table:table-cell table:formula="of:=[$master.F3]" office:value-type="string" office:string-value="bjenks" calcext:value-type="string">
            <text:p>bjenks</text:p>
          </table:table-cell>
          <table:table-cell table:number-columns-repeated="5"/>
          <table:table-cell table:formula="of:=CONCATENATE([$master.B3];&quot; &quot;;[$master.C3];&quot;, &quot;;[$master.L3])" office:value-type="string" office:string-value="Barcoe Jenks, Electronics Engineer" calcext:value-type="string">
            <text:p>Barcoe Jenks, Electronics Engineer</text:p>
          </table:table-cell>
          <table:table-cell/>
          <table:table-cell office:value-type="string" calcext:value-type="string">
            <text:p>tcsh</text:p>
          </table:table-cell>
          <table:table-cell table:formula="of:=[$master.G3]" office:value-type="string" office:string-value="appleton" calcext:value-type="string">
            <text:p>appleton</text:p>
          </table:table-cell>
          <table:table-cell table:formula="of:=CONCATENATE([.A2];&quot;:&quot;;[.B2];&quot;:&quot;;[.C2];&quot;:&quot;;[.D2];&quot;:&quot;;[.E2];&quot;:&quot;;[.F2];&quot;:&quot;;[.G2];&quot;:&quot;;[.H2];&quot;:&quot;;[.I2];&quot;:&quot;;[.J2])" office:value-type="string" office:string-value="bjenks::::::Barcoe Jenks, Electronics Engineer::tcsh:appleton" calcext:value-type="string">
            <text:p>bjenks::::::Barcoe Jenks, Electronics Engineer::tcsh:appleton</text:p>
          </table:table-cell>
        </table:table-row>
        <table:table-row table:style-name="ro1">
          <table:table-cell table:formula="of:=[$master.F4]" office:value-type="string" office:string-value="bswift" calcext:value-type="string">
            <text:p>bswift</text:p>
          </table:table-cell>
          <table:table-cell table:number-columns-repeated="5"/>
          <table:table-cell table:formula="of:=CONCATENATE([$master.B4];&quot; &quot;;[$master.C4];&quot;, &quot;;[$master.L4])" office:value-type="string" office:string-value="Barton Swift, President" calcext:value-type="string">
            <text:p>Barton Swift, President</text:p>
          </table:table-cell>
          <table:table-cell/>
          <table:table-cell office:value-type="string" calcext:value-type="string">
            <text:p>tcsh</text:p>
          </table:table-cell>
          <table:table-cell table:formula="of:=[$master.G4]" office:value-type="string" office:string-value="appleton" calcext:value-type="string">
            <text:p>appleton</text:p>
          </table:table-cell>
          <table:table-cell table:formula="of:=CONCATENATE([.A3];&quot;:&quot;;[.B3];&quot;:&quot;;[.C3];&quot;:&quot;;[.D3];&quot;:&quot;;[.E3];&quot;:&quot;;[.F3];&quot;:&quot;;[.G3];&quot;:&quot;;[.H3];&quot;:&quot;;[.I3];&quot;:&quot;;[.J3])" office:value-type="string" office:string-value="bswift::::::Barton Swift, President::tcsh:appleton" calcext:value-type="string">
            <text:p>bswift::::::Barton Swift, President::tcsh:appleton</text:p>
          </table:table-cell>
        </table:table-row>
        <table:table-row table:style-name="ro1">
          <table:table-cell table:formula="of:=[$master.F5]" office:value-type="string" office:string-value="barmstrong" calcext:value-type="string">
            <text:p>barmstrong</text:p>
          </table:table-cell>
          <table:table-cell table:number-columns-repeated="5"/>
          <table:table-cell table:formula="of:=CONCATENATE([$master.B5];&quot; &quot;;[$master.C5];&quot;, &quot;;[$master.L5])" office:value-type="string" office:string-value="Bub Armstrong, Mechanical Engineer" calcext:value-type="string">
            <text:p>Bub Armstrong, Mechanical Engineer</text:p>
          </table:table-cell>
          <table:table-cell/>
          <table:table-cell office:value-type="string" calcext:value-type="string">
            <text:p>tcsh</text:p>
          </table:table-cell>
          <table:table-cell table:formula="of:=[$master.G5]" office:value-type="string" office:string-value="appleton" calcext:value-type="string">
            <text:p>appleton</text:p>
          </table:table-cell>
          <table:table-cell table:formula="of:=CONCATENATE([.A4];&quot;:&quot;;[.B4];&quot;:&quot;;[.C4];&quot;:&quot;;[.D4];&quot;:&quot;;[.E4];&quot;:&quot;;[.F4];&quot;:&quot;;[.G4];&quot;:&quot;;[.H4];&quot;:&quot;;[.I4];&quot;:&quot;;[.J4])" office:value-type="string" office:string-value="barmstrong::::::Bub Armstrong, Mechanical Engineer::tcsh:appleton" calcext:value-type="string">
            <text:p>barmstrong::::::Bub Armstrong, Mechanical Engineer::tcsh:appleton</text:p>
          </table:table-cell>
        </table:table-row>
        <table:table-row table:style-name="ro1">
          <table:table-cell table:formula="of:=[$master.F6]" office:value-type="string" office:string-value="fmason" calcext:value-type="string">
            <text:p>fmason</text:p>
          </table:table-cell>
          <table:table-cell table:number-columns-repeated="5"/>
          <table:table-cell table:formula="of:=CONCATENATE([$master.B6];&quot; &quot;;[$master.C6];&quot;, &quot;;[$master.L6])" office:value-type="string" office:string-value="Frank Mason, Engineering Project Coordinator" calcext:value-type="string">
            <text:p>Frank Mason, Engineering Project Coordinator</text:p>
          </table:table-cell>
          <table:table-cell/>
          <table:table-cell office:value-type="string" calcext:value-type="string">
            <text:p>tcsh</text:p>
          </table:table-cell>
          <table:table-cell table:formula="of:=[$master.G6]" office:value-type="string" office:string-value="appleton" calcext:value-type="string">
            <text:p>appleton</text:p>
          </table:table-cell>
          <table:table-cell table:formula="of:=CONCATENATE([.A5];&quot;:&quot;;[.B5];&quot;:&quot;;[.C5];&quot;:&quot;;[.D5];&quot;:&quot;;[.E5];&quot;:&quot;;[.F5];&quot;:&quot;;[.G5];&quot;:&quot;;[.H5];&quot;:&quot;;[.I5];&quot;:&quot;;[.J5])" office:value-type="string" office:string-value="fmason::::::Frank Mason, Engineering Project Coordinator::tcsh:appleton" calcext:value-type="string">
            <text:p>fmason::::::Frank Mason, Engineering Project Coordinator::tcsh:appleton</text:p>
          </table:table-cell>
        </table:table-row>
        <table:table-row table:style-name="ro1">
          <table:table-cell table:formula="of:=[$master.F7]" office:value-type="string" office:string-value="gjackson" calcext:value-type="string">
            <text:p>gjackson</text:p>
          </table:table-cell>
          <table:table-cell table:number-columns-repeated="5"/>
          <table:table-cell table:formula="of:=CONCATENATE([$master.B7];&quot; &quot;;[$master.C7];&quot;, &quot;;[$master.L7])" office:value-type="string" office:string-value="Garret Jackson, Production Planner" calcext:value-type="string">
            <text:p>Garret Jackson, Production Planner</text:p>
          </table:table-cell>
          <table:table-cell/>
          <table:table-cell office:value-type="string" calcext:value-type="string">
            <text:p>tcsh</text:p>
          </table:table-cell>
          <table:table-cell table:formula="of:=[$master.G7]" office:value-type="string" office:string-value="appleton" calcext:value-type="string">
            <text:p>appleton</text:p>
          </table:table-cell>
          <table:table-cell table:formula="of:=CONCATENATE([.A6];&quot;:&quot;;[.B6];&quot;:&quot;;[.C6];&quot;:&quot;;[.D6];&quot;:&quot;;[.E6];&quot;:&quot;;[.F6];&quot;:&quot;;[.G6];&quot;:&quot;;[.H6];&quot;:&quot;;[.I6];&quot;:&quot;;[.J6])" office:value-type="string" office:string-value="gjackson::::::Garret Jackson, Production Planner::tcsh:appleton" calcext:value-type="string">
            <text:p>gjackson::::::Garret Jackson, Production Planner::tcsh:appleton</text:p>
          </table:table-cell>
        </table:table-row>
        <table:table-row table:style-name="ro1">
          <table:table-cell table:formula="of:=[$master.F8]" office:value-type="string" office:string-value="hbaldwin" calcext:value-type="string">
            <text:p>hbaldwin</text:p>
          </table:table-cell>
          <table:table-cell table:number-columns-repeated="5"/>
          <table:table-cell table:formula="of:=CONCATENATE([$master.B8];&quot; &quot;;[$master.C8];&quot;, &quot;;[$master.L8])" office:value-type="string" office:string-value="Hank Baldwin, Lead Hand" calcext:value-type="string">
            <text:p>Hank Baldwin, Lead Hand</text:p>
          </table:table-cell>
          <table:table-cell/>
          <table:table-cell office:value-type="string" calcext:value-type="string">
            <text:p>tcsh</text:p>
          </table:table-cell>
          <table:table-cell table:formula="of:=[$master.G8]" office:value-type="string" office:string-value="appleton" calcext:value-type="string">
            <text:p>appleton</text:p>
          </table:table-cell>
          <table:table-cell table:formula="of:=CONCATENATE([.A7];&quot;:&quot;;[.B7];&quot;:&quot;;[.C7];&quot;:&quot;;[.D7];&quot;:&quot;;[.E7];&quot;:&quot;;[.F7];&quot;:&quot;;[.G7];&quot;:&quot;;[.H7];&quot;:&quot;;[.I7];&quot;:&quot;;[.J7])" office:value-type="string" office:string-value="hbaldwin::::::Hank Baldwin, Lead Hand::tcsh:appleton" calcext:value-type="string">
            <text:p>hbaldwin::::::Hank Baldwin, Lead Hand::tcsh:appleton</text:p>
          </table:table-cell>
        </table:table-row>
        <table:table-row table:style-name="ro1">
          <table:table-cell table:formula="of:=[$master.F9]" office:value-type="string" office:string-value="hrandall" calcext:value-type="string">
            <text:p>hrandall</text:p>
          </table:table-cell>
          <table:table-cell table:number-columns-repeated="5"/>
          <table:table-cell table:formula="of:=CONCATENATE([$master.B9];&quot; &quot;;[$master.C9];&quot;, &quot;;[$master.L9])" office:value-type="string" office:string-value="Helen Randall, AP Clerk" calcext:value-type="string">
            <text:p>Helen Randall, AP Clerk</text:p>
          </table:table-cell>
          <table:table-cell/>
          <table:table-cell office:value-type="string" calcext:value-type="string">
            <text:p>tcsh</text:p>
          </table:table-cell>
          <table:table-cell table:formula="of:=[$master.G9]" office:value-type="string" office:string-value="appleton" calcext:value-type="string">
            <text:p>appleton</text:p>
          </table:table-cell>
          <table:table-cell table:formula="of:=CONCATENATE([.A8];&quot;:&quot;;[.B8];&quot;:&quot;;[.C8];&quot;:&quot;;[.D8];&quot;:&quot;;[.E8];&quot;:&quot;;[.F8];&quot;:&quot;;[.G8];&quot;:&quot;;[.H8];&quot;:&quot;;[.I8];&quot;:&quot;;[.J8])" office:value-type="string" office:string-value="hrandall::::::Helen Randall, AP Clerk::tcsh:appleton" calcext:value-type="string">
            <text:p>hrandall::::::Helen Randall, AP Clerk::tcsh:appleton</text:p>
          </table:table-cell>
        </table:table-row>
        <table:table-row table:style-name="ro1">
          <table:table-cell table:formula="of:=[$master.F10]" office:value-type="string" office:string-value="jwood" calcext:value-type="string">
            <text:p>jwood</text:p>
          </table:table-cell>
          <table:table-cell table:number-columns-repeated="5"/>
          <table:table-cell table:formula="of:=CONCATENATE([$master.B10];&quot; &quot;;[$master.C10];&quot;, &quot;;[$master.L10])" office:value-type="string" office:string-value="Jacab Wood, Sales Agent" calcext:value-type="string">
            <text:p>Jacab Wood, Sales Agent</text:p>
          </table:table-cell>
          <table:table-cell/>
          <table:table-cell office:value-type="string" calcext:value-type="string">
            <text:p>tcsh</text:p>
          </table:table-cell>
          <table:table-cell table:formula="of:=[$master.G10]" office:value-type="string" office:string-value="appleton" calcext:value-type="string">
            <text:p>appleton</text:p>
          </table:table-cell>
          <table:table-cell table:formula="of:=CONCATENATE([.A9];&quot;:&quot;;[.B9];&quot;:&quot;;[.C9];&quot;:&quot;;[.D9];&quot;:&quot;;[.E9];&quot;:&quot;;[.F9];&quot;:&quot;;[.G9];&quot;:&quot;;[.H9];&quot;:&quot;;[.I9];&quot;:&quot;;[.J9])" office:value-type="string" office:string-value="jwood::::::Jacab Wood, Sales Agent::tcsh:appleton" calcext:value-type="string">
            <text:p>jwood::::::Jacab Wood, Sales Agent::tcsh:appleton</text:p>
          </table:table-cell>
        </table:table-row>
        <table:table-row table:style-name="ro1">
          <table:table-cell table:formula="of:=[$master.F11]" office:value-type="string" office:string-value="jperiod" calcext:value-type="string">
            <text:p>jperiod</text:p>
          </table:table-cell>
          <table:table-cell table:number-columns-repeated="5"/>
          <table:table-cell table:formula="of:=CONCATENATE([$master.B11];&quot; &quot;;[$master.C11];&quot;, &quot;;[$master.L11])" office:value-type="string" office:string-value="James Period, Director, Sales &amp; Marketing" calcext:value-type="string">
            <text:p>James Period, Director, Sales &amp; Marketing</text:p>
          </table:table-cell>
          <table:table-cell/>
          <table:table-cell office:value-type="string" calcext:value-type="string">
            <text:p>tcsh</text:p>
          </table:table-cell>
          <table:table-cell table:formula="of:=[$master.G11]" office:value-type="string" office:string-value="appleton" calcext:value-type="string">
            <text:p>appleton</text:p>
          </table:table-cell>
          <table:table-cell table:formula="of:=CONCATENATE([.A10];&quot;:&quot;;[.B10];&quot;:&quot;;[.C10];&quot;:&quot;;[.D10];&quot;:&quot;;[.E10];&quot;:&quot;;[.F10];&quot;:&quot;;[.G10];&quot;:&quot;;[.H10];&quot;:&quot;;[.I10];&quot;:&quot;;[.J10])" office:value-type="string" office:string-value="jperiod::::::James Period, Director, Sales &amp; Marketing::tcsh:appleton" calcext:value-type="string">
            <text:p>jperiod::::::James Period, Director, Sales &amp; Marketing::tcsh:appleton</text:p>
          </table:table-cell>
        </table:table-row>
        <table:table-row table:style-name="ro1">
          <table:table-cell table:formula="of:=[$master.F12]" office:value-type="string" office:string-value="jhaddon" calcext:value-type="string">
            <text:p>jhaddon</text:p>
          </table:table-cell>
          <table:table-cell table:number-columns-repeated="5"/>
          <table:table-cell table:formula="of:=CONCATENATE([$master.B12];&quot; &quot;;[$master.C12];&quot;, &quot;;[$master.L12])" office:value-type="string" office:string-value="Jennie Haddon, Buyer" calcext:value-type="string">
            <text:p>Jennie Haddon, Buyer</text:p>
          </table:table-cell>
          <table:table-cell/>
          <table:table-cell office:value-type="string" calcext:value-type="string">
            <text:p>tcsh</text:p>
          </table:table-cell>
          <table:table-cell table:formula="of:=[$master.G12]" office:value-type="string" office:string-value="appleton" calcext:value-type="string">
            <text:p>appleton</text:p>
          </table:table-cell>
          <table:table-cell table:formula="of:=CONCATENATE([.A11];&quot;:&quot;;[.B11];&quot;:&quot;;[.C11];&quot;:&quot;;[.D11];&quot;:&quot;;[.E11];&quot;:&quot;;[.F11];&quot;:&quot;;[.G11];&quot;:&quot;;[.H11];&quot;:&quot;;[.I11];&quot;:&quot;;[.J11])" office:value-type="string" office:string-value="jhaddon::::::Jennie Haddon, Buyer::tcsh:appleton" calcext:value-type="string">
            <text:p>jhaddon::::::Jennie Haddon, Buyer::tcsh:appleton</text:p>
          </table:table-cell>
        </table:table-row>
        <table:table-row table:style-name="ro1">
          <table:table-cell table:formula="of:=[$master.F13]" office:value-type="string" office:string-value="jmorse" calcext:value-type="string">
            <text:p>jmorse</text:p>
          </table:table-cell>
          <table:table-cell table:number-columns-repeated="5"/>
          <table:table-cell table:formula="of:=CONCATENATE([$master.B13];&quot; &quot;;[$master.C13];&quot;, &quot;;[$master.L13])" office:value-type="string" office:string-value="Jennie Morse, AR Clerk" calcext:value-type="string">
            <text:p>Jennie Morse, AR Clerk</text:p>
          </table:table-cell>
          <table:table-cell/>
          <table:table-cell office:value-type="string" calcext:value-type="string">
            <text:p>tcsh</text:p>
          </table:table-cell>
          <table:table-cell table:formula="of:=[$master.G13]" office:value-type="string" office:string-value="appleton" calcext:value-type="string">
            <text:p>appleton</text:p>
          </table:table-cell>
          <table:table-cell table:formula="of:=CONCATENATE([.A12];&quot;:&quot;;[.B12];&quot;:&quot;;[.C12];&quot;:&quot;;[.D12];&quot;:&quot;;[.E12];&quot;:&quot;;[.F12];&quot;:&quot;;[.G12];&quot;:&quot;;[.H12];&quot;:&quot;;[.I12];&quot;:&quot;;[.J12])" office:value-type="string" office:string-value="jmorse::::::Jennie Morse, AR Clerk::tcsh:appleton" calcext:value-type="string">
            <text:p>jmorse::::::Jennie Morse, AR Clerk::tcsh:appleton</text:p>
          </table:table-cell>
        </table:table-row>
        <table:table-row table:style-name="ro1">
          <table:table-cell table:formula="of:=[$master.F14]" office:value-type="string" office:string-value="jsharp" calcext:value-type="string">
            <text:p>jsharp</text:p>
          </table:table-cell>
          <table:table-cell table:number-columns-repeated="5"/>
          <table:table-cell table:formula="of:=CONCATENATE([$master.B14];&quot; &quot;;[$master.C14];&quot;, &quot;;[$master.L14])" office:value-type="string" office:string-value="John Sharp, Director, Prod Mgmt" calcext:value-type="string">
            <text:p>John Sharp, Director, Prod Mgmt</text:p>
          </table:table-cell>
          <table:table-cell/>
          <table:table-cell office:value-type="string" calcext:value-type="string">
            <text:p>tcsh</text:p>
          </table:table-cell>
          <table:table-cell table:formula="of:=[$master.G14]" office:value-type="string" office:string-value="appleton" calcext:value-type="string">
            <text:p>appleton</text:p>
          </table:table-cell>
          <table:table-cell table:formula="of:=CONCATENATE([.A13];&quot;:&quot;;[.B13];&quot;:&quot;;[.C13];&quot;:&quot;;[.D13];&quot;:&quot;;[.E13];&quot;:&quot;;[.F13];&quot;:&quot;;[.G13];&quot;:&quot;;[.H13];&quot;:&quot;;[.I13];&quot;:&quot;;[.J13])" office:value-type="string" office:string-value="jsharp::::::John Sharp, Director, Prod Mgmt::tcsh:appleton" calcext:value-type="string">
            <text:p>jsharp::::::John Sharp, Director, Prod Mgmt::tcsh:appleton</text:p>
          </table:table-cell>
        </table:table-row>
        <table:table-row table:style-name="ro1">
          <table:table-cell table:formula="of:=[$master.F15]" office:value-type="string" office:string-value="mbaggert" calcext:value-type="string">
            <text:p>mbaggert</text:p>
          </table:table-cell>
          <table:table-cell table:number-columns-repeated="5"/>
          <table:table-cell table:formula="of:=CONCATENATE([$master.B15];&quot; &quot;;[$master.C15];&quot;, &quot;;[$master.L15])" office:value-type="string" office:string-value="Martha Baggert, Director, Human Resources" calcext:value-type="string">
            <text:p>Martha Baggert, Director, Human Resources</text:p>
          </table:table-cell>
          <table:table-cell/>
          <table:table-cell office:value-type="string" calcext:value-type="string">
            <text:p>tcsh</text:p>
          </table:table-cell>
          <table:table-cell table:formula="of:=[$master.G15]" office:value-type="string" office:string-value="appleton" calcext:value-type="string">
            <text:p>appleton</text:p>
          </table:table-cell>
          <table:table-cell table:formula="of:=CONCATENATE([.A14];&quot;:&quot;;[.B14];&quot;:&quot;;[.C14];&quot;:&quot;;[.D14];&quot;:&quot;;[.E14];&quot;:&quot;;[.F14];&quot;:&quot;;[.G14];&quot;:&quot;;[.H14];&quot;:&quot;;[.I14];&quot;:&quot;;[.J14])" office:value-type="string" office:string-value="mbaggert::::::Martha Baggert, Director, Human Resources::tcsh:appleton" calcext:value-type="string">
            <text:p>mbaggert::::::Martha Baggert, Director, Human Resources::tcsh:appleton</text:p>
          </table:table-cell>
        </table:table-row>
        <table:table-row table:style-name="ro1">
          <table:table-cell table:formula="of:=[$master.F16]" office:value-type="string" office:string-value="mnestor" calcext:value-type="string">
            <text:p>mnestor</text:p>
          </table:table-cell>
          <table:table-cell table:number-columns-repeated="5"/>
          <table:table-cell table:formula="of:=CONCATENATE([$master.B16];&quot; &quot;;[$master.C16];&quot;, &quot;;[$master.L16])" office:value-type="string" office:string-value="Mary Nestor, Director, MIS-IT" calcext:value-type="string">
            <text:p>Mary Nestor, Director, MIS-IT</text:p>
          </table:table-cell>
          <table:table-cell/>
          <table:table-cell office:value-type="string" calcext:value-type="string">
            <text:p>tcsh</text:p>
          </table:table-cell>
          <table:table-cell table:formula="of:=[$master.G16]" office:value-type="string" office:string-value="appleton" calcext:value-type="string">
            <text:p>appleton</text:p>
          </table:table-cell>
          <table:table-cell table:formula="of:=CONCATENATE([.A15];&quot;:&quot;;[.B15];&quot;:&quot;;[.C15];&quot;:&quot;;[.D15];&quot;:&quot;;[.E15];&quot;:&quot;;[.F15];&quot;:&quot;;[.G15];&quot;:&quot;;[.H15];&quot;:&quot;;[.I15];&quot;:&quot;;[.J15])" office:value-type="string" office:string-value="mnestor::::::Mary Nestor, Director, MIS-IT::tcsh:appleton" calcext:value-type="string">
            <text:p>mnestor::::::Mary Nestor, Director, MIS-IT::tcsh:appleton</text:p>
          </table:table-cell>
        </table:table-row>
        <table:table-row table:style-name="ro1">
          <table:table-cell table:formula="of:=[$master.F17]" office:value-type="string" office:string-value="mblair" calcext:value-type="string">
            <text:p>mblair</text:p>
          </table:table-cell>
          <table:table-cell table:number-columns-repeated="5"/>
          <table:table-cell table:formula="of:=CONCATENATE([$master.B17];&quot; &quot;;[$master.C17];&quot;, &quot;;[$master.L17])" office:value-type="string" office:string-value="Minnie Blair, Software Engineer" calcext:value-type="string">
            <text:p>Minnie Blair, Software Engineer</text:p>
          </table:table-cell>
          <table:table-cell/>
          <table:table-cell office:value-type="string" calcext:value-type="string">
            <text:p>tcsh</text:p>
          </table:table-cell>
          <table:table-cell table:formula="of:=[$master.G17]" office:value-type="string" office:string-value="appleton" calcext:value-type="string">
            <text:p>appleton</text:p>
          </table:table-cell>
          <table:table-cell table:formula="of:=CONCATENATE([.A16];&quot;:&quot;;[.B16];&quot;:&quot;;[.C16];&quot;:&quot;;[.D16];&quot;:&quot;;[.E16];&quot;:&quot;;[.F16];&quot;:&quot;;[.G16];&quot;:&quot;;[.H16];&quot;:&quot;;[.I16];&quot;:&quot;;[.J16])" office:value-type="string" office:string-value="mblair::::::Minnie Blair, Software Engineer::tcsh:appleton" calcext:value-type="string">
            <text:p>mblair::::::Minnie Blair, Software Engineer::tcsh:appleton</text:p>
          </table:table-cell>
        </table:table-row>
        <table:table-row table:style-name="ro1">
          <table:table-cell table:formula="of:=[$master.F18]" office:value-type="string" office:string-value="mdelazes" calcext:value-type="string">
            <text:p>mdelazes</text:p>
          </table:table-cell>
          <table:table-cell table:number-columns-repeated="5"/>
          <table:table-cell table:formula="of:=CONCATENATE([$master.B18];&quot; &quot;;[$master.C18];&quot;, &quot;;[$master.L18])" office:value-type="string" office:string-value="Miquel DeLazes, Director, Manufacturing" calcext:value-type="string">
            <text:p>Miquel DeLazes, Director, Manufacturing</text:p>
          </table:table-cell>
          <table:table-cell/>
          <table:table-cell office:value-type="string" calcext:value-type="string">
            <text:p>tcsh</text:p>
          </table:table-cell>
          <table:table-cell table:formula="of:=[$master.G18]" office:value-type="string" office:string-value="appleton" calcext:value-type="string">
            <text:p>appleton</text:p>
          </table:table-cell>
          <table:table-cell table:formula="of:=CONCATENATE([.A17];&quot;:&quot;;[.B17];&quot;:&quot;;[.C17];&quot;:&quot;;[.D17];&quot;:&quot;;[.E17];&quot;:&quot;;[.F17];&quot;:&quot;;[.G17];&quot;:&quot;;[.H17];&quot;:&quot;;[.I17];&quot;:&quot;;[.J17])" office:value-type="string" office:string-value="mdelazes::::::Miquel DeLazes, Director, Manufacturing::tcsh:appleton" calcext:value-type="string">
            <text:p>mdelazes::::::Miquel DeLazes, Director, Manufacturing::tcsh:appleton</text:p>
          </table:table-cell>
        </table:table-row>
        <table:table-row table:style-name="ro1">
          <table:table-cell table:formula="of:=[$master.F19]" office:value-type="string" office:string-value="nnewton" calcext:value-type="string">
            <text:p>nnewton</text:p>
          </table:table-cell>
          <table:table-cell table:number-columns-repeated="5"/>
          <table:table-cell table:formula="of:=CONCATENATE([$master.B19];&quot; &quot;;[$master.C19];&quot;, &quot;;[$master.L19])" office:value-type="string" office:string-value="Ned Newton, Chief Financial Officer" calcext:value-type="string">
            <text:p>Ned Newton, Chief Financial Officer</text:p>
          </table:table-cell>
          <table:table-cell/>
          <table:table-cell office:value-type="string" calcext:value-type="string">
            <text:p>tcsh</text:p>
          </table:table-cell>
          <table:table-cell table:formula="of:=[$master.G19]" office:value-type="string" office:string-value="appleton" calcext:value-type="string">
            <text:p>appleton</text:p>
          </table:table-cell>
          <table:table-cell table:formula="of:=CONCATENATE([.A18];&quot;:&quot;;[.B18];&quot;:&quot;;[.C18];&quot;:&quot;;[.D18];&quot;:&quot;;[.E18];&quot;:&quot;;[.F18];&quot;:&quot;;[.G18];&quot;:&quot;;[.H18];&quot;:&quot;;[.I18];&quot;:&quot;;[.J18])" office:value-type="string" office:string-value="nnewton::::::Ned Newton, Chief Financial Officer::tcsh:appleton" calcext:value-type="string">
            <text:p>nnewton::::::Ned Newton, Chief Financial Officer::tcsh:appleton</text:p>
          </table:table-cell>
        </table:table-row>
        <table:table-row table:style-name="ro1">
          <table:table-cell table:formula="of:=[$master.F20]" office:value-type="string" office:string-value="rsampson" calcext:value-type="string">
            <text:p>rsampson</text:p>
          </table:table-cell>
          <table:table-cell table:number-columns-repeated="5"/>
          <table:table-cell table:formula="of:=CONCATENATE([$master.B20];&quot; &quot;;[$master.C20];&quot;, &quot;;[$master.L20])" office:value-type="string" office:string-value="Rad Sampson, Director, Quality" calcext:value-type="string">
            <text:p>Rad Sampson, Director, Quality</text:p>
          </table:table-cell>
          <table:table-cell/>
          <table:table-cell office:value-type="string" calcext:value-type="string">
            <text:p>tcsh</text:p>
          </table:table-cell>
          <table:table-cell table:formula="of:=[$master.G20]" office:value-type="string" office:string-value="appleton" calcext:value-type="string">
            <text:p>appleton</text:p>
          </table:table-cell>
          <table:table-cell table:formula="of:=CONCATENATE([.A19];&quot;:&quot;;[.B19];&quot;:&quot;;[.C19];&quot;:&quot;;[.D19];&quot;:&quot;;[.E19];&quot;:&quot;;[.F19];&quot;:&quot;;[.G19];&quot;:&quot;;[.H19];&quot;:&quot;;[.I19];&quot;:&quot;;[.J19])" office:value-type="string" office:string-value="rsampson::::::Rad Sampson, Director, Quality::tcsh:appleton" calcext:value-type="string">
            <text:p>rsampson::::::Rad Sampson, Director, Quality::tcsh:appleton</text:p>
          </table:table-cell>
        </table:table-row>
        <table:table-row table:style-name="ro1">
          <table:table-cell table:formula="of:=[$master.F21]" office:value-type="string" office:string-value="smalloy" calcext:value-type="string">
            <text:p>smalloy</text:p>
          </table:table-cell>
          <table:table-cell table:number-columns-repeated="5"/>
          <table:table-cell table:formula="of:=CONCATENATE([$master.B21];&quot; &quot;;[$master.C21];&quot;, &quot;;[$master.L21])" office:value-type="string" office:string-value="Sarah Malloy, Receiver" calcext:value-type="string">
            <text:p>Sarah Malloy, Receiver</text:p>
          </table:table-cell>
          <table:table-cell/>
          <table:table-cell office:value-type="string" calcext:value-type="string">
            <text:p>tcsh</text:p>
          </table:table-cell>
          <table:table-cell table:formula="of:=[$master.G21]" office:value-type="string" office:string-value="appleton" calcext:value-type="string">
            <text:p>appleton</text:p>
          </table:table-cell>
          <table:table-cell table:formula="of:=CONCATENATE([.A20];&quot;:&quot;;[.B20];&quot;:&quot;;[.C20];&quot;:&quot;;[.D20];&quot;:&quot;;[.E20];&quot;:&quot;;[.F20];&quot;:&quot;;[.G20];&quot;:&quot;;[.H20];&quot;:&quot;;[.I20];&quot;:&quot;;[.J20])" office:value-type="string" office:string-value="smalloy::::::Sarah Malloy, Receiver::tcsh:appleton" calcext:value-type="string">
            <text:p>smalloy::::::Sarah Malloy, Receiver::tcsh:appleton</text:p>
          </table:table-cell>
        </table:table-row>
        <table:table-row table:style-name="ro1">
          <table:table-cell table:formula="of:=[$master.F22]" office:value-type="string" office:string-value="tswift" calcext:value-type="string">
            <text:p>tswift</text:p>
          </table:table-cell>
          <table:table-cell table:number-columns-repeated="5"/>
          <table:table-cell table:formula="of:=CONCATENATE([$master.B22];&quot; &quot;;[$master.C22];&quot;, &quot;;[$master.L22])" office:value-type="string" office:string-value="Tom Swift, Director, Engineering" calcext:value-type="string">
            <text:p>Tom Swift, Director, Engineering</text:p>
          </table:table-cell>
          <table:table-cell/>
          <table:table-cell office:value-type="string" calcext:value-type="string">
            <text:p>tcsh</text:p>
          </table:table-cell>
          <table:table-cell table:formula="of:=[$master.G22]" office:value-type="string" office:string-value="appleton" calcext:value-type="string">
            <text:p>appleton</text:p>
          </table:table-cell>
          <table:table-cell table:formula="of:=CONCATENATE([.A21];&quot;:&quot;;[.B21];&quot;:&quot;;[.C21];&quot;:&quot;;[.D21];&quot;:&quot;;[.E21];&quot;:&quot;;[.F21];&quot;:&quot;;[.G21];&quot;:&quot;;[.H21];&quot;:&quot;;[.I21];&quot;:&quot;;[.J21])" office:value-type="string" office:string-value="tswift::::::Tom Swift, Director, Engineering::tcsh:appleton" calcext:value-type="string">
            <text:p>tswift::::::Tom Swift, Director, Engineering::tcsh:appleton</text:p>
          </table:table-cell>
        </table:table-row>
        <table:table-row table:style-name="ro1">
          <table:table-cell table:formula="of:=[$master.F23]" office:value-type="string" office:string-value="wdamon" calcext:value-type="string">
            <text:p>wdamon</text:p>
          </table:table-cell>
          <table:table-cell table:number-columns-repeated="5"/>
          <table:table-cell table:formula="of:=CONCATENATE([$master.B23];&quot; &quot;;[$master.C23];&quot;, &quot;;[$master.L23])" office:value-type="string" office:string-value="Wakefield Damon, Technical Writer" calcext:value-type="string">
            <text:p>Wakefield Damon, Technical Writer</text:p>
          </table:table-cell>
          <table:table-cell/>
          <table:table-cell office:value-type="string" calcext:value-type="string">
            <text:p>tcsh</text:p>
          </table:table-cell>
          <table:table-cell table:formula="of:=[$master.G23]" office:value-type="string" office:string-value="appleton" calcext:value-type="string">
            <text:p>appleton</text:p>
          </table:table-cell>
          <table:table-cell table:formula="of:=CONCATENATE([.A22];&quot;:&quot;;[.B22];&quot;:&quot;;[.C22];&quot;:&quot;;[.D22];&quot;:&quot;;[.E22];&quot;:&quot;;[.F22];&quot;:&quot;;[.G22];&quot;:&quot;;[.H22];&quot;:&quot;;[.I22];&quot;:&quot;;[.J22])" office:value-type="string" office:string-value="wdamon::::::Wakefield Damon, Technical Writer::tcsh:appleton" calcext:value-type="string">
            <text:p>wdamon::::::Wakefield Damon, Technical Writer::tcsh:appleton</text:p>
          </table:table-cell>
        </table:table-row>
        <table:table-row table:style-name="ro1">
          <table:table-cell table:formula="of:=[$master.F24]" office:value-type="string" office:string-value="wcrawford" calcext:value-type="string">
            <text:p>wcrawford</text:p>
          </table:table-cell>
          <table:table-cell table:number-columns-repeated="5"/>
          <table:table-cell table:formula="of:=CONCATENATE([$master.B24];&quot; &quot;;[$master.C24];&quot;, &quot;;[$master.L24])" office:value-type="string" office:string-value="William Crawford, Director, Legal" calcext:value-type="string">
            <text:p>William Crawford, Director, Legal</text:p>
          </table:table-cell>
          <table:table-cell/>
          <table:table-cell office:value-type="string" calcext:value-type="string">
            <text:p>tcsh</text:p>
          </table:table-cell>
          <table:table-cell table:formula="of:=[$master.G24]" office:value-type="string" office:string-value="appleton" calcext:value-type="string">
            <text:p>appleton</text:p>
          </table:table-cell>
          <table:table-cell table:formula="of:=CONCATENATE([.A23];&quot;:&quot;;[.B23];&quot;:&quot;;[.C23];&quot;:&quot;;[.D23];&quot;:&quot;;[.E23];&quot;:&quot;;[.F23];&quot;:&quot;;[.G23];&quot;:&quot;;[.H23];&quot;:&quot;;[.I23];&quot;:&quot;;[.J23])" office:value-type="string" office:string-value="wcrawford::::::William Crawford, Director, Legal::tcsh:appleton" calcext:value-type="string">
            <text:p>wcrawford::::::William Crawford, Director, Legal::tcsh:appleton</text:p>
          </table:table-cell>
        </table:table-row>
        <table:table-row table:style-name="ro1" table:number-rows-repeated="1048552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pv" table:style-name="ta2">
        <table:table-column table:style-name="co32" table:default-cell-style-name="Default"/>
        <table:table-column table:style-name="co7" table:default-cell-style-name="Default"/>
        <table:table-column table:style-name="co33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User login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Permission Group</text:p>
          </table:table-cell>
          <table:table-cell office:value-type="string" calcext:value-type="string">
            <office:annotation draw:style-name="gr2" draw:text-style-name="P2" svg:width="1.1413in" svg:height="0.7626in" svg:x="5.7201in" svg:y="0in" draw:caption-point-x="-0.2402in" draw:caption-point-y="0.0039in">
              <dc:date>2014-08-27T00:00:00</dc:date>
              <text:p text:style-name="P2"><text:span text:style-name="T3">For reference only, not imported into P&amp;V</text:span></text:p>
            </office:annotation>
            <text:p>Title</text:p>
          </table:table-cell>
        </table:table-row>
        <table:table-row table:style-name="ro1">
          <table:table-cell table:formula="of:=[$master.F3]" office:value-type="string" office:string-value="bjenks" calcext:value-type="string">
            <text:p>bjenks</text:p>
          </table:table-cell>
          <table:table-cell table:formula="of:=[$master.G3]" office:value-type="string" office:string-value="appleton" calcext:value-type="string">
            <text:p>appleton</text:p>
          </table:table-cell>
          <table:table-cell table:formula="of:=[$master.J3]" office:value-type="string" office:string-value="grpEng" calcext:value-type="string">
            <text:p>grpEng</text:p>
          </table:table-cell>
          <table:table-cell table:formula="of:=[$master.L3]" office:value-type="string" office:string-value="Electronics Engineer" calcext:value-type="string">
            <text:p>Electronics Engineer</text:p>
          </table:table-cell>
        </table:table-row>
        <table:table-row table:style-name="ro1">
          <table:table-cell table:formula="of:=[$master.F4]" office:value-type="string" office:string-value="bswift" calcext:value-type="string">
            <text:p>bswift</text:p>
          </table:table-cell>
          <table:table-cell table:formula="of:=[$master.G4]" office:value-type="string" office:string-value="appleton" calcext:value-type="string">
            <text:p>appleton</text:p>
          </table:table-cell>
          <table:table-cell table:formula="of:=[$master.J4]" office:value-type="string" office:string-value="grpView" calcext:value-type="string">
            <text:p>grpView</text:p>
          </table:table-cell>
          <table:table-cell table:formula="of:=[$master.L4]" office:value-type="string" office:string-value="President" calcext:value-type="string">
            <text:p>President</text:p>
          </table:table-cell>
        </table:table-row>
        <table:table-row table:style-name="ro1">
          <table:table-cell table:formula="of:=[$master.F5]" office:value-type="string" office:string-value="barmstrong" calcext:value-type="string">
            <text:p>barmstrong</text:p>
          </table:table-cell>
          <table:table-cell table:formula="of:=[$master.G5]" office:value-type="string" office:string-value="appleton" calcext:value-type="string">
            <text:p>appleton</text:p>
          </table:table-cell>
          <table:table-cell table:formula="of:=[$master.J5]" office:value-type="string" office:string-value="grpEng" calcext:value-type="string">
            <text:p>grpEng</text:p>
          </table:table-cell>
          <table:table-cell table:formula="of:=[$master.L5]" office:value-type="string" office:string-value="Mechanical Engineer" calcext:value-type="string">
            <text:p>Mechanical Engineer</text:p>
          </table:table-cell>
        </table:table-row>
        <table:table-row table:style-name="ro1">
          <table:table-cell table:formula="of:=[$master.F6]" office:value-type="string" office:string-value="fmason" calcext:value-type="string">
            <text:p>fmason</text:p>
          </table:table-cell>
          <table:table-cell table:formula="of:=[$master.G6]" office:value-type="string" office:string-value="appleton" calcext:value-type="string">
            <text:p>appleton</text:p>
          </table:table-cell>
          <table:table-cell table:formula="of:=[$master.J6]" office:value-type="string" office:string-value="grpEng" calcext:value-type="string">
            <text:p>grpEng</text:p>
          </table:table-cell>
          <table:table-cell table:formula="of:=[$master.L6]" office:value-type="string" office:string-value="Engineering Project Coordinator" calcext:value-type="string">
            <text:p>Engineering Project Coordinator</text:p>
          </table:table-cell>
        </table:table-row>
        <table:table-row table:style-name="ro1">
          <table:table-cell table:formula="of:=[$master.F7]" office:value-type="string" office:string-value="gjackson" calcext:value-type="string">
            <text:p>gjackson</text:p>
          </table:table-cell>
          <table:table-cell table:formula="of:=[$master.G7]" office:value-type="string" office:string-value="appleton" calcext:value-type="string">
            <text:p>appleton</text:p>
          </table:table-cell>
          <table:table-cell table:formula="of:=[$master.J7]" office:value-type="string" office:string-value="grpMfgBuild" calcext:value-type="string">
            <text:p>grpMfgBuild</text:p>
          </table:table-cell>
          <table:table-cell table:formula="of:=[$master.L7]" office:value-type="string" office:string-value="Production Planner" calcext:value-type="string">
            <text:p>Production Planner</text:p>
          </table:table-cell>
        </table:table-row>
        <table:table-row table:style-name="ro1">
          <table:table-cell table:formula="of:=[$master.F8]" office:value-type="string" office:string-value="hbaldwin" calcext:value-type="string">
            <text:p>hbaldwin</text:p>
          </table:table-cell>
          <table:table-cell table:formula="of:=[$master.G8]" office:value-type="string" office:string-value="appleton" calcext:value-type="string">
            <text:p>appleton</text:p>
          </table:table-cell>
          <table:table-cell table:formula="of:=[$master.J8]" office:value-type="string" office:string-value="grpView" calcext:value-type="string">
            <text:p>grpView</text:p>
          </table:table-cell>
          <table:table-cell table:formula="of:=[$master.L8]" office:value-type="string" office:string-value="Lead Hand" calcext:value-type="string">
            <text:p>Lead Hand</text:p>
          </table:table-cell>
        </table:table-row>
        <table:table-row table:style-name="ro1">
          <table:table-cell table:formula="of:=[$master.F9]" office:value-type="string" office:string-value="hrandall" calcext:value-type="string">
            <text:p>hrandall</text:p>
          </table:table-cell>
          <table:table-cell table:formula="of:=[$master.G9]" office:value-type="string" office:string-value="appleton" calcext:value-type="string">
            <text:p>appleton</text:p>
          </table:table-cell>
          <table:table-cell table:formula="of:=[$master.J9]" office:value-type="string" office:string-value="grpFinance" calcext:value-type="string">
            <text:p>grpFinance</text:p>
          </table:table-cell>
          <table:table-cell table:formula="of:=[$master.L9]" office:value-type="string" office:string-value="AP Clerk" calcext:value-type="string">
            <text:p>AP Clerk</text:p>
          </table:table-cell>
        </table:table-row>
        <table:table-row table:style-name="ro1">
          <table:table-cell table:formula="of:=[$master.F10]" office:value-type="string" office:string-value="jwood" calcext:value-type="string">
            <text:p>jwood</text:p>
          </table:table-cell>
          <table:table-cell table:formula="of:=[$master.G10]" office:value-type="string" office:string-value="appleton" calcext:value-type="string">
            <text:p>appleton</text:p>
          </table:table-cell>
          <table:table-cell table:formula="of:=[$master.J10]" office:value-type="string" office:string-value="grpSales" calcext:value-type="string">
            <text:p>grpSales</text:p>
          </table:table-cell>
          <table:table-cell table:formula="of:=[$master.L10]" office:value-type="string" office:string-value="Sales Agent" calcext:value-type="string">
            <text:p>Sales Agent</text:p>
          </table:table-cell>
        </table:table-row>
        <table:table-row table:style-name="ro1">
          <table:table-cell table:formula="of:=[$master.F11]" office:value-type="string" office:string-value="jperiod" calcext:value-type="string">
            <text:p>jperiod</text:p>
          </table:table-cell>
          <table:table-cell table:formula="of:=[$master.G11]" office:value-type="string" office:string-value="appleton" calcext:value-type="string">
            <text:p>appleton</text:p>
          </table:table-cell>
          <table:table-cell table:formula="of:=[$master.J11]" office:value-type="string" office:string-value="grpView" calcext:value-type="string">
            <text:p>grpView</text:p>
          </table:table-cell>
          <table:table-cell table:formula="of:=[$master.L11]" office:value-type="string" office:string-value="Director, Sales &amp; Marketing" calcext:value-type="string">
            <text:p>Director, Sales &amp; Marketing</text:p>
          </table:table-cell>
        </table:table-row>
        <table:table-row table:style-name="ro1">
          <table:table-cell table:formula="of:=[$master.F12]" office:value-type="string" office:string-value="jhaddon" calcext:value-type="string">
            <text:p>jhaddon</text:p>
          </table:table-cell>
          <table:table-cell table:formula="of:=[$master.G12]" office:value-type="string" office:string-value="appleton" calcext:value-type="string">
            <text:p>appleton</text:p>
          </table:table-cell>
          <table:table-cell table:formula="of:=[$master.J12]" office:value-type="string" office:string-value="grpPurchRcv" calcext:value-type="string">
            <text:p>grpPurchRcv</text:p>
          </table:table-cell>
          <table:table-cell table:formula="of:=[$master.L12]" office:value-type="string" office:string-value="Buyer" calcext:value-type="string">
            <text:p>Buyer</text:p>
          </table:table-cell>
        </table:table-row>
        <table:table-row table:style-name="ro1">
          <table:table-cell table:formula="of:=[$master.F13]" office:value-type="string" office:string-value="jmorse" calcext:value-type="string">
            <text:p>jmorse</text:p>
          </table:table-cell>
          <table:table-cell table:formula="of:=[$master.G13]" office:value-type="string" office:string-value="appleton" calcext:value-type="string">
            <text:p>appleton</text:p>
          </table:table-cell>
          <table:table-cell table:formula="of:=[$master.J13]" office:value-type="string" office:string-value="grpFinance" calcext:value-type="string">
            <text:p>grpFinance</text:p>
          </table:table-cell>
          <table:table-cell table:formula="of:=[$master.L13]" office:value-type="string" office:string-value="AR Clerk" calcext:value-type="string">
            <text:p>AR Clerk</text:p>
          </table:table-cell>
        </table:table-row>
        <table:table-row table:style-name="ro1">
          <table:table-cell table:formula="of:=[$master.F14]" office:value-type="string" office:string-value="jsharp" calcext:value-type="string">
            <text:p>jsharp</text:p>
          </table:table-cell>
          <table:table-cell table:formula="of:=[$master.G14]" office:value-type="string" office:string-value="appleton" calcext:value-type="string">
            <text:p>appleton</text:p>
          </table:table-cell>
          <table:table-cell table:formula="of:=[$master.J14]" office:value-type="string" office:string-value="grpView" calcext:value-type="string">
            <text:p>grpView</text:p>
          </table:table-cell>
          <table:table-cell table:formula="of:=[$master.L14]" office:value-type="string" office:string-value="Director, Prod Mgmt" calcext:value-type="string">
            <text:p>Director, Prod Mgmt</text:p>
          </table:table-cell>
        </table:table-row>
        <table:table-row table:style-name="ro1">
          <table:table-cell table:formula="of:=[$master.F15]" office:value-type="string" office:string-value="mbaggert" calcext:value-type="string">
            <text:p>mbaggert</text:p>
          </table:table-cell>
          <table:table-cell table:formula="of:=[$master.G15]" office:value-type="string" office:string-value="appleton" calcext:value-type="string">
            <text:p>appleton</text:p>
          </table:table-cell>
          <table:table-cell table:formula="of:=[$master.J15]" office:value-type="string" office:string-value="grpView" calcext:value-type="string">
            <text:p>grpView</text:p>
          </table:table-cell>
          <table:table-cell table:formula="of:=[$master.L15]" office:value-type="string" office:string-value="Director, Human Resources" calcext:value-type="string">
            <text:p>Director, Human Resources</text:p>
          </table:table-cell>
        </table:table-row>
        <table:table-row table:style-name="ro1">
          <table:table-cell table:formula="of:=[$master.F16]" office:value-type="string" office:string-value="mnestor" calcext:value-type="string">
            <text:p>mnestor</text:p>
          </table:table-cell>
          <table:table-cell table:formula="of:=[$master.G16]" office:value-type="string" office:string-value="appleton" calcext:value-type="string">
            <text:p>appleton</text:p>
          </table:table-cell>
          <table:table-cell table:formula="of:=[$master.J16]" office:value-type="string" office:string-value="PVAdmin" calcext:value-type="string">
            <text:p>PVAdmin</text:p>
          </table:table-cell>
          <table:table-cell table:formula="of:=[$master.L16]" office:value-type="string" office:string-value="Director, MIS-IT" calcext:value-type="string">
            <text:p>Director, MIS-IT</text:p>
          </table:table-cell>
        </table:table-row>
        <table:table-row table:style-name="ro1">
          <table:table-cell table:formula="of:=[$master.F17]" office:value-type="string" office:string-value="mblair" calcext:value-type="string">
            <text:p>mblair</text:p>
          </table:table-cell>
          <table:table-cell table:formula="of:=[$master.G17]" office:value-type="string" office:string-value="appleton" calcext:value-type="string">
            <text:p>appleton</text:p>
          </table:table-cell>
          <table:table-cell table:formula="of:=[$master.J17]" office:value-type="string" office:string-value="grpEng" calcext:value-type="string">
            <text:p>grpEng</text:p>
          </table:table-cell>
          <table:table-cell table:formula="of:=[$master.L17]" office:value-type="string" office:string-value="Software Engineer" calcext:value-type="string">
            <text:p>Software Engineer</text:p>
          </table:table-cell>
        </table:table-row>
        <table:table-row table:style-name="ro1">
          <table:table-cell table:formula="of:=[$master.F18]" office:value-type="string" office:string-value="mdelazes" calcext:value-type="string">
            <text:p>mdelazes</text:p>
          </table:table-cell>
          <table:table-cell table:formula="of:=[$master.G18]" office:value-type="string" office:string-value="appleton" calcext:value-type="string">
            <text:p>appleton</text:p>
          </table:table-cell>
          <table:table-cell table:formula="of:=[$master.J18]" office:value-type="string" office:string-value="grpRelCtrl" calcext:value-type="string">
            <text:p>grpRelCtrl</text:p>
          </table:table-cell>
          <table:table-cell table:formula="of:=[$master.L18]" office:value-type="string" office:string-value="Director, Manufacturing" calcext:value-type="string">
            <text:p>Director, Manufacturing</text:p>
          </table:table-cell>
        </table:table-row>
        <table:table-row table:style-name="ro1">
          <table:table-cell table:formula="of:=[$master.F19]" office:value-type="string" office:string-value="nnewton" calcext:value-type="string">
            <text:p>nnewton</text:p>
          </table:table-cell>
          <table:table-cell table:formula="of:=[$master.G19]" office:value-type="string" office:string-value="appleton" calcext:value-type="string">
            <text:p>appleton</text:p>
          </table:table-cell>
          <table:table-cell table:formula="of:=[$master.J19]" office:value-type="string" office:string-value="grpView" calcext:value-type="string">
            <text:p>grpView</text:p>
          </table:table-cell>
          <table:table-cell table:formula="of:=[$master.L19]" office:value-type="string" office:string-value="Chief Financial Officer" calcext:value-type="string">
            <text:p>Chief Financial Officer</text:p>
          </table:table-cell>
        </table:table-row>
        <table:table-row table:style-name="ro1">
          <table:table-cell table:formula="of:=[$master.F20]" office:value-type="string" office:string-value="rsampson" calcext:value-type="string">
            <text:p>rsampson</text:p>
          </table:table-cell>
          <table:table-cell table:formula="of:=[$master.G20]" office:value-type="string" office:string-value="appleton" calcext:value-type="string">
            <text:p>appleton</text:p>
          </table:table-cell>
          <table:table-cell table:formula="of:=[$master.J20]" office:value-type="string" office:string-value="grpView" calcext:value-type="string">
            <text:p>grpView</text:p>
          </table:table-cell>
          <table:table-cell table:formula="of:=[$master.L20]" office:value-type="string" office:string-value="Director, Quality" calcext:value-type="string">
            <text:p>Director, Quality</text:p>
          </table:table-cell>
        </table:table-row>
        <table:table-row table:style-name="ro1">
          <table:table-cell table:formula="of:=[$master.F21]" office:value-type="string" office:string-value="smalloy" calcext:value-type="string">
            <text:p>smalloy</text:p>
          </table:table-cell>
          <table:table-cell table:formula="of:=[$master.G21]" office:value-type="string" office:string-value="appleton" calcext:value-type="string">
            <text:p>appleton</text:p>
          </table:table-cell>
          <table:table-cell table:formula="of:=[$master.J21]" office:value-type="string" office:string-value="grpPurchRcv" calcext:value-type="string">
            <text:p>grpPurchRcv</text:p>
          </table:table-cell>
          <table:table-cell table:formula="of:=[$master.L21]" office:value-type="string" office:string-value="Receiver" calcext:value-type="string">
            <text:p>Receiver</text:p>
          </table:table-cell>
        </table:table-row>
        <table:table-row table:style-name="ro1">
          <table:table-cell table:formula="of:=[$master.F22]" office:value-type="string" office:string-value="tswift" calcext:value-type="string">
            <text:p>tswift</text:p>
          </table:table-cell>
          <table:table-cell table:formula="of:=[$master.G22]" office:value-type="string" office:string-value="appleton" calcext:value-type="string">
            <text:p>appleton</text:p>
          </table:table-cell>
          <table:table-cell table:formula="of:=[$master.J22]" office:value-type="string" office:string-value="grpView" calcext:value-type="string">
            <text:p>grpView</text:p>
          </table:table-cell>
          <table:table-cell table:formula="of:=[$master.L22]" office:value-type="string" office:string-value="Director, Engineering" calcext:value-type="string">
            <text:p>Director, Engineering</text:p>
          </table:table-cell>
        </table:table-row>
        <table:table-row table:style-name="ro1">
          <table:table-cell table:formula="of:=[$master.F23]" office:value-type="string" office:string-value="wdamon" calcext:value-type="string">
            <text:p>wdamon</text:p>
          </table:table-cell>
          <table:table-cell table:formula="of:=[$master.G23]" office:value-type="string" office:string-value="appleton" calcext:value-type="string">
            <text:p>appleton</text:p>
          </table:table-cell>
          <table:table-cell table:formula="of:=[$master.J23]" office:value-type="string" office:string-value="grpView" calcext:value-type="string">
            <text:p>grpView</text:p>
          </table:table-cell>
          <table:table-cell table:formula="of:=[$master.L23]" office:value-type="string" office:string-value="Technical Writer" calcext:value-type="string">
            <text:p>Technical Writer</text:p>
          </table:table-cell>
        </table:table-row>
        <table:table-row table:style-name="ro1">
          <table:table-cell table:formula="of:=[$master.F24]" office:value-type="string" office:string-value="wcrawford" calcext:value-type="string">
            <text:p>wcrawford</text:p>
          </table:table-cell>
          <table:table-cell table:formula="of:=[$master.G24]" office:value-type="string" office:string-value="appleton" calcext:value-type="string">
            <text:p>appleton</text:p>
          </table:table-cell>
          <table:table-cell table:formula="of:=[$master.J24]" office:value-type="string" office:string-value="grpView" calcext:value-type="string">
            <text:p>grpView</text:p>
          </table:table-cell>
          <table:table-cell table:formula="of:=[$master.L24]" office:value-type="string" office:string-value="Director, Legal" calcext:value-type="string">
            <text:p>Director, Legal</text:p>
          </table:table-cell>
        </table:table-row>
        <table:table-row table:style-name="ro1" table:number-rows-repeated="104855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achievo" table:style-name="ta2">
        <table:table-column table:style-name="co32" table:default-cell-style-name="Default"/>
        <table:table-column table:style-name="co34" table:default-cell-style-name="Default"/>
        <table:table-column table:style-name="co7" table:default-cell-style-name="Default"/>
        <table:table-column table:style-name="co23" table:default-cell-style-name="Default"/>
        <table:table-column table:style-name="co13" table:default-cell-style-name="Default"/>
        <table:table-column table:style-name="co4" table:default-cell-style-name="Default"/>
        <table:table-column table:style-name="co2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23" table:default-cell-style-name="Default"/>
        <table:table-column table:style-name="co14" table:default-cell-style-name="Default"/>
        <table:table-column table:style-name="co39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User-id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Firstname</text:p>
          </table:table-cell>
          <table:table-cell office:value-type="string" calcext:value-type="string">
            <text:p>Phonenumber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Initials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Zipcode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ate/Provinc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Job Title</text:p>
          </table:table-cell>
          <table:table-cell office:value-type="string" calcext:value-type="string">
            <text:p>Date of Birth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Employer</text:p>
          </table:table-cell>
          <table:table-cell office:value-type="string" calcext:value-type="string">
            <text:p>Supervisor</text:p>
          </table:table-cell>
          <table:table-cell office:value-type="string" calcext:value-type="string">
            <text:p>Function Level</text:p>
          </table:table-cell>
          <table:table-cell office:value-type="string" calcext:value-type="string">
            <text:p>Security Profile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table:formula="of:=[$master.F3]" office:value-type="string" office:string-value="bjenks" calcext:value-type="string">
            <text:p>bjenks</text:p>
          </table:table-cell>
          <table:table-cell table:formula="of:=[$master.C3]" office:value-type="string" office:string-value="Jenks" calcext:value-type="string">
            <text:p>Jenks</text:p>
          </table:table-cell>
          <table:table-cell table:formula="of:=[$master.B3]" office:value-type="string" office:string-value="Barcoe" calcext:value-type="string">
            <text:p>Barcoe</text:p>
          </table:table-cell>
          <table:table-cell table:formula="of:=[$master.W3]" office:value-type="string" office:string-value="1-315-123-4567" calcext:value-type="string">
            <text:p>1-315-123-4567</text:p>
          </table:table-cell>
          <table:table-cell table:formula="of:=[$master.M3]" office:value-type="string" office:string-value="bjenks@whizzer.local" calcext:value-type="string">
            <text:p>bjenks@whizzer.local</text:p>
          </table:table-cell>
          <table:table-cell table:style-name="ce14" table:formula="of:=CONCATENATE(LEFT([.C2];1);LEFT([.B2];1))" office:value-type="string" office:string-value="BJ" calcext:value-type="string">
            <text:p>BJ</text:p>
          </table:table-cell>
          <table:table-cell table:formula="of:=[$master.Y3]" office:value-type="string" office:string-value="#1 - 2 Swift Way" calcext:value-type="string">
            <text:p>#1 - 2 Swift Way</text:p>
          </table:table-cell>
          <table:table-cell table:formula="of:=[$master.AB3]" office:value-type="float" office:value="13054" calcext:value-type="float">
            <text:p>13054</text:p>
          </table:table-cell>
          <table:table-cell table:formula="of:=[$master.Z3]" office:value-type="string" office:string-value="Shopton" calcext:value-type="string">
            <text:p>Shopton</text:p>
          </table:table-cell>
          <table:table-cell table:formula="of:=[$master.AA3]" office:value-type="string" office:string-value="NY" calcext:value-type="string">
            <text:p>NY</text:p>
          </table:table-cell>
          <table:table-cell table:formula="of:=[$master.AC3]" office:value-type="string" office:string-value="USA" calcext:value-type="string">
            <text:p>USA</text:p>
          </table:table-cell>
          <table:table-cell table:formula="of:=[$master.L3]" office:value-type="string" office:string-value="Electronics Engineer" calcext:value-type="string">
            <text:p>Electronics Engineer</text:p>
          </table:table-cell>
          <table:table-cell table:style-name="ce15" table:formula="of:=[$master.E3]" office:value-type="date" office:date-value="1959-01-01" calcext:value-type="date">
            <text:p>1959-01-01</text:p>
          </table:table-cell>
          <table:table-cell table:formula="of:=[$master.O3]" office:value-type="string" office:string-value="Engineering" calcext:value-type="string">
            <text:p>Engineering</text:p>
          </table:table-cell>
          <table:table-cell table:formula="of:=[$master.K3]" office:value-type="string" office:string-value="Swift Construction Company" calcext:value-type="string">
            <text:p>Swift Construction Company</text:p>
          </table:table-cell>
          <table:table-cell table:formula="of:=[$master.Q3]" office:value-type="string" office:string-value="Tom Swift" calcext:value-type="string">
            <text:p>Tom Swift</text:p>
          </table:table-cell>
          <table:table-cell table:formula="of:=[$master.N3]" office:value-type="string" office:string-value="Professional Technical 08" calcext:value-type="string">
            <text:p>Professional Technical 08</text:p>
          </table:table-cell>
          <table:table-cell table:formula="of:=[$master.H3]" office:value-type="string" office:string-value="Team Member" calcext:value-type="string">
            <text:p>Team Member</text:p>
          </table:table-cell>
          <table:table-cell table:formula="of:=[$master.G3]" office:value-type="string" office:string-value="appleton" calcext:value-type="string">
            <text:p>appleton</text:p>
          </table:table-cell>
        </table:table-row>
        <table:table-row table:style-name="ro1">
          <table:table-cell table:formula="of:=[$master.F4]" office:value-type="string" office:string-value="bswift" calcext:value-type="string">
            <text:p>bswift</text:p>
          </table:table-cell>
          <table:table-cell table:formula="of:=[$master.C4]" office:value-type="string" office:string-value="Swift" calcext:value-type="string">
            <text:p>Swift</text:p>
          </table:table-cell>
          <table:table-cell table:formula="of:=[$master.B4]" office:value-type="string" office:string-value="Barton" calcext:value-type="string">
            <text:p>Barton</text:p>
          </table:table-cell>
          <table:table-cell table:formula="of:=[$master.W4]" office:value-type="string" office:string-value="1-315-123-4567" calcext:value-type="string">
            <text:p>1-315-123-4567</text:p>
          </table:table-cell>
          <table:table-cell table:formula="of:=[$master.M4]" office:value-type="string" office:string-value="bswift@whizzer.local" calcext:value-type="string">
            <text:p>bswift@whizzer.local</text:p>
          </table:table-cell>
          <table:table-cell table:style-name="ce14" table:formula="of:=CONCATENATE(LEFT([.C3];1);LEFT([.B3];1))" office:value-type="string" office:string-value="BS" calcext:value-type="string">
            <text:p>BS</text:p>
          </table:table-cell>
          <table:table-cell table:formula="of:=[$master.Y4]" office:value-type="string" office:string-value="#2 - 2 Swift Way" calcext:value-type="string">
            <text:p>#2 - 2 Swift Way</text:p>
          </table:table-cell>
          <table:table-cell table:formula="of:=[$master.AB4]" office:value-type="float" office:value="13054" calcext:value-type="float">
            <text:p>13054</text:p>
          </table:table-cell>
          <table:table-cell table:formula="of:=[$master.Z4]" office:value-type="string" office:string-value="Shopton" calcext:value-type="string">
            <text:p>Shopton</text:p>
          </table:table-cell>
          <table:table-cell table:formula="of:=[$master.AA4]" office:value-type="string" office:string-value="NY" calcext:value-type="string">
            <text:p>NY</text:p>
          </table:table-cell>
          <table:table-cell table:formula="of:=[$master.AC4]" office:value-type="string" office:string-value="USA" calcext:value-type="string">
            <text:p>USA</text:p>
          </table:table-cell>
          <table:table-cell table:formula="of:=[$master.L4]" office:value-type="string" office:string-value="President" calcext:value-type="string">
            <text:p>President</text:p>
          </table:table-cell>
          <table:table-cell table:style-name="ce15" table:formula="of:=[$master.E4]" office:value-type="date" office:date-value="1939-02-01" calcext:value-type="date">
            <text:p>1939-02-01</text:p>
          </table:table-cell>
          <table:table-cell table:formula="of:=[$master.O4]" office:value-type="string" office:string-value="Management" calcext:value-type="string">
            <text:p>Management</text:p>
          </table:table-cell>
          <table:table-cell table:formula="of:=[$master.K4]" office:value-type="string" office:string-value="Swift Construction Company" calcext:value-type="string">
            <text:p>Swift Construction Company</text:p>
          </table:table-cell>
          <table:table-cell/>
          <table:table-cell table:formula="of:=[$master.N4]" office:value-type="string" office:string-value="Management 13" calcext:value-type="string">
            <text:p>Management 13</text:p>
          </table:table-cell>
          <table:table-cell table:formula="of:=[$master.H4]" office:value-type="string" office:string-value="Manager" calcext:value-type="string">
            <text:p>Manager</text:p>
          </table:table-cell>
          <table:table-cell table:formula="of:=[$master.G4]" office:value-type="string" office:string-value="appleton" calcext:value-type="string">
            <text:p>appleton</text:p>
          </table:table-cell>
        </table:table-row>
        <table:table-row table:style-name="ro1">
          <table:table-cell table:formula="of:=[$master.F5]" office:value-type="string" office:string-value="barmstrong" calcext:value-type="string">
            <text:p>barmstrong</text:p>
          </table:table-cell>
          <table:table-cell table:formula="of:=[$master.C5]" office:value-type="string" office:string-value="Armstrong" calcext:value-type="string">
            <text:p>Armstrong</text:p>
          </table:table-cell>
          <table:table-cell table:formula="of:=[$master.B5]" office:value-type="string" office:string-value="Bub" calcext:value-type="string">
            <text:p>Bub</text:p>
          </table:table-cell>
          <table:table-cell table:formula="of:=[$master.W5]" office:value-type="string" office:string-value="1-315-123-4567" calcext:value-type="string">
            <text:p>1-315-123-4567</text:p>
          </table:table-cell>
          <table:table-cell table:formula="of:=[$master.M5]" office:value-type="string" office:string-value="barmstrong@whizzer.local" calcext:value-type="string">
            <text:p>barmstrong@whizzer.local</text:p>
          </table:table-cell>
          <table:table-cell table:style-name="ce14" table:formula="of:=CONCATENATE(LEFT([.C4];1);LEFT([.B4];1))" office:value-type="string" office:string-value="BA" calcext:value-type="string">
            <text:p>BA</text:p>
          </table:table-cell>
          <table:table-cell table:formula="of:=[$master.Y5]" office:value-type="string" office:string-value="#3 - 2 Swift Way" calcext:value-type="string">
            <text:p>#3 - 2 Swift Way</text:p>
          </table:table-cell>
          <table:table-cell table:formula="of:=[$master.AB5]" office:value-type="float" office:value="13054" calcext:value-type="float">
            <text:p>13054</text:p>
          </table:table-cell>
          <table:table-cell table:formula="of:=[$master.Z5]" office:value-type="string" office:string-value="Shopton" calcext:value-type="string">
            <text:p>Shopton</text:p>
          </table:table-cell>
          <table:table-cell table:formula="of:=[$master.AA5]" office:value-type="string" office:string-value="NY" calcext:value-type="string">
            <text:p>NY</text:p>
          </table:table-cell>
          <table:table-cell table:formula="of:=[$master.AC5]" office:value-type="string" office:string-value="USA" calcext:value-type="string">
            <text:p>USA</text:p>
          </table:table-cell>
          <table:table-cell table:formula="of:=[$master.L5]" office:value-type="string" office:string-value="Mechanical Engineer" calcext:value-type="string">
            <text:p>Mechanical Engineer</text:p>
          </table:table-cell>
          <table:table-cell table:style-name="ce15" table:formula="of:=[$master.E5]" office:value-type="date" office:date-value="1959-03-01" calcext:value-type="date">
            <text:p>1959-03-01</text:p>
          </table:table-cell>
          <table:table-cell table:formula="of:=[$master.O5]" office:value-type="string" office:string-value="Engineering" calcext:value-type="string">
            <text:p>Engineering</text:p>
          </table:table-cell>
          <table:table-cell table:formula="of:=[$master.K5]" office:value-type="string" office:string-value="Swift Construction Company" calcext:value-type="string">
            <text:p>Swift Construction Company</text:p>
          </table:table-cell>
          <table:table-cell table:formula="of:=[$master.Q5]" office:value-type="string" office:string-value="Tom Swift" calcext:value-type="string">
            <text:p>Tom Swift</text:p>
          </table:table-cell>
          <table:table-cell table:formula="of:=[$master.N5]" office:value-type="string" office:string-value="Professional Technical 09" calcext:value-type="string">
            <text:p>Professional Technical 09</text:p>
          </table:table-cell>
          <table:table-cell table:formula="of:=[$master.H5]" office:value-type="string" office:string-value="Team Member" calcext:value-type="string">
            <text:p>Team Member</text:p>
          </table:table-cell>
          <table:table-cell table:formula="of:=[$master.G5]" office:value-type="string" office:string-value="appleton" calcext:value-type="string">
            <text:p>appleton</text:p>
          </table:table-cell>
        </table:table-row>
        <table:table-row table:style-name="ro1">
          <table:table-cell table:formula="of:=[$master.F6]" office:value-type="string" office:string-value="fmason" calcext:value-type="string">
            <text:p>fmason</text:p>
          </table:table-cell>
          <table:table-cell table:formula="of:=[$master.C6]" office:value-type="string" office:string-value="Mason" calcext:value-type="string">
            <text:p>Mason</text:p>
          </table:table-cell>
          <table:table-cell table:formula="of:=[$master.B6]" office:value-type="string" office:string-value="Frank" calcext:value-type="string">
            <text:p>Frank</text:p>
          </table:table-cell>
          <table:table-cell table:formula="of:=[$master.W6]" office:value-type="string" office:string-value="1-315-123-4567" calcext:value-type="string">
            <text:p>1-315-123-4567</text:p>
          </table:table-cell>
          <table:table-cell table:formula="of:=[$master.M6]" office:value-type="string" office:string-value="fmason@whizzer.local" calcext:value-type="string">
            <text:p>fmason@whizzer.local</text:p>
          </table:table-cell>
          <table:table-cell table:style-name="ce14" table:formula="of:=CONCATENATE(LEFT([.C5];1);LEFT([.B5];1))" office:value-type="string" office:string-value="FM" calcext:value-type="string">
            <text:p>FM</text:p>
          </table:table-cell>
          <table:table-cell table:formula="of:=[$master.Y6]" office:value-type="string" office:string-value="#4 - 2 Swift Way" calcext:value-type="string">
            <text:p>#4 - 2 Swift Way</text:p>
          </table:table-cell>
          <table:table-cell table:formula="of:=[$master.AB6]" office:value-type="float" office:value="13054" calcext:value-type="float">
            <text:p>13054</text:p>
          </table:table-cell>
          <table:table-cell table:formula="of:=[$master.Z6]" office:value-type="string" office:string-value="Shopton" calcext:value-type="string">
            <text:p>Shopton</text:p>
          </table:table-cell>
          <table:table-cell table:formula="of:=[$master.AA6]" office:value-type="string" office:string-value="NY" calcext:value-type="string">
            <text:p>NY</text:p>
          </table:table-cell>
          <table:table-cell table:formula="of:=[$master.AC6]" office:value-type="string" office:string-value="USA" calcext:value-type="string">
            <text:p>USA</text:p>
          </table:table-cell>
          <table:table-cell table:formula="of:=[$master.L6]" office:value-type="string" office:string-value="Engineering Project Coordinator" calcext:value-type="string">
            <text:p>Engineering Project Coordinator</text:p>
          </table:table-cell>
          <table:table-cell table:style-name="ce15" table:formula="of:=[$master.E6]" office:value-type="date" office:date-value="1959-04-01" calcext:value-type="date">
            <text:p>1959-04-01</text:p>
          </table:table-cell>
          <table:table-cell table:formula="of:=[$master.O6]" office:value-type="string" office:string-value="Engineering" calcext:value-type="string">
            <text:p>Engineering</text:p>
          </table:table-cell>
          <table:table-cell table:formula="of:=[$master.K6]" office:value-type="string" office:string-value="Swift Construction Company" calcext:value-type="string">
            <text:p>Swift Construction Company</text:p>
          </table:table-cell>
          <table:table-cell table:formula="of:=[$master.Q6]" office:value-type="string" office:string-value="Tom Swift" calcext:value-type="string">
            <text:p>Tom Swift</text:p>
          </table:table-cell>
          <table:table-cell table:formula="of:=[$master.N6]" office:value-type="string" office:string-value="Professional Technical 09" calcext:value-type="string">
            <text:p>Professional Technical 09</text:p>
          </table:table-cell>
          <table:table-cell table:formula="of:=[$master.H6]" office:value-type="string" office:string-value="Team Member" calcext:value-type="string">
            <text:p>Team Member</text:p>
          </table:table-cell>
          <table:table-cell table:formula="of:=[$master.G6]" office:value-type="string" office:string-value="appleton" calcext:value-type="string">
            <text:p>appleton</text:p>
          </table:table-cell>
        </table:table-row>
        <table:table-row table:style-name="ro1">
          <table:table-cell table:formula="of:=[$master.F7]" office:value-type="string" office:string-value="gjackson" calcext:value-type="string">
            <text:p>gjackson</text:p>
          </table:table-cell>
          <table:table-cell table:formula="of:=[$master.C7]" office:value-type="string" office:string-value="Jackson" calcext:value-type="string">
            <text:p>Jackson</text:p>
          </table:table-cell>
          <table:table-cell table:formula="of:=[$master.B7]" office:value-type="string" office:string-value="Garret" calcext:value-type="string">
            <text:p>Garret</text:p>
          </table:table-cell>
          <table:table-cell table:formula="of:=[$master.W7]" office:value-type="string" office:string-value="1-315-123-4567" calcext:value-type="string">
            <text:p>1-315-123-4567</text:p>
          </table:table-cell>
          <table:table-cell table:formula="of:=[$master.M7]" office:value-type="string" office:string-value="gjackson@whizzer.local" calcext:value-type="string">
            <text:p>gjackson@whizzer.local</text:p>
          </table:table-cell>
          <table:table-cell table:style-name="ce14" table:formula="of:=CONCATENATE(LEFT([.C6];1);LEFT([.B6];1))" office:value-type="string" office:string-value="GJ" calcext:value-type="string">
            <text:p>GJ</text:p>
          </table:table-cell>
          <table:table-cell table:formula="of:=[$master.Y7]" office:value-type="string" office:string-value="#5 - 2 Swift Way" calcext:value-type="string">
            <text:p>#5 - 2 Swift Way</text:p>
          </table:table-cell>
          <table:table-cell table:formula="of:=[$master.AB7]" office:value-type="float" office:value="13054" calcext:value-type="float">
            <text:p>13054</text:p>
          </table:table-cell>
          <table:table-cell table:formula="of:=[$master.Z7]" office:value-type="string" office:string-value="Shopton" calcext:value-type="string">
            <text:p>Shopton</text:p>
          </table:table-cell>
          <table:table-cell table:formula="of:=[$master.AA7]" office:value-type="string" office:string-value="NY" calcext:value-type="string">
            <text:p>NY</text:p>
          </table:table-cell>
          <table:table-cell table:formula="of:=[$master.AC7]" office:value-type="string" office:string-value="USA" calcext:value-type="string">
            <text:p>USA</text:p>
          </table:table-cell>
          <table:table-cell table:formula="of:=[$master.L7]" office:value-type="string" office:string-value="Production Planner" calcext:value-type="string">
            <text:p>Production Planner</text:p>
          </table:table-cell>
          <table:table-cell table:style-name="ce15" table:formula="of:=[$master.E7]" office:value-type="date" office:date-value="1959-05-01" calcext:value-type="date">
            <text:p>1959-05-01</text:p>
          </table:table-cell>
          <table:table-cell table:formula="of:=[$master.O7]" office:value-type="string" office:string-value="Manufacturing" calcext:value-type="string">
            <text:p>Manufacturing</text:p>
          </table:table-cell>
          <table:table-cell table:formula="of:=[$master.K7]" office:value-type="string" office:string-value="Swift Construction Company" calcext:value-type="string">
            <text:p>Swift Construction Company</text:p>
          </table:table-cell>
          <table:table-cell table:formula="of:=[$master.Q7]" office:value-type="string" office:string-value="Miguel DeLazes" calcext:value-type="string">
            <text:p>Miguel DeLazes</text:p>
          </table:table-cell>
          <table:table-cell table:formula="of:=[$master.N7]" office:value-type="string" office:string-value="Management 06" calcext:value-type="string">
            <text:p>Management 06</text:p>
          </table:table-cell>
          <table:table-cell table:formula="of:=[$master.H7]" office:value-type="string" office:string-value="Team Member" calcext:value-type="string">
            <text:p>Team Member</text:p>
          </table:table-cell>
          <table:table-cell table:formula="of:=[$master.G7]" office:value-type="string" office:string-value="appleton" calcext:value-type="string">
            <text:p>appleton</text:p>
          </table:table-cell>
        </table:table-row>
        <table:table-row table:style-name="ro1">
          <table:table-cell table:formula="of:=[$master.F8]" office:value-type="string" office:string-value="hbaldwin" calcext:value-type="string">
            <text:p>hbaldwin</text:p>
          </table:table-cell>
          <table:table-cell table:formula="of:=[$master.C8]" office:value-type="string" office:string-value="Baldwin" calcext:value-type="string">
            <text:p>Baldwin</text:p>
          </table:table-cell>
          <table:table-cell table:formula="of:=[$master.B8]" office:value-type="string" office:string-value="Hank" calcext:value-type="string">
            <text:p>Hank</text:p>
          </table:table-cell>
          <table:table-cell table:formula="of:=[$master.W8]" office:value-type="string" office:string-value="1-315-123-4567" calcext:value-type="string">
            <text:p>1-315-123-4567</text:p>
          </table:table-cell>
          <table:table-cell table:formula="of:=[$master.M8]" office:value-type="string" office:string-value="hbaldwin@whizzer.local" calcext:value-type="string">
            <text:p>hbaldwin@whizzer.local</text:p>
          </table:table-cell>
          <table:table-cell table:style-name="ce14" table:formula="of:=CONCATENATE(LEFT([.C7];1);LEFT([.B7];1))" office:value-type="string" office:string-value="HB" calcext:value-type="string">
            <text:p>HB</text:p>
          </table:table-cell>
          <table:table-cell table:formula="of:=[$master.Y8]" office:value-type="string" office:string-value="#6 - 2 Swift Way" calcext:value-type="string">
            <text:p>#6 - 2 Swift Way</text:p>
          </table:table-cell>
          <table:table-cell table:formula="of:=[$master.AB8]" office:value-type="float" office:value="13054" calcext:value-type="float">
            <text:p>13054</text:p>
          </table:table-cell>
          <table:table-cell table:formula="of:=[$master.Z8]" office:value-type="string" office:string-value="Shopton" calcext:value-type="string">
            <text:p>Shopton</text:p>
          </table:table-cell>
          <table:table-cell table:formula="of:=[$master.AA8]" office:value-type="string" office:string-value="NY" calcext:value-type="string">
            <text:p>NY</text:p>
          </table:table-cell>
          <table:table-cell table:formula="of:=[$master.AC8]" office:value-type="string" office:string-value="USA" calcext:value-type="string">
            <text:p>USA</text:p>
          </table:table-cell>
          <table:table-cell table:formula="of:=[$master.L8]" office:value-type="string" office:string-value="Lead Hand" calcext:value-type="string">
            <text:p>Lead Hand</text:p>
          </table:table-cell>
          <table:table-cell table:style-name="ce15" table:formula="of:=[$master.E8]" office:value-type="date" office:date-value="1959-06-01" calcext:value-type="date">
            <text:p>1959-06-01</text:p>
          </table:table-cell>
          <table:table-cell table:formula="of:=[$master.O8]" office:value-type="string" office:string-value="Manufacturing" calcext:value-type="string">
            <text:p>Manufacturing</text:p>
          </table:table-cell>
          <table:table-cell table:formula="of:=[$master.K8]" office:value-type="string" office:string-value="Swift Construction Company" calcext:value-type="string">
            <text:p>Swift Construction Company</text:p>
          </table:table-cell>
          <table:table-cell table:formula="of:=[$master.Q8]" office:value-type="string" office:string-value="Miguel DeLazes" calcext:value-type="string">
            <text:p>Miguel DeLazes</text:p>
          </table:table-cell>
          <table:table-cell table:formula="of:=[$master.N8]" office:value-type="string" office:string-value="Production 05" calcext:value-type="string">
            <text:p>Production 05</text:p>
          </table:table-cell>
          <table:table-cell table:formula="of:=[$master.H8]" office:value-type="string" office:string-value="Team Member" calcext:value-type="string">
            <text:p>Team Member</text:p>
          </table:table-cell>
          <table:table-cell table:formula="of:=[$master.G8]" office:value-type="string" office:string-value="appleton" calcext:value-type="string">
            <text:p>appleton</text:p>
          </table:table-cell>
        </table:table-row>
        <table:table-row table:style-name="ro1">
          <table:table-cell table:formula="of:=[$master.F9]" office:value-type="string" office:string-value="hrandall" calcext:value-type="string">
            <text:p>hrandall</text:p>
          </table:table-cell>
          <table:table-cell table:formula="of:=[$master.C9]" office:value-type="string" office:string-value="Randall" calcext:value-type="string">
            <text:p>Randall</text:p>
          </table:table-cell>
          <table:table-cell table:formula="of:=[$master.B9]" office:value-type="string" office:string-value="Helen" calcext:value-type="string">
            <text:p>Helen</text:p>
          </table:table-cell>
          <table:table-cell table:formula="of:=[$master.W9]" office:value-type="string" office:string-value="1-315-123-4567" calcext:value-type="string">
            <text:p>1-315-123-4567</text:p>
          </table:table-cell>
          <table:table-cell table:formula="of:=[$master.M9]" office:value-type="string" office:string-value="hrandall@whizzer.local" calcext:value-type="string">
            <text:p>hrandall@whizzer.local</text:p>
          </table:table-cell>
          <table:table-cell table:style-name="ce14" table:formula="of:=CONCATENATE(LEFT([.C8];1);LEFT([.B8];1))" office:value-type="string" office:string-value="HR" calcext:value-type="string">
            <text:p>HR</text:p>
          </table:table-cell>
          <table:table-cell table:formula="of:=[$master.Y9]" office:value-type="string" office:string-value="#7 - 2 Swift Way" calcext:value-type="string">
            <text:p>#7 - 2 Swift Way</text:p>
          </table:table-cell>
          <table:table-cell table:formula="of:=[$master.AB9]" office:value-type="float" office:value="13054" calcext:value-type="float">
            <text:p>13054</text:p>
          </table:table-cell>
          <table:table-cell table:formula="of:=[$master.Z9]" office:value-type="string" office:string-value="Shopton" calcext:value-type="string">
            <text:p>Shopton</text:p>
          </table:table-cell>
          <table:table-cell table:formula="of:=[$master.AA9]" office:value-type="string" office:string-value="NY" calcext:value-type="string">
            <text:p>NY</text:p>
          </table:table-cell>
          <table:table-cell table:formula="of:=[$master.AC9]" office:value-type="string" office:string-value="USA" calcext:value-type="string">
            <text:p>USA</text:p>
          </table:table-cell>
          <table:table-cell table:formula="of:=[$master.L9]" office:value-type="string" office:string-value="AP Clerk" calcext:value-type="string">
            <text:p>AP Clerk</text:p>
          </table:table-cell>
          <table:table-cell table:style-name="ce15" table:formula="of:=[$master.E9]" office:value-type="date" office:date-value="1959-07-01" calcext:value-type="date">
            <text:p>1959-07-01</text:p>
          </table:table-cell>
          <table:table-cell table:formula="of:=[$master.O9]" office:value-type="string" office:string-value="Finance" calcext:value-type="string">
            <text:p>Finance</text:p>
          </table:table-cell>
          <table:table-cell table:formula="of:=[$master.K9]" office:value-type="string" office:string-value="Swift Construction Company" calcext:value-type="string">
            <text:p>Swift Construction Company</text:p>
          </table:table-cell>
          <table:table-cell table:formula="of:=[$master.Q9]" office:value-type="string" office:string-value="Ned Newton" calcext:value-type="string">
            <text:p>Ned Newton</text:p>
          </table:table-cell>
          <table:table-cell table:formula="of:=[$master.N9]" office:value-type="string" office:string-value="Clerical 02" calcext:value-type="string">
            <text:p>Clerical 02</text:p>
          </table:table-cell>
          <table:table-cell table:formula="of:=[$master.H9]" office:value-type="string" office:string-value="Team Member" calcext:value-type="string">
            <text:p>Team Member</text:p>
          </table:table-cell>
          <table:table-cell table:formula="of:=[$master.G9]" office:value-type="string" office:string-value="appleton" calcext:value-type="string">
            <text:p>appleton</text:p>
          </table:table-cell>
        </table:table-row>
        <table:table-row table:style-name="ro1">
          <table:table-cell table:formula="of:=[$master.F10]" office:value-type="string" office:string-value="jwood" calcext:value-type="string">
            <text:p>jwood</text:p>
          </table:table-cell>
          <table:table-cell table:formula="of:=[$master.C10]" office:value-type="string" office:string-value="Wood" calcext:value-type="string">
            <text:p>Wood</text:p>
          </table:table-cell>
          <table:table-cell table:formula="of:=[$master.B10]" office:value-type="string" office:string-value="Jacab" calcext:value-type="string">
            <text:p>Jacab</text:p>
          </table:table-cell>
          <table:table-cell table:formula="of:=[$master.W10]" office:value-type="string" office:string-value="1-315-123-4567" calcext:value-type="string">
            <text:p>1-315-123-4567</text:p>
          </table:table-cell>
          <table:table-cell table:formula="of:=[$master.M10]" office:value-type="string" office:string-value="jwood@whizzer.local" calcext:value-type="string">
            <text:p>jwood@whizzer.local</text:p>
          </table:table-cell>
          <table:table-cell table:style-name="ce14" table:formula="of:=CONCATENATE(LEFT([.C9];1);LEFT([.B9];1))" office:value-type="string" office:string-value="JW" calcext:value-type="string">
            <text:p>JW</text:p>
          </table:table-cell>
          <table:table-cell table:formula="of:=[$master.Y10]" office:value-type="string" office:string-value="#8 - 2 Swift Way" calcext:value-type="string">
            <text:p>#8 - 2 Swift Way</text:p>
          </table:table-cell>
          <table:table-cell table:formula="of:=[$master.AB10]" office:value-type="float" office:value="13054" calcext:value-type="float">
            <text:p>13054</text:p>
          </table:table-cell>
          <table:table-cell table:formula="of:=[$master.Z10]" office:value-type="string" office:string-value="Shopton" calcext:value-type="string">
            <text:p>Shopton</text:p>
          </table:table-cell>
          <table:table-cell table:formula="of:=[$master.AA10]" office:value-type="string" office:string-value="NY" calcext:value-type="string">
            <text:p>NY</text:p>
          </table:table-cell>
          <table:table-cell table:formula="of:=[$master.AC10]" office:value-type="string" office:string-value="USA" calcext:value-type="string">
            <text:p>USA</text:p>
          </table:table-cell>
          <table:table-cell table:formula="of:=[$master.L10]" office:value-type="string" office:string-value="Sales Agent" calcext:value-type="string">
            <text:p>Sales Agent</text:p>
          </table:table-cell>
          <table:table-cell table:style-name="ce15" table:formula="of:=[$master.E10]" office:value-type="date" office:date-value="1959-08-01" calcext:value-type="date">
            <text:p>1959-08-01</text:p>
          </table:table-cell>
          <table:table-cell table:formula="of:=[$master.O10]" office:value-type="string" office:string-value="Sales &amp; Marketing" calcext:value-type="string">
            <text:p>Sales &amp; Marketing</text:p>
          </table:table-cell>
          <table:table-cell table:formula="of:=[$master.K10]" office:value-type="string" office:string-value="Swift Construction Company" calcext:value-type="string">
            <text:p>Swift Construction Company</text:p>
          </table:table-cell>
          <table:table-cell table:formula="of:=[$master.Q10]" office:value-type="string" office:string-value="James Period" calcext:value-type="string">
            <text:p>James Period</text:p>
          </table:table-cell>
          <table:table-cell table:formula="of:=[$master.N10]" office:value-type="string" office:string-value="Sales &amp; Marketing 07" calcext:value-type="string">
            <text:p>Sales &amp; Marketing 07</text:p>
          </table:table-cell>
          <table:table-cell table:formula="of:=[$master.H10]" office:value-type="string" office:string-value="Team Member" calcext:value-type="string">
            <text:p>Team Member</text:p>
          </table:table-cell>
          <table:table-cell table:formula="of:=[$master.G10]" office:value-type="string" office:string-value="appleton" calcext:value-type="string">
            <text:p>appleton</text:p>
          </table:table-cell>
        </table:table-row>
        <table:table-row table:style-name="ro1">
          <table:table-cell table:formula="of:=[$master.F11]" office:value-type="string" office:string-value="jperiod" calcext:value-type="string">
            <text:p>jperiod</text:p>
          </table:table-cell>
          <table:table-cell table:formula="of:=[$master.C11]" office:value-type="string" office:string-value="Period" calcext:value-type="string">
            <text:p>Period</text:p>
          </table:table-cell>
          <table:table-cell table:formula="of:=[$master.B11]" office:value-type="string" office:string-value="James" calcext:value-type="string">
            <text:p>James</text:p>
          </table:table-cell>
          <table:table-cell table:formula="of:=[$master.W11]" office:value-type="string" office:string-value="1-315-123-4567" calcext:value-type="string">
            <text:p>1-315-123-4567</text:p>
          </table:table-cell>
          <table:table-cell table:formula="of:=[$master.M11]" office:value-type="string" office:string-value="jperiod@whizzer.local" calcext:value-type="string">
            <text:p>jperiod@whizzer.local</text:p>
          </table:table-cell>
          <table:table-cell table:style-name="ce14" table:formula="of:=CONCATENATE(LEFT([.C10];1);LEFT([.B10];1))" office:value-type="string" office:string-value="JP" calcext:value-type="string">
            <text:p>JP</text:p>
          </table:table-cell>
          <table:table-cell table:formula="of:=[$master.Y11]" office:value-type="string" office:string-value="#9 - 2 Swift Way" calcext:value-type="string">
            <text:p>#9 - 2 Swift Way</text:p>
          </table:table-cell>
          <table:table-cell table:formula="of:=[$master.AB11]" office:value-type="float" office:value="13054" calcext:value-type="float">
            <text:p>13054</text:p>
          </table:table-cell>
          <table:table-cell table:formula="of:=[$master.Z11]" office:value-type="string" office:string-value="Shopton" calcext:value-type="string">
            <text:p>Shopton</text:p>
          </table:table-cell>
          <table:table-cell table:formula="of:=[$master.AA11]" office:value-type="string" office:string-value="NY" calcext:value-type="string">
            <text:p>NY</text:p>
          </table:table-cell>
          <table:table-cell table:formula="of:=[$master.AC11]" office:value-type="string" office:string-value="USA" calcext:value-type="string">
            <text:p>USA</text:p>
          </table:table-cell>
          <table:table-cell table:formula="of:=[$master.L11]" office:value-type="string" office:string-value="Director, Sales &amp; Marketing" calcext:value-type="string">
            <text:p>Director, Sales &amp; Marketing</text:p>
          </table:table-cell>
          <table:table-cell table:style-name="ce15" table:formula="of:=[$master.E11]" office:value-type="date" office:date-value="1959-09-01" calcext:value-type="date">
            <text:p>1959-09-01</text:p>
          </table:table-cell>
          <table:table-cell table:formula="of:=[$master.O11]" office:value-type="string" office:string-value="Sales &amp; Marketing" calcext:value-type="string">
            <text:p>Sales &amp; Marketing</text:p>
          </table:table-cell>
          <table:table-cell table:formula="of:=[$master.K11]" office:value-type="string" office:string-value="Swift Construction Company" calcext:value-type="string">
            <text:p>Swift Construction Company</text:p>
          </table:table-cell>
          <table:table-cell table:formula="of:=[$master.Q11]" office:value-type="string" office:string-value="Barton Swift" calcext:value-type="string">
            <text:p>Barton Swift</text:p>
          </table:table-cell>
          <table:table-cell table:formula="of:=[$master.N11]" office:value-type="string" office:string-value="Management 10" calcext:value-type="string">
            <text:p>Management 10</text:p>
          </table:table-cell>
          <table:table-cell table:formula="of:=[$master.H11]" office:value-type="string" office:string-value="Manager" calcext:value-type="string">
            <text:p>Manager</text:p>
          </table:table-cell>
          <table:table-cell table:formula="of:=[$master.G11]" office:value-type="string" office:string-value="appleton" calcext:value-type="string">
            <text:p>appleton</text:p>
          </table:table-cell>
        </table:table-row>
        <table:table-row table:style-name="ro1">
          <table:table-cell table:formula="of:=[$master.F12]" office:value-type="string" office:string-value="jhaddon" calcext:value-type="string">
            <text:p>jhaddon</text:p>
          </table:table-cell>
          <table:table-cell table:formula="of:=[$master.C12]" office:value-type="string" office:string-value="Haddon" calcext:value-type="string">
            <text:p>Haddon</text:p>
          </table:table-cell>
          <table:table-cell table:formula="of:=[$master.B12]" office:value-type="string" office:string-value="Jennie" calcext:value-type="string">
            <text:p>Jennie</text:p>
          </table:table-cell>
          <table:table-cell table:formula="of:=[$master.W12]" office:value-type="string" office:string-value="1-315-123-4567" calcext:value-type="string">
            <text:p>1-315-123-4567</text:p>
          </table:table-cell>
          <table:table-cell table:formula="of:=[$master.M12]" office:value-type="string" office:string-value="jhaddon@whizzer.local" calcext:value-type="string">
            <text:p>jhaddon@whizzer.local</text:p>
          </table:table-cell>
          <table:table-cell table:style-name="ce14" table:formula="of:=CONCATENATE(LEFT([.C11];1);LEFT([.B11];1))" office:value-type="string" office:string-value="JH" calcext:value-type="string">
            <text:p>JH</text:p>
          </table:table-cell>
          <table:table-cell table:formula="of:=[$master.Y12]" office:value-type="string" office:string-value="#10 - 2 Swift Way" calcext:value-type="string">
            <text:p>#10 - 2 Swift Way</text:p>
          </table:table-cell>
          <table:table-cell table:formula="of:=[$master.AB12]" office:value-type="float" office:value="13054" calcext:value-type="float">
            <text:p>13054</text:p>
          </table:table-cell>
          <table:table-cell table:formula="of:=[$master.Z12]" office:value-type="string" office:string-value="Shopton" calcext:value-type="string">
            <text:p>Shopton</text:p>
          </table:table-cell>
          <table:table-cell table:formula="of:=[$master.AA12]" office:value-type="string" office:string-value="NY" calcext:value-type="string">
            <text:p>NY</text:p>
          </table:table-cell>
          <table:table-cell table:formula="of:=[$master.AC12]" office:value-type="string" office:string-value="USA" calcext:value-type="string">
            <text:p>USA</text:p>
          </table:table-cell>
          <table:table-cell table:formula="of:=[$master.L12]" office:value-type="string" office:string-value="Buyer" calcext:value-type="string">
            <text:p>Buyer</text:p>
          </table:table-cell>
          <table:table-cell table:style-name="ce15" table:formula="of:=[$master.E12]" office:value-type="date" office:date-value="1959-10-01" calcext:value-type="date">
            <text:p>1959-10-01</text:p>
          </table:table-cell>
          <table:table-cell table:formula="of:=[$master.O12]" office:value-type="string" office:string-value="Manufacturing" calcext:value-type="string">
            <text:p>Manufacturing</text:p>
          </table:table-cell>
          <table:table-cell table:formula="of:=[$master.K12]" office:value-type="string" office:string-value="Swift Construction Company" calcext:value-type="string">
            <text:p>Swift Construction Company</text:p>
          </table:table-cell>
          <table:table-cell table:formula="of:=[$master.Q12]" office:value-type="string" office:string-value="Miguel DeLazes" calcext:value-type="string">
            <text:p>Miguel DeLazes</text:p>
          </table:table-cell>
          <table:table-cell table:formula="of:=[$master.N12]" office:value-type="string" office:string-value="Clerical 03" calcext:value-type="string">
            <text:p>Clerical 03</text:p>
          </table:table-cell>
          <table:table-cell table:formula="of:=[$master.H12]" office:value-type="string" office:string-value="Team Member" calcext:value-type="string">
            <text:p>Team Member</text:p>
          </table:table-cell>
          <table:table-cell table:formula="of:=[$master.G12]" office:value-type="string" office:string-value="appleton" calcext:value-type="string">
            <text:p>appleton</text:p>
          </table:table-cell>
        </table:table-row>
        <table:table-row table:style-name="ro1">
          <table:table-cell table:formula="of:=[$master.F13]" office:value-type="string" office:string-value="jmorse" calcext:value-type="string">
            <text:p>jmorse</text:p>
          </table:table-cell>
          <table:table-cell table:formula="of:=[$master.C13]" office:value-type="string" office:string-value="Morse" calcext:value-type="string">
            <text:p>Morse</text:p>
          </table:table-cell>
          <table:table-cell table:formula="of:=[$master.B13]" office:value-type="string" office:string-value="Jennie" calcext:value-type="string">
            <text:p>Jennie</text:p>
          </table:table-cell>
          <table:table-cell table:formula="of:=[$master.W13]" office:value-type="string" office:string-value="1-315-123-4567" calcext:value-type="string">
            <text:p>1-315-123-4567</text:p>
          </table:table-cell>
          <table:table-cell table:formula="of:=[$master.M13]" office:value-type="string" office:string-value="jmorse@whizzer.local" calcext:value-type="string">
            <text:p>jmorse@whizzer.local</text:p>
          </table:table-cell>
          <table:table-cell table:style-name="ce14" table:formula="of:=CONCATENATE(LEFT([.C12];1);LEFT([.B12];1))" office:value-type="string" office:string-value="JM" calcext:value-type="string">
            <text:p>JM</text:p>
          </table:table-cell>
          <table:table-cell table:formula="of:=[$master.Y13]" office:value-type="string" office:string-value="#11 - 2 Swift Way" calcext:value-type="string">
            <text:p>#11 - 2 Swift Way</text:p>
          </table:table-cell>
          <table:table-cell table:formula="of:=[$master.AB13]" office:value-type="float" office:value="13054" calcext:value-type="float">
            <text:p>13054</text:p>
          </table:table-cell>
          <table:table-cell table:formula="of:=[$master.Z13]" office:value-type="string" office:string-value="Shopton" calcext:value-type="string">
            <text:p>Shopton</text:p>
          </table:table-cell>
          <table:table-cell table:formula="of:=[$master.AA13]" office:value-type="string" office:string-value="NY" calcext:value-type="string">
            <text:p>NY</text:p>
          </table:table-cell>
          <table:table-cell table:formula="of:=[$master.AC13]" office:value-type="string" office:string-value="USA" calcext:value-type="string">
            <text:p>USA</text:p>
          </table:table-cell>
          <table:table-cell table:formula="of:=[$master.L13]" office:value-type="string" office:string-value="AR Clerk" calcext:value-type="string">
            <text:p>AR Clerk</text:p>
          </table:table-cell>
          <table:table-cell table:style-name="ce15" table:formula="of:=[$master.E13]" office:value-type="date" office:date-value="1959-11-01" calcext:value-type="date">
            <text:p>1959-11-01</text:p>
          </table:table-cell>
          <table:table-cell table:formula="of:=[$master.O13]" office:value-type="string" office:string-value="Finance" calcext:value-type="string">
            <text:p>Finance</text:p>
          </table:table-cell>
          <table:table-cell table:formula="of:=[$master.K13]" office:value-type="string" office:string-value="Swift Construction Company" calcext:value-type="string">
            <text:p>Swift Construction Company</text:p>
          </table:table-cell>
          <table:table-cell table:formula="of:=[$master.Q13]" office:value-type="string" office:string-value="Ned Newton" calcext:value-type="string">
            <text:p>Ned Newton</text:p>
          </table:table-cell>
          <table:table-cell table:formula="of:=[$master.N13]" office:value-type="string" office:string-value="Clerical 04" calcext:value-type="string">
            <text:p>Clerical 04</text:p>
          </table:table-cell>
          <table:table-cell table:formula="of:=[$master.H13]" office:value-type="string" office:string-value="Team Member" calcext:value-type="string">
            <text:p>Team Member</text:p>
          </table:table-cell>
          <table:table-cell table:formula="of:=[$master.G13]" office:value-type="string" office:string-value="appleton" calcext:value-type="string">
            <text:p>appleton</text:p>
          </table:table-cell>
        </table:table-row>
        <table:table-row table:style-name="ro1">
          <table:table-cell table:formula="of:=[$master.F14]" office:value-type="string" office:string-value="jsharp" calcext:value-type="string">
            <text:p>jsharp</text:p>
          </table:table-cell>
          <table:table-cell table:formula="of:=[$master.C14]" office:value-type="string" office:string-value="Sharp" calcext:value-type="string">
            <text:p>Sharp</text:p>
          </table:table-cell>
          <table:table-cell table:formula="of:=[$master.B14]" office:value-type="string" office:string-value="John" calcext:value-type="string">
            <text:p>John</text:p>
          </table:table-cell>
          <table:table-cell table:formula="of:=[$master.W14]" office:value-type="string" office:string-value="1-315-123-4567" calcext:value-type="string">
            <text:p>1-315-123-4567</text:p>
          </table:table-cell>
          <table:table-cell table:formula="of:=[$master.M14]" office:value-type="string" office:string-value="jsharp@whizzer.local" calcext:value-type="string">
            <text:p>jsharp@whizzer.local</text:p>
          </table:table-cell>
          <table:table-cell table:style-name="ce14" table:formula="of:=CONCATENATE(LEFT([.C13];1);LEFT([.B13];1))" office:value-type="string" office:string-value="JS" calcext:value-type="string">
            <text:p>JS</text:p>
          </table:table-cell>
          <table:table-cell table:formula="of:=[$master.Y14]" office:value-type="string" office:string-value="#12 - 2 Swift Way" calcext:value-type="string">
            <text:p>#12 - 2 Swift Way</text:p>
          </table:table-cell>
          <table:table-cell table:formula="of:=[$master.AB14]" office:value-type="float" office:value="13054" calcext:value-type="float">
            <text:p>13054</text:p>
          </table:table-cell>
          <table:table-cell table:formula="of:=[$master.Z14]" office:value-type="string" office:string-value="Shopton" calcext:value-type="string">
            <text:p>Shopton</text:p>
          </table:table-cell>
          <table:table-cell table:formula="of:=[$master.AA14]" office:value-type="string" office:string-value="NY" calcext:value-type="string">
            <text:p>NY</text:p>
          </table:table-cell>
          <table:table-cell table:formula="of:=[$master.AC14]" office:value-type="string" office:string-value="USA" calcext:value-type="string">
            <text:p>USA</text:p>
          </table:table-cell>
          <table:table-cell table:formula="of:=[$master.L14]" office:value-type="string" office:string-value="Director, Prod Mgmt" calcext:value-type="string">
            <text:p>Director, Prod Mgmt</text:p>
          </table:table-cell>
          <table:table-cell table:style-name="ce15" table:formula="of:=[$master.E14]" office:value-type="date" office:date-value="1959-12-01" calcext:value-type="date">
            <text:p>1959-12-01</text:p>
          </table:table-cell>
          <table:table-cell table:formula="of:=[$master.O14]" office:value-type="string" office:string-value="Product Management" calcext:value-type="string">
            <text:p>Product Management</text:p>
          </table:table-cell>
          <table:table-cell table:formula="of:=[$master.K14]" office:value-type="string" office:string-value="Swift Construction Company" calcext:value-type="string">
            <text:p>Swift Construction Company</text:p>
          </table:table-cell>
          <table:table-cell table:formula="of:=[$master.Q14]" office:value-type="string" office:string-value="Barton Swift" calcext:value-type="string">
            <text:p>Barton Swift</text:p>
          </table:table-cell>
          <table:table-cell table:formula="of:=[$master.N14]" office:value-type="string" office:string-value="Management 10" calcext:value-type="string">
            <text:p>Management 10</text:p>
          </table:table-cell>
          <table:table-cell table:formula="of:=[$master.H14]" office:value-type="string" office:string-value="Manager" calcext:value-type="string">
            <text:p>Manager</text:p>
          </table:table-cell>
          <table:table-cell table:formula="of:=[$master.G14]" office:value-type="string" office:string-value="appleton" calcext:value-type="string">
            <text:p>appleton</text:p>
          </table:table-cell>
        </table:table-row>
        <table:table-row table:style-name="ro1">
          <table:table-cell table:formula="of:=[$master.F15]" office:value-type="string" office:string-value="mbaggert" calcext:value-type="string">
            <text:p>mbaggert</text:p>
          </table:table-cell>
          <table:table-cell table:formula="of:=[$master.C15]" office:value-type="string" office:string-value="Baggert" calcext:value-type="string">
            <text:p>Baggert</text:p>
          </table:table-cell>
          <table:table-cell table:formula="of:=[$master.B15]" office:value-type="string" office:string-value="Martha" calcext:value-type="string">
            <text:p>Martha</text:p>
          </table:table-cell>
          <table:table-cell table:formula="of:=[$master.W15]" office:value-type="string" office:string-value="1-315-123-4567" calcext:value-type="string">
            <text:p>1-315-123-4567</text:p>
          </table:table-cell>
          <table:table-cell table:formula="of:=[$master.M15]" office:value-type="string" office:string-value="mbaggert@whizzer.local" calcext:value-type="string">
            <text:p>mbaggert@whizzer.local</text:p>
          </table:table-cell>
          <table:table-cell table:style-name="ce14" table:formula="of:=CONCATENATE(LEFT([.C14];1);LEFT([.B14];1))" office:value-type="string" office:string-value="MB" calcext:value-type="string">
            <text:p>MB</text:p>
          </table:table-cell>
          <table:table-cell table:formula="of:=[$master.Y15]" office:value-type="string" office:string-value="#13 - 2 Swift Way" calcext:value-type="string">
            <text:p>#13 - 2 Swift Way</text:p>
          </table:table-cell>
          <table:table-cell table:formula="of:=[$master.AB15]" office:value-type="float" office:value="13054" calcext:value-type="float">
            <text:p>13054</text:p>
          </table:table-cell>
          <table:table-cell table:formula="of:=[$master.Z15]" office:value-type="string" office:string-value="Shopton" calcext:value-type="string">
            <text:p>Shopton</text:p>
          </table:table-cell>
          <table:table-cell table:formula="of:=[$master.AA15]" office:value-type="string" office:string-value="NY" calcext:value-type="string">
            <text:p>NY</text:p>
          </table:table-cell>
          <table:table-cell table:formula="of:=[$master.AC15]" office:value-type="string" office:string-value="USA" calcext:value-type="string">
            <text:p>USA</text:p>
          </table:table-cell>
          <table:table-cell table:formula="of:=[$master.L15]" office:value-type="string" office:string-value="Director, Human Resources" calcext:value-type="string">
            <text:p>Director, Human Resources</text:p>
          </table:table-cell>
          <table:table-cell table:style-name="ce15" table:formula="of:=[$master.E15]" office:value-type="date" office:date-value="1935-01-01" calcext:value-type="date">
            <text:p>1935-01-01</text:p>
          </table:table-cell>
          <table:table-cell table:formula="of:=[$master.O15]" office:value-type="string" office:string-value="Human Resources" calcext:value-type="string">
            <text:p>Human Resources</text:p>
          </table:table-cell>
          <table:table-cell table:formula="of:=[$master.K15]" office:value-type="string" office:string-value="Swift Construction Company" calcext:value-type="string">
            <text:p>Swift Construction Company</text:p>
          </table:table-cell>
          <table:table-cell table:formula="of:=[$master.Q15]" office:value-type="string" office:string-value="Barton Swift" calcext:value-type="string">
            <text:p>Barton Swift</text:p>
          </table:table-cell>
          <table:table-cell table:formula="of:=[$master.N15]" office:value-type="string" office:string-value="Management 10" calcext:value-type="string">
            <text:p>Management 10</text:p>
          </table:table-cell>
          <table:table-cell table:formula="of:=[$master.H15]" office:value-type="string" office:string-value="Manager" calcext:value-type="string">
            <text:p>Manager</text:p>
          </table:table-cell>
          <table:table-cell table:formula="of:=[$master.G15]" office:value-type="string" office:string-value="appleton" calcext:value-type="string">
            <text:p>appleton</text:p>
          </table:table-cell>
        </table:table-row>
        <table:table-row table:style-name="ro1">
          <table:table-cell table:formula="of:=[$master.F16]" office:value-type="string" office:string-value="mnestor" calcext:value-type="string">
            <text:p>mnestor</text:p>
          </table:table-cell>
          <table:table-cell table:formula="of:=[$master.C16]" office:value-type="string" office:string-value="Nestor" calcext:value-type="string">
            <text:p>Nestor</text:p>
          </table:table-cell>
          <table:table-cell table:formula="of:=[$master.B16]" office:value-type="string" office:string-value="Mary" calcext:value-type="string">
            <text:p>Mary</text:p>
          </table:table-cell>
          <table:table-cell table:formula="of:=[$master.W16]" office:value-type="string" office:string-value="1-315-123-4567" calcext:value-type="string">
            <text:p>1-315-123-4567</text:p>
          </table:table-cell>
          <table:table-cell table:formula="of:=[$master.M16]" office:value-type="string" office:string-value="mnestor@whizzer.local" calcext:value-type="string">
            <text:p>mnestor@whizzer.local</text:p>
          </table:table-cell>
          <table:table-cell table:style-name="ce14" table:formula="of:=CONCATENATE(LEFT([.C15];1);LEFT([.B15];1))" office:value-type="string" office:string-value="MN" calcext:value-type="string">
            <text:p>MN</text:p>
          </table:table-cell>
          <table:table-cell table:formula="of:=[$master.Y16]" office:value-type="string" office:string-value="#14 - 2 Swift Way" calcext:value-type="string">
            <text:p>#14 - 2 Swift Way</text:p>
          </table:table-cell>
          <table:table-cell table:formula="of:=[$master.AB16]" office:value-type="float" office:value="13054" calcext:value-type="float">
            <text:p>13054</text:p>
          </table:table-cell>
          <table:table-cell table:formula="of:=[$master.Z16]" office:value-type="string" office:string-value="Shopton" calcext:value-type="string">
            <text:p>Shopton</text:p>
          </table:table-cell>
          <table:table-cell table:formula="of:=[$master.AA16]" office:value-type="string" office:string-value="NY" calcext:value-type="string">
            <text:p>NY</text:p>
          </table:table-cell>
          <table:table-cell table:formula="of:=[$master.AC16]" office:value-type="string" office:string-value="USA" calcext:value-type="string">
            <text:p>USA</text:p>
          </table:table-cell>
          <table:table-cell table:formula="of:=[$master.L16]" office:value-type="string" office:string-value="Director, MIS-IT" calcext:value-type="string">
            <text:p>Director, MIS-IT</text:p>
          </table:table-cell>
          <table:table-cell table:style-name="ce15" table:formula="of:=[$master.E16]" office:value-type="date" office:date-value="1965-03-14" calcext:value-type="date">
            <text:p>1965-03-14</text:p>
          </table:table-cell>
          <table:table-cell table:formula="of:=[$master.O16]" office:value-type="string" office:string-value="MIS/IT" calcext:value-type="string">
            <text:p>MIS/IT</text:p>
          </table:table-cell>
          <table:table-cell table:formula="of:=[$master.K16]" office:value-type="string" office:string-value="Swift Construction Company" calcext:value-type="string">
            <text:p>Swift Construction Company</text:p>
          </table:table-cell>
          <table:table-cell table:formula="of:=[$master.Q16]" office:value-type="string" office:string-value="Barton Swift" calcext:value-type="string">
            <text:p>Barton Swift</text:p>
          </table:table-cell>
          <table:table-cell table:formula="of:=[$master.N16]" office:value-type="string" office:string-value="Management 10" calcext:value-type="string">
            <text:p>Management 10</text:p>
          </table:table-cell>
          <table:table-cell table:formula="of:=[$master.H16]" office:value-type="string" office:string-value="Sysadmin" calcext:value-type="string">
            <text:p>Sysadmin</text:p>
          </table:table-cell>
          <table:table-cell table:formula="of:=[$master.G16]" office:value-type="string" office:string-value="appleton" calcext:value-type="string">
            <text:p>appleton</text:p>
          </table:table-cell>
        </table:table-row>
        <table:table-row table:style-name="ro1">
          <table:table-cell table:formula="of:=[$master.F17]" office:value-type="string" office:string-value="mblair" calcext:value-type="string">
            <text:p>mblair</text:p>
          </table:table-cell>
          <table:table-cell table:formula="of:=[$master.C17]" office:value-type="string" office:string-value="Blair" calcext:value-type="string">
            <text:p>Blair</text:p>
          </table:table-cell>
          <table:table-cell table:formula="of:=[$master.B17]" office:value-type="string" office:string-value="Minnie" calcext:value-type="string">
            <text:p>Minnie</text:p>
          </table:table-cell>
          <table:table-cell table:formula="of:=[$master.W17]" office:value-type="string" office:string-value="1-315-123-4567" calcext:value-type="string">
            <text:p>1-315-123-4567</text:p>
          </table:table-cell>
          <table:table-cell table:formula="of:=[$master.M17]" office:value-type="string" office:string-value="mblair@whizzer.local" calcext:value-type="string">
            <text:p>mblair@whizzer.local</text:p>
          </table:table-cell>
          <table:table-cell table:style-name="ce14" table:formula="of:=CONCATENATE(LEFT([.C16];1);LEFT([.B16];1))" office:value-type="string" office:string-value="MB" calcext:value-type="string">
            <text:p>MB</text:p>
          </table:table-cell>
          <table:table-cell table:formula="of:=[$master.Y17]" office:value-type="string" office:string-value="#15 - 2 Swift Way" calcext:value-type="string">
            <text:p>#15 - 2 Swift Way</text:p>
          </table:table-cell>
          <table:table-cell table:formula="of:=[$master.AB17]" office:value-type="float" office:value="13054" calcext:value-type="float">
            <text:p>13054</text:p>
          </table:table-cell>
          <table:table-cell table:formula="of:=[$master.Z17]" office:value-type="string" office:string-value="Shopton" calcext:value-type="string">
            <text:p>Shopton</text:p>
          </table:table-cell>
          <table:table-cell table:formula="of:=[$master.AA17]" office:value-type="string" office:string-value="NY" calcext:value-type="string">
            <text:p>NY</text:p>
          </table:table-cell>
          <table:table-cell table:formula="of:=[$master.AC17]" office:value-type="string" office:string-value="USA" calcext:value-type="string">
            <text:p>USA</text:p>
          </table:table-cell>
          <table:table-cell table:formula="of:=[$master.L17]" office:value-type="string" office:string-value="Software Engineer" calcext:value-type="string">
            <text:p>Software Engineer</text:p>
          </table:table-cell>
          <table:table-cell table:style-name="ce15" table:formula="of:=[$master.E17]" office:value-type="date" office:date-value="1960-03-01" calcext:value-type="date">
            <text:p>1960-03-01</text:p>
          </table:table-cell>
          <table:table-cell table:formula="of:=[$master.O17]" office:value-type="string" office:string-value="Engineering" calcext:value-type="string">
            <text:p>Engineering</text:p>
          </table:table-cell>
          <table:table-cell table:formula="of:=[$master.K17]" office:value-type="string" office:string-value="Swift Construction Company" calcext:value-type="string">
            <text:p>Swift Construction Company</text:p>
          </table:table-cell>
          <table:table-cell table:formula="of:=[$master.Q17]" office:value-type="string" office:string-value="Tom Swift" calcext:value-type="string">
            <text:p>Tom Swift</text:p>
          </table:table-cell>
          <table:table-cell table:formula="of:=[$master.N17]" office:value-type="string" office:string-value="Professional Technical 09" calcext:value-type="string">
            <text:p>Professional Technical 09</text:p>
          </table:table-cell>
          <table:table-cell table:formula="of:=[$master.H17]" office:value-type="string" office:string-value="Team Member" calcext:value-type="string">
            <text:p>Team Member</text:p>
          </table:table-cell>
          <table:table-cell table:formula="of:=[$master.G17]" office:value-type="string" office:string-value="appleton" calcext:value-type="string">
            <text:p>appleton</text:p>
          </table:table-cell>
        </table:table-row>
        <table:table-row table:style-name="ro1">
          <table:table-cell table:formula="of:=[$master.F18]" office:value-type="string" office:string-value="mdelazes" calcext:value-type="string">
            <text:p>mdelazes</text:p>
          </table:table-cell>
          <table:table-cell table:formula="of:=[$master.C18]" office:value-type="string" office:string-value="DeLazes" calcext:value-type="string">
            <text:p>DeLazes</text:p>
          </table:table-cell>
          <table:table-cell table:formula="of:=[$master.B18]" office:value-type="string" office:string-value="Miquel" calcext:value-type="string">
            <text:p>Miquel</text:p>
          </table:table-cell>
          <table:table-cell table:formula="of:=[$master.W18]" office:value-type="string" office:string-value="1-315-123-4567" calcext:value-type="string">
            <text:p>1-315-123-4567</text:p>
          </table:table-cell>
          <table:table-cell table:formula="of:=[$master.M18]" office:value-type="string" office:string-value="mdelazes@whizzer.local" calcext:value-type="string">
            <text:p>mdelazes@whizzer.local</text:p>
          </table:table-cell>
          <table:table-cell table:style-name="ce14" table:formula="of:=CONCATENATE(LEFT([.C17];1);LEFT([.B17];1))" office:value-type="string" office:string-value="MD" calcext:value-type="string">
            <text:p>MD</text:p>
          </table:table-cell>
          <table:table-cell table:formula="of:=[$master.Y18]" office:value-type="string" office:string-value="#16 - 2 Swift Way" calcext:value-type="string">
            <text:p>#16 - 2 Swift Way</text:p>
          </table:table-cell>
          <table:table-cell table:formula="of:=[$master.AB18]" office:value-type="float" office:value="13054" calcext:value-type="float">
            <text:p>13054</text:p>
          </table:table-cell>
          <table:table-cell table:formula="of:=[$master.Z18]" office:value-type="string" office:string-value="Shopton" calcext:value-type="string">
            <text:p>Shopton</text:p>
          </table:table-cell>
          <table:table-cell table:formula="of:=[$master.AA18]" office:value-type="string" office:string-value="NY" calcext:value-type="string">
            <text:p>NY</text:p>
          </table:table-cell>
          <table:table-cell table:formula="of:=[$master.AC18]" office:value-type="string" office:string-value="USA" calcext:value-type="string">
            <text:p>USA</text:p>
          </table:table-cell>
          <table:table-cell table:formula="of:=[$master.L18]" office:value-type="string" office:string-value="Director, Manufacturing" calcext:value-type="string">
            <text:p>Director, Manufacturing</text:p>
          </table:table-cell>
          <table:table-cell table:style-name="ce15" table:formula="of:=[$master.E18]" office:value-type="date" office:date-value="1960-04-01" calcext:value-type="date">
            <text:p>1960-04-01</text:p>
          </table:table-cell>
          <table:table-cell table:formula="of:=[$master.O18]" office:value-type="string" office:string-value="Manufacturing" calcext:value-type="string">
            <text:p>Manufacturing</text:p>
          </table:table-cell>
          <table:table-cell table:formula="of:=[$master.K18]" office:value-type="string" office:string-value="Swift Construction Company" calcext:value-type="string">
            <text:p>Swift Construction Company</text:p>
          </table:table-cell>
          <table:table-cell table:formula="of:=[$master.Q18]" office:value-type="string" office:string-value="Barton Swift" calcext:value-type="string">
            <text:p>Barton Swift</text:p>
          </table:table-cell>
          <table:table-cell table:formula="of:=[$master.N18]" office:value-type="string" office:string-value="Management 09" calcext:value-type="string">
            <text:p>Management 09</text:p>
          </table:table-cell>
          <table:table-cell table:formula="of:=[$master.H18]" office:value-type="string" office:string-value="Team Member" calcext:value-type="string">
            <text:p>Team Member</text:p>
          </table:table-cell>
          <table:table-cell table:formula="of:=[$master.G18]" office:value-type="string" office:string-value="appleton" calcext:value-type="string">
            <text:p>appleton</text:p>
          </table:table-cell>
        </table:table-row>
        <table:table-row table:style-name="ro1">
          <table:table-cell table:formula="of:=[$master.F19]" office:value-type="string" office:string-value="nnewton" calcext:value-type="string">
            <text:p>nnewton</text:p>
          </table:table-cell>
          <table:table-cell table:formula="of:=[$master.C19]" office:value-type="string" office:string-value="Newton" calcext:value-type="string">
            <text:p>Newton</text:p>
          </table:table-cell>
          <table:table-cell table:formula="of:=[$master.B19]" office:value-type="string" office:string-value="Ned" calcext:value-type="string">
            <text:p>Ned</text:p>
          </table:table-cell>
          <table:table-cell table:formula="of:=[$master.W19]" office:value-type="string" office:string-value="1-315-123-4567" calcext:value-type="string">
            <text:p>1-315-123-4567</text:p>
          </table:table-cell>
          <table:table-cell table:formula="of:=[$master.M19]" office:value-type="string" office:string-value="nnewton@whizzer.local" calcext:value-type="string">
            <text:p>nnewton@whizzer.local</text:p>
          </table:table-cell>
          <table:table-cell table:style-name="ce14" table:formula="of:=CONCATENATE(LEFT([.C18];1);LEFT([.B18];1))" office:value-type="string" office:string-value="NN" calcext:value-type="string">
            <text:p>NN</text:p>
          </table:table-cell>
          <table:table-cell table:formula="of:=[$master.Y19]" office:value-type="string" office:string-value="#17 - 2 Swift Way" calcext:value-type="string">
            <text:p>#17 - 2 Swift Way</text:p>
          </table:table-cell>
          <table:table-cell table:formula="of:=[$master.AB19]" office:value-type="float" office:value="13054" calcext:value-type="float">
            <text:p>13054</text:p>
          </table:table-cell>
          <table:table-cell table:formula="of:=[$master.Z19]" office:value-type="string" office:string-value="Shopton" calcext:value-type="string">
            <text:p>Shopton</text:p>
          </table:table-cell>
          <table:table-cell table:formula="of:=[$master.AA19]" office:value-type="string" office:string-value="NY" calcext:value-type="string">
            <text:p>NY</text:p>
          </table:table-cell>
          <table:table-cell table:formula="of:=[$master.AC19]" office:value-type="string" office:string-value="USA" calcext:value-type="string">
            <text:p>USA</text:p>
          </table:table-cell>
          <table:table-cell table:formula="of:=[$master.L19]" office:value-type="string" office:string-value="Chief Financial Officer" calcext:value-type="string">
            <text:p>Chief Financial Officer</text:p>
          </table:table-cell>
          <table:table-cell table:style-name="ce15" table:formula="of:=[$master.E19]" office:value-type="date" office:date-value="1960-05-01" calcext:value-type="date">
            <text:p>1960-05-01</text:p>
          </table:table-cell>
          <table:table-cell table:formula="of:=[$master.O19]" office:value-type="string" office:string-value="Finance" calcext:value-type="string">
            <text:p>Finance</text:p>
          </table:table-cell>
          <table:table-cell table:formula="of:=[$master.K19]" office:value-type="string" office:string-value="Swift Construction Company" calcext:value-type="string">
            <text:p>Swift Construction Company</text:p>
          </table:table-cell>
          <table:table-cell table:formula="of:=[$master.Q19]" office:value-type="string" office:string-value="Barton Swift" calcext:value-type="string">
            <text:p>Barton Swift</text:p>
          </table:table-cell>
          <table:table-cell table:formula="of:=[$master.N19]" office:value-type="string" office:string-value="Management 11" calcext:value-type="string">
            <text:p>Management 11</text:p>
          </table:table-cell>
          <table:table-cell table:formula="of:=[$master.H19]" office:value-type="string" office:string-value="Manager" calcext:value-type="string">
            <text:p>Manager</text:p>
          </table:table-cell>
          <table:table-cell table:formula="of:=[$master.G19]" office:value-type="string" office:string-value="appleton" calcext:value-type="string">
            <text:p>appleton</text:p>
          </table:table-cell>
        </table:table-row>
        <table:table-row table:style-name="ro1">
          <table:table-cell table:formula="of:=[$master.F20]" office:value-type="string" office:string-value="rsampson" calcext:value-type="string">
            <text:p>rsampson</text:p>
          </table:table-cell>
          <table:table-cell table:formula="of:=[$master.C20]" office:value-type="string" office:string-value="Sampson" calcext:value-type="string">
            <text:p>Sampson</text:p>
          </table:table-cell>
          <table:table-cell table:formula="of:=[$master.B20]" office:value-type="string" office:string-value="Rad" calcext:value-type="string">
            <text:p>Rad</text:p>
          </table:table-cell>
          <table:table-cell table:formula="of:=[$master.W20]" office:value-type="string" office:string-value="1-315-123-4567" calcext:value-type="string">
            <text:p>1-315-123-4567</text:p>
          </table:table-cell>
          <table:table-cell table:formula="of:=[$master.M20]" office:value-type="string" office:string-value="rsampson@whizzer.local" calcext:value-type="string">
            <text:p>rsampson@whizzer.local</text:p>
          </table:table-cell>
          <table:table-cell table:style-name="ce14" table:formula="of:=CONCATENATE(LEFT([.C19];1);LEFT([.B19];1))" office:value-type="string" office:string-value="RS" calcext:value-type="string">
            <text:p>RS</text:p>
          </table:table-cell>
          <table:table-cell table:formula="of:=[$master.Y20]" office:value-type="string" office:string-value="#18 - 2 Swift Way" calcext:value-type="string">
            <text:p>#18 - 2 Swift Way</text:p>
          </table:table-cell>
          <table:table-cell table:formula="of:=[$master.AB20]" office:value-type="float" office:value="13054" calcext:value-type="float">
            <text:p>13054</text:p>
          </table:table-cell>
          <table:table-cell table:formula="of:=[$master.Z20]" office:value-type="string" office:string-value="Shopton" calcext:value-type="string">
            <text:p>Shopton</text:p>
          </table:table-cell>
          <table:table-cell table:formula="of:=[$master.AA20]" office:value-type="string" office:string-value="NY" calcext:value-type="string">
            <text:p>NY</text:p>
          </table:table-cell>
          <table:table-cell table:formula="of:=[$master.AC20]" office:value-type="string" office:string-value="USA" calcext:value-type="string">
            <text:p>USA</text:p>
          </table:table-cell>
          <table:table-cell table:formula="of:=[$master.L20]" office:value-type="string" office:string-value="Director, Quality" calcext:value-type="string">
            <text:p>Director, Quality</text:p>
          </table:table-cell>
          <table:table-cell table:style-name="ce15" table:formula="of:=[$master.E20]" office:value-type="date" office:date-value="1937-06-01" calcext:value-type="date">
            <text:p>1937-06-01</text:p>
          </table:table-cell>
          <table:table-cell table:formula="of:=[$master.O20]" office:value-type="string" office:string-value="Quality" calcext:value-type="string">
            <text:p>Quality</text:p>
          </table:table-cell>
          <table:table-cell table:formula="of:=[$master.K20]" office:value-type="string" office:string-value="Swift Construction Company" calcext:value-type="string">
            <text:p>Swift Construction Company</text:p>
          </table:table-cell>
          <table:table-cell table:formula="of:=[$master.Q20]" office:value-type="string" office:string-value="Barton Swift" calcext:value-type="string">
            <text:p>Barton Swift</text:p>
          </table:table-cell>
          <table:table-cell table:formula="of:=[$master.N20]" office:value-type="string" office:string-value="Management 10" calcext:value-type="string">
            <text:p>Management 10</text:p>
          </table:table-cell>
          <table:table-cell table:formula="of:=[$master.H20]" office:value-type="string" office:string-value="Manager" calcext:value-type="string">
            <text:p>Manager</text:p>
          </table:table-cell>
          <table:table-cell table:formula="of:=[$master.G20]" office:value-type="string" office:string-value="appleton" calcext:value-type="string">
            <text:p>appleton</text:p>
          </table:table-cell>
        </table:table-row>
        <table:table-row table:style-name="ro1">
          <table:table-cell table:formula="of:=[$master.F21]" office:value-type="string" office:string-value="smalloy" calcext:value-type="string">
            <text:p>smalloy</text:p>
          </table:table-cell>
          <table:table-cell table:formula="of:=[$master.C21]" office:value-type="string" office:string-value="Malloy" calcext:value-type="string">
            <text:p>Malloy</text:p>
          </table:table-cell>
          <table:table-cell table:formula="of:=[$master.B21]" office:value-type="string" office:string-value="Sarah" calcext:value-type="string">
            <text:p>Sarah</text:p>
          </table:table-cell>
          <table:table-cell table:formula="of:=[$master.W21]" office:value-type="string" office:string-value="1-315-123-4567" calcext:value-type="string">
            <text:p>1-315-123-4567</text:p>
          </table:table-cell>
          <table:table-cell table:formula="of:=[$master.M21]" office:value-type="string" office:string-value="smalloy@whizzer.local" calcext:value-type="string">
            <text:p>smalloy@whizzer.local</text:p>
          </table:table-cell>
          <table:table-cell table:style-name="ce14" table:formula="of:=CONCATENATE(LEFT([.C20];1);LEFT([.B20];1))" office:value-type="string" office:string-value="SM" calcext:value-type="string">
            <text:p>SM</text:p>
          </table:table-cell>
          <table:table-cell table:formula="of:=[$master.Y21]" office:value-type="string" office:string-value="#19 - 2 Swift Way" calcext:value-type="string">
            <text:p>#19 - 2 Swift Way</text:p>
          </table:table-cell>
          <table:table-cell table:formula="of:=[$master.AB21]" office:value-type="float" office:value="13054" calcext:value-type="float">
            <text:p>13054</text:p>
          </table:table-cell>
          <table:table-cell table:formula="of:=[$master.Z21]" office:value-type="string" office:string-value="Shopton" calcext:value-type="string">
            <text:p>Shopton</text:p>
          </table:table-cell>
          <table:table-cell table:formula="of:=[$master.AA21]" office:value-type="string" office:string-value="NY" calcext:value-type="string">
            <text:p>NY</text:p>
          </table:table-cell>
          <table:table-cell table:formula="of:=[$master.AC21]" office:value-type="string" office:string-value="USA" calcext:value-type="string">
            <text:p>USA</text:p>
          </table:table-cell>
          <table:table-cell table:formula="of:=[$master.L21]" office:value-type="string" office:string-value="Receiver" calcext:value-type="string">
            <text:p>Receiver</text:p>
          </table:table-cell>
          <table:table-cell table:style-name="ce15" table:formula="of:=[$master.E21]" office:value-type="date" office:date-value="1960-07-01" calcext:value-type="date">
            <text:p>1960-07-01</text:p>
          </table:table-cell>
          <table:table-cell table:formula="of:=[$master.O21]" office:value-type="string" office:string-value="Manufacturing" calcext:value-type="string">
            <text:p>Manufacturing</text:p>
          </table:table-cell>
          <table:table-cell table:formula="of:=[$master.K21]" office:value-type="string" office:string-value="Swift Construction Company" calcext:value-type="string">
            <text:p>Swift Construction Company</text:p>
          </table:table-cell>
          <table:table-cell table:formula="of:=[$master.Q21]" office:value-type="string" office:string-value="Miguel DeLazes" calcext:value-type="string">
            <text:p>Miguel DeLazes</text:p>
          </table:table-cell>
          <table:table-cell table:formula="of:=[$master.N21]" office:value-type="string" office:string-value="Production 02" calcext:value-type="string">
            <text:p>Production 02</text:p>
          </table:table-cell>
          <table:table-cell table:formula="of:=[$master.H21]" office:value-type="string" office:string-value="Team Member" calcext:value-type="string">
            <text:p>Team Member</text:p>
          </table:table-cell>
          <table:table-cell table:formula="of:=[$master.G21]" office:value-type="string" office:string-value="appleton" calcext:value-type="string">
            <text:p>appleton</text:p>
          </table:table-cell>
        </table:table-row>
        <table:table-row table:style-name="ro1">
          <table:table-cell table:formula="of:=[$master.F22]" office:value-type="string" office:string-value="tswift" calcext:value-type="string">
            <text:p>tswift</text:p>
          </table:table-cell>
          <table:table-cell table:formula="of:=[$master.C22]" office:value-type="string" office:string-value="Swift" calcext:value-type="string">
            <text:p>Swift</text:p>
          </table:table-cell>
          <table:table-cell table:formula="of:=[$master.B22]" office:value-type="string" office:string-value="Tom" calcext:value-type="string">
            <text:p>Tom</text:p>
          </table:table-cell>
          <table:table-cell table:formula="of:=[$master.W22]" office:value-type="string" office:string-value="1-315-123-4567" calcext:value-type="string">
            <text:p>1-315-123-4567</text:p>
          </table:table-cell>
          <table:table-cell table:formula="of:=[$master.M22]" office:value-type="string" office:string-value="tswift@whizzer.local" calcext:value-type="string">
            <text:p>tswift@whizzer.local</text:p>
          </table:table-cell>
          <table:table-cell table:style-name="ce14" table:formula="of:=CONCATENATE(LEFT([.C21];1);LEFT([.B21];1))" office:value-type="string" office:string-value="TS" calcext:value-type="string">
            <text:p>TS</text:p>
          </table:table-cell>
          <table:table-cell table:formula="of:=[$master.Y22]" office:value-type="string" office:string-value="#20 - 2 Swift Way" calcext:value-type="string">
            <text:p>#20 - 2 Swift Way</text:p>
          </table:table-cell>
          <table:table-cell table:formula="of:=[$master.AB22]" office:value-type="float" office:value="13054" calcext:value-type="float">
            <text:p>13054</text:p>
          </table:table-cell>
          <table:table-cell table:formula="of:=[$master.Z22]" office:value-type="string" office:string-value="Shopton" calcext:value-type="string">
            <text:p>Shopton</text:p>
          </table:table-cell>
          <table:table-cell table:formula="of:=[$master.AA22]" office:value-type="string" office:string-value="NY" calcext:value-type="string">
            <text:p>NY</text:p>
          </table:table-cell>
          <table:table-cell table:formula="of:=[$master.AC22]" office:value-type="string" office:string-value="USA" calcext:value-type="string">
            <text:p>USA</text:p>
          </table:table-cell>
          <table:table-cell table:formula="of:=[$master.L22]" office:value-type="string" office:string-value="Director, Engineering" calcext:value-type="string">
            <text:p>Director, Engineering</text:p>
          </table:table-cell>
          <table:table-cell table:style-name="ce15" table:formula="of:=[$master.E22]" office:value-type="date" office:date-value="1959-11-25" calcext:value-type="date">
            <text:p>1959-11-25</text:p>
          </table:table-cell>
          <table:table-cell table:formula="of:=[$master.O22]" office:value-type="string" office:string-value="Engineering" calcext:value-type="string">
            <text:p>Engineering</text:p>
          </table:table-cell>
          <table:table-cell table:formula="of:=[$master.K22]" office:value-type="string" office:string-value="Swift Construction Company" calcext:value-type="string">
            <text:p>Swift Construction Company</text:p>
          </table:table-cell>
          <table:table-cell table:formula="of:=[$master.Q22]" office:value-type="string" office:string-value="Barton Swift" calcext:value-type="string">
            <text:p>Barton Swift</text:p>
          </table:table-cell>
          <table:table-cell table:formula="of:=[$master.N22]" office:value-type="string" office:string-value="Management 12" calcext:value-type="string">
            <text:p>Management 12</text:p>
          </table:table-cell>
          <table:table-cell table:formula="of:=[$master.H22]" office:value-type="string" office:string-value="Manager" calcext:value-type="string">
            <text:p>Manager</text:p>
          </table:table-cell>
          <table:table-cell table:formula="of:=[$master.G22]" office:value-type="string" office:string-value="appleton" calcext:value-type="string">
            <text:p>appleton</text:p>
          </table:table-cell>
        </table:table-row>
        <table:table-row table:style-name="ro1">
          <table:table-cell table:formula="of:=[$master.F23]" office:value-type="string" office:string-value="wdamon" calcext:value-type="string">
            <text:p>wdamon</text:p>
          </table:table-cell>
          <table:table-cell table:formula="of:=[$master.C23]" office:value-type="string" office:string-value="Damon" calcext:value-type="string">
            <text:p>Damon</text:p>
          </table:table-cell>
          <table:table-cell table:formula="of:=[$master.B23]" office:value-type="string" office:string-value="Wakefield" calcext:value-type="string">
            <text:p>Wakefield</text:p>
          </table:table-cell>
          <table:table-cell table:formula="of:=[$master.W23]" office:value-type="string" office:string-value="1-315-123-4567" calcext:value-type="string">
            <text:p>1-315-123-4567</text:p>
          </table:table-cell>
          <table:table-cell table:formula="of:=[$master.M23]" office:value-type="string" office:string-value="wdamon@whizzer.local" calcext:value-type="string">
            <text:p>wdamon@whizzer.local</text:p>
          </table:table-cell>
          <table:table-cell table:style-name="ce14" table:formula="of:=CONCATENATE(LEFT([.C22];1);LEFT([.B22];1))" office:value-type="string" office:string-value="WD" calcext:value-type="string">
            <text:p>WD</text:p>
          </table:table-cell>
          <table:table-cell table:formula="of:=[$master.Y23]" office:value-type="string" office:string-value="#21 - 2 Swift Way" calcext:value-type="string">
            <text:p>#21 - 2 Swift Way</text:p>
          </table:table-cell>
          <table:table-cell table:formula="of:=[$master.AB23]" office:value-type="float" office:value="13054" calcext:value-type="float">
            <text:p>13054</text:p>
          </table:table-cell>
          <table:table-cell table:formula="of:=[$master.Z23]" office:value-type="string" office:string-value="Shopton" calcext:value-type="string">
            <text:p>Shopton</text:p>
          </table:table-cell>
          <table:table-cell table:formula="of:=[$master.AA23]" office:value-type="string" office:string-value="NY" calcext:value-type="string">
            <text:p>NY</text:p>
          </table:table-cell>
          <table:table-cell table:formula="of:=[$master.AC23]" office:value-type="string" office:string-value="USA" calcext:value-type="string">
            <text:p>USA</text:p>
          </table:table-cell>
          <table:table-cell table:formula="of:=[$master.L23]" office:value-type="string" office:string-value="Technical Writer" calcext:value-type="string">
            <text:p>Technical Writer</text:p>
          </table:table-cell>
          <table:table-cell table:style-name="ce15" table:formula="of:=[$master.E23]" office:value-type="date" office:date-value="1960-09-01" calcext:value-type="date">
            <text:p>1960-09-01</text:p>
          </table:table-cell>
          <table:table-cell table:formula="of:=[$master.O23]" office:value-type="string" office:string-value="Product Management" calcext:value-type="string">
            <text:p>Product Management</text:p>
          </table:table-cell>
          <table:table-cell table:formula="of:=[$master.K23]" office:value-type="string" office:string-value="Swift Construction Company" calcext:value-type="string">
            <text:p>Swift Construction Company</text:p>
          </table:table-cell>
          <table:table-cell table:formula="of:=[$master.Q23]" office:value-type="string" office:string-value="John Sharp" calcext:value-type="string">
            <text:p>John Sharp</text:p>
          </table:table-cell>
          <table:table-cell table:formula="of:=[$master.N23]" office:value-type="string" office:string-value="Technical 07" calcext:value-type="string">
            <text:p>Technical 07</text:p>
          </table:table-cell>
          <table:table-cell table:formula="of:=[$master.H23]" office:value-type="string" office:string-value="Team Member" calcext:value-type="string">
            <text:p>Team Member</text:p>
          </table:table-cell>
          <table:table-cell table:formula="of:=[$master.G23]" office:value-type="string" office:string-value="appleton" calcext:value-type="string">
            <text:p>appleton</text:p>
          </table:table-cell>
        </table:table-row>
        <table:table-row table:style-name="ro1">
          <table:table-cell table:formula="of:=[$master.F24]" office:value-type="string" office:string-value="wcrawford" calcext:value-type="string">
            <text:p>wcrawford</text:p>
          </table:table-cell>
          <table:table-cell table:formula="of:=[$master.C24]" office:value-type="string" office:string-value="Crawford" calcext:value-type="string">
            <text:p>Crawford</text:p>
          </table:table-cell>
          <table:table-cell table:formula="of:=[$master.B24]" office:value-type="string" office:string-value="William" calcext:value-type="string">
            <text:p>William</text:p>
          </table:table-cell>
          <table:table-cell table:formula="of:=[$master.W24]" office:value-type="string" office:string-value="1-315-123-4567" calcext:value-type="string">
            <text:p>1-315-123-4567</text:p>
          </table:table-cell>
          <table:table-cell table:formula="of:=[$master.M24]" office:value-type="string" office:string-value="wcrawford@whizzer.local" calcext:value-type="string">
            <text:p>wcrawford@whizzer.local</text:p>
          </table:table-cell>
          <table:table-cell table:style-name="ce14" table:formula="of:=CONCATENATE(LEFT([.C23];1);LEFT([.B23];1))" office:value-type="string" office:string-value="WC" calcext:value-type="string">
            <text:p>WC</text:p>
          </table:table-cell>
          <table:table-cell table:formula="of:=[$master.Y24]" office:value-type="string" office:string-value="#22 - 2 Swift Way" calcext:value-type="string">
            <text:p>#22 - 2 Swift Way</text:p>
          </table:table-cell>
          <table:table-cell table:formula="of:=[$master.AB24]" office:value-type="float" office:value="13054" calcext:value-type="float">
            <text:p>13054</text:p>
          </table:table-cell>
          <table:table-cell table:formula="of:=[$master.Z24]" office:value-type="string" office:string-value="Shopton" calcext:value-type="string">
            <text:p>Shopton</text:p>
          </table:table-cell>
          <table:table-cell table:formula="of:=[$master.AA24]" office:value-type="string" office:string-value="NY" calcext:value-type="string">
            <text:p>NY</text:p>
          </table:table-cell>
          <table:table-cell table:formula="of:=[$master.AC24]" office:value-type="string" office:string-value="USA" calcext:value-type="string">
            <text:p>USA</text:p>
          </table:table-cell>
          <table:table-cell table:formula="of:=[$master.L24]" office:value-type="string" office:string-value="Director, Legal" calcext:value-type="string">
            <text:p>Director, Legal</text:p>
          </table:table-cell>
          <table:table-cell table:style-name="ce15" table:formula="of:=[$master.E24]" office:value-type="date" office:date-value="1960-10-01" calcext:value-type="date">
            <text:p>1960-10-01</text:p>
          </table:table-cell>
          <table:table-cell table:formula="of:=[$master.O24]" office:value-type="string" office:string-value="Legal" calcext:value-type="string">
            <text:p>Legal</text:p>
          </table:table-cell>
          <table:table-cell table:formula="of:=[$master.K24]" office:value-type="string" office:string-value="Swift Construction Company" calcext:value-type="string">
            <text:p>Swift Construction Company</text:p>
          </table:table-cell>
          <table:table-cell table:formula="of:=[$master.Q24]" office:value-type="string" office:string-value="Barton Swift" calcext:value-type="string">
            <text:p>Barton Swift</text:p>
          </table:table-cell>
          <table:table-cell table:formula="of:=[$master.N24]" office:value-type="string" office:string-value="Management 11" calcext:value-type="string">
            <text:p>Management 11</text:p>
          </table:table-cell>
          <table:table-cell table:formula="of:=[$master.H24]" office:value-type="string" office:string-value="Manager" calcext:value-type="string">
            <text:p>Manager</text:p>
          </table:table-cell>
          <table:table-cell table:formula="of:=[$master.G24]" office:value-type="string" office:string-value="appleton" calcext:value-type="string">
            <text:p>appleton</text:p>
          </table:table-cell>
        </table:table-row>
        <table:table-row table:style-name="ro1" table:number-rows-repeated="1048552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weberp" table:style-name="ta3" table:print-ranges="weberp.A1:weberp.E23">
        <table:table-column table:style-name="co32" table:default-cell-style-name="Excel_20_Built-in_20_Normal"/>
        <table:table-column table:style-name="co7" table:default-cell-style-name="Excel_20_Built-in_20_Normal"/>
        <table:table-column table:style-name="co24" table:default-cell-style-name="Excel_20_Built-in_20_Normal"/>
        <table:table-column table:style-name="co40" table:default-cell-style-name="Excel_20_Built-in_20_Normal"/>
        <table:table-column table:style-name="co13" table:default-cell-style-name="Excel_20_Built-in_20_Normal"/>
        <table:table-column table:style-name="co41" table:default-cell-style-name="Excel_20_Built-in_20_Normal"/>
        <table:table-column table:style-name="co42" table:default-cell-style-name="Excel_20_Built-in_20_Normal"/>
        <table:table-column table:style-name="co43" table:default-cell-style-name="Excel_20_Built-in_20_Normal"/>
        <table:table-column table:style-name="co44" table:default-cell-style-name="Excel_20_Built-in_20_Normal"/>
        <table:table-column table:style-name="co45" table:default-cell-style-name="Excel_20_Built-in_20_Normal"/>
        <table:table-column table:style-name="co21" table:default-cell-style-name="Excel_20_Built-in_20_Normal"/>
        <table:table-column table:style-name="co46" table:default-cell-style-name="Excel_20_Built-in_20_Normal"/>
        <table:table-column table:style-name="co47" table:default-cell-style-name="Excel_20_Built-in_20_Normal"/>
        <table:table-column table:style-name="co48" table:default-cell-style-name="Excel_20_Built-in_20_Normal"/>
        <table:table-column table:style-name="co49" table:default-cell-style-name="Excel_20_Built-in_20_Normal"/>
        <table:table-column table:style-name="co15" table:default-cell-style-name="Excel_20_Built-in_20_Normal"/>
        <table:table-column table:style-name="co50" table:default-cell-style-name="Excel_20_Built-in_20_Normal"/>
        <table:table-column table:style-name="co51" table:default-cell-style-name="Excel_20_Built-in_20_Normal"/>
        <table:table-column table:style-name="co6" table:default-cell-style-name="Excel_20_Built-in_20_Normal"/>
        <table:table-column table:style-name="co52" table:default-cell-style-name="Excel_20_Built-in_20_Normal"/>
        <table:table-column table:style-name="co50" table:default-cell-style-name="Excel_20_Built-in_20_Normal"/>
        <table:table-column table:style-name="co53" table:default-cell-style-name="Excel_20_Built-in_20_Normal"/>
        <table:table-column table:style-name="co29" table:number-columns-repeated="230" table:default-cell-style-name="Excel_20_Built-in_20_Normal"/>
        <table:table-row table:style-name="ro1">
          <table:table-cell office:value-type="string" calcext:value-type="string">
            <text:p>User login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Fullname</text:p>
          </table:table-cell>
          <table:table-cell office:value-type="string" calcext:value-type="string">
            <text:p>Telephone Number</text:p>
          </table:table-cell>
          <table:table-cell office:value-type="string" calcext:value-type="string">
            <text:p>E-mail Address</text:p>
          </table:table-cell>
          <table:table-cell office:value-type="string" calcext:value-type="string">
            <text:p>Security Role</text:p>
          </table:table-cell>
          <table:table-cell office:value-type="string" calcext:value-type="string">
            <text:p>Default Location</text:p>
          </table:table-cell>
          <table:table-cell office:value-type="string" calcext:value-type="string">
            <text:p>Customer Code</text:p>
          </table:table-cell>
          <table:table-cell office:value-type="string" calcext:value-type="string">
            <text:p>Branch Code</text:p>
          </table:table-cell>
          <table:table-cell office:value-type="string" calcext:value-type="string">
            <text:p>Restrict to Sales Person</text:p>
          </table:table-cell>
          <table:table-cell office:value-type="string" calcext:value-type="string">
            <text:p>Report Page Size</text:p>
          </table:table-cell>
          <table:table-cell office:value-type="string" calcext:value-type="string">
            <text:p>Them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Display Orders options</text:p>
          </table:table-cell>
          <table:table-cell office:value-type="string" calcext:value-type="string">
            <text:p>Display Rcvbls options</text:p>
          </table:table-cell>
          <table:table-cell office:value-type="string" calcext:value-type="string">
            <text:p>Display Pybls options</text:p>
          </table:table-cell>
          <table:table-cell office:value-type="string" calcext:value-type="string">
            <text:p>Display Purch options</text:p>
          </table:table-cell>
          <table:table-cell office:value-type="string" calcext:value-type="string">
            <text:p>Display Inv options</text:p>
          </table:table-cell>
          <table:table-cell office:value-type="string" calcext:value-type="string">
            <text:p>Display Mfg options</text:p>
          </table:table-cell>
          <table:table-cell office:value-type="string" calcext:value-type="string">
            <text:p>Display GL options</text:p>
          </table:table-cell>
          <table:table-cell office:value-type="string" calcext:value-type="string">
            <text:p>Display Setup options</text:p>
          </table:table-cell>
          <table:table-cell office:value-type="string" calcext:value-type="string">
            <text:p>Account Status</text:p>
          </table:table-cell>
          <table:table-cell table:number-columns-repeated="230"/>
        </table:table-row>
        <table:table-row table:style-name="ro1">
          <table:table-cell table:formula="of:=[$master.F3]" office:value-type="string" office:string-value="bjenks" calcext:value-type="string">
            <text:p>bjenks</text:p>
          </table:table-cell>
          <table:table-cell table:formula="of:=[$master.G3]" office:value-type="string" office:string-value="appleton" calcext:value-type="string">
            <text:p>appleton</text:p>
          </table:table-cell>
          <table:table-cell table:formula="of:=CONCATENATE([$master.B3];&quot; &quot;;[master.C3])" office:value-type="string" office:string-value="Barcoe Jenks" calcext:value-type="string">
            <text:p>Barcoe Jenks</text:p>
          </table:table-cell>
          <table:table-cell table:formula="of:=[$master.W3]" office:value-type="string" office:string-value="1-315-123-4567" calcext:value-type="string">
            <text:p>1-315-123-4567</text:p>
          </table:table-cell>
          <table:table-cell table:formula="of:=[$master.M3]" office:value-type="string" office:string-value="bjenks@whizzer.local" calcext:value-type="string">
            <text:p>bjenks@whizzer.local</text:p>
          </table:table-cell>
          <table:table-cell office:value-type="string" calcext:value-type="string">
            <text:p>System Administrator</text:p>
          </table:table-cell>
          <table:table-cell office:value-type="string" calcext:value-type="string">
            <text:p>Shopton</text:p>
          </table:table-cell>
          <table:table-cell/>
          <table:table-cell table:style-name="Default"/>
          <table:table-cell office:value-type="string" calcext:value-type="string">
            <text:p>Not a sales person only login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en_GB</text:p>
          </table:table-cell>
          <table:table-cell table:number-columns-repeated="8" office:value-type="string" calcext:value-type="string">
            <text:p>Yes</text:p>
          </table:table-cell>
          <table:table-cell office:value-type="string" calcext:value-type="string">
            <text:p>Open</text:p>
          </table:table-cell>
          <table:table-cell table:number-columns-repeated="230"/>
        </table:table-row>
        <table:table-row table:style-name="ro1">
          <table:table-cell table:formula="of:=[$master.F4]" office:value-type="string" office:string-value="bswift" calcext:value-type="string">
            <text:p>bswift</text:p>
          </table:table-cell>
          <table:table-cell table:formula="of:=[$master.G4]" office:value-type="string" office:string-value="appleton" calcext:value-type="string">
            <text:p>appleton</text:p>
          </table:table-cell>
          <table:table-cell table:formula="of:=CONCATENATE([$master.B4];&quot; &quot;;[master.C4])" office:value-type="string" office:string-value="Barton Swift" calcext:value-type="string">
            <text:p>Barton Swift</text:p>
          </table:table-cell>
          <table:table-cell table:formula="of:=[$master.W4]" office:value-type="string" office:string-value="1-315-123-4567" calcext:value-type="string">
            <text:p>1-315-123-4567</text:p>
          </table:table-cell>
          <table:table-cell table:formula="of:=[$master.M4]" office:value-type="string" office:string-value="bswift@whizzer.local" calcext:value-type="string">
            <text:p>bswift@whizzer.local</text:p>
          </table:table-cell>
          <table:table-cell office:value-type="string" calcext:value-type="string">
            <text:p>Inquiries/Order Entry</text:p>
          </table:table-cell>
          <table:table-cell office:value-type="string" calcext:value-type="string">
            <text:p>Shopton</text:p>
          </table:table-cell>
          <table:table-cell/>
          <table:table-cell table:style-name="Default"/>
          <table:table-cell office:value-type="string" calcext:value-type="string">
            <text:p>Not a sales person only login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en_GB</text:p>
          </table:table-cell>
          <table:table-cell table:number-columns-repeated="8" office:value-type="string" calcext:value-type="string">
            <text:p>Yes</text:p>
          </table:table-cell>
          <table:table-cell office:value-type="string" calcext:value-type="string">
            <text:p>Open</text:p>
          </table:table-cell>
          <table:table-cell table:number-columns-repeated="230"/>
        </table:table-row>
        <table:table-row table:style-name="ro1">
          <table:table-cell table:formula="of:=[$master.F5]" office:value-type="string" office:string-value="barmstrong" calcext:value-type="string">
            <text:p>barmstrong</text:p>
          </table:table-cell>
          <table:table-cell table:formula="of:=[$master.G5]" office:value-type="string" office:string-value="appleton" calcext:value-type="string">
            <text:p>appleton</text:p>
          </table:table-cell>
          <table:table-cell table:formula="of:=CONCATENATE([$master.B5];&quot; &quot;;[master.C5])" office:value-type="string" office:string-value="Bub Armstrong" calcext:value-type="string">
            <text:p>Bub Armstrong</text:p>
          </table:table-cell>
          <table:table-cell table:formula="of:=[$master.W5]" office:value-type="string" office:string-value="1-315-123-4567" calcext:value-type="string">
            <text:p>1-315-123-4567</text:p>
          </table:table-cell>
          <table:table-cell table:formula="of:=[$master.M5]" office:value-type="string" office:string-value="barmstrong@whizzer.local" calcext:value-type="string">
            <text:p>barmstrong@whizzer.local</text:p>
          </table:table-cell>
          <table:table-cell office:value-type="string" calcext:value-type="string">
            <text:p>Inquiries/Order Entry</text:p>
          </table:table-cell>
          <table:table-cell office:value-type="string" calcext:value-type="string">
            <text:p>Shopton</text:p>
          </table:table-cell>
          <table:table-cell/>
          <table:table-cell table:style-name="Default"/>
          <table:table-cell office:value-type="string" calcext:value-type="string">
            <text:p>Not a sales person only login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en_GB</text:p>
          </table:table-cell>
          <table:table-cell table:number-columns-repeated="8" office:value-type="string" calcext:value-type="string">
            <text:p>Yes</text:p>
          </table:table-cell>
          <table:table-cell office:value-type="string" calcext:value-type="string">
            <text:p>Open</text:p>
          </table:table-cell>
          <table:table-cell table:number-columns-repeated="230"/>
        </table:table-row>
        <table:table-row table:style-name="ro1">
          <table:table-cell table:formula="of:=[$master.F6]" office:value-type="string" office:string-value="fmason" calcext:value-type="string">
            <text:p>fmason</text:p>
          </table:table-cell>
          <table:table-cell table:formula="of:=[$master.G6]" office:value-type="string" office:string-value="appleton" calcext:value-type="string">
            <text:p>appleton</text:p>
          </table:table-cell>
          <table:table-cell table:formula="of:=CONCATENATE([$master.B6];&quot; &quot;;[master.C6])" office:value-type="string" office:string-value="Frank Mason" calcext:value-type="string">
            <text:p>Frank Mason</text:p>
          </table:table-cell>
          <table:table-cell table:formula="of:=[$master.W6]" office:value-type="string" office:string-value="1-315-123-4567" calcext:value-type="string">
            <text:p>1-315-123-4567</text:p>
          </table:table-cell>
          <table:table-cell table:formula="of:=[$master.M6]" office:value-type="string" office:string-value="fmason@whizzer.local" calcext:value-type="string">
            <text:p>fmason@whizzer.local</text:p>
          </table:table-cell>
          <table:table-cell office:value-type="string" calcext:value-type="string">
            <text:p>Inquiries/Order Entry</text:p>
          </table:table-cell>
          <table:table-cell office:value-type="string" calcext:value-type="string">
            <text:p>Shopton</text:p>
          </table:table-cell>
          <table:table-cell/>
          <table:table-cell table:style-name="Default"/>
          <table:table-cell office:value-type="string" calcext:value-type="string">
            <text:p>Not a sales person only login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en_GB</text:p>
          </table:table-cell>
          <table:table-cell table:number-columns-repeated="8" office:value-type="string" calcext:value-type="string">
            <text:p>Yes</text:p>
          </table:table-cell>
          <table:table-cell office:value-type="string" calcext:value-type="string">
            <text:p>Open</text:p>
          </table:table-cell>
          <table:table-cell table:number-columns-repeated="230"/>
        </table:table-row>
        <table:table-row table:style-name="ro1">
          <table:table-cell table:formula="of:=[$master.F7]" office:value-type="string" office:string-value="gjackson" calcext:value-type="string">
            <text:p>gjackson</text:p>
          </table:table-cell>
          <table:table-cell table:formula="of:=[$master.G7]" office:value-type="string" office:string-value="appleton" calcext:value-type="string">
            <text:p>appleton</text:p>
          </table:table-cell>
          <table:table-cell table:formula="of:=CONCATENATE([$master.B7];&quot; &quot;;[master.C7])" office:value-type="string" office:string-value="Garret Jackson" calcext:value-type="string">
            <text:p>Garret Jackson</text:p>
          </table:table-cell>
          <table:table-cell table:formula="of:=[$master.W7]" office:value-type="string" office:string-value="1-315-123-4567" calcext:value-type="string">
            <text:p>1-315-123-4567</text:p>
          </table:table-cell>
          <table:table-cell table:formula="of:=[$master.M7]" office:value-type="string" office:string-value="gjackson@whizzer.local" calcext:value-type="string">
            <text:p>gjackson@whizzer.local</text:p>
          </table:table-cell>
          <table:table-cell office:value-type="string" calcext:value-type="string">
            <text:p>Inquiries/Order Entry</text:p>
          </table:table-cell>
          <table:table-cell office:value-type="string" calcext:value-type="string">
            <text:p>Shopton</text:p>
          </table:table-cell>
          <table:table-cell/>
          <table:table-cell table:style-name="Default"/>
          <table:table-cell office:value-type="string" calcext:value-type="string">
            <text:p>Not a sales person only login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en_GB</text:p>
          </table:table-cell>
          <table:table-cell table:number-columns-repeated="8" office:value-type="string" calcext:value-type="string">
            <text:p>Yes</text:p>
          </table:table-cell>
          <table:table-cell office:value-type="string" calcext:value-type="string">
            <text:p>Open</text:p>
          </table:table-cell>
          <table:table-cell table:number-columns-repeated="230"/>
        </table:table-row>
        <table:table-row table:style-name="ro1">
          <table:table-cell table:formula="of:=[$master.F8]" office:value-type="string" office:string-value="hbaldwin" calcext:value-type="string">
            <text:p>hbaldwin</text:p>
          </table:table-cell>
          <table:table-cell table:formula="of:=[$master.G8]" office:value-type="string" office:string-value="appleton" calcext:value-type="string">
            <text:p>appleton</text:p>
          </table:table-cell>
          <table:table-cell table:formula="of:=CONCATENATE([$master.B8];&quot; &quot;;[master.C8])" office:value-type="string" office:string-value="Hank Baldwin" calcext:value-type="string">
            <text:p>Hank Baldwin</text:p>
          </table:table-cell>
          <table:table-cell table:formula="of:=[$master.W8]" office:value-type="string" office:string-value="1-315-123-4567" calcext:value-type="string">
            <text:p>1-315-123-4567</text:p>
          </table:table-cell>
          <table:table-cell table:formula="of:=[$master.M8]" office:value-type="string" office:string-value="hbaldwin@whizzer.local" calcext:value-type="string">
            <text:p>hbaldwin@whizzer.local</text:p>
          </table:table-cell>
          <table:table-cell office:value-type="string" calcext:value-type="string">
            <text:p>Inquiries/Order Entry</text:p>
          </table:table-cell>
          <table:table-cell office:value-type="string" calcext:value-type="string">
            <text:p>Shopton</text:p>
          </table:table-cell>
          <table:table-cell/>
          <table:table-cell table:style-name="Default"/>
          <table:table-cell office:value-type="string" calcext:value-type="string">
            <text:p>Not a sales person only login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en_GB</text:p>
          </table:table-cell>
          <table:table-cell table:number-columns-repeated="8" office:value-type="string" calcext:value-type="string">
            <text:p>Yes</text:p>
          </table:table-cell>
          <table:table-cell office:value-type="string" calcext:value-type="string">
            <text:p>Open</text:p>
          </table:table-cell>
          <table:table-cell table:number-columns-repeated="230"/>
        </table:table-row>
        <table:table-row table:style-name="ro1">
          <table:table-cell table:formula="of:=[$master.F9]" office:value-type="string" office:string-value="hrandall" calcext:value-type="string">
            <text:p>hrandall</text:p>
          </table:table-cell>
          <table:table-cell table:formula="of:=[$master.G9]" office:value-type="string" office:string-value="appleton" calcext:value-type="string">
            <text:p>appleton</text:p>
          </table:table-cell>
          <table:table-cell table:formula="of:=CONCATENATE([$master.B9];&quot; &quot;;[master.C9])" office:value-type="string" office:string-value="Helen Randall" calcext:value-type="string">
            <text:p>Helen Randall</text:p>
          </table:table-cell>
          <table:table-cell table:formula="of:=[$master.W9]" office:value-type="string" office:string-value="1-315-123-4567" calcext:value-type="string">
            <text:p>1-315-123-4567</text:p>
          </table:table-cell>
          <table:table-cell table:formula="of:=[$master.M9]" office:value-type="string" office:string-value="hrandall@whizzer.local" calcext:value-type="string">
            <text:p>hrandall@whizzer.local</text:p>
          </table:table-cell>
          <table:table-cell office:value-type="string" calcext:value-type="string">
            <text:p>Inquiries/Order Entry</text:p>
          </table:table-cell>
          <table:table-cell office:value-type="string" calcext:value-type="string">
            <text:p>Shopton</text:p>
          </table:table-cell>
          <table:table-cell/>
          <table:table-cell table:style-name="Default"/>
          <table:table-cell office:value-type="string" calcext:value-type="string">
            <text:p>Not a sales person only login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en_GB</text:p>
          </table:table-cell>
          <table:table-cell table:number-columns-repeated="8" office:value-type="string" calcext:value-type="string">
            <text:p>Yes</text:p>
          </table:table-cell>
          <table:table-cell office:value-type="string" calcext:value-type="string">
            <text:p>Open</text:p>
          </table:table-cell>
          <table:table-cell table:number-columns-repeated="230"/>
        </table:table-row>
        <table:table-row table:style-name="ro1">
          <table:table-cell table:formula="of:=[$master.F10]" office:value-type="string" office:string-value="jwood" calcext:value-type="string">
            <text:p>jwood</text:p>
          </table:table-cell>
          <table:table-cell table:formula="of:=[$master.G10]" office:value-type="string" office:string-value="appleton" calcext:value-type="string">
            <text:p>appleton</text:p>
          </table:table-cell>
          <table:table-cell table:formula="of:=CONCATENATE([$master.B10];&quot; &quot;;[master.C10])" office:value-type="string" office:string-value="Jacab Wood" calcext:value-type="string">
            <text:p>Jacab Wood</text:p>
          </table:table-cell>
          <table:table-cell table:formula="of:=[$master.W10]" office:value-type="string" office:string-value="1-315-123-4567" calcext:value-type="string">
            <text:p>1-315-123-4567</text:p>
          </table:table-cell>
          <table:table-cell table:formula="of:=[$master.M10]" office:value-type="string" office:string-value="jwood@whizzer.local" calcext:value-type="string">
            <text:p>jwood@whizzer.local</text:p>
          </table:table-cell>
          <table:table-cell office:value-type="string" calcext:value-type="string">
            <text:p>Inquiries/Order Entry</text:p>
          </table:table-cell>
          <table:table-cell office:value-type="string" calcext:value-type="string">
            <text:p>Shopton</text:p>
          </table:table-cell>
          <table:table-cell/>
          <table:table-cell table:style-name="Default"/>
          <table:table-cell office:value-type="string" calcext:value-type="string">
            <text:p>Not a sales person only login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en_GB</text:p>
          </table:table-cell>
          <table:table-cell table:number-columns-repeated="8" office:value-type="string" calcext:value-type="string">
            <text:p>Yes</text:p>
          </table:table-cell>
          <table:table-cell office:value-type="string" calcext:value-type="string">
            <text:p>Open</text:p>
          </table:table-cell>
          <table:table-cell table:number-columns-repeated="230"/>
        </table:table-row>
        <table:table-row table:style-name="ro1">
          <table:table-cell table:formula="of:=[$master.F11]" office:value-type="string" office:string-value="jperiod" calcext:value-type="string">
            <text:p>jperiod</text:p>
          </table:table-cell>
          <table:table-cell table:formula="of:=[$master.G11]" office:value-type="string" office:string-value="appleton" calcext:value-type="string">
            <text:p>appleton</text:p>
          </table:table-cell>
          <table:table-cell table:formula="of:=CONCATENATE([$master.B11];&quot; &quot;;[master.C11])" office:value-type="string" office:string-value="James Period" calcext:value-type="string">
            <text:p>James Period</text:p>
          </table:table-cell>
          <table:table-cell table:formula="of:=[$master.W11]" office:value-type="string" office:string-value="1-315-123-4567" calcext:value-type="string">
            <text:p>1-315-123-4567</text:p>
          </table:table-cell>
          <table:table-cell table:formula="of:=[$master.M11]" office:value-type="string" office:string-value="jperiod@whizzer.local" calcext:value-type="string">
            <text:p>jperiod@whizzer.local</text:p>
          </table:table-cell>
          <table:table-cell office:value-type="string" calcext:value-type="string">
            <text:p>Inquiries/Order Entry</text:p>
          </table:table-cell>
          <table:table-cell office:value-type="string" calcext:value-type="string">
            <text:p>Shopton</text:p>
          </table:table-cell>
          <table:table-cell/>
          <table:table-cell table:style-name="Default"/>
          <table:table-cell office:value-type="string" calcext:value-type="string">
            <text:p>Not a sales person only login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en_GB</text:p>
          </table:table-cell>
          <table:table-cell table:number-columns-repeated="8" office:value-type="string" calcext:value-type="string">
            <text:p>Yes</text:p>
          </table:table-cell>
          <table:table-cell office:value-type="string" calcext:value-type="string">
            <text:p>Open</text:p>
          </table:table-cell>
          <table:table-cell table:number-columns-repeated="230"/>
        </table:table-row>
        <table:table-row table:style-name="ro1">
          <table:table-cell table:formula="of:=[$master.F12]" office:value-type="string" office:string-value="jhaddon" calcext:value-type="string">
            <text:p>jhaddon</text:p>
          </table:table-cell>
          <table:table-cell table:formula="of:=[$master.G12]" office:value-type="string" office:string-value="appleton" calcext:value-type="string">
            <text:p>appleton</text:p>
          </table:table-cell>
          <table:table-cell table:formula="of:=CONCATENATE([$master.B12];&quot; &quot;;[master.C12])" office:value-type="string" office:string-value="Jennie Haddon" calcext:value-type="string">
            <text:p>Jennie Haddon</text:p>
          </table:table-cell>
          <table:table-cell table:formula="of:=[$master.W12]" office:value-type="string" office:string-value="1-315-123-4567" calcext:value-type="string">
            <text:p>1-315-123-4567</text:p>
          </table:table-cell>
          <table:table-cell table:formula="of:=[$master.M12]" office:value-type="string" office:string-value="jhaddon@whizzer.local" calcext:value-type="string">
            <text:p>jhaddon@whizzer.local</text:p>
          </table:table-cell>
          <table:table-cell office:value-type="string" calcext:value-type="string">
            <text:p>Inquiries/Order Entry</text:p>
          </table:table-cell>
          <table:table-cell office:value-type="string" calcext:value-type="string">
            <text:p>Shopton</text:p>
          </table:table-cell>
          <table:table-cell/>
          <table:table-cell table:style-name="Default"/>
          <table:table-cell office:value-type="string" calcext:value-type="string">
            <text:p>Not a sales person only login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en_GB</text:p>
          </table:table-cell>
          <table:table-cell table:number-columns-repeated="8" office:value-type="string" calcext:value-type="string">
            <text:p>Yes</text:p>
          </table:table-cell>
          <table:table-cell office:value-type="string" calcext:value-type="string">
            <text:p>Open</text:p>
          </table:table-cell>
          <table:table-cell table:number-columns-repeated="230"/>
        </table:table-row>
        <table:table-row table:style-name="ro1">
          <table:table-cell table:formula="of:=[$master.F13]" office:value-type="string" office:string-value="jmorse" calcext:value-type="string">
            <text:p>jmorse</text:p>
          </table:table-cell>
          <table:table-cell table:formula="of:=[$master.G13]" office:value-type="string" office:string-value="appleton" calcext:value-type="string">
            <text:p>appleton</text:p>
          </table:table-cell>
          <table:table-cell table:formula="of:=CONCATENATE([$master.B13];&quot; &quot;;[master.C13])" office:value-type="string" office:string-value="Jennie Morse" calcext:value-type="string">
            <text:p>Jennie Morse</text:p>
          </table:table-cell>
          <table:table-cell table:formula="of:=[$master.W13]" office:value-type="string" office:string-value="1-315-123-4567" calcext:value-type="string">
            <text:p>1-315-123-4567</text:p>
          </table:table-cell>
          <table:table-cell table:formula="of:=[$master.M13]" office:value-type="string" office:string-value="jmorse@whizzer.local" calcext:value-type="string">
            <text:p>jmorse@whizzer.local</text:p>
          </table:table-cell>
          <table:table-cell office:value-type="string" calcext:value-type="string">
            <text:p>Inquiries/Order Entry</text:p>
          </table:table-cell>
          <table:table-cell office:value-type="string" calcext:value-type="string">
            <text:p>Shopton</text:p>
          </table:table-cell>
          <table:table-cell/>
          <table:table-cell table:style-name="Default"/>
          <table:table-cell office:value-type="string" calcext:value-type="string">
            <text:p>Not a sales person only login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en_GB</text:p>
          </table:table-cell>
          <table:table-cell table:number-columns-repeated="8" office:value-type="string" calcext:value-type="string">
            <text:p>Yes</text:p>
          </table:table-cell>
          <table:table-cell office:value-type="string" calcext:value-type="string">
            <text:p>Open</text:p>
          </table:table-cell>
          <table:table-cell table:number-columns-repeated="230"/>
        </table:table-row>
        <table:table-row table:style-name="ro1">
          <table:table-cell table:formula="of:=[$master.F14]" office:value-type="string" office:string-value="jsharp" calcext:value-type="string">
            <text:p>jsharp</text:p>
          </table:table-cell>
          <table:table-cell table:formula="of:=[$master.G14]" office:value-type="string" office:string-value="appleton" calcext:value-type="string">
            <text:p>appleton</text:p>
          </table:table-cell>
          <table:table-cell table:formula="of:=CONCATENATE([$master.B14];&quot; &quot;;[master.C14])" office:value-type="string" office:string-value="John Sharp" calcext:value-type="string">
            <text:p>John Sharp</text:p>
          </table:table-cell>
          <table:table-cell table:formula="of:=[$master.W14]" office:value-type="string" office:string-value="1-315-123-4567" calcext:value-type="string">
            <text:p>1-315-123-4567</text:p>
          </table:table-cell>
          <table:table-cell table:formula="of:=[$master.M14]" office:value-type="string" office:string-value="jsharp@whizzer.local" calcext:value-type="string">
            <text:p>jsharp@whizzer.local</text:p>
          </table:table-cell>
          <table:table-cell office:value-type="string" calcext:value-type="string">
            <text:p>Inquiries/Order Entry</text:p>
          </table:table-cell>
          <table:table-cell office:value-type="string" calcext:value-type="string">
            <text:p>Shopton</text:p>
          </table:table-cell>
          <table:table-cell/>
          <table:table-cell table:style-name="Default"/>
          <table:table-cell office:value-type="string" calcext:value-type="string">
            <text:p>Not a sales person only login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en_GB</text:p>
          </table:table-cell>
          <table:table-cell table:number-columns-repeated="8" office:value-type="string" calcext:value-type="string">
            <text:p>Yes</text:p>
          </table:table-cell>
          <table:table-cell office:value-type="string" calcext:value-type="string">
            <text:p>Open</text:p>
          </table:table-cell>
          <table:table-cell table:number-columns-repeated="230"/>
        </table:table-row>
        <table:table-row table:style-name="ro1">
          <table:table-cell table:formula="of:=[$master.F15]" office:value-type="string" office:string-value="mbaggert" calcext:value-type="string">
            <text:p>mbaggert</text:p>
          </table:table-cell>
          <table:table-cell table:formula="of:=[$master.G15]" office:value-type="string" office:string-value="appleton" calcext:value-type="string">
            <text:p>appleton</text:p>
          </table:table-cell>
          <table:table-cell table:formula="of:=CONCATENATE([$master.B15];&quot; &quot;;[master.C15])" office:value-type="string" office:string-value="Martha Baggert" calcext:value-type="string">
            <text:p>Martha Baggert</text:p>
          </table:table-cell>
          <table:table-cell table:formula="of:=[$master.W15]" office:value-type="string" office:string-value="1-315-123-4567" calcext:value-type="string">
            <text:p>1-315-123-4567</text:p>
          </table:table-cell>
          <table:table-cell table:formula="of:=[$master.M15]" office:value-type="string" office:string-value="mbaggert@whizzer.local" calcext:value-type="string">
            <text:p>mbaggert@whizzer.local</text:p>
          </table:table-cell>
          <table:table-cell office:value-type="string" calcext:value-type="string">
            <text:p>Inquiries/Order Entry</text:p>
          </table:table-cell>
          <table:table-cell office:value-type="string" calcext:value-type="string">
            <text:p>Shopton</text:p>
          </table:table-cell>
          <table:table-cell/>
          <table:table-cell table:style-name="Default"/>
          <table:table-cell office:value-type="string" calcext:value-type="string">
            <text:p>Not a sales person only login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en_GB</text:p>
          </table:table-cell>
          <table:table-cell table:number-columns-repeated="8" office:value-type="string" calcext:value-type="string">
            <text:p>Yes</text:p>
          </table:table-cell>
          <table:table-cell office:value-type="string" calcext:value-type="string">
            <text:p>Open</text:p>
          </table:table-cell>
          <table:table-cell table:number-columns-repeated="230"/>
        </table:table-row>
        <table:table-row table:style-name="ro1">
          <table:table-cell table:formula="of:=[$master.F16]" office:value-type="string" office:string-value="mnestor" calcext:value-type="string">
            <text:p>mnestor</text:p>
          </table:table-cell>
          <table:table-cell table:formula="of:=[$master.G16]" office:value-type="string" office:string-value="appleton" calcext:value-type="string">
            <text:p>appleton</text:p>
          </table:table-cell>
          <table:table-cell table:formula="of:=CONCATENATE([$master.B16];&quot; &quot;;[master.C16])" office:value-type="string" office:string-value="Mary Nestor" calcext:value-type="string">
            <text:p>Mary Nestor</text:p>
          </table:table-cell>
          <table:table-cell table:formula="of:=[$master.W16]" office:value-type="string" office:string-value="1-315-123-4567" calcext:value-type="string">
            <text:p>1-315-123-4567</text:p>
          </table:table-cell>
          <table:table-cell table:formula="of:=[$master.M16]" office:value-type="string" office:string-value="mnestor@whizzer.local" calcext:value-type="string">
            <text:p>mnestor@whizzer.local</text:p>
          </table:table-cell>
          <table:table-cell office:value-type="string" calcext:value-type="string">
            <text:p>Inquiries/Order Entry</text:p>
          </table:table-cell>
          <table:table-cell office:value-type="string" calcext:value-type="string">
            <text:p>Shopton</text:p>
          </table:table-cell>
          <table:table-cell/>
          <table:table-cell table:style-name="Default"/>
          <table:table-cell office:value-type="string" calcext:value-type="string">
            <text:p>Not a sales person only login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en_GB</text:p>
          </table:table-cell>
          <table:table-cell table:number-columns-repeated="8" office:value-type="string" calcext:value-type="string">
            <text:p>Yes</text:p>
          </table:table-cell>
          <table:table-cell office:value-type="string" calcext:value-type="string">
            <text:p>Open</text:p>
          </table:table-cell>
          <table:table-cell table:number-columns-repeated="230"/>
        </table:table-row>
        <table:table-row table:style-name="ro1">
          <table:table-cell table:formula="of:=[$master.F17]" office:value-type="string" office:string-value="mblair" calcext:value-type="string">
            <text:p>mblair</text:p>
          </table:table-cell>
          <table:table-cell table:formula="of:=[$master.G17]" office:value-type="string" office:string-value="appleton" calcext:value-type="string">
            <text:p>appleton</text:p>
          </table:table-cell>
          <table:table-cell table:formula="of:=CONCATENATE([$master.B17];&quot; &quot;;[master.C17])" office:value-type="string" office:string-value="Minnie Blair" calcext:value-type="string">
            <text:p>Minnie Blair</text:p>
          </table:table-cell>
          <table:table-cell table:formula="of:=[$master.W17]" office:value-type="string" office:string-value="1-315-123-4567" calcext:value-type="string">
            <text:p>1-315-123-4567</text:p>
          </table:table-cell>
          <table:table-cell table:formula="of:=[$master.M17]" office:value-type="string" office:string-value="mblair@whizzer.local" calcext:value-type="string">
            <text:p>mblair@whizzer.local</text:p>
          </table:table-cell>
          <table:table-cell office:value-type="string" calcext:value-type="string">
            <text:p>Inquiries/Order Entry</text:p>
          </table:table-cell>
          <table:table-cell office:value-type="string" calcext:value-type="string">
            <text:p>Shopton</text:p>
          </table:table-cell>
          <table:table-cell/>
          <table:table-cell table:style-name="Default"/>
          <table:table-cell office:value-type="string" calcext:value-type="string">
            <text:p>Not a sales person only login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en_GB</text:p>
          </table:table-cell>
          <table:table-cell table:number-columns-repeated="8" office:value-type="string" calcext:value-type="string">
            <text:p>Yes</text:p>
          </table:table-cell>
          <table:table-cell office:value-type="string" calcext:value-type="string">
            <text:p>Open</text:p>
          </table:table-cell>
          <table:table-cell table:number-columns-repeated="230"/>
        </table:table-row>
        <table:table-row table:style-name="ro1">
          <table:table-cell table:formula="of:=[$master.F18]" office:value-type="string" office:string-value="mdelazes" calcext:value-type="string">
            <text:p>mdelazes</text:p>
          </table:table-cell>
          <table:table-cell table:formula="of:=[$master.G18]" office:value-type="string" office:string-value="appleton" calcext:value-type="string">
            <text:p>appleton</text:p>
          </table:table-cell>
          <table:table-cell table:formula="of:=CONCATENATE([$master.B18];&quot; &quot;;[master.C18])" office:value-type="string" office:string-value="Miquel DeLazes" calcext:value-type="string">
            <text:p>Miquel DeLazes</text:p>
          </table:table-cell>
          <table:table-cell table:formula="of:=[$master.W18]" office:value-type="string" office:string-value="1-315-123-4567" calcext:value-type="string">
            <text:p>1-315-123-4567</text:p>
          </table:table-cell>
          <table:table-cell table:formula="of:=[$master.M18]" office:value-type="string" office:string-value="mdelazes@whizzer.local" calcext:value-type="string">
            <text:p>mdelazes@whizzer.local</text:p>
          </table:table-cell>
          <table:table-cell office:value-type="string" calcext:value-type="string">
            <text:p>Inquiries/Order Entry</text:p>
          </table:table-cell>
          <table:table-cell office:value-type="string" calcext:value-type="string">
            <text:p>Shopton</text:p>
          </table:table-cell>
          <table:table-cell/>
          <table:table-cell table:style-name="Default"/>
          <table:table-cell office:value-type="string" calcext:value-type="string">
            <text:p>Not a sales person only login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en_GB</text:p>
          </table:table-cell>
          <table:table-cell table:number-columns-repeated="8" office:value-type="string" calcext:value-type="string">
            <text:p>Yes</text:p>
          </table:table-cell>
          <table:table-cell office:value-type="string" calcext:value-type="string">
            <text:p>Open</text:p>
          </table:table-cell>
          <table:table-cell table:number-columns-repeated="230"/>
        </table:table-row>
        <table:table-row table:style-name="ro1">
          <table:table-cell table:formula="of:=[$master.F19]" office:value-type="string" office:string-value="nnewton" calcext:value-type="string">
            <text:p>nnewton</text:p>
          </table:table-cell>
          <table:table-cell table:formula="of:=[$master.G19]" office:value-type="string" office:string-value="appleton" calcext:value-type="string">
            <text:p>appleton</text:p>
          </table:table-cell>
          <table:table-cell table:formula="of:=CONCATENATE([$master.B19];&quot; &quot;;[master.C19])" office:value-type="string" office:string-value="Ned Newton" calcext:value-type="string">
            <text:p>Ned Newton</text:p>
          </table:table-cell>
          <table:table-cell table:formula="of:=[$master.W19]" office:value-type="string" office:string-value="1-315-123-4567" calcext:value-type="string">
            <text:p>1-315-123-4567</text:p>
          </table:table-cell>
          <table:table-cell table:formula="of:=[$master.M19]" office:value-type="string" office:string-value="nnewton@whizzer.local" calcext:value-type="string">
            <text:p>nnewton@whizzer.local</text:p>
          </table:table-cell>
          <table:table-cell office:value-type="string" calcext:value-type="string">
            <text:p>Inquiries/Order Entry</text:p>
          </table:table-cell>
          <table:table-cell office:value-type="string" calcext:value-type="string">
            <text:p>Shopton</text:p>
          </table:table-cell>
          <table:table-cell/>
          <table:table-cell table:style-name="Default"/>
          <table:table-cell office:value-type="string" calcext:value-type="string">
            <text:p>Not a sales person only login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en_GB</text:p>
          </table:table-cell>
          <table:table-cell table:number-columns-repeated="8" office:value-type="string" calcext:value-type="string">
            <text:p>Yes</text:p>
          </table:table-cell>
          <table:table-cell office:value-type="string" calcext:value-type="string">
            <text:p>Open</text:p>
          </table:table-cell>
          <table:table-cell table:number-columns-repeated="230"/>
        </table:table-row>
        <table:table-row table:style-name="ro1">
          <table:table-cell table:formula="of:=[$master.F20]" office:value-type="string" office:string-value="rsampson" calcext:value-type="string">
            <text:p>rsampson</text:p>
          </table:table-cell>
          <table:table-cell table:formula="of:=[$master.G20]" office:value-type="string" office:string-value="appleton" calcext:value-type="string">
            <text:p>appleton</text:p>
          </table:table-cell>
          <table:table-cell table:formula="of:=CONCATENATE([$master.B20];&quot; &quot;;[master.C20])" office:value-type="string" office:string-value="Rad Sampson" calcext:value-type="string">
            <text:p>Rad Sampson</text:p>
          </table:table-cell>
          <table:table-cell table:formula="of:=[$master.W20]" office:value-type="string" office:string-value="1-315-123-4567" calcext:value-type="string">
            <text:p>1-315-123-4567</text:p>
          </table:table-cell>
          <table:table-cell table:formula="of:=[$master.M20]" office:value-type="string" office:string-value="rsampson@whizzer.local" calcext:value-type="string">
            <text:p>rsampson@whizzer.local</text:p>
          </table:table-cell>
          <table:table-cell office:value-type="string" calcext:value-type="string">
            <text:p>Inquiries/Order Entry</text:p>
          </table:table-cell>
          <table:table-cell office:value-type="string" calcext:value-type="string">
            <text:p>Shopton</text:p>
          </table:table-cell>
          <table:table-cell/>
          <table:table-cell table:style-name="Default"/>
          <table:table-cell office:value-type="string" calcext:value-type="string">
            <text:p>Not a sales person only login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en_GB</text:p>
          </table:table-cell>
          <table:table-cell table:number-columns-repeated="8" office:value-type="string" calcext:value-type="string">
            <text:p>Yes</text:p>
          </table:table-cell>
          <table:table-cell office:value-type="string" calcext:value-type="string">
            <text:p>Open</text:p>
          </table:table-cell>
          <table:table-cell table:number-columns-repeated="230"/>
        </table:table-row>
        <table:table-row table:style-name="ro1">
          <table:table-cell table:formula="of:=[$master.F21]" office:value-type="string" office:string-value="smalloy" calcext:value-type="string">
            <text:p>smalloy</text:p>
          </table:table-cell>
          <table:table-cell table:formula="of:=[$master.G21]" office:value-type="string" office:string-value="appleton" calcext:value-type="string">
            <text:p>appleton</text:p>
          </table:table-cell>
          <table:table-cell table:formula="of:=CONCATENATE([$master.B21];&quot; &quot;;[master.C21])" office:value-type="string" office:string-value="Sarah Malloy" calcext:value-type="string">
            <text:p>Sarah Malloy</text:p>
          </table:table-cell>
          <table:table-cell table:formula="of:=[$master.W21]" office:value-type="string" office:string-value="1-315-123-4567" calcext:value-type="string">
            <text:p>1-315-123-4567</text:p>
          </table:table-cell>
          <table:table-cell table:formula="of:=[$master.M21]" office:value-type="string" office:string-value="smalloy@whizzer.local" calcext:value-type="string">
            <text:p>smalloy@whizzer.local</text:p>
          </table:table-cell>
          <table:table-cell office:value-type="string" calcext:value-type="string">
            <text:p>Inquiries/Order Entry</text:p>
          </table:table-cell>
          <table:table-cell office:value-type="string" calcext:value-type="string">
            <text:p>Shopton</text:p>
          </table:table-cell>
          <table:table-cell/>
          <table:table-cell table:style-name="Default"/>
          <table:table-cell office:value-type="string" calcext:value-type="string">
            <text:p>Not a sales person only login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en_GB</text:p>
          </table:table-cell>
          <table:table-cell table:number-columns-repeated="8" office:value-type="string" calcext:value-type="string">
            <text:p>Yes</text:p>
          </table:table-cell>
          <table:table-cell office:value-type="string" calcext:value-type="string">
            <text:p>Open</text:p>
          </table:table-cell>
          <table:table-cell table:number-columns-repeated="230"/>
        </table:table-row>
        <table:table-row table:style-name="ro1">
          <table:table-cell table:formula="of:=[$master.F22]" office:value-type="string" office:string-value="tswift" calcext:value-type="string">
            <text:p>tswift</text:p>
          </table:table-cell>
          <table:table-cell table:formula="of:=[$master.G22]" office:value-type="string" office:string-value="appleton" calcext:value-type="string">
            <text:p>appleton</text:p>
          </table:table-cell>
          <table:table-cell table:formula="of:=CONCATENATE([$master.B22];&quot; &quot;;[master.C22])" office:value-type="string" office:string-value="Tom Swift" calcext:value-type="string">
            <text:p>Tom Swift</text:p>
          </table:table-cell>
          <table:table-cell table:formula="of:=[$master.W22]" office:value-type="string" office:string-value="1-315-123-4567" calcext:value-type="string">
            <text:p>1-315-123-4567</text:p>
          </table:table-cell>
          <table:table-cell table:formula="of:=[$master.M22]" office:value-type="string" office:string-value="tswift@whizzer.local" calcext:value-type="string">
            <text:p>tswift@whizzer.local</text:p>
          </table:table-cell>
          <table:table-cell office:value-type="string" calcext:value-type="string">
            <text:p>Inquiries/Order Entry</text:p>
          </table:table-cell>
          <table:table-cell office:value-type="string" calcext:value-type="string">
            <text:p>Shopton</text:p>
          </table:table-cell>
          <table:table-cell/>
          <table:table-cell table:style-name="Default"/>
          <table:table-cell office:value-type="string" calcext:value-type="string">
            <text:p>Not a sales person only login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en_GB</text:p>
          </table:table-cell>
          <table:table-cell table:number-columns-repeated="8" office:value-type="string" calcext:value-type="string">
            <text:p>Yes</text:p>
          </table:table-cell>
          <table:table-cell office:value-type="string" calcext:value-type="string">
            <text:p>Open</text:p>
          </table:table-cell>
          <table:table-cell table:number-columns-repeated="230"/>
        </table:table-row>
        <table:table-row table:style-name="ro1">
          <table:table-cell table:formula="of:=[$master.F23]" office:value-type="string" office:string-value="wdamon" calcext:value-type="string">
            <text:p>wdamon</text:p>
          </table:table-cell>
          <table:table-cell table:formula="of:=[$master.G23]" office:value-type="string" office:string-value="appleton" calcext:value-type="string">
            <text:p>appleton</text:p>
          </table:table-cell>
          <table:table-cell table:formula="of:=CONCATENATE([$master.B23];&quot; &quot;;[master.C23])" office:value-type="string" office:string-value="Wakefield Damon" calcext:value-type="string">
            <text:p>Wakefield Damon</text:p>
          </table:table-cell>
          <table:table-cell table:formula="of:=[$master.W23]" office:value-type="string" office:string-value="1-315-123-4567" calcext:value-type="string">
            <text:p>1-315-123-4567</text:p>
          </table:table-cell>
          <table:table-cell table:formula="of:=[$master.M23]" office:value-type="string" office:string-value="wdamon@whizzer.local" calcext:value-type="string">
            <text:p>wdamon@whizzer.local</text:p>
          </table:table-cell>
          <table:table-cell office:value-type="string" calcext:value-type="string">
            <text:p>Inquiries/Order Entry</text:p>
          </table:table-cell>
          <table:table-cell office:value-type="string" calcext:value-type="string">
            <text:p>Shopton</text:p>
          </table:table-cell>
          <table:table-cell/>
          <table:table-cell table:formula="of:=CONCATENATE([master.G25];&quot; &quot;;[master.H25])" office:value-type="string" office:string-value=" " calcext:value-type="string">
            <text:p><text:s/></text:p>
          </table:table-cell>
          <table:table-cell office:value-type="string" calcext:value-type="string">
            <text:p>Not a sales person only login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en_GB</text:p>
          </table:table-cell>
          <table:table-cell table:number-columns-repeated="8" office:value-type="string" calcext:value-type="string">
            <text:p>Yes</text:p>
          </table:table-cell>
          <table:table-cell office:value-type="string" calcext:value-type="string">
            <text:p>Open</text:p>
          </table:table-cell>
          <table:table-cell table:number-columns-repeated="230"/>
        </table:table-row>
        <table:table-row table:style-name="ro1">
          <table:table-cell table:formula="of:=[$master.F24]" office:value-type="string" office:string-value="wcrawford" calcext:value-type="string">
            <text:p>wcrawford</text:p>
          </table:table-cell>
          <table:table-cell table:formula="of:=[$master.G24]" office:value-type="string" office:string-value="appleton" calcext:value-type="string">
            <text:p>appleton</text:p>
          </table:table-cell>
          <table:table-cell table:formula="of:=CONCATENATE([$master.B24];&quot; &quot;;[master.C24])" office:value-type="string" office:string-value="William Crawford" calcext:value-type="string">
            <text:p>William Crawford</text:p>
          </table:table-cell>
          <table:table-cell table:formula="of:=[$master.W24]" office:value-type="string" office:string-value="1-315-123-4567" calcext:value-type="string">
            <text:p>1-315-123-4567</text:p>
          </table:table-cell>
          <table:table-cell table:formula="of:=[$master.M24]" office:value-type="string" office:string-value="wcrawford@whizzer.local" calcext:value-type="string">
            <text:p>wcrawford@whizzer.local</text:p>
          </table:table-cell>
          <table:table-cell office:value-type="string" calcext:value-type="string">
            <text:p>Inquiries/Order Entry</text:p>
          </table:table-cell>
          <table:table-cell office:value-type="string" calcext:value-type="string">
            <text:p>Shopton</text:p>
          </table:table-cell>
          <table:table-cell/>
          <table:table-cell table:formula="of:=CONCATENATE([master.G26];&quot; &quot;;[master.H26])" office:value-type="string" office:string-value=" " calcext:value-type="string">
            <text:p><text:s/></text:p>
          </table:table-cell>
          <table:table-cell office:value-type="string" calcext:value-type="string">
            <text:p>Not a sales person only login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en_GB</text:p>
          </table:table-cell>
          <table:table-cell table:number-columns-repeated="8" office:value-type="string" calcext:value-type="string">
            <text:p>Yes</text:p>
          </table:table-cell>
          <table:table-cell office:value-type="string" calcext:value-type="string">
            <text:p>Open</text:p>
          </table:table-cell>
          <table:table-cell table:number-columns-repeated="230"/>
        </table:table-row>
        <table:table-row table:style-name="ro1" table:number-rows-repeated="1048551">
          <table:table-cell table:number-columns-repeated="252"/>
        </table:table-row>
        <table:table-row table:style-name="ro2">
          <table:table-cell table:number-columns-repeated="252"/>
        </table:table-row>
        <table:table-row table:style-name="ro2">
          <table:table-cell table:number-columns-repeated="252"/>
        </table:table-row>
      </table:table>
      <table:table table:name="opendocman" table:style-name="ta2">
        <office:forms form:automatic-focus="false" form:apply-design-mode="false"/>
        <table:table-column table:style-name="co34" table:default-cell-style-name="Default"/>
        <table:table-column table:style-name="co7" table:default-cell-style-name="Default"/>
        <table:table-column table:style-name="co32" table:default-cell-style-name="Default"/>
        <table:table-column table:style-name="co23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2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Last Name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Phone Number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Reviewer</text:p>
          </table:table-cell>
          <table:table-cell office:value-type="string" calcext:value-type="string">
            <text:p>Reviewer Department(s)</text:p>
          </table:table-cell>
        </table:table-row>
        <table:table-row table:style-name="ro1">
          <table:table-cell table:formula="of:=[$master.C3]" office:value-type="string" office:string-value="Jenks" calcext:value-type="string">
            <text:p>Jenks</text:p>
          </table:table-cell>
          <table:table-cell table:formula="of:=[$master.B3]" office:value-type="string" office:string-value="Barcoe" calcext:value-type="string">
            <text:p>Barcoe</text:p>
          </table:table-cell>
          <table:table-cell table:formula="of:=[$master.F3]" office:value-type="string" office:string-value="bjenks" calcext:value-type="string">
            <text:p>bjenks</text:p>
          </table:table-cell>
          <table:table-cell table:formula="of:=[$master.W3]" office:value-type="string" office:string-value="1-315-123-4567" calcext:value-type="string">
            <text:p>1-315-123-4567</text:p>
          </table:table-cell>
          <table:table-cell table:formula="of:=[$master.M3]" office:value-type="string" office:string-value="bjenks@whizzer.local" calcext:value-type="string">
            <text:p>bjenks@whizzer.local</text:p>
          </table:table-cell>
          <table:table-cell table:formula="of:=[$master.O3]" office:value-type="string" office:string-value="Engineering" calcext:value-type="string">
            <text:p>Engineering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table:formula="of:=[$master.C4]" office:value-type="string" office:string-value="Swift" calcext:value-type="string">
            <text:p>Swift</text:p>
          </table:table-cell>
          <table:table-cell table:formula="of:=[$master.B4]" office:value-type="string" office:string-value="Barton" calcext:value-type="string">
            <text:p>Barton</text:p>
          </table:table-cell>
          <table:table-cell table:formula="of:=[$master.F4]" office:value-type="string" office:string-value="bswift" calcext:value-type="string">
            <text:p>bswift</text:p>
          </table:table-cell>
          <table:table-cell table:formula="of:=[$master.W4]" office:value-type="string" office:string-value="1-315-123-4567" calcext:value-type="string">
            <text:p>1-315-123-4567</text:p>
          </table:table-cell>
          <table:table-cell table:formula="of:=[$master.M4]" office:value-type="string" office:string-value="bswift@whizzer.local" calcext:value-type="string">
            <text:p>bswift@whizzer.local</text:p>
          </table:table-cell>
          <table:table-cell table:formula="of:=[$master.O4]" office:value-type="string" office:string-value="Management" calcext:value-type="string">
            <text:p>Managem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uman Resources</text:p>
          </table:table-cell>
        </table:table-row>
        <table:table-row table:style-name="ro1">
          <table:table-cell table:formula="of:=[$master.C5]" office:value-type="string" office:string-value="Armstrong" calcext:value-type="string">
            <text:p>Armstrong</text:p>
          </table:table-cell>
          <table:table-cell table:formula="of:=[$master.B5]" office:value-type="string" office:string-value="Bub" calcext:value-type="string">
            <text:p>Bub</text:p>
          </table:table-cell>
          <table:table-cell table:formula="of:=[$master.F5]" office:value-type="string" office:string-value="barmstrong" calcext:value-type="string">
            <text:p>barmstrong</text:p>
          </table:table-cell>
          <table:table-cell table:formula="of:=[$master.W5]" office:value-type="string" office:string-value="1-315-123-4567" calcext:value-type="string">
            <text:p>1-315-123-4567</text:p>
          </table:table-cell>
          <table:table-cell table:formula="of:=[$master.M5]" office:value-type="string" office:string-value="barmstrong@whizzer.local" calcext:value-type="string">
            <text:p>barmstrong@whizzer.local</text:p>
          </table:table-cell>
          <table:table-cell table:formula="of:=[$master.O5]" office:value-type="string" office:string-value="Engineering" calcext:value-type="string">
            <text:p>Engineering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table:formula="of:=[$master.C6]" office:value-type="string" office:string-value="Mason" calcext:value-type="string">
            <text:p>Mason</text:p>
          </table:table-cell>
          <table:table-cell table:formula="of:=[$master.B6]" office:value-type="string" office:string-value="Frank" calcext:value-type="string">
            <text:p>Frank</text:p>
          </table:table-cell>
          <table:table-cell table:formula="of:=[$master.F6]" office:value-type="string" office:string-value="fmason" calcext:value-type="string">
            <text:p>fmason</text:p>
          </table:table-cell>
          <table:table-cell table:formula="of:=[$master.W6]" office:value-type="string" office:string-value="1-315-123-4567" calcext:value-type="string">
            <text:p>1-315-123-4567</text:p>
          </table:table-cell>
          <table:table-cell table:formula="of:=[$master.M6]" office:value-type="string" office:string-value="fmason@whizzer.local" calcext:value-type="string">
            <text:p>fmason@whizzer.local</text:p>
          </table:table-cell>
          <table:table-cell table:formula="of:=[$master.O6]" office:value-type="string" office:string-value="Engineering" calcext:value-type="string">
            <text:p>Engineerin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nufacturing</text:p>
          </table:table-cell>
        </table:table-row>
        <table:table-row table:style-name="ro1">
          <table:table-cell table:formula="of:=[$master.C7]" office:value-type="string" office:string-value="Jackson" calcext:value-type="string">
            <text:p>Jackson</text:p>
          </table:table-cell>
          <table:table-cell table:formula="of:=[$master.B7]" office:value-type="string" office:string-value="Garret" calcext:value-type="string">
            <text:p>Garret</text:p>
          </table:table-cell>
          <table:table-cell table:formula="of:=[$master.F7]" office:value-type="string" office:string-value="gjackson" calcext:value-type="string">
            <text:p>gjackson</text:p>
          </table:table-cell>
          <table:table-cell table:formula="of:=[$master.W7]" office:value-type="string" office:string-value="1-315-123-4567" calcext:value-type="string">
            <text:p>1-315-123-4567</text:p>
          </table:table-cell>
          <table:table-cell table:formula="of:=[$master.M7]" office:value-type="string" office:string-value="gjackson@whizzer.local" calcext:value-type="string">
            <text:p>gjackson@whizzer.local</text:p>
          </table:table-cell>
          <table:table-cell table:formula="of:=[$master.O7]" office:value-type="string" office:string-value="Manufacturing" calcext:value-type="string">
            <text:p>Manufacturin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egal</text:p>
          </table:table-cell>
        </table:table-row>
        <table:table-row table:style-name="ro1">
          <table:table-cell table:formula="of:=[$master.C8]" office:value-type="string" office:string-value="Baldwin" calcext:value-type="string">
            <text:p>Baldwin</text:p>
          </table:table-cell>
          <table:table-cell table:formula="of:=[$master.B8]" office:value-type="string" office:string-value="Hank" calcext:value-type="string">
            <text:p>Hank</text:p>
          </table:table-cell>
          <table:table-cell table:formula="of:=[$master.F8]" office:value-type="string" office:string-value="hbaldwin" calcext:value-type="string">
            <text:p>hbaldwin</text:p>
          </table:table-cell>
          <table:table-cell table:formula="of:=[$master.W8]" office:value-type="string" office:string-value="1-315-123-4567" calcext:value-type="string">
            <text:p>1-315-123-4567</text:p>
          </table:table-cell>
          <table:table-cell table:formula="of:=[$master.M8]" office:value-type="string" office:string-value="hbaldwin@whizzer.local" calcext:value-type="string">
            <text:p>hbaldwin@whizzer.local</text:p>
          </table:table-cell>
          <table:table-cell table:formula="of:=[$master.O8]" office:value-type="string" office:string-value="Manufacturing" calcext:value-type="string">
            <text:p>Manufacturing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table:formula="of:=[$master.C9]" office:value-type="string" office:string-value="Randall" calcext:value-type="string">
            <text:p>Randall</text:p>
          </table:table-cell>
          <table:table-cell table:formula="of:=[$master.B9]" office:value-type="string" office:string-value="Helen" calcext:value-type="string">
            <text:p>Helen</text:p>
          </table:table-cell>
          <table:table-cell table:formula="of:=[$master.F9]" office:value-type="string" office:string-value="hrandall" calcext:value-type="string">
            <text:p>hrandall</text:p>
          </table:table-cell>
          <table:table-cell table:formula="of:=[$master.W9]" office:value-type="string" office:string-value="1-315-123-4567" calcext:value-type="string">
            <text:p>1-315-123-4567</text:p>
          </table:table-cell>
          <table:table-cell table:formula="of:=[$master.M9]" office:value-type="string" office:string-value="hrandall@whizzer.local" calcext:value-type="string">
            <text:p>hrandall@whizzer.local</text:p>
          </table:table-cell>
          <table:table-cell table:formula="of:=[$master.O9]" office:value-type="string" office:string-value="Finance" calcext:value-type="string">
            <text:p>Finance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table:formula="of:=[$master.C10]" office:value-type="string" office:string-value="Wood" calcext:value-type="string">
            <text:p>Wood</text:p>
          </table:table-cell>
          <table:table-cell table:formula="of:=[$master.B10]" office:value-type="string" office:string-value="Jacab" calcext:value-type="string">
            <text:p>Jacab</text:p>
          </table:table-cell>
          <table:table-cell table:formula="of:=[$master.F10]" office:value-type="string" office:string-value="jwood" calcext:value-type="string">
            <text:p>jwood</text:p>
          </table:table-cell>
          <table:table-cell table:formula="of:=[$master.W10]" office:value-type="string" office:string-value="1-315-123-4567" calcext:value-type="string">
            <text:p>1-315-123-4567</text:p>
          </table:table-cell>
          <table:table-cell table:formula="of:=[$master.M10]" office:value-type="string" office:string-value="jwood@whizzer.local" calcext:value-type="string">
            <text:p>jwood@whizzer.local</text:p>
          </table:table-cell>
          <table:table-cell table:formula="of:=[$master.O10]" office:value-type="string" office:string-value="Sales &amp; Marketing" calcext:value-type="string">
            <text:p>Sales &amp; Marketing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table:formula="of:=[$master.C11]" office:value-type="string" office:string-value="Period" calcext:value-type="string">
            <text:p>Period</text:p>
          </table:table-cell>
          <table:table-cell table:formula="of:=[$master.B11]" office:value-type="string" office:string-value="James" calcext:value-type="string">
            <text:p>James</text:p>
          </table:table-cell>
          <table:table-cell table:formula="of:=[$master.F11]" office:value-type="string" office:string-value="jperiod" calcext:value-type="string">
            <text:p>jperiod</text:p>
          </table:table-cell>
          <table:table-cell table:formula="of:=[$master.W11]" office:value-type="string" office:string-value="1-315-123-4567" calcext:value-type="string">
            <text:p>1-315-123-4567</text:p>
          </table:table-cell>
          <table:table-cell table:formula="of:=[$master.M11]" office:value-type="string" office:string-value="jperiod@whizzer.local" calcext:value-type="string">
            <text:p>jperiod@whizzer.local</text:p>
          </table:table-cell>
          <table:table-cell table:formula="of:=[$master.O11]" office:value-type="string" office:string-value="Sales &amp; Marketing" calcext:value-type="string">
            <text:p>Sales &amp; Marketing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table:formula="of:=[$master.C12]" office:value-type="string" office:string-value="Haddon" calcext:value-type="string">
            <text:p>Haddon</text:p>
          </table:table-cell>
          <table:table-cell table:formula="of:=[$master.B12]" office:value-type="string" office:string-value="Jennie" calcext:value-type="string">
            <text:p>Jennie</text:p>
          </table:table-cell>
          <table:table-cell table:formula="of:=[$master.F12]" office:value-type="string" office:string-value="jhaddon" calcext:value-type="string">
            <text:p>jhaddon</text:p>
          </table:table-cell>
          <table:table-cell table:formula="of:=[$master.W12]" office:value-type="string" office:string-value="1-315-123-4567" calcext:value-type="string">
            <text:p>1-315-123-4567</text:p>
          </table:table-cell>
          <table:table-cell table:formula="of:=[$master.M12]" office:value-type="string" office:string-value="jhaddon@whizzer.local" calcext:value-type="string">
            <text:p>jhaddon@whizzer.local</text:p>
          </table:table-cell>
          <table:table-cell table:formula="of:=[$master.O12]" office:value-type="string" office:string-value="Manufacturing" calcext:value-type="string">
            <text:p>Manufacturing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table:formula="of:=[$master.C13]" office:value-type="string" office:string-value="Morse" calcext:value-type="string">
            <text:p>Morse</text:p>
          </table:table-cell>
          <table:table-cell table:formula="of:=[$master.B13]" office:value-type="string" office:string-value="Jennie" calcext:value-type="string">
            <text:p>Jennie</text:p>
          </table:table-cell>
          <table:table-cell table:formula="of:=[$master.F13]" office:value-type="string" office:string-value="jmorse" calcext:value-type="string">
            <text:p>jmorse</text:p>
          </table:table-cell>
          <table:table-cell table:formula="of:=[$master.W13]" office:value-type="string" office:string-value="1-315-123-4567" calcext:value-type="string">
            <text:p>1-315-123-4567</text:p>
          </table:table-cell>
          <table:table-cell table:formula="of:=[$master.M13]" office:value-type="string" office:string-value="jmorse@whizzer.local" calcext:value-type="string">
            <text:p>jmorse@whizzer.local</text:p>
          </table:table-cell>
          <table:table-cell table:formula="of:=[$master.O13]" office:value-type="string" office:string-value="Finance" calcext:value-type="string">
            <text:p>Finance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table:formula="of:=[$master.C14]" office:value-type="string" office:string-value="Sharp" calcext:value-type="string">
            <text:p>Sharp</text:p>
          </table:table-cell>
          <table:table-cell table:formula="of:=[$master.B14]" office:value-type="string" office:string-value="John" calcext:value-type="string">
            <text:p>John</text:p>
          </table:table-cell>
          <table:table-cell table:formula="of:=[$master.F14]" office:value-type="string" office:string-value="jsharp" calcext:value-type="string">
            <text:p>jsharp</text:p>
          </table:table-cell>
          <table:table-cell table:formula="of:=[$master.W14]" office:value-type="string" office:string-value="1-315-123-4567" calcext:value-type="string">
            <text:p>1-315-123-4567</text:p>
          </table:table-cell>
          <table:table-cell table:formula="of:=[$master.M14]" office:value-type="string" office:string-value="jsharp@whizzer.local" calcext:value-type="string">
            <text:p>jsharp@whizzer.local</text:p>
          </table:table-cell>
          <table:table-cell table:formula="of:=[$master.O14]" office:value-type="string" office:string-value="Product Management" calcext:value-type="string">
            <text:p>Product Management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table:formula="of:=[$master.C15]" office:value-type="string" office:string-value="Baggert" calcext:value-type="string">
            <text:p>Baggert</text:p>
          </table:table-cell>
          <table:table-cell table:formula="of:=[$master.B15]" office:value-type="string" office:string-value="Martha" calcext:value-type="string">
            <text:p>Martha</text:p>
          </table:table-cell>
          <table:table-cell table:formula="of:=[$master.F15]" office:value-type="string" office:string-value="mbaggert" calcext:value-type="string">
            <text:p>mbaggert</text:p>
          </table:table-cell>
          <table:table-cell table:formula="of:=[$master.W15]" office:value-type="string" office:string-value="1-315-123-4567" calcext:value-type="string">
            <text:p>1-315-123-4567</text:p>
          </table:table-cell>
          <table:table-cell table:formula="of:=[$master.M15]" office:value-type="string" office:string-value="mbaggert@whizzer.local" calcext:value-type="string">
            <text:p>mbaggert@whizzer.local</text:p>
          </table:table-cell>
          <table:table-cell table:formula="of:=[$master.O15]" office:value-type="string" office:string-value="Human Resources" calcext:value-type="string">
            <text:p>Human Resourc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table:formula="of:=[$master.C16]" office:value-type="string" office:string-value="Nestor" calcext:value-type="string">
            <text:p>Nestor</text:p>
          </table:table-cell>
          <table:table-cell table:formula="of:=[$master.B16]" office:value-type="string" office:string-value="Mary" calcext:value-type="string">
            <text:p>Mary</text:p>
          </table:table-cell>
          <table:table-cell table:formula="of:=[$master.F16]" office:value-type="string" office:string-value="mnestor" calcext:value-type="string">
            <text:p>mnestor</text:p>
          </table:table-cell>
          <table:table-cell table:formula="of:=[$master.W16]" office:value-type="string" office:string-value="1-315-123-4567" calcext:value-type="string">
            <text:p>1-315-123-4567</text:p>
          </table:table-cell>
          <table:table-cell table:formula="of:=[$master.M16]" office:value-type="string" office:string-value="mnestor@whizzer.local" calcext:value-type="string">
            <text:p>mnestor@whizzer.local</text:p>
          </table:table-cell>
          <table:table-cell table:formula="of:=[$master.O16]" office:value-type="string" office:string-value="MIS/IT" calcext:value-type="string">
            <text:p>MIS/I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IS/IT</text:p>
          </table:table-cell>
        </table:table-row>
        <table:table-row table:style-name="ro1">
          <table:table-cell table:formula="of:=[$master.C17]" office:value-type="string" office:string-value="Blair" calcext:value-type="string">
            <text:p>Blair</text:p>
          </table:table-cell>
          <table:table-cell table:formula="of:=[$master.B17]" office:value-type="string" office:string-value="Minnie" calcext:value-type="string">
            <text:p>Minnie</text:p>
          </table:table-cell>
          <table:table-cell table:formula="of:=[$master.F17]" office:value-type="string" office:string-value="mblair" calcext:value-type="string">
            <text:p>mblair</text:p>
          </table:table-cell>
          <table:table-cell table:formula="of:=[$master.W17]" office:value-type="string" office:string-value="1-315-123-4567" calcext:value-type="string">
            <text:p>1-315-123-4567</text:p>
          </table:table-cell>
          <table:table-cell table:formula="of:=[$master.M17]" office:value-type="string" office:string-value="mblair@whizzer.local" calcext:value-type="string">
            <text:p>mblair@whizzer.local</text:p>
          </table:table-cell>
          <table:table-cell table:formula="of:=[$master.O17]" office:value-type="string" office:string-value="Engineering" calcext:value-type="string">
            <text:p>Engineerin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nance</text:p>
          </table:table-cell>
        </table:table-row>
        <table:table-row table:style-name="ro1">
          <table:table-cell table:formula="of:=[$master.C18]" office:value-type="string" office:string-value="DeLazes" calcext:value-type="string">
            <text:p>DeLazes</text:p>
          </table:table-cell>
          <table:table-cell table:formula="of:=[$master.B18]" office:value-type="string" office:string-value="Miquel" calcext:value-type="string">
            <text:p>Miquel</text:p>
          </table:table-cell>
          <table:table-cell table:formula="of:=[$master.F18]" office:value-type="string" office:string-value="mdelazes" calcext:value-type="string">
            <text:p>mdelazes</text:p>
          </table:table-cell>
          <table:table-cell table:formula="of:=[$master.W18]" office:value-type="string" office:string-value="1-315-123-4567" calcext:value-type="string">
            <text:p>1-315-123-4567</text:p>
          </table:table-cell>
          <table:table-cell table:formula="of:=[$master.M18]" office:value-type="string" office:string-value="mdelazes@whizzer.local" calcext:value-type="string">
            <text:p>mdelazes@whizzer.local</text:p>
          </table:table-cell>
          <table:table-cell table:formula="of:=[$master.O18]" office:value-type="string" office:string-value="Manufacturing" calcext:value-type="string">
            <text:p>Manufacturin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les &amp; Marketing</text:p>
          </table:table-cell>
        </table:table-row>
        <table:table-row table:style-name="ro1">
          <table:table-cell table:formula="of:=[$master.C19]" office:value-type="string" office:string-value="Newton" calcext:value-type="string">
            <text:p>Newton</text:p>
          </table:table-cell>
          <table:table-cell table:formula="of:=[$master.B19]" office:value-type="string" office:string-value="Ned" calcext:value-type="string">
            <text:p>Ned</text:p>
          </table:table-cell>
          <table:table-cell table:formula="of:=[$master.F19]" office:value-type="string" office:string-value="nnewton" calcext:value-type="string">
            <text:p>nnewton</text:p>
          </table:table-cell>
          <table:table-cell table:formula="of:=[$master.W19]" office:value-type="string" office:string-value="1-315-123-4567" calcext:value-type="string">
            <text:p>1-315-123-4567</text:p>
          </table:table-cell>
          <table:table-cell table:formula="of:=[$master.M19]" office:value-type="string" office:string-value="nnewton@whizzer.local" calcext:value-type="string">
            <text:p>nnewton@whizzer.local</text:p>
          </table:table-cell>
          <table:table-cell table:formula="of:=[$master.O19]" office:value-type="string" office:string-value="Finance" calcext:value-type="string">
            <text:p>Finance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table:formula="of:=[$master.C20]" office:value-type="string" office:string-value="Sampson" calcext:value-type="string">
            <text:p>Sampson</text:p>
          </table:table-cell>
          <table:table-cell table:formula="of:=[$master.B20]" office:value-type="string" office:string-value="Rad" calcext:value-type="string">
            <text:p>Rad</text:p>
          </table:table-cell>
          <table:table-cell table:formula="of:=[$master.F20]" office:value-type="string" office:string-value="rsampson" calcext:value-type="string">
            <text:p>rsampson</text:p>
          </table:table-cell>
          <table:table-cell table:formula="of:=[$master.W20]" office:value-type="string" office:string-value="1-315-123-4567" calcext:value-type="string">
            <text:p>1-315-123-4567</text:p>
          </table:table-cell>
          <table:table-cell table:formula="of:=[$master.M20]" office:value-type="string" office:string-value="rsampson@whizzer.local" calcext:value-type="string">
            <text:p>rsampson@whizzer.local</text:p>
          </table:table-cell>
          <table:table-cell table:formula="of:=[$master.O20]" office:value-type="string" office:string-value="Quality" calcext:value-type="string">
            <text:p>Qualit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Quality</text:p>
          </table:table-cell>
        </table:table-row>
        <table:table-row table:style-name="ro1">
          <table:table-cell table:formula="of:=[$master.C21]" office:value-type="string" office:string-value="Malloy" calcext:value-type="string">
            <text:p>Malloy</text:p>
          </table:table-cell>
          <table:table-cell table:formula="of:=[$master.B21]" office:value-type="string" office:string-value="Sarah" calcext:value-type="string">
            <text:p>Sarah</text:p>
          </table:table-cell>
          <table:table-cell table:formula="of:=[$master.F21]" office:value-type="string" office:string-value="smalloy" calcext:value-type="string">
            <text:p>smalloy</text:p>
          </table:table-cell>
          <table:table-cell table:formula="of:=[$master.W21]" office:value-type="string" office:string-value="1-315-123-4567" calcext:value-type="string">
            <text:p>1-315-123-4567</text:p>
          </table:table-cell>
          <table:table-cell table:formula="of:=[$master.M21]" office:value-type="string" office:string-value="smalloy@whizzer.local" calcext:value-type="string">
            <text:p>smalloy@whizzer.local</text:p>
          </table:table-cell>
          <table:table-cell table:formula="of:=[$master.O21]" office:value-type="string" office:string-value="Manufacturing" calcext:value-type="string">
            <text:p>Manufacturin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oduct Management</text:p>
          </table:table-cell>
        </table:table-row>
        <table:table-row table:style-name="ro1">
          <table:table-cell table:formula="of:=[$master.C22]" office:value-type="string" office:string-value="Swift" calcext:value-type="string">
            <text:p>Swift</text:p>
          </table:table-cell>
          <table:table-cell table:formula="of:=[$master.B22]" office:value-type="string" office:string-value="Tom" calcext:value-type="string">
            <text:p>Tom</text:p>
          </table:table-cell>
          <table:table-cell table:formula="of:=[$master.F22]" office:value-type="string" office:string-value="tswift" calcext:value-type="string">
            <text:p>tswift</text:p>
          </table:table-cell>
          <table:table-cell table:formula="of:=[$master.W22]" office:value-type="string" office:string-value="1-315-123-4567" calcext:value-type="string">
            <text:p>1-315-123-4567</text:p>
          </table:table-cell>
          <table:table-cell table:formula="of:=[$master.M22]" office:value-type="string" office:string-value="tswift@whizzer.local" calcext:value-type="string">
            <text:p>tswift@whizzer.local</text:p>
          </table:table-cell>
          <table:table-cell table:formula="of:=[$master.O22]" office:value-type="string" office:string-value="Engineering" calcext:value-type="string">
            <text:p>Engineerin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l EXCEPT Information Systems</text:p>
          </table:table-cell>
        </table:table-row>
        <table:table-row table:style-name="ro1">
          <table:table-cell table:formula="of:=[$master.C23]" office:value-type="string" office:string-value="Damon" calcext:value-type="string">
            <text:p>Damon</text:p>
          </table:table-cell>
          <table:table-cell table:formula="of:=[$master.B23]" office:value-type="string" office:string-value="Wakefield" calcext:value-type="string">
            <text:p>Wakefield</text:p>
          </table:table-cell>
          <table:table-cell table:formula="of:=[$master.F23]" office:value-type="string" office:string-value="wdamon" calcext:value-type="string">
            <text:p>wdamon</text:p>
          </table:table-cell>
          <table:table-cell table:formula="of:=[$master.W23]" office:value-type="string" office:string-value="1-315-123-4567" calcext:value-type="string">
            <text:p>1-315-123-4567</text:p>
          </table:table-cell>
          <table:table-cell table:formula="of:=[$master.M23]" office:value-type="string" office:string-value="wdamon@whizzer.local" calcext:value-type="string">
            <text:p>wdamon@whizzer.local</text:p>
          </table:table-cell>
          <table:table-cell table:formula="of:=[$master.O23]" office:value-type="string" office:string-value="Product Management" calcext:value-type="string">
            <text:p>Product Managem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ngineering</text:p>
          </table:table-cell>
        </table:table-row>
        <table:table-row table:style-name="ro1">
          <table:table-cell table:formula="of:=[$master.C24]" office:value-type="string" office:string-value="Crawford" calcext:value-type="string">
            <text:p>Crawford</text:p>
          </table:table-cell>
          <table:table-cell table:formula="of:=[$master.B24]" office:value-type="string" office:string-value="William" calcext:value-type="string">
            <text:p>William</text:p>
          </table:table-cell>
          <table:table-cell table:formula="of:=[$master.F24]" office:value-type="string" office:string-value="wcrawford" calcext:value-type="string">
            <text:p>wcrawford</text:p>
          </table:table-cell>
          <table:table-cell table:formula="of:=[$master.W24]" office:value-type="string" office:string-value="1-315-123-4567" calcext:value-type="string">
            <text:p>1-315-123-4567</text:p>
          </table:table-cell>
          <table:table-cell table:formula="of:=[$master.M24]" office:value-type="string" office:string-value="wcrawford@whizzer.local" calcext:value-type="string">
            <text:p>wcrawford@whizzer.local</text:p>
          </table:table-cell>
          <table:table-cell table:formula="of:=[$master.O24]" office:value-type="string" office:string-value="Legal" calcext:value-type="string">
            <text:p>Legal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 table:number-rows-repeated="104855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maestro-yii" table:style-name="ta3" table:print-ranges="'maestro-yii'.A1:'maestro-yii'.H25">
        <office:forms form:automatic-focus="false" form:apply-design-mode="false"/>
        <table:table-column table:style-name="co54" table:number-columns-repeated="3" table:default-cell-style-name="Excel_20_Built-in_20_Normal"/>
        <table:table-column table:style-name="co55" table:default-cell-style-name="Excel_20_Built-in_20_Normal"/>
        <table:table-column table:style-name="co56" table:default-cell-style-name="Excel_20_Built-in_20_Normal"/>
        <table:table-column table:style-name="co57" table:default-cell-style-name="Excel_20_Built-in_20_Normal"/>
        <table:table-column table:style-name="co58" table:number-columns-repeated="250" table:default-cell-style-name="Excel_20_Built-in_20_Normal"/>
        <table:table-row table:style-name="ro1">
          <table:table-cell office:value-type="string" calcext:value-type="string">
            <text:p>usernam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lname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profile</text:p>
          </table:table-cell>
          <table:table-cell table:number-columns-repeated="247"/>
        </table:table-row>
        <table:table-row table:style-name="ro1">
          <table:table-cell office:value-type="string" calcext:value-type="string">
            <office:annotation draw:style-name="gr2" draw:text-style-name="P2" svg:width="1.1413in" svg:height="0.7626in" svg:x="1.1374in" svg:y="0in" draw:caption-point-x="-0.2402in" draw:caption-point-y="0.2232in">
              <dc:date>2014-08-27T00:00:00</dc:date>
              <text:p text:style-name="P2"><text:span text:style-name="T3">Added to be consistent with Yii app skeleton</text:span></text:p>
            </office:annotation>
            <text:p>ad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@firefly.scc.loc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System</text:p>
          </table:table-cell>
          <table:table-cell table:formula="of:=CONCATENATE(LEFT([.G2];1);LEFT([.F2];1))" office:value-type="string" office:string-value="SA" calcext:value-type="string">
            <text:p>SA</text:p>
          </table:table-cell>
          <table:table-cell office:value-type="float" office:value="0" calcext:value-type="float">
            <text:p>0</text:p>
          </table:table-cell>
          <table:table-cell table:number-columns-repeated="247"/>
        </table:table-row>
        <table:table-row table:style-name="ro1">
          <table:table-cell office:value-type="string" calcext:value-type="string">
            <office:annotation draw:style-name="gr2" draw:text-style-name="P2" svg:width="1.1413in" svg:height="0.7626in" svg:x="1.1374in" svg:y="0.2193in" draw:caption-point-x="-0.2402in" draw:caption-point-y="0.2232in">
              <dc:date>2014-08-27T00:00:00</dc:date>
              <text:p text:style-name="P2"><text:span text:style-name="T3">Added to be consistent with Yii app skeleton</text:span></text:p>
            </office:annotation>
            <text:p>dem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mo</text:p>
          </table:table-cell>
          <table:table-cell office:value-type="string" calcext:value-type="string">
            <text:p>demo@firefly.scc.loc</text:p>
          </table:table-cell>
          <table:table-cell office:value-type="string" calcext:value-type="string">
            <text:p>demo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emo</text:p>
          </table:table-cell>
          <table:table-cell table:formula="of:=CONCATENATE(LEFT([.G3];1);LEFT([.F3];1))" office:value-type="string" office:string-value="DU" calcext:value-type="string">
            <text:p>DU</text:p>
          </table:table-cell>
          <table:table-cell office:value-type="float" office:value="9" calcext:value-type="float">
            <text:p>9</text:p>
          </table:table-cell>
          <table:table-cell table:number-columns-repeated="247"/>
        </table:table-row>
        <table:table-row table:style-name="ro1">
          <table:table-cell table:formula="of:=[$master.F3]" office:value-type="string" office:string-value="bjenks" calcext:value-type="string">
            <text:p>bjenks</text:p>
          </table:table-cell>
          <table:table-cell table:formula="of:=[$master.A3]" office:value-type="float" office:value="1" calcext:value-type="float">
            <text:p>1</text:p>
          </table:table-cell>
          <table:table-cell table:formula="of:=[$master.G3]" office:value-type="string" office:string-value="appleton" calcext:value-type="string">
            <text:p>appleton</text:p>
          </table:table-cell>
          <table:table-cell table:formula="of:=[$master.M3]" office:value-type="string" office:string-value="bjenks@whizzer.local" calcext:value-type="string">
            <text:p>bjenks@whizzer.local</text:p>
          </table:table-cell>
          <table:table-cell table:formula="of:=CONCATENATE(LEFT([$master.B3]);LEFT([$master.C3]))" office:value-type="string" office:string-value="BJ" calcext:value-type="string">
            <text:p>BJ</text:p>
          </table:table-cell>
          <table:table-cell table:formula="of:=[$master.C3]" office:value-type="string" office:string-value="Jenks" calcext:value-type="string">
            <text:p>Jenks</text:p>
          </table:table-cell>
          <table:table-cell table:formula="of:=[$master.B3]" office:value-type="string" office:string-value="Barcoe" calcext:value-type="string">
            <text:p>Barcoe</text:p>
          </table:table-cell>
          <table:table-cell table:formula="of:=CONCATENATE(LEFT([.G4];1);LEFT([.F4];1))" office:value-type="string" office:string-value="BJ" calcext:value-type="string">
            <text:p>BJ</text:p>
          </table:table-cell>
          <table:table-cell table:formula="of:=[$master.I3]" office:value-type="float" office:value="2" calcext:value-type="float">
            <text:p>2</text:p>
          </table:table-cell>
          <table:table-cell table:number-columns-repeated="247"/>
        </table:table-row>
        <table:table-row table:style-name="ro1">
          <table:table-cell table:formula="of:=[$master.F4]" office:value-type="string" office:string-value="bswift" calcext:value-type="string">
            <text:p>bswift</text:p>
          </table:table-cell>
          <table:table-cell table:formula="of:=[$master.A4]" office:value-type="float" office:value="1" calcext:value-type="float">
            <text:p>1</text:p>
          </table:table-cell>
          <table:table-cell table:formula="of:=[$master.G4]" office:value-type="string" office:string-value="appleton" calcext:value-type="string">
            <text:p>appleton</text:p>
          </table:table-cell>
          <table:table-cell table:formula="of:=[$master.M4]" office:value-type="string" office:string-value="bswift@whizzer.local" calcext:value-type="string">
            <text:p>bswift@whizzer.local</text:p>
          </table:table-cell>
          <table:table-cell table:formula="of:=CONCATENATE(LEFT([$master.B4]);LEFT([$master.C4]))" office:value-type="string" office:string-value="BS" calcext:value-type="string">
            <text:p>BS</text:p>
          </table:table-cell>
          <table:table-cell table:formula="of:=[$master.C4]" office:value-type="string" office:string-value="Swift" calcext:value-type="string">
            <text:p>Swift</text:p>
          </table:table-cell>
          <table:table-cell table:formula="of:=[$master.B4]" office:value-type="string" office:string-value="Barton" calcext:value-type="string">
            <text:p>Barton</text:p>
          </table:table-cell>
          <table:table-cell table:formula="of:=CONCATENATE(LEFT([.G5];1);LEFT([.F5];1))" office:value-type="string" office:string-value="BS" calcext:value-type="string">
            <text:p>BS</text:p>
          </table:table-cell>
          <table:table-cell table:formula="of:=[$master.I4]" office:value-type="float" office:value="1" calcext:value-type="float">
            <text:p>1</text:p>
          </table:table-cell>
          <table:table-cell table:number-columns-repeated="247"/>
        </table:table-row>
        <table:table-row table:style-name="ro1">
          <table:table-cell table:formula="of:=[$master.F5]" office:value-type="string" office:string-value="barmstrong" calcext:value-type="string">
            <text:p>barmstrong</text:p>
          </table:table-cell>
          <table:table-cell table:formula="of:=[$master.A5]" office:value-type="float" office:value="1" calcext:value-type="float">
            <text:p>1</text:p>
          </table:table-cell>
          <table:table-cell table:formula="of:=[$master.G5]" office:value-type="string" office:string-value="appleton" calcext:value-type="string">
            <text:p>appleton</text:p>
          </table:table-cell>
          <table:table-cell table:formula="of:=[$master.M5]" office:value-type="string" office:string-value="barmstrong@whizzer.local" calcext:value-type="string">
            <text:p>barmstrong@whizzer.local</text:p>
          </table:table-cell>
          <table:table-cell table:formula="of:=CONCATENATE(LEFT([$master.B5]);LEFT([$master.C5]))" office:value-type="string" office:string-value="BA" calcext:value-type="string">
            <text:p>BA</text:p>
          </table:table-cell>
          <table:table-cell table:formula="of:=[$master.C5]" office:value-type="string" office:string-value="Armstrong" calcext:value-type="string">
            <text:p>Armstrong</text:p>
          </table:table-cell>
          <table:table-cell table:formula="of:=[$master.B5]" office:value-type="string" office:string-value="Bub" calcext:value-type="string">
            <text:p>Bub</text:p>
          </table:table-cell>
          <table:table-cell table:formula="of:=CONCATENATE(LEFT([.G6];1);LEFT([.F6];1))" office:value-type="string" office:string-value="BA" calcext:value-type="string">
            <text:p>BA</text:p>
          </table:table-cell>
          <table:table-cell table:formula="of:=[$master.I5]" office:value-type="float" office:value="2" calcext:value-type="float">
            <text:p>2</text:p>
          </table:table-cell>
          <table:table-cell table:number-columns-repeated="247"/>
        </table:table-row>
        <table:table-row table:style-name="ro1">
          <table:table-cell table:formula="of:=[$master.F6]" office:value-type="string" office:string-value="fmason" calcext:value-type="string">
            <text:p>fmason</text:p>
          </table:table-cell>
          <table:table-cell table:formula="of:=[$master.A6]" office:value-type="float" office:value="1" calcext:value-type="float">
            <text:p>1</text:p>
          </table:table-cell>
          <table:table-cell table:formula="of:=[$master.G6]" office:value-type="string" office:string-value="appleton" calcext:value-type="string">
            <text:p>appleton</text:p>
          </table:table-cell>
          <table:table-cell table:formula="of:=[$master.M6]" office:value-type="string" office:string-value="fmason@whizzer.local" calcext:value-type="string">
            <text:p>fmason@whizzer.local</text:p>
          </table:table-cell>
          <table:table-cell table:formula="of:=CONCATENATE(LEFT([$master.B6]);LEFT([$master.C6]))" office:value-type="string" office:string-value="FM" calcext:value-type="string">
            <text:p>FM</text:p>
          </table:table-cell>
          <table:table-cell table:formula="of:=[$master.C6]" office:value-type="string" office:string-value="Mason" calcext:value-type="string">
            <text:p>Mason</text:p>
          </table:table-cell>
          <table:table-cell table:formula="of:=[$master.B6]" office:value-type="string" office:string-value="Frank" calcext:value-type="string">
            <text:p>Frank</text:p>
          </table:table-cell>
          <table:table-cell table:formula="of:=CONCATENATE(LEFT([.G7];1);LEFT([.F7];1))" office:value-type="string" office:string-value="FM" calcext:value-type="string">
            <text:p>FM</text:p>
          </table:table-cell>
          <table:table-cell table:formula="of:=[$master.I6]" office:value-type="float" office:value="2" calcext:value-type="float">
            <text:p>2</text:p>
          </table:table-cell>
          <table:table-cell table:number-columns-repeated="247"/>
        </table:table-row>
        <table:table-row table:style-name="ro1">
          <table:table-cell table:formula="of:=[$master.F7]" office:value-type="string" office:string-value="gjackson" calcext:value-type="string">
            <text:p>gjackson</text:p>
          </table:table-cell>
          <table:table-cell table:formula="of:=[$master.A7]" office:value-type="float" office:value="1" calcext:value-type="float">
            <text:p>1</text:p>
          </table:table-cell>
          <table:table-cell table:formula="of:=[$master.G7]" office:value-type="string" office:string-value="appleton" calcext:value-type="string">
            <text:p>appleton</text:p>
          </table:table-cell>
          <table:table-cell table:formula="of:=[$master.M7]" office:value-type="string" office:string-value="gjackson@whizzer.local" calcext:value-type="string">
            <text:p>gjackson@whizzer.local</text:p>
          </table:table-cell>
          <table:table-cell table:formula="of:=CONCATENATE(LEFT([$master.B7]);LEFT([$master.C7]))" office:value-type="string" office:string-value="GJ" calcext:value-type="string">
            <text:p>GJ</text:p>
          </table:table-cell>
          <table:table-cell table:formula="of:=[$master.C7]" office:value-type="string" office:string-value="Jackson" calcext:value-type="string">
            <text:p>Jackson</text:p>
          </table:table-cell>
          <table:table-cell table:formula="of:=[$master.B7]" office:value-type="string" office:string-value="Garret" calcext:value-type="string">
            <text:p>Garret</text:p>
          </table:table-cell>
          <table:table-cell table:formula="of:=CONCATENATE(LEFT([.G8];1);LEFT([.F8];1))" office:value-type="string" office:string-value="GJ" calcext:value-type="string">
            <text:p>GJ</text:p>
          </table:table-cell>
          <table:table-cell table:formula="of:=[$master.I7]" office:value-type="float" office:value="3" calcext:value-type="float">
            <text:p>3</text:p>
          </table:table-cell>
          <table:table-cell table:number-columns-repeated="247"/>
        </table:table-row>
        <table:table-row table:style-name="ro1">
          <table:table-cell table:formula="of:=[$master.F8]" office:value-type="string" office:string-value="hbaldwin" calcext:value-type="string">
            <text:p>hbaldwin</text:p>
          </table:table-cell>
          <table:table-cell table:formula="of:=[$master.A8]" office:value-type="float" office:value="1" calcext:value-type="float">
            <text:p>1</text:p>
          </table:table-cell>
          <table:table-cell table:formula="of:=[$master.G8]" office:value-type="string" office:string-value="appleton" calcext:value-type="string">
            <text:p>appleton</text:p>
          </table:table-cell>
          <table:table-cell table:formula="of:=[$master.M8]" office:value-type="string" office:string-value="hbaldwin@whizzer.local" calcext:value-type="string">
            <text:p>hbaldwin@whizzer.local</text:p>
          </table:table-cell>
          <table:table-cell table:formula="of:=CONCATENATE(LEFT([$master.B8]);LEFT([$master.C8]))" office:value-type="string" office:string-value="HB" calcext:value-type="string">
            <text:p>HB</text:p>
          </table:table-cell>
          <table:table-cell table:formula="of:=[$master.C8]" office:value-type="string" office:string-value="Baldwin" calcext:value-type="string">
            <text:p>Baldwin</text:p>
          </table:table-cell>
          <table:table-cell table:formula="of:=[$master.B8]" office:value-type="string" office:string-value="Hank" calcext:value-type="string">
            <text:p>Hank</text:p>
          </table:table-cell>
          <table:table-cell table:formula="of:=CONCATENATE(LEFT([.G9];1);LEFT([.F9];1))" office:value-type="string" office:string-value="HB" calcext:value-type="string">
            <text:p>HB</text:p>
          </table:table-cell>
          <table:table-cell table:formula="of:=[$master.I8]" office:value-type="float" office:value="1" calcext:value-type="float">
            <text:p>1</text:p>
          </table:table-cell>
          <table:table-cell table:number-columns-repeated="247"/>
        </table:table-row>
        <table:table-row table:style-name="ro1">
          <table:table-cell table:formula="of:=[$master.F9]" office:value-type="string" office:string-value="hrandall" calcext:value-type="string">
            <text:p>hrandall</text:p>
          </table:table-cell>
          <table:table-cell table:formula="of:=[$master.A9]" office:value-type="float" office:value="1" calcext:value-type="float">
            <text:p>1</text:p>
          </table:table-cell>
          <table:table-cell table:formula="of:=[$master.G9]" office:value-type="string" office:string-value="appleton" calcext:value-type="string">
            <text:p>appleton</text:p>
          </table:table-cell>
          <table:table-cell table:formula="of:=[$master.M9]" office:value-type="string" office:string-value="hrandall@whizzer.local" calcext:value-type="string">
            <text:p>hrandall@whizzer.local</text:p>
          </table:table-cell>
          <table:table-cell table:formula="of:=CONCATENATE(LEFT([$master.B9]);LEFT([$master.C9]))" office:value-type="string" office:string-value="HR" calcext:value-type="string">
            <text:p>HR</text:p>
          </table:table-cell>
          <table:table-cell table:formula="of:=[$master.C9]" office:value-type="string" office:string-value="Randall" calcext:value-type="string">
            <text:p>Randall</text:p>
          </table:table-cell>
          <table:table-cell table:formula="of:=[$master.B9]" office:value-type="string" office:string-value="Helen" calcext:value-type="string">
            <text:p>Helen</text:p>
          </table:table-cell>
          <table:table-cell table:formula="of:=CONCATENATE(LEFT([.G10];1);LEFT([.F10];1))" office:value-type="string" office:string-value="HR" calcext:value-type="string">
            <text:p>HR</text:p>
          </table:table-cell>
          <table:table-cell table:formula="of:=[$master.I9]" office:value-type="float" office:value="4" calcext:value-type="float">
            <text:p>4</text:p>
          </table:table-cell>
          <table:table-cell table:number-columns-repeated="247"/>
        </table:table-row>
        <table:table-row table:style-name="ro1">
          <table:table-cell table:formula="of:=[$master.F10]" office:value-type="string" office:string-value="jwood" calcext:value-type="string">
            <text:p>jwood</text:p>
          </table:table-cell>
          <table:table-cell table:formula="of:=[$master.A10]" office:value-type="float" office:value="1" calcext:value-type="float">
            <text:p>1</text:p>
          </table:table-cell>
          <table:table-cell table:formula="of:=[$master.G10]" office:value-type="string" office:string-value="appleton" calcext:value-type="string">
            <text:p>appleton</text:p>
          </table:table-cell>
          <table:table-cell table:formula="of:=[$master.M10]" office:value-type="string" office:string-value="jwood@whizzer.local" calcext:value-type="string">
            <text:p>jwood@whizzer.local</text:p>
          </table:table-cell>
          <table:table-cell table:formula="of:=CONCATENATE(LEFT([$master.B10]);LEFT([$master.C10]))" office:value-type="string" office:string-value="JW" calcext:value-type="string">
            <text:p>JW</text:p>
          </table:table-cell>
          <table:table-cell table:formula="of:=[$master.C10]" office:value-type="string" office:string-value="Wood" calcext:value-type="string">
            <text:p>Wood</text:p>
          </table:table-cell>
          <table:table-cell table:formula="of:=[$master.B10]" office:value-type="string" office:string-value="Jacab" calcext:value-type="string">
            <text:p>Jacab</text:p>
          </table:table-cell>
          <table:table-cell table:formula="of:=CONCATENATE(LEFT([.G11];1);LEFT([.F11];1))" office:value-type="string" office:string-value="JW" calcext:value-type="string">
            <text:p>JW</text:p>
          </table:table-cell>
          <table:table-cell table:formula="of:=[$master.I10]" office:value-type="float" office:value="5" calcext:value-type="float">
            <text:p>5</text:p>
          </table:table-cell>
          <table:table-cell table:number-columns-repeated="247"/>
        </table:table-row>
        <table:table-row table:style-name="ro1">
          <table:table-cell table:formula="of:=[$master.F11]" office:value-type="string" office:string-value="jperiod" calcext:value-type="string">
            <text:p>jperiod</text:p>
          </table:table-cell>
          <table:table-cell table:formula="of:=[$master.A11]" office:value-type="float" office:value="1" calcext:value-type="float">
            <text:p>1</text:p>
          </table:table-cell>
          <table:table-cell table:formula="of:=[$master.G11]" office:value-type="string" office:string-value="appleton" calcext:value-type="string">
            <text:p>appleton</text:p>
          </table:table-cell>
          <table:table-cell table:formula="of:=[$master.M11]" office:value-type="string" office:string-value="jperiod@whizzer.local" calcext:value-type="string">
            <text:p>jperiod@whizzer.local</text:p>
          </table:table-cell>
          <table:table-cell table:formula="of:=CONCATENATE(LEFT([$master.B11]);LEFT([$master.C11]))" office:value-type="string" office:string-value="JP" calcext:value-type="string">
            <text:p>JP</text:p>
          </table:table-cell>
          <table:table-cell table:formula="of:=[$master.C11]" office:value-type="string" office:string-value="Period" calcext:value-type="string">
            <text:p>Period</text:p>
          </table:table-cell>
          <table:table-cell table:formula="of:=[$master.B11]" office:value-type="string" office:string-value="James" calcext:value-type="string">
            <text:p>James</text:p>
          </table:table-cell>
          <table:table-cell table:formula="of:=CONCATENATE(LEFT([.G12];1);LEFT([.F12];1))" office:value-type="string" office:string-value="JP" calcext:value-type="string">
            <text:p>JP</text:p>
          </table:table-cell>
          <table:table-cell table:formula="of:=[$master.I11]" office:value-type="float" office:value="1" calcext:value-type="float">
            <text:p>1</text:p>
          </table:table-cell>
          <table:table-cell table:number-columns-repeated="247"/>
        </table:table-row>
        <table:table-row table:style-name="ro1">
          <table:table-cell table:formula="of:=[$master.F12]" office:value-type="string" office:string-value="jhaddon" calcext:value-type="string">
            <text:p>jhaddon</text:p>
          </table:table-cell>
          <table:table-cell table:formula="of:=[$master.A12]" office:value-type="float" office:value="1" calcext:value-type="float">
            <text:p>1</text:p>
          </table:table-cell>
          <table:table-cell table:formula="of:=[$master.G12]" office:value-type="string" office:string-value="appleton" calcext:value-type="string">
            <text:p>appleton</text:p>
          </table:table-cell>
          <table:table-cell table:formula="of:=[$master.M12]" office:value-type="string" office:string-value="jhaddon@whizzer.local" calcext:value-type="string">
            <text:p>jhaddon@whizzer.local</text:p>
          </table:table-cell>
          <table:table-cell table:formula="of:=CONCATENATE(LEFT([$master.B12]);LEFT([$master.C12]))" office:value-type="string" office:string-value="JH" calcext:value-type="string">
            <text:p>JH</text:p>
          </table:table-cell>
          <table:table-cell table:formula="of:=[$master.C12]" office:value-type="string" office:string-value="Haddon" calcext:value-type="string">
            <text:p>Haddon</text:p>
          </table:table-cell>
          <table:table-cell table:formula="of:=[$master.B12]" office:value-type="string" office:string-value="Jennie" calcext:value-type="string">
            <text:p>Jennie</text:p>
          </table:table-cell>
          <table:table-cell table:formula="of:=CONCATENATE(LEFT([.G13];1);LEFT([.F13];1))" office:value-type="string" office:string-value="JH" calcext:value-type="string">
            <text:p>JH</text:p>
          </table:table-cell>
          <table:table-cell table:formula="of:=[$master.I12]" office:value-type="float" office:value="6" calcext:value-type="float">
            <text:p>6</text:p>
          </table:table-cell>
          <table:table-cell table:number-columns-repeated="247"/>
        </table:table-row>
        <table:table-row table:style-name="ro1">
          <table:table-cell table:formula="of:=[$master.F13]" office:value-type="string" office:string-value="jmorse" calcext:value-type="string">
            <text:p>jmorse</text:p>
          </table:table-cell>
          <table:table-cell table:formula="of:=[$master.A13]" office:value-type="float" office:value="1" calcext:value-type="float">
            <text:p>1</text:p>
          </table:table-cell>
          <table:table-cell table:formula="of:=[$master.G13]" office:value-type="string" office:string-value="appleton" calcext:value-type="string">
            <text:p>appleton</text:p>
          </table:table-cell>
          <table:table-cell table:formula="of:=[$master.M13]" office:value-type="string" office:string-value="jmorse@whizzer.local" calcext:value-type="string">
            <text:p>jmorse@whizzer.local</text:p>
          </table:table-cell>
          <table:table-cell table:formula="of:=CONCATENATE(LEFT([$master.B13]);LEFT([$master.C13]))" office:value-type="string" office:string-value="JM" calcext:value-type="string">
            <text:p>JM</text:p>
          </table:table-cell>
          <table:table-cell table:formula="of:=[$master.C13]" office:value-type="string" office:string-value="Morse" calcext:value-type="string">
            <text:p>Morse</text:p>
          </table:table-cell>
          <table:table-cell table:formula="of:=[$master.B13]" office:value-type="string" office:string-value="Jennie" calcext:value-type="string">
            <text:p>Jennie</text:p>
          </table:table-cell>
          <table:table-cell table:formula="of:=CONCATENATE(LEFT([.G14];1);LEFT([.F14];1))" office:value-type="string" office:string-value="JM" calcext:value-type="string">
            <text:p>JM</text:p>
          </table:table-cell>
          <table:table-cell table:formula="of:=[$master.I13]" office:value-type="float" office:value="4" calcext:value-type="float">
            <text:p>4</text:p>
          </table:table-cell>
          <table:table-cell table:number-columns-repeated="247"/>
        </table:table-row>
        <table:table-row table:style-name="ro1">
          <table:table-cell table:formula="of:=[$master.F14]" office:value-type="string" office:string-value="jsharp" calcext:value-type="string">
            <text:p>jsharp</text:p>
          </table:table-cell>
          <table:table-cell table:formula="of:=[$master.A14]" office:value-type="float" office:value="1" calcext:value-type="float">
            <text:p>1</text:p>
          </table:table-cell>
          <table:table-cell table:formula="of:=[$master.G14]" office:value-type="string" office:string-value="appleton" calcext:value-type="string">
            <text:p>appleton</text:p>
          </table:table-cell>
          <table:table-cell table:formula="of:=[$master.M14]" office:value-type="string" office:string-value="jsharp@whizzer.local" calcext:value-type="string">
            <text:p>jsharp@whizzer.local</text:p>
          </table:table-cell>
          <table:table-cell table:formula="of:=CONCATENATE(LEFT([$master.B14]);LEFT([$master.C14]))" office:value-type="string" office:string-value="JS" calcext:value-type="string">
            <text:p>JS</text:p>
          </table:table-cell>
          <table:table-cell table:formula="of:=[$master.C14]" office:value-type="string" office:string-value="Sharp" calcext:value-type="string">
            <text:p>Sharp</text:p>
          </table:table-cell>
          <table:table-cell table:formula="of:=[$master.B14]" office:value-type="string" office:string-value="John" calcext:value-type="string">
            <text:p>John</text:p>
          </table:table-cell>
          <table:table-cell table:formula="of:=CONCATENATE(LEFT([.G15];1);LEFT([.F15];1))" office:value-type="string" office:string-value="JS" calcext:value-type="string">
            <text:p>JS</text:p>
          </table:table-cell>
          <table:table-cell table:formula="of:=[$master.I14]" office:value-type="float" office:value="1" calcext:value-type="float">
            <text:p>1</text:p>
          </table:table-cell>
          <table:table-cell table:number-columns-repeated="247"/>
        </table:table-row>
        <table:table-row table:style-name="ro1">
          <table:table-cell table:formula="of:=[$master.F15]" office:value-type="string" office:string-value="mbaggert" calcext:value-type="string">
            <text:p>mbaggert</text:p>
          </table:table-cell>
          <table:table-cell table:formula="of:=[$master.A15]" office:value-type="float" office:value="1" calcext:value-type="float">
            <text:p>1</text:p>
          </table:table-cell>
          <table:table-cell table:formula="of:=[$master.G15]" office:value-type="string" office:string-value="appleton" calcext:value-type="string">
            <text:p>appleton</text:p>
          </table:table-cell>
          <table:table-cell table:formula="of:=[$master.M15]" office:value-type="string" office:string-value="mbaggert@whizzer.local" calcext:value-type="string">
            <text:p>mbaggert@whizzer.local</text:p>
          </table:table-cell>
          <table:table-cell table:formula="of:=CONCATENATE(LEFT([$master.B15]);LEFT([$master.C15]))" office:value-type="string" office:string-value="MB" calcext:value-type="string">
            <text:p>MB</text:p>
          </table:table-cell>
          <table:table-cell table:formula="of:=[$master.C15]" office:value-type="string" office:string-value="Baggert" calcext:value-type="string">
            <text:p>Baggert</text:p>
          </table:table-cell>
          <table:table-cell table:formula="of:=[$master.B15]" office:value-type="string" office:string-value="Martha" calcext:value-type="string">
            <text:p>Martha</text:p>
          </table:table-cell>
          <table:table-cell table:formula="of:=CONCATENATE(LEFT([.G16];1);LEFT([.F16];1))" office:value-type="string" office:string-value="MB" calcext:value-type="string">
            <text:p>MB</text:p>
          </table:table-cell>
          <table:table-cell table:formula="of:=[$master.I15]" office:value-type="float" office:value="1" calcext:value-type="float">
            <text:p>1</text:p>
          </table:table-cell>
          <table:table-cell table:number-columns-repeated="247"/>
        </table:table-row>
        <table:table-row table:style-name="ro1">
          <table:table-cell table:formula="of:=[$master.F16]" office:value-type="string" office:string-value="mnestor" calcext:value-type="string">
            <text:p>mnestor</text:p>
          </table:table-cell>
          <table:table-cell table:formula="of:=[$master.A16]" office:value-type="float" office:value="1" calcext:value-type="float">
            <text:p>1</text:p>
          </table:table-cell>
          <table:table-cell table:formula="of:=[$master.G16]" office:value-type="string" office:string-value="appleton" calcext:value-type="string">
            <text:p>appleton</text:p>
          </table:table-cell>
          <table:table-cell table:formula="of:=[$master.M16]" office:value-type="string" office:string-value="mnestor@whizzer.local" calcext:value-type="string">
            <text:p>mnestor@whizzer.local</text:p>
          </table:table-cell>
          <table:table-cell table:formula="of:=CONCATENATE(LEFT([$master.B16]);LEFT([$master.C16]))" office:value-type="string" office:string-value="MN" calcext:value-type="string">
            <text:p>MN</text:p>
          </table:table-cell>
          <table:table-cell table:formula="of:=[$master.C16]" office:value-type="string" office:string-value="Nestor" calcext:value-type="string">
            <text:p>Nestor</text:p>
          </table:table-cell>
          <table:table-cell table:formula="of:=[$master.B16]" office:value-type="string" office:string-value="Mary" calcext:value-type="string">
            <text:p>Mary</text:p>
          </table:table-cell>
          <table:table-cell table:formula="of:=CONCATENATE(LEFT([.G17];1);LEFT([.F17];1))" office:value-type="string" office:string-value="MN" calcext:value-type="string">
            <text:p>MN</text:p>
          </table:table-cell>
          <table:table-cell table:formula="of:=[$master.I16]" office:value-type="float" office:value="0" calcext:value-type="float">
            <text:p>0</text:p>
          </table:table-cell>
          <table:table-cell table:number-columns-repeated="247"/>
        </table:table-row>
        <table:table-row table:style-name="ro1">
          <table:table-cell table:formula="of:=[$master.F17]" office:value-type="string" office:string-value="mblair" calcext:value-type="string">
            <text:p>mblair</text:p>
          </table:table-cell>
          <table:table-cell table:formula="of:=[$master.A17]" office:value-type="float" office:value="1" calcext:value-type="float">
            <text:p>1</text:p>
          </table:table-cell>
          <table:table-cell table:formula="of:=[$master.G17]" office:value-type="string" office:string-value="appleton" calcext:value-type="string">
            <text:p>appleton</text:p>
          </table:table-cell>
          <table:table-cell table:formula="of:=[$master.M17]" office:value-type="string" office:string-value="mblair@whizzer.local" calcext:value-type="string">
            <text:p>mblair@whizzer.local</text:p>
          </table:table-cell>
          <table:table-cell table:formula="of:=CONCATENATE(LEFT([$master.B17]);LEFT([$master.C17]))" office:value-type="string" office:string-value="MB" calcext:value-type="string">
            <text:p>MB</text:p>
          </table:table-cell>
          <table:table-cell table:formula="of:=[$master.C17]" office:value-type="string" office:string-value="Blair" calcext:value-type="string">
            <text:p>Blair</text:p>
          </table:table-cell>
          <table:table-cell table:formula="of:=[$master.B17]" office:value-type="string" office:string-value="Minnie" calcext:value-type="string">
            <text:p>Minnie</text:p>
          </table:table-cell>
          <table:table-cell table:formula="of:=CONCATENATE(LEFT([.G18];1);LEFT([.F18];1))" office:value-type="string" office:string-value="MB" calcext:value-type="string">
            <text:p>MB</text:p>
          </table:table-cell>
          <table:table-cell table:formula="of:=[$master.I17]" office:value-type="float" office:value="2" calcext:value-type="float">
            <text:p>2</text:p>
          </table:table-cell>
          <table:table-cell table:number-columns-repeated="247"/>
        </table:table-row>
        <table:table-row table:style-name="ro1">
          <table:table-cell table:formula="of:=[$master.F18]" office:value-type="string" office:string-value="mdelazes" calcext:value-type="string">
            <text:p>mdelazes</text:p>
          </table:table-cell>
          <table:table-cell table:formula="of:=[$master.A18]" office:value-type="float" office:value="1" calcext:value-type="float">
            <text:p>1</text:p>
          </table:table-cell>
          <table:table-cell table:formula="of:=[$master.G18]" office:value-type="string" office:string-value="appleton" calcext:value-type="string">
            <text:p>appleton</text:p>
          </table:table-cell>
          <table:table-cell table:formula="of:=[$master.M18]" office:value-type="string" office:string-value="mdelazes@whizzer.local" calcext:value-type="string">
            <text:p>mdelazes@whizzer.local</text:p>
          </table:table-cell>
          <table:table-cell table:formula="of:=CONCATENATE(LEFT([$master.B18]);LEFT([$master.C18]))" office:value-type="string" office:string-value="MD" calcext:value-type="string">
            <text:p>MD</text:p>
          </table:table-cell>
          <table:table-cell table:formula="of:=[$master.C18]" office:value-type="string" office:string-value="DeLazes" calcext:value-type="string">
            <text:p>DeLazes</text:p>
          </table:table-cell>
          <table:table-cell table:formula="of:=[$master.B18]" office:value-type="string" office:string-value="Miquel" calcext:value-type="string">
            <text:p>Miquel</text:p>
          </table:table-cell>
          <table:table-cell table:formula="of:=CONCATENATE(LEFT([.G19];1);LEFT([.F19];1))" office:value-type="string" office:string-value="MD" calcext:value-type="string">
            <text:p>MD</text:p>
          </table:table-cell>
          <table:table-cell table:formula="of:=[$master.I18]" office:value-type="float" office:value="7" calcext:value-type="float">
            <text:p>7</text:p>
          </table:table-cell>
          <table:table-cell table:number-columns-repeated="247"/>
        </table:table-row>
        <table:table-row table:style-name="ro1">
          <table:table-cell table:formula="of:=[$master.F19]" office:value-type="string" office:string-value="nnewton" calcext:value-type="string">
            <text:p>nnewton</text:p>
          </table:table-cell>
          <table:table-cell table:formula="of:=[$master.A19]" office:value-type="float" office:value="1" calcext:value-type="float">
            <text:p>1</text:p>
          </table:table-cell>
          <table:table-cell table:formula="of:=[$master.G19]" office:value-type="string" office:string-value="appleton" calcext:value-type="string">
            <text:p>appleton</text:p>
          </table:table-cell>
          <table:table-cell table:formula="of:=[$master.M19]" office:value-type="string" office:string-value="nnewton@whizzer.local" calcext:value-type="string">
            <text:p>nnewton@whizzer.local</text:p>
          </table:table-cell>
          <table:table-cell table:formula="of:=CONCATENATE(LEFT([$master.B19]);LEFT([$master.C19]))" office:value-type="string" office:string-value="NN" calcext:value-type="string">
            <text:p>NN</text:p>
          </table:table-cell>
          <table:table-cell table:formula="of:=[$master.C19]" office:value-type="string" office:string-value="Newton" calcext:value-type="string">
            <text:p>Newton</text:p>
          </table:table-cell>
          <table:table-cell table:formula="of:=[$master.B19]" office:value-type="string" office:string-value="Ned" calcext:value-type="string">
            <text:p>Ned</text:p>
          </table:table-cell>
          <table:table-cell table:formula="of:=CONCATENATE(LEFT([.G20];1);LEFT([.F20];1))" office:value-type="string" office:string-value="NN" calcext:value-type="string">
            <text:p>NN</text:p>
          </table:table-cell>
          <table:table-cell table:formula="of:=[$master.I19]" office:value-type="float" office:value="1" calcext:value-type="float">
            <text:p>1</text:p>
          </table:table-cell>
          <table:table-cell table:number-columns-repeated="247"/>
        </table:table-row>
        <table:table-row table:style-name="ro1">
          <table:table-cell table:formula="of:=[$master.F20]" office:value-type="string" office:string-value="rsampson" calcext:value-type="string">
            <text:p>rsampson</text:p>
          </table:table-cell>
          <table:table-cell table:formula="of:=[$master.A20]" office:value-type="float" office:value="1" calcext:value-type="float">
            <text:p>1</text:p>
          </table:table-cell>
          <table:table-cell table:formula="of:=[$master.G20]" office:value-type="string" office:string-value="appleton" calcext:value-type="string">
            <text:p>appleton</text:p>
          </table:table-cell>
          <table:table-cell table:formula="of:=[$master.M20]" office:value-type="string" office:string-value="rsampson@whizzer.local" calcext:value-type="string">
            <text:p>rsampson@whizzer.local</text:p>
          </table:table-cell>
          <table:table-cell table:formula="of:=CONCATENATE(LEFT([$master.B20]);LEFT([$master.C20]))" office:value-type="string" office:string-value="RS" calcext:value-type="string">
            <text:p>RS</text:p>
          </table:table-cell>
          <table:table-cell table:formula="of:=[$master.C20]" office:value-type="string" office:string-value="Sampson" calcext:value-type="string">
            <text:p>Sampson</text:p>
          </table:table-cell>
          <table:table-cell table:formula="of:=[$master.B20]" office:value-type="string" office:string-value="Rad" calcext:value-type="string">
            <text:p>Rad</text:p>
          </table:table-cell>
          <table:table-cell table:formula="of:=CONCATENATE(LEFT([.G21];1);LEFT([.F21];1))" office:value-type="string" office:string-value="RS" calcext:value-type="string">
            <text:p>RS</text:p>
          </table:table-cell>
          <table:table-cell table:formula="of:=[$master.I20]" office:value-type="float" office:value="1" calcext:value-type="float">
            <text:p>1</text:p>
          </table:table-cell>
          <table:table-cell table:number-columns-repeated="247"/>
        </table:table-row>
        <table:table-row table:style-name="ro1">
          <table:table-cell table:formula="of:=[$master.F21]" office:value-type="string" office:string-value="smalloy" calcext:value-type="string">
            <text:p>smalloy</text:p>
          </table:table-cell>
          <table:table-cell table:formula="of:=[$master.A21]" office:value-type="float" office:value="1" calcext:value-type="float">
            <text:p>1</text:p>
          </table:table-cell>
          <table:table-cell table:formula="of:=[$master.G21]" office:value-type="string" office:string-value="appleton" calcext:value-type="string">
            <text:p>appleton</text:p>
          </table:table-cell>
          <table:table-cell table:formula="of:=[$master.M21]" office:value-type="string" office:string-value="smalloy@whizzer.local" calcext:value-type="string">
            <text:p>smalloy@whizzer.local</text:p>
          </table:table-cell>
          <table:table-cell table:formula="of:=CONCATENATE(LEFT([$master.B21]);LEFT([$master.C21]))" office:value-type="string" office:string-value="SM" calcext:value-type="string">
            <text:p>SM</text:p>
          </table:table-cell>
          <table:table-cell table:formula="of:=[$master.C21]" office:value-type="string" office:string-value="Malloy" calcext:value-type="string">
            <text:p>Malloy</text:p>
          </table:table-cell>
          <table:table-cell table:formula="of:=[$master.B21]" office:value-type="string" office:string-value="Sarah" calcext:value-type="string">
            <text:p>Sarah</text:p>
          </table:table-cell>
          <table:table-cell table:formula="of:=CONCATENATE(LEFT([.G22];1);LEFT([.F22];1))" office:value-type="string" office:string-value="SM" calcext:value-type="string">
            <text:p>SM</text:p>
          </table:table-cell>
          <table:table-cell table:formula="of:=[$master.I21]" office:value-type="float" office:value="6" calcext:value-type="float">
            <text:p>6</text:p>
          </table:table-cell>
          <table:table-cell table:number-columns-repeated="247"/>
        </table:table-row>
        <table:table-row table:style-name="ro1">
          <table:table-cell table:formula="of:=[$master.F22]" office:value-type="string" office:string-value="tswift" calcext:value-type="string">
            <text:p>tswift</text:p>
          </table:table-cell>
          <table:table-cell table:formula="of:=[$master.A22]" office:value-type="float" office:value="1" calcext:value-type="float">
            <text:p>1</text:p>
          </table:table-cell>
          <table:table-cell table:formula="of:=[$master.G22]" office:value-type="string" office:string-value="appleton" calcext:value-type="string">
            <text:p>appleton</text:p>
          </table:table-cell>
          <table:table-cell table:formula="of:=[$master.M22]" office:value-type="string" office:string-value="tswift@whizzer.local" calcext:value-type="string">
            <text:p>tswift@whizzer.local</text:p>
          </table:table-cell>
          <table:table-cell table:formula="of:=CONCATENATE(LEFT([$master.B22]);LEFT([$master.C22]))" office:value-type="string" office:string-value="TS" calcext:value-type="string">
            <text:p>TS</text:p>
          </table:table-cell>
          <table:table-cell table:formula="of:=[$master.C22]" office:value-type="string" office:string-value="Swift" calcext:value-type="string">
            <text:p>Swift</text:p>
          </table:table-cell>
          <table:table-cell table:formula="of:=[$master.B22]" office:value-type="string" office:string-value="Tom" calcext:value-type="string">
            <text:p>Tom</text:p>
          </table:table-cell>
          <table:table-cell table:formula="of:=CONCATENATE(LEFT([.G23];1);LEFT([.F23];1))" office:value-type="string" office:string-value="TS" calcext:value-type="string">
            <text:p>TS</text:p>
          </table:table-cell>
          <table:table-cell table:formula="of:=[$master.I22]" office:value-type="float" office:value="1" calcext:value-type="float">
            <text:p>1</text:p>
          </table:table-cell>
          <table:table-cell table:number-columns-repeated="247"/>
        </table:table-row>
        <table:table-row table:style-name="ro1">
          <table:table-cell table:formula="of:=[$master.F23]" office:value-type="string" office:string-value="wdamon" calcext:value-type="string">
            <text:p>wdamon</text:p>
          </table:table-cell>
          <table:table-cell table:formula="of:=[$master.A23]" office:value-type="float" office:value="1" calcext:value-type="float">
            <text:p>1</text:p>
          </table:table-cell>
          <table:table-cell table:formula="of:=[$master.G23]" office:value-type="string" office:string-value="appleton" calcext:value-type="string">
            <text:p>appleton</text:p>
          </table:table-cell>
          <table:table-cell table:formula="of:=[$master.M23]" office:value-type="string" office:string-value="wdamon@whizzer.local" calcext:value-type="string">
            <text:p>wdamon@whizzer.local</text:p>
          </table:table-cell>
          <table:table-cell table:formula="of:=CONCATENATE(LEFT([$master.B23]);LEFT([$master.C23]))" office:value-type="string" office:string-value="WD" calcext:value-type="string">
            <text:p>WD</text:p>
          </table:table-cell>
          <table:table-cell table:formula="of:=[$master.C23]" office:value-type="string" office:string-value="Damon" calcext:value-type="string">
            <text:p>Damon</text:p>
          </table:table-cell>
          <table:table-cell table:formula="of:=[$master.B23]" office:value-type="string" office:string-value="Wakefield" calcext:value-type="string">
            <text:p>Wakefield</text:p>
          </table:table-cell>
          <table:table-cell table:formula="of:=CONCATENATE(LEFT([.G24];1);LEFT([.F24];1))" office:value-type="string" office:string-value="WD" calcext:value-type="string">
            <text:p>WD</text:p>
          </table:table-cell>
          <table:table-cell table:formula="of:=[$master.I23]" office:value-type="float" office:value="1" calcext:value-type="float">
            <text:p>1</text:p>
          </table:table-cell>
          <table:table-cell table:number-columns-repeated="247"/>
        </table:table-row>
        <table:table-row table:style-name="ro1">
          <table:table-cell table:formula="of:=[$master.F24]" office:value-type="string" office:string-value="wcrawford" calcext:value-type="string">
            <text:p>wcrawford</text:p>
          </table:table-cell>
          <table:table-cell table:formula="of:=[$master.A24]" office:value-type="float" office:value="1" calcext:value-type="float">
            <text:p>1</text:p>
          </table:table-cell>
          <table:table-cell table:formula="of:=[$master.G24]" office:value-type="string" office:string-value="appleton" calcext:value-type="string">
            <text:p>appleton</text:p>
          </table:table-cell>
          <table:table-cell table:formula="of:=[$master.M24]" office:value-type="string" office:string-value="wcrawford@whizzer.local" calcext:value-type="string">
            <text:p>wcrawford@whizzer.local</text:p>
          </table:table-cell>
          <table:table-cell table:formula="of:=CONCATENATE(LEFT([$master.B24]);LEFT([$master.C24]))" office:value-type="string" office:string-value="WC" calcext:value-type="string">
            <text:p>WC</text:p>
          </table:table-cell>
          <table:table-cell table:formula="of:=[$master.C24]" office:value-type="string" office:string-value="Crawford" calcext:value-type="string">
            <text:p>Crawford</text:p>
          </table:table-cell>
          <table:table-cell table:formula="of:=[$master.B24]" office:value-type="string" office:string-value="William" calcext:value-type="string">
            <text:p>William</text:p>
          </table:table-cell>
          <table:table-cell table:formula="of:=CONCATENATE(LEFT([.G25];1);LEFT([.F25];1))" office:value-type="string" office:string-value="WC" calcext:value-type="string">
            <text:p>WC</text:p>
          </table:table-cell>
          <table:table-cell table:formula="of:=[$master.I24]" office:value-type="float" office:value="1" calcext:value-type="float">
            <text:p>1</text:p>
          </table:table-cell>
          <table:table-cell table:number-columns-repeated="247"/>
        </table:table-row>
        <table:table-row table:style-name="ro1" table:number-rows-repeated="1048547">
          <table:table-cell table:number-columns-repeated="256"/>
        </table:table-row>
        <table:table-row table:style-name="ro2" table:number-rows-repeated="3">
          <table:table-cell table:number-columns-repeated="256"/>
        </table:table-row>
        <table:table-row table:style-name="ro2">
          <table:table-cell table:number-columns-repeated="256"/>
        </table:table-row>
        <table:named-expressions>
          <table:named-range table:name="Excel_BuiltIn_Print_Area" table:base-cell-address="$master.$A$1" table:cell-range-address="$'maestro-yii'.$A$1:.$H$25" table:range-usable-as="print-range"/>
          <table:named-range table:name="_xlnm.Print_Area" table:base-cell-address="$master.$A$1" table:cell-range-address="$'maestro-yii'.$A$1:.$H$25"/>
        </table:named-expressions>
      </table:table>
      <table:table table:name="openerp" table:style-name="ta4">
        <office:forms form:automatic-focus="false" form:apply-design-mode="false"/>
        <table:table-column table:style-name="co59" table:number-columns-repeated="2" table:default-cell-style-name="Excel_20_Built-in_20_Normal"/>
        <table:table-column table:style-name="co60" table:default-cell-style-name="Excel_20_Built-in_20_Normal"/>
        <table:table-column table:style-name="co61" table:default-cell-style-name="Excel_20_Built-in_20_Normal"/>
        <table:table-column table:style-name="co62" table:default-cell-style-name="Excel_20_Built-in_20_Normal"/>
        <table:table-column table:style-name="co63" table:default-cell-style-name="Excel_20_Built-in_20_Normal"/>
        <table:table-column table:style-name="co64" table:default-cell-style-name="Excel_20_Built-in_20_Normal"/>
        <table:table-column table:style-name="co59" table:number-columns-repeated="244" table:default-cell-style-name="Excel_20_Built-in_20_Normal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notification_email_send</text:p>
          </table:table-cell>
          <table:table-cell office:value-type="string" calcext:value-type="string">
            <text:p>signature</text:p>
          </table:table-cell>
          <table:table-cell table:number-columns-repeated="244"/>
        </table:table-row>
        <table:table-row table:style-name="ro3">
          <table:table-cell/>
          <table:table-cell table:formula="of:=IF([$master.A3]=1;&quot;YES&quot;;&quot;NO&quot;)" office:value-type="string" office:string-value="YES" calcext:value-type="string">
            <text:p>YES</text:p>
          </table:table-cell>
          <table:table-cell table:formula="of:=[$master.B3]&amp;&quot; &quot;&amp;[$master.C3]" office:value-type="string" office:string-value="Barcoe Jenks" calcext:value-type="string">
            <text:p>Barcoe Jenks</text:p>
          </table:table-cell>
          <table:table-cell table:formula="of:=[$master.F3]" office:value-type="string" office:string-value="bjenks" calcext:value-type="string">
            <text:p>bjenks</text:p>
          </table:table-cell>
          <table:table-cell table:formula="of:=[$master.G3]" office:value-type="string" office:string-value="appleton" calcext:value-type="string">
            <text:p>appleton</text:p>
          </table:table-cell>
          <table:table-cell office:value-type="string" calcext:value-type="string">
            <text:p>Never</text:p>
          </table:table-cell>
          <table:table-cell table:formula="of:=&quot;--&quot;&amp;CHAR(10)&amp;[$master.L3]&amp;CHAR(10)&amp;[$master.K3]" office:value-type="string" office:string-value="--&#10;Electronics Engineer&#10;Swift Construction Company" calcext:value-type="string">
            <text:p>--</text:p>
            <text:p>Electronics Engineer</text:p>
            <text:p>Swift Construction Company</text:p>
          </table:table-cell>
          <table:table-cell table:number-columns-repeated="244"/>
        </table:table-row>
        <table:table-row table:style-name="ro3">
          <table:table-cell/>
          <table:table-cell office:value-type="string" calcext:value-type="string">
            <text:p>YES</text:p>
          </table:table-cell>
          <table:table-cell table:formula="of:=[$master.B4]&amp;&quot; &quot;&amp;[$master.C4]" office:value-type="string" office:string-value="Barton Swift" calcext:value-type="string">
            <text:p>Barton Swift</text:p>
          </table:table-cell>
          <table:table-cell table:formula="of:=[$master.F4]" office:value-type="string" office:string-value="bswift" calcext:value-type="string">
            <text:p>bswift</text:p>
          </table:table-cell>
          <table:table-cell table:formula="of:=[$master.G4]" office:value-type="string" office:string-value="appleton" calcext:value-type="string">
            <text:p>appleton</text:p>
          </table:table-cell>
          <table:table-cell office:value-type="string" calcext:value-type="string">
            <text:p>Never</text:p>
          </table:table-cell>
          <table:table-cell table:formula="of:=&quot;--&quot;&amp;CHAR(10)&amp;[$master.L4]&amp;CHAR(10)&amp;[$master.K4]" office:value-type="string" office:string-value="--&#10;President&#10;Swift Construction Company" calcext:value-type="string">
            <text:p>--</text:p>
            <text:p>President</text:p>
            <text:p>Swift Construction Company</text:p>
          </table:table-cell>
          <table:table-cell table:number-columns-repeated="244"/>
        </table:table-row>
        <table:table-row table:style-name="ro3">
          <table:table-cell/>
          <table:table-cell office:value-type="string" calcext:value-type="string">
            <text:p>YES</text:p>
          </table:table-cell>
          <table:table-cell table:formula="of:=[$master.B5]&amp;&quot; &quot;&amp;[$master.C5]" office:value-type="string" office:string-value="Bub Armstrong" calcext:value-type="string">
            <text:p>Bub Armstrong</text:p>
          </table:table-cell>
          <table:table-cell table:formula="of:=[$master.F5]" office:value-type="string" office:string-value="barmstrong" calcext:value-type="string">
            <text:p>barmstrong</text:p>
          </table:table-cell>
          <table:table-cell table:formula="of:=[$master.G5]" office:value-type="string" office:string-value="appleton" calcext:value-type="string">
            <text:p>appleton</text:p>
          </table:table-cell>
          <table:table-cell office:value-type="string" calcext:value-type="string">
            <text:p>Never</text:p>
          </table:table-cell>
          <table:table-cell table:formula="of:=&quot;--&quot;&amp;CHAR(10)&amp;[$master.L5]&amp;CHAR(10)&amp;[$master.K5]" office:value-type="string" office:string-value="--&#10;Mechanical Engineer&#10;Swift Construction Company" calcext:value-type="string">
            <text:p>--</text:p>
            <text:p>Mechanical Engineer</text:p>
            <text:p>Swift Construction Company</text:p>
          </table:table-cell>
          <table:table-cell table:number-columns-repeated="244"/>
        </table:table-row>
        <table:table-row table:style-name="ro3">
          <table:table-cell/>
          <table:table-cell office:value-type="string" calcext:value-type="string">
            <text:p>YES</text:p>
          </table:table-cell>
          <table:table-cell table:formula="of:=[$master.B6]&amp;&quot; &quot;&amp;[$master.C6]" office:value-type="string" office:string-value="Frank Mason" calcext:value-type="string">
            <text:p>Frank Mason</text:p>
          </table:table-cell>
          <table:table-cell table:formula="of:=[$master.F6]" office:value-type="string" office:string-value="fmason" calcext:value-type="string">
            <text:p>fmason</text:p>
          </table:table-cell>
          <table:table-cell table:formula="of:=[$master.G6]" office:value-type="string" office:string-value="appleton" calcext:value-type="string">
            <text:p>appleton</text:p>
          </table:table-cell>
          <table:table-cell office:value-type="string" calcext:value-type="string">
            <text:p>Never</text:p>
          </table:table-cell>
          <table:table-cell table:formula="of:=&quot;--&quot;&amp;CHAR(10)&amp;[$master.L6]&amp;CHAR(10)&amp;[$master.K6]" office:value-type="string" office:string-value="--&#10;Engineering Project Coordinator&#10;Swift Construction Company" calcext:value-type="string">
            <text:p>--</text:p>
            <text:p>Engineering Project Coordinator</text:p>
            <text:p>Swift Construction Company</text:p>
          </table:table-cell>
          <table:table-cell table:number-columns-repeated="244"/>
        </table:table-row>
        <table:table-row table:style-name="ro3">
          <table:table-cell/>
          <table:table-cell office:value-type="string" calcext:value-type="string">
            <text:p>YES</text:p>
          </table:table-cell>
          <table:table-cell table:formula="of:=[$master.B7]&amp;&quot; &quot;&amp;[$master.C7]" office:value-type="string" office:string-value="Garret Jackson" calcext:value-type="string">
            <text:p>Garret Jackson</text:p>
          </table:table-cell>
          <table:table-cell table:formula="of:=[$master.F7]" office:value-type="string" office:string-value="gjackson" calcext:value-type="string">
            <text:p>gjackson</text:p>
          </table:table-cell>
          <table:table-cell table:formula="of:=[$master.G7]" office:value-type="string" office:string-value="appleton" calcext:value-type="string">
            <text:p>appleton</text:p>
          </table:table-cell>
          <table:table-cell office:value-type="string" calcext:value-type="string">
            <text:p>Never</text:p>
          </table:table-cell>
          <table:table-cell table:formula="of:=&quot;--&quot;&amp;CHAR(10)&amp;[$master.L7]&amp;CHAR(10)&amp;[$master.K7]" office:value-type="string" office:string-value="--&#10;Production Planner&#10;Swift Construction Company" calcext:value-type="string">
            <text:p>--</text:p>
            <text:p>Production Planner</text:p>
            <text:p>Swift Construction Company</text:p>
          </table:table-cell>
          <table:table-cell table:number-columns-repeated="244"/>
        </table:table-row>
        <table:table-row table:style-name="ro3">
          <table:table-cell/>
          <table:table-cell office:value-type="string" calcext:value-type="string">
            <text:p>YES</text:p>
          </table:table-cell>
          <table:table-cell table:formula="of:=[$master.B8]&amp;&quot; &quot;&amp;[$master.C8]" office:value-type="string" office:string-value="Hank Baldwin" calcext:value-type="string">
            <text:p>Hank Baldwin</text:p>
          </table:table-cell>
          <table:table-cell table:formula="of:=[$master.F8]" office:value-type="string" office:string-value="hbaldwin" calcext:value-type="string">
            <text:p>hbaldwin</text:p>
          </table:table-cell>
          <table:table-cell table:formula="of:=[$master.G8]" office:value-type="string" office:string-value="appleton" calcext:value-type="string">
            <text:p>appleton</text:p>
          </table:table-cell>
          <table:table-cell office:value-type="string" calcext:value-type="string">
            <text:p>Never</text:p>
          </table:table-cell>
          <table:table-cell table:formula="of:=&quot;--&quot;&amp;CHAR(10)&amp;[$master.L8]&amp;CHAR(10)&amp;[$master.K8]" office:value-type="string" office:string-value="--&#10;Lead Hand&#10;Swift Construction Company" calcext:value-type="string">
            <text:p>--</text:p>
            <text:p>Lead Hand</text:p>
            <text:p>Swift Construction Company</text:p>
          </table:table-cell>
          <table:table-cell table:number-columns-repeated="244"/>
        </table:table-row>
        <table:table-row table:style-name="ro3">
          <table:table-cell/>
          <table:table-cell office:value-type="string" calcext:value-type="string">
            <text:p>YES</text:p>
          </table:table-cell>
          <table:table-cell table:formula="of:=[$master.B9]&amp;&quot; &quot;&amp;[$master.C9]" office:value-type="string" office:string-value="Helen Randall" calcext:value-type="string">
            <text:p>Helen Randall</text:p>
          </table:table-cell>
          <table:table-cell table:formula="of:=[$master.F9]" office:value-type="string" office:string-value="hrandall" calcext:value-type="string">
            <text:p>hrandall</text:p>
          </table:table-cell>
          <table:table-cell table:formula="of:=[$master.G9]" office:value-type="string" office:string-value="appleton" calcext:value-type="string">
            <text:p>appleton</text:p>
          </table:table-cell>
          <table:table-cell office:value-type="string" calcext:value-type="string">
            <text:p>Never</text:p>
          </table:table-cell>
          <table:table-cell table:formula="of:=&quot;--&quot;&amp;CHAR(10)&amp;[$master.L9]&amp;CHAR(10)&amp;[$master.K9]" office:value-type="string" office:string-value="--&#10;AP Clerk&#10;Swift Construction Company" calcext:value-type="string">
            <text:p>--</text:p>
            <text:p>AP Clerk</text:p>
            <text:p>Swift Construction Company</text:p>
          </table:table-cell>
          <table:table-cell table:number-columns-repeated="244"/>
        </table:table-row>
        <table:table-row table:style-name="ro3">
          <table:table-cell/>
          <table:table-cell office:value-type="string" calcext:value-type="string">
            <text:p>YES</text:p>
          </table:table-cell>
          <table:table-cell table:formula="of:=[$master.B10]&amp;&quot; &quot;&amp;[$master.C10]" office:value-type="string" office:string-value="Jacab Wood" calcext:value-type="string">
            <text:p>Jacab Wood</text:p>
          </table:table-cell>
          <table:table-cell table:formula="of:=[$master.F10]" office:value-type="string" office:string-value="jwood" calcext:value-type="string">
            <text:p>jwood</text:p>
          </table:table-cell>
          <table:table-cell table:formula="of:=[$master.G10]" office:value-type="string" office:string-value="appleton" calcext:value-type="string">
            <text:p>appleton</text:p>
          </table:table-cell>
          <table:table-cell office:value-type="string" calcext:value-type="string">
            <text:p>Never</text:p>
          </table:table-cell>
          <table:table-cell table:formula="of:=&quot;--&quot;&amp;CHAR(10)&amp;[$master.L10]&amp;CHAR(10)&amp;[$master.K10]" office:value-type="string" office:string-value="--&#10;Sales Agent&#10;Swift Construction Company" calcext:value-type="string">
            <text:p>--</text:p>
            <text:p>Sales Agent</text:p>
            <text:p>Swift Construction Company</text:p>
          </table:table-cell>
          <table:table-cell table:number-columns-repeated="244"/>
        </table:table-row>
        <table:table-row table:style-name="ro3">
          <table:table-cell/>
          <table:table-cell office:value-type="string" calcext:value-type="string">
            <text:p>YES</text:p>
          </table:table-cell>
          <table:table-cell table:formula="of:=[$master.B11]&amp;&quot; &quot;&amp;[$master.C11]" office:value-type="string" office:string-value="James Period" calcext:value-type="string">
            <text:p>James Period</text:p>
          </table:table-cell>
          <table:table-cell table:formula="of:=[$master.F11]" office:value-type="string" office:string-value="jperiod" calcext:value-type="string">
            <text:p>jperiod</text:p>
          </table:table-cell>
          <table:table-cell table:formula="of:=[$master.G11]" office:value-type="string" office:string-value="appleton" calcext:value-type="string">
            <text:p>appleton</text:p>
          </table:table-cell>
          <table:table-cell office:value-type="string" calcext:value-type="string">
            <text:p>Never</text:p>
          </table:table-cell>
          <table:table-cell table:formula="of:=&quot;--&quot;&amp;CHAR(10)&amp;[$master.L11]&amp;CHAR(10)&amp;[$master.K11]" office:value-type="string" office:string-value="--&#10;Director, Sales &amp; Marketing&#10;Swift Construction Company" calcext:value-type="string">
            <text:p>--</text:p>
            <text:p>Director, Sales &amp; Marketing</text:p>
            <text:p>Swift Construction Company</text:p>
          </table:table-cell>
          <table:table-cell table:number-columns-repeated="244"/>
        </table:table-row>
        <table:table-row table:style-name="ro3">
          <table:table-cell/>
          <table:table-cell office:value-type="string" calcext:value-type="string">
            <text:p>YES</text:p>
          </table:table-cell>
          <table:table-cell table:formula="of:=[$master.B12]&amp;&quot; &quot;&amp;[$master.C12]" office:value-type="string" office:string-value="Jennie Haddon" calcext:value-type="string">
            <text:p>Jennie Haddon</text:p>
          </table:table-cell>
          <table:table-cell table:formula="of:=[$master.F12]" office:value-type="string" office:string-value="jhaddon" calcext:value-type="string">
            <text:p>jhaddon</text:p>
          </table:table-cell>
          <table:table-cell table:formula="of:=[$master.G12]" office:value-type="string" office:string-value="appleton" calcext:value-type="string">
            <text:p>appleton</text:p>
          </table:table-cell>
          <table:table-cell office:value-type="string" calcext:value-type="string">
            <text:p>Never</text:p>
          </table:table-cell>
          <table:table-cell table:formula="of:=&quot;--&quot;&amp;CHAR(10)&amp;[$master.L12]&amp;CHAR(10)&amp;[$master.K12]" office:value-type="string" office:string-value="--&#10;Buyer&#10;Swift Construction Company" calcext:value-type="string">
            <text:p>--</text:p>
            <text:p>Buyer</text:p>
            <text:p>Swift Construction Company</text:p>
          </table:table-cell>
          <table:table-cell table:number-columns-repeated="244"/>
        </table:table-row>
        <table:table-row table:style-name="ro3">
          <table:table-cell/>
          <table:table-cell office:value-type="string" calcext:value-type="string">
            <text:p>YES</text:p>
          </table:table-cell>
          <table:table-cell table:formula="of:=[$master.B13]&amp;&quot; &quot;&amp;[$master.C13]" office:value-type="string" office:string-value="Jennie Morse" calcext:value-type="string">
            <text:p>Jennie Morse</text:p>
          </table:table-cell>
          <table:table-cell table:formula="of:=[$master.F13]" office:value-type="string" office:string-value="jmorse" calcext:value-type="string">
            <text:p>jmorse</text:p>
          </table:table-cell>
          <table:table-cell table:formula="of:=[$master.G13]" office:value-type="string" office:string-value="appleton" calcext:value-type="string">
            <text:p>appleton</text:p>
          </table:table-cell>
          <table:table-cell office:value-type="string" calcext:value-type="string">
            <text:p>Never</text:p>
          </table:table-cell>
          <table:table-cell table:formula="of:=&quot;--&quot;&amp;CHAR(10)&amp;[$master.L13]&amp;CHAR(10)&amp;[$master.K13]" office:value-type="string" office:string-value="--&#10;AR Clerk&#10;Swift Construction Company" calcext:value-type="string">
            <text:p>--</text:p>
            <text:p>AR Clerk</text:p>
            <text:p>Swift Construction Company</text:p>
          </table:table-cell>
          <table:table-cell table:number-columns-repeated="244"/>
        </table:table-row>
        <table:table-row table:style-name="ro3">
          <table:table-cell/>
          <table:table-cell office:value-type="string" calcext:value-type="string">
            <text:p>YES</text:p>
          </table:table-cell>
          <table:table-cell table:formula="of:=[$master.B14]&amp;&quot; &quot;&amp;[$master.C14]" office:value-type="string" office:string-value="John Sharp" calcext:value-type="string">
            <text:p>John Sharp</text:p>
          </table:table-cell>
          <table:table-cell table:formula="of:=[$master.F14]" office:value-type="string" office:string-value="jsharp" calcext:value-type="string">
            <text:p>jsharp</text:p>
          </table:table-cell>
          <table:table-cell table:formula="of:=[$master.G14]" office:value-type="string" office:string-value="appleton" calcext:value-type="string">
            <text:p>appleton</text:p>
          </table:table-cell>
          <table:table-cell office:value-type="string" calcext:value-type="string">
            <text:p>Never</text:p>
          </table:table-cell>
          <table:table-cell table:formula="of:=&quot;--&quot;&amp;CHAR(10)&amp;[$master.L14]&amp;CHAR(10)&amp;[$master.K14]" office:value-type="string" office:string-value="--&#10;Director, Prod Mgmt&#10;Swift Construction Company" calcext:value-type="string">
            <text:p>--</text:p>
            <text:p>Director, Prod Mgmt</text:p>
            <text:p>Swift Construction Company</text:p>
          </table:table-cell>
          <table:table-cell table:number-columns-repeated="244"/>
        </table:table-row>
        <table:table-row table:style-name="ro3">
          <table:table-cell/>
          <table:table-cell office:value-type="string" calcext:value-type="string">
            <text:p>YES</text:p>
          </table:table-cell>
          <table:table-cell table:formula="of:=[$master.B15]&amp;&quot; &quot;&amp;[$master.C15]" office:value-type="string" office:string-value="Martha Baggert" calcext:value-type="string">
            <text:p>Martha Baggert</text:p>
          </table:table-cell>
          <table:table-cell table:formula="of:=[$master.F15]" office:value-type="string" office:string-value="mbaggert" calcext:value-type="string">
            <text:p>mbaggert</text:p>
          </table:table-cell>
          <table:table-cell table:formula="of:=[$master.G15]" office:value-type="string" office:string-value="appleton" calcext:value-type="string">
            <text:p>appleton</text:p>
          </table:table-cell>
          <table:table-cell office:value-type="string" calcext:value-type="string">
            <text:p>Never</text:p>
          </table:table-cell>
          <table:table-cell table:formula="of:=&quot;--&quot;&amp;CHAR(10)&amp;[$master.L15]&amp;CHAR(10)&amp;[$master.K15]" office:value-type="string" office:string-value="--&#10;Director, Human Resources&#10;Swift Construction Company" calcext:value-type="string">
            <text:p>--</text:p>
            <text:p>Director, Human Resources</text:p>
            <text:p>Swift Construction Company</text:p>
          </table:table-cell>
          <table:table-cell table:number-columns-repeated="244"/>
        </table:table-row>
        <table:table-row table:style-name="ro3">
          <table:table-cell/>
          <table:table-cell office:value-type="string" calcext:value-type="string">
            <text:p>YES</text:p>
          </table:table-cell>
          <table:table-cell table:formula="of:=[$master.B16]&amp;&quot; &quot;&amp;[$master.C16]" office:value-type="string" office:string-value="Mary Nestor" calcext:value-type="string">
            <text:p>Mary Nestor</text:p>
          </table:table-cell>
          <table:table-cell table:formula="of:=[$master.F16]" office:value-type="string" office:string-value="mnestor" calcext:value-type="string">
            <text:p>mnestor</text:p>
          </table:table-cell>
          <table:table-cell table:formula="of:=[$master.G16]" office:value-type="string" office:string-value="appleton" calcext:value-type="string">
            <text:p>appleton</text:p>
          </table:table-cell>
          <table:table-cell office:value-type="string" calcext:value-type="string">
            <text:p>Never</text:p>
          </table:table-cell>
          <table:table-cell table:formula="of:=&quot;--&quot;&amp;CHAR(10)&amp;[$master.L16]&amp;CHAR(10)&amp;[$master.K16]" office:value-type="string" office:string-value="--&#10;Director, MIS-IT&#10;Swift Construction Company" calcext:value-type="string">
            <text:p>--</text:p>
            <text:p>Director, MIS-IT</text:p>
            <text:p>Swift Construction Company</text:p>
          </table:table-cell>
          <table:table-cell table:number-columns-repeated="244"/>
        </table:table-row>
        <table:table-row table:style-name="ro3">
          <table:table-cell/>
          <table:table-cell office:value-type="string" calcext:value-type="string">
            <text:p>YES</text:p>
          </table:table-cell>
          <table:table-cell table:formula="of:=[$master.B17]&amp;&quot; &quot;&amp;[$master.C17]" office:value-type="string" office:string-value="Minnie Blair" calcext:value-type="string">
            <text:p>Minnie Blair</text:p>
          </table:table-cell>
          <table:table-cell table:formula="of:=[$master.F17]" office:value-type="string" office:string-value="mblair" calcext:value-type="string">
            <text:p>mblair</text:p>
          </table:table-cell>
          <table:table-cell table:formula="of:=[$master.G17]" office:value-type="string" office:string-value="appleton" calcext:value-type="string">
            <text:p>appleton</text:p>
          </table:table-cell>
          <table:table-cell office:value-type="string" calcext:value-type="string">
            <text:p>Never</text:p>
          </table:table-cell>
          <table:table-cell table:formula="of:=&quot;--&quot;&amp;CHAR(10)&amp;[$master.L17]&amp;CHAR(10)&amp;[$master.K17]" office:value-type="string" office:string-value="--&#10;Software Engineer&#10;Swift Construction Company" calcext:value-type="string">
            <text:p>--</text:p>
            <text:p>Software Engineer</text:p>
            <text:p>Swift Construction Company</text:p>
          </table:table-cell>
          <table:table-cell table:number-columns-repeated="244"/>
        </table:table-row>
        <table:table-row table:style-name="ro3">
          <table:table-cell/>
          <table:table-cell office:value-type="string" calcext:value-type="string">
            <text:p>YES</text:p>
          </table:table-cell>
          <table:table-cell table:formula="of:=[$master.B18]&amp;&quot; &quot;&amp;[$master.C18]" office:value-type="string" office:string-value="Miquel DeLazes" calcext:value-type="string">
            <text:p>Miquel DeLazes</text:p>
          </table:table-cell>
          <table:table-cell table:formula="of:=[$master.F18]" office:value-type="string" office:string-value="mdelazes" calcext:value-type="string">
            <text:p>mdelazes</text:p>
          </table:table-cell>
          <table:table-cell table:formula="of:=[$master.G18]" office:value-type="string" office:string-value="appleton" calcext:value-type="string">
            <text:p>appleton</text:p>
          </table:table-cell>
          <table:table-cell office:value-type="string" calcext:value-type="string">
            <text:p>Never</text:p>
          </table:table-cell>
          <table:table-cell table:formula="of:=&quot;--&quot;&amp;CHAR(10)&amp;[$master.L18]&amp;CHAR(10)&amp;[$master.K18]" office:value-type="string" office:string-value="--&#10;Director, Manufacturing&#10;Swift Construction Company" calcext:value-type="string">
            <text:p>--</text:p>
            <text:p>Director, Manufacturing</text:p>
            <text:p>Swift Construction Company</text:p>
          </table:table-cell>
          <table:table-cell table:number-columns-repeated="244"/>
        </table:table-row>
        <table:table-row table:style-name="ro3">
          <table:table-cell/>
          <table:table-cell office:value-type="string" calcext:value-type="string">
            <text:p>YES</text:p>
          </table:table-cell>
          <table:table-cell table:formula="of:=[$master.B19]&amp;&quot; &quot;&amp;[$master.C19]" office:value-type="string" office:string-value="Ned Newton" calcext:value-type="string">
            <text:p>Ned Newton</text:p>
          </table:table-cell>
          <table:table-cell table:formula="of:=[$master.F19]" office:value-type="string" office:string-value="nnewton" calcext:value-type="string">
            <text:p>nnewton</text:p>
          </table:table-cell>
          <table:table-cell table:formula="of:=[$master.G19]" office:value-type="string" office:string-value="appleton" calcext:value-type="string">
            <text:p>appleton</text:p>
          </table:table-cell>
          <table:table-cell office:value-type="string" calcext:value-type="string">
            <text:p>Never</text:p>
          </table:table-cell>
          <table:table-cell table:formula="of:=&quot;--&quot;&amp;CHAR(10)&amp;[$master.L19]&amp;CHAR(10)&amp;[$master.K19]" office:value-type="string" office:string-value="--&#10;Chief Financial Officer&#10;Swift Construction Company" calcext:value-type="string">
            <text:p>--</text:p>
            <text:p>Chief Financial Officer</text:p>
            <text:p>Swift Construction Company</text:p>
          </table:table-cell>
          <table:table-cell table:number-columns-repeated="244"/>
        </table:table-row>
        <table:table-row table:style-name="ro3">
          <table:table-cell/>
          <table:table-cell office:value-type="string" calcext:value-type="string">
            <text:p>YES</text:p>
          </table:table-cell>
          <table:table-cell table:formula="of:=[$master.B20]&amp;&quot; &quot;&amp;[$master.C20]" office:value-type="string" office:string-value="Rad Sampson" calcext:value-type="string">
            <text:p>Rad Sampson</text:p>
          </table:table-cell>
          <table:table-cell table:formula="of:=[$master.F20]" office:value-type="string" office:string-value="rsampson" calcext:value-type="string">
            <text:p>rsampson</text:p>
          </table:table-cell>
          <table:table-cell table:formula="of:=[$master.G20]" office:value-type="string" office:string-value="appleton" calcext:value-type="string">
            <text:p>appleton</text:p>
          </table:table-cell>
          <table:table-cell office:value-type="string" calcext:value-type="string">
            <text:p>Never</text:p>
          </table:table-cell>
          <table:table-cell table:formula="of:=&quot;--&quot;&amp;CHAR(10)&amp;[$master.L20]&amp;CHAR(10)&amp;[$master.K20]" office:value-type="string" office:string-value="--&#10;Director, Quality&#10;Swift Construction Company" calcext:value-type="string">
            <text:p>--</text:p>
            <text:p>Director, Quality</text:p>
            <text:p>Swift Construction Company</text:p>
          </table:table-cell>
          <table:table-cell table:number-columns-repeated="244"/>
        </table:table-row>
        <table:table-row table:style-name="ro3">
          <table:table-cell/>
          <table:table-cell office:value-type="string" calcext:value-type="string">
            <text:p>YES</text:p>
          </table:table-cell>
          <table:table-cell table:formula="of:=[$master.B21]&amp;&quot; &quot;&amp;[$master.C21]" office:value-type="string" office:string-value="Sarah Malloy" calcext:value-type="string">
            <text:p>Sarah Malloy</text:p>
          </table:table-cell>
          <table:table-cell table:formula="of:=[$master.F21]" office:value-type="string" office:string-value="smalloy" calcext:value-type="string">
            <text:p>smalloy</text:p>
          </table:table-cell>
          <table:table-cell table:formula="of:=[$master.G21]" office:value-type="string" office:string-value="appleton" calcext:value-type="string">
            <text:p>appleton</text:p>
          </table:table-cell>
          <table:table-cell office:value-type="string" calcext:value-type="string">
            <text:p>Never</text:p>
          </table:table-cell>
          <table:table-cell table:formula="of:=&quot;--&quot;&amp;CHAR(10)&amp;[$master.L21]&amp;CHAR(10)&amp;[$master.K21]" office:value-type="string" office:string-value="--&#10;Receiver&#10;Swift Construction Company" calcext:value-type="string">
            <text:p>--</text:p>
            <text:p>Receiver</text:p>
            <text:p>Swift Construction Company</text:p>
          </table:table-cell>
          <table:table-cell table:number-columns-repeated="244"/>
        </table:table-row>
        <table:table-row table:style-name="ro3">
          <table:table-cell/>
          <table:table-cell office:value-type="string" calcext:value-type="string">
            <text:p>YES</text:p>
          </table:table-cell>
          <table:table-cell table:formula="of:=[$master.B22]&amp;&quot; &quot;&amp;[$master.C22]" office:value-type="string" office:string-value="Tom Swift" calcext:value-type="string">
            <text:p>Tom Swift</text:p>
          </table:table-cell>
          <table:table-cell table:formula="of:=[$master.F22]" office:value-type="string" office:string-value="tswift" calcext:value-type="string">
            <text:p>tswift</text:p>
          </table:table-cell>
          <table:table-cell table:formula="of:=[$master.G22]" office:value-type="string" office:string-value="appleton" calcext:value-type="string">
            <text:p>appleton</text:p>
          </table:table-cell>
          <table:table-cell office:value-type="string" calcext:value-type="string">
            <text:p>Never</text:p>
          </table:table-cell>
          <table:table-cell table:formula="of:=&quot;--&quot;&amp;CHAR(10)&amp;[$master.L22]&amp;CHAR(10)&amp;[$master.K22]" office:value-type="string" office:string-value="--&#10;Director, Engineering&#10;Swift Construction Company" calcext:value-type="string">
            <text:p>--</text:p>
            <text:p>Director, Engineering</text:p>
            <text:p>Swift Construction Company</text:p>
          </table:table-cell>
          <table:table-cell table:number-columns-repeated="244"/>
        </table:table-row>
        <table:table-row table:style-name="ro3">
          <table:table-cell/>
          <table:table-cell office:value-type="string" calcext:value-type="string">
            <text:p>YES</text:p>
          </table:table-cell>
          <table:table-cell table:formula="of:=[$master.B23]&amp;&quot; &quot;&amp;[$master.C23]" office:value-type="string" office:string-value="Wakefield Damon" calcext:value-type="string">
            <text:p>Wakefield Damon</text:p>
          </table:table-cell>
          <table:table-cell table:formula="of:=[$master.F23]" office:value-type="string" office:string-value="wdamon" calcext:value-type="string">
            <text:p>wdamon</text:p>
          </table:table-cell>
          <table:table-cell table:formula="of:=[$master.G23]" office:value-type="string" office:string-value="appleton" calcext:value-type="string">
            <text:p>appleton</text:p>
          </table:table-cell>
          <table:table-cell office:value-type="string" calcext:value-type="string">
            <text:p>Never</text:p>
          </table:table-cell>
          <table:table-cell table:formula="of:=&quot;--&quot;&amp;CHAR(10)&amp;[$master.L23]&amp;CHAR(10)&amp;[$master.K23]" office:value-type="string" office:string-value="--&#10;Technical Writer&#10;Swift Construction Company" calcext:value-type="string">
            <text:p>--</text:p>
            <text:p>Technical Writer</text:p>
            <text:p>Swift Construction Company</text:p>
          </table:table-cell>
          <table:table-cell table:number-columns-repeated="244"/>
        </table:table-row>
        <table:table-row table:style-name="ro3">
          <table:table-cell/>
          <table:table-cell office:value-type="string" calcext:value-type="string">
            <text:p>YES</text:p>
          </table:table-cell>
          <table:table-cell table:formula="of:=[$master.B24]&amp;&quot; &quot;&amp;[$master.C24]" office:value-type="string" office:string-value="William Crawford" calcext:value-type="string">
            <text:p>William Crawford</text:p>
          </table:table-cell>
          <table:table-cell table:formula="of:=[$master.F24]" office:value-type="string" office:string-value="wcrawford" calcext:value-type="string">
            <text:p>wcrawford</text:p>
          </table:table-cell>
          <table:table-cell table:formula="of:=[$master.G24]" office:value-type="string" office:string-value="appleton" calcext:value-type="string">
            <text:p>appleton</text:p>
          </table:table-cell>
          <table:table-cell office:value-type="string" calcext:value-type="string">
            <text:p>Never</text:p>
          </table:table-cell>
          <table:table-cell table:formula="of:=&quot;--&quot;&amp;CHAR(10)&amp;[$master.L24]&amp;CHAR(10)&amp;[$master.K24]" office:value-type="string" office:string-value="--&#10;Director, Legal&#10;Swift Construction Company" calcext:value-type="string">
            <text:p>--</text:p>
            <text:p>Director, Legal</text:p>
            <text:p>Swift Construction Company</text:p>
          </table:table-cell>
          <table:table-cell table:number-columns-repeated="244"/>
        </table:table-row>
        <table:table-row table:style-name="ro1" table:number-rows-repeated="1048552">
          <table:table-cell table:number-columns-repeated="251"/>
        </table:table-row>
        <table:table-row table:style-name="ro1">
          <table:table-cell table:number-columns-repeated="251"/>
        </table:table-row>
      </table:table>
      <table:table table:name="tryton" table:style-name="ta5">
        <office:forms form:automatic-focus="false" form:apply-design-mode="false"/>
        <table:table-column table:style-name="co65" table:number-columns-repeated="2" table:default-cell-style-name="Default"/>
        <table:table-column table:style-name="co66" table:default-cell-style-name="Default"/>
        <table:table-column table:style-name="co65" table:default-cell-style-name="Default"/>
        <table:table-column table:style-name="co67" table:default-cell-style-name="Default"/>
        <table:table-column table:style-name="co65" table:number-columns-repeated="251" table:default-cell-style-name="Default"/>
        <table:table-row table:style-name="ro1">
          <table:table-cell office:value-type="string" calcext:value-type="string">
            <text:p>Login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Signature</text:p>
          </table:table-cell>
          <table:table-cell table:number-columns-repeated="251"/>
        </table:table-row>
        <table:table-row table:style-name="ro3">
          <table:table-cell table:formula="of:=[$master.F3]" office:value-type="string" office:string-value="bjenks" calcext:value-type="string">
            <text:p>bjenks</text:p>
          </table:table-cell>
          <table:table-cell table:formula="of:=[$master.A3]" office:value-type="float" office:value="1" calcext:value-type="float">
            <text:p>1</text:p>
          </table:table-cell>
          <table:table-cell table:formula="of:=CONCATENATE([$master.B3];&quot; &quot;;[$master.C3])" office:value-type="string" office:string-value="Barcoe Jenks" calcext:value-type="string">
            <text:p>Barcoe Jenks</text:p>
          </table:table-cell>
          <table:table-cell table:formula="of:=[$master.G3]" office:value-type="string" office:string-value="appleton" calcext:value-type="string">
            <text:p>appleton</text:p>
          </table:table-cell>
          <table:table-cell table:formula="of:=&quot;--&quot;&amp;CHAR(10)&amp;[$master.L3]&amp;CHAR(10)&amp;[$master.K3]" office:value-type="string" office:string-value="--&#10;Electronics Engineer&#10;Swift Construction Company" calcext:value-type="string">
            <text:p>--</text:p>
            <text:p>Electronics Engineer</text:p>
            <text:p>Swift Construction Company</text:p>
          </table:table-cell>
          <table:table-cell table:number-columns-repeated="251"/>
        </table:table-row>
        <table:table-row table:style-name="ro3">
          <table:table-cell table:formula="of:=[$master.F4]" office:value-type="string" office:string-value="bswift" calcext:value-type="string">
            <text:p>bswift</text:p>
          </table:table-cell>
          <table:table-cell table:formula="of:=[$master.A4]" office:value-type="float" office:value="1" calcext:value-type="float">
            <text:p>1</text:p>
          </table:table-cell>
          <table:table-cell table:formula="of:=CONCATENATE([$master.B4];&quot; &quot;;[$master.C4])" office:value-type="string" office:string-value="Barton Swift" calcext:value-type="string">
            <text:p>Barton Swift</text:p>
          </table:table-cell>
          <table:table-cell table:formula="of:=[$master.G4]" office:value-type="string" office:string-value="appleton" calcext:value-type="string">
            <text:p>appleton</text:p>
          </table:table-cell>
          <table:table-cell table:formula="of:=&quot;--&quot;&amp;CHAR(10)&amp;[$master.L4]&amp;CHAR(10)&amp;[$master.K4]" office:value-type="string" office:string-value="--&#10;President&#10;Swift Construction Company" calcext:value-type="string">
            <text:p>--</text:p>
            <text:p>President</text:p>
            <text:p>Swift Construction Company</text:p>
          </table:table-cell>
          <table:table-cell table:number-columns-repeated="251"/>
        </table:table-row>
        <table:table-row table:style-name="ro3">
          <table:table-cell table:formula="of:=[$master.F5]" office:value-type="string" office:string-value="barmstrong" calcext:value-type="string">
            <text:p>barmstrong</text:p>
          </table:table-cell>
          <table:table-cell table:formula="of:=[$master.A5]" office:value-type="float" office:value="1" calcext:value-type="float">
            <text:p>1</text:p>
          </table:table-cell>
          <table:table-cell table:formula="of:=CONCATENATE([$master.B5];&quot; &quot;;[$master.C5])" office:value-type="string" office:string-value="Bub Armstrong" calcext:value-type="string">
            <text:p>Bub Armstrong</text:p>
          </table:table-cell>
          <table:table-cell table:formula="of:=[$master.G5]" office:value-type="string" office:string-value="appleton" calcext:value-type="string">
            <text:p>appleton</text:p>
          </table:table-cell>
          <table:table-cell table:formula="of:=&quot;--&quot;&amp;CHAR(10)&amp;[$master.L5]&amp;CHAR(10)&amp;[$master.K5]" office:value-type="string" office:string-value="--&#10;Mechanical Engineer&#10;Swift Construction Company" calcext:value-type="string">
            <text:p>--</text:p>
            <text:p>Mechanical Engineer</text:p>
            <text:p>Swift Construction Company</text:p>
          </table:table-cell>
          <table:table-cell table:number-columns-repeated="251"/>
        </table:table-row>
        <table:table-row table:style-name="ro3">
          <table:table-cell table:formula="of:=[$master.F6]" office:value-type="string" office:string-value="fmason" calcext:value-type="string">
            <text:p>fmason</text:p>
          </table:table-cell>
          <table:table-cell table:formula="of:=[$master.A6]" office:value-type="float" office:value="1" calcext:value-type="float">
            <text:p>1</text:p>
          </table:table-cell>
          <table:table-cell table:formula="of:=CONCATENATE([$master.B6];&quot; &quot;;[$master.C6])" office:value-type="string" office:string-value="Frank Mason" calcext:value-type="string">
            <text:p>Frank Mason</text:p>
          </table:table-cell>
          <table:table-cell table:formula="of:=[$master.G6]" office:value-type="string" office:string-value="appleton" calcext:value-type="string">
            <text:p>appleton</text:p>
          </table:table-cell>
          <table:table-cell table:formula="of:=&quot;--&quot;&amp;CHAR(10)&amp;[$master.L6]&amp;CHAR(10)&amp;[$master.K6]" office:value-type="string" office:string-value="--&#10;Engineering Project Coordinator&#10;Swift Construction Company" calcext:value-type="string">
            <text:p>--</text:p>
            <text:p>Engineering Project Coordinator</text:p>
            <text:p>Swift Construction Company</text:p>
          </table:table-cell>
          <table:table-cell table:number-columns-repeated="251"/>
        </table:table-row>
        <table:table-row table:style-name="ro3">
          <table:table-cell table:formula="of:=[$master.F7]" office:value-type="string" office:string-value="gjackson" calcext:value-type="string">
            <text:p>gjackson</text:p>
          </table:table-cell>
          <table:table-cell table:formula="of:=[$master.A7]" office:value-type="float" office:value="1" calcext:value-type="float">
            <text:p>1</text:p>
          </table:table-cell>
          <table:table-cell table:formula="of:=CONCATENATE([$master.B7];&quot; &quot;;[$master.C7])" office:value-type="string" office:string-value="Garret Jackson" calcext:value-type="string">
            <text:p>Garret Jackson</text:p>
          </table:table-cell>
          <table:table-cell table:formula="of:=[$master.G7]" office:value-type="string" office:string-value="appleton" calcext:value-type="string">
            <text:p>appleton</text:p>
          </table:table-cell>
          <table:table-cell table:formula="of:=&quot;--&quot;&amp;CHAR(10)&amp;[$master.L7]&amp;CHAR(10)&amp;[$master.K7]" office:value-type="string" office:string-value="--&#10;Production Planner&#10;Swift Construction Company" calcext:value-type="string">
            <text:p>--</text:p>
            <text:p>Production Planner</text:p>
            <text:p>Swift Construction Company</text:p>
          </table:table-cell>
          <table:table-cell table:number-columns-repeated="251"/>
        </table:table-row>
        <table:table-row table:style-name="ro3">
          <table:table-cell table:formula="of:=[$master.F8]" office:value-type="string" office:string-value="hbaldwin" calcext:value-type="string">
            <text:p>hbaldwin</text:p>
          </table:table-cell>
          <table:table-cell table:formula="of:=[$master.A8]" office:value-type="float" office:value="1" calcext:value-type="float">
            <text:p>1</text:p>
          </table:table-cell>
          <table:table-cell table:formula="of:=CONCATENATE([$master.B8];&quot; &quot;;[$master.C8])" office:value-type="string" office:string-value="Hank Baldwin" calcext:value-type="string">
            <text:p>Hank Baldwin</text:p>
          </table:table-cell>
          <table:table-cell table:formula="of:=[$master.G8]" office:value-type="string" office:string-value="appleton" calcext:value-type="string">
            <text:p>appleton</text:p>
          </table:table-cell>
          <table:table-cell table:formula="of:=&quot;--&quot;&amp;CHAR(10)&amp;[$master.L8]&amp;CHAR(10)&amp;[$master.K8]" office:value-type="string" office:string-value="--&#10;Lead Hand&#10;Swift Construction Company" calcext:value-type="string">
            <text:p>--</text:p>
            <text:p>Lead Hand</text:p>
            <text:p>Swift Construction Company</text:p>
          </table:table-cell>
          <table:table-cell table:number-columns-repeated="251"/>
        </table:table-row>
        <table:table-row table:style-name="ro3">
          <table:table-cell table:formula="of:=[$master.F9]" office:value-type="string" office:string-value="hrandall" calcext:value-type="string">
            <text:p>hrandall</text:p>
          </table:table-cell>
          <table:table-cell table:formula="of:=[$master.A9]" office:value-type="float" office:value="1" calcext:value-type="float">
            <text:p>1</text:p>
          </table:table-cell>
          <table:table-cell table:formula="of:=CONCATENATE([$master.B9];&quot; &quot;;[$master.C9])" office:value-type="string" office:string-value="Helen Randall" calcext:value-type="string">
            <text:p>Helen Randall</text:p>
          </table:table-cell>
          <table:table-cell table:formula="of:=[$master.G9]" office:value-type="string" office:string-value="appleton" calcext:value-type="string">
            <text:p>appleton</text:p>
          </table:table-cell>
          <table:table-cell table:formula="of:=&quot;--&quot;&amp;CHAR(10)&amp;[$master.L9]&amp;CHAR(10)&amp;[$master.K9]" office:value-type="string" office:string-value="--&#10;AP Clerk&#10;Swift Construction Company" calcext:value-type="string">
            <text:p>--</text:p>
            <text:p>AP Clerk</text:p>
            <text:p>Swift Construction Company</text:p>
          </table:table-cell>
          <table:table-cell table:number-columns-repeated="251"/>
        </table:table-row>
        <table:table-row table:style-name="ro3">
          <table:table-cell table:formula="of:=[$master.F10]" office:value-type="string" office:string-value="jwood" calcext:value-type="string">
            <text:p>jwood</text:p>
          </table:table-cell>
          <table:table-cell table:formula="of:=[$master.A10]" office:value-type="float" office:value="1" calcext:value-type="float">
            <text:p>1</text:p>
          </table:table-cell>
          <table:table-cell table:formula="of:=CONCATENATE([$master.B10];&quot; &quot;;[$master.C10])" office:value-type="string" office:string-value="Jacab Wood" calcext:value-type="string">
            <text:p>Jacab Wood</text:p>
          </table:table-cell>
          <table:table-cell table:formula="of:=[$master.G10]" office:value-type="string" office:string-value="appleton" calcext:value-type="string">
            <text:p>appleton</text:p>
          </table:table-cell>
          <table:table-cell table:formula="of:=&quot;--&quot;&amp;CHAR(10)&amp;[$master.L10]&amp;CHAR(10)&amp;[$master.K10]" office:value-type="string" office:string-value="--&#10;Sales Agent&#10;Swift Construction Company" calcext:value-type="string">
            <text:p>--</text:p>
            <text:p>Sales Agent</text:p>
            <text:p>Swift Construction Company</text:p>
          </table:table-cell>
          <table:table-cell table:number-columns-repeated="251"/>
        </table:table-row>
        <table:table-row table:style-name="ro3">
          <table:table-cell table:formula="of:=[$master.F11]" office:value-type="string" office:string-value="jperiod" calcext:value-type="string">
            <text:p>jperiod</text:p>
          </table:table-cell>
          <table:table-cell table:formula="of:=[$master.A11]" office:value-type="float" office:value="1" calcext:value-type="float">
            <text:p>1</text:p>
          </table:table-cell>
          <table:table-cell table:formula="of:=CONCATENATE([$master.B11];&quot; &quot;;[$master.C11])" office:value-type="string" office:string-value="James Period" calcext:value-type="string">
            <text:p>James Period</text:p>
          </table:table-cell>
          <table:table-cell table:formula="of:=[$master.G11]" office:value-type="string" office:string-value="appleton" calcext:value-type="string">
            <text:p>appleton</text:p>
          </table:table-cell>
          <table:table-cell table:formula="of:=&quot;--&quot;&amp;CHAR(10)&amp;[$master.L11]&amp;CHAR(10)&amp;[$master.K11]" office:value-type="string" office:string-value="--&#10;Director, Sales &amp; Marketing&#10;Swift Construction Company" calcext:value-type="string">
            <text:p>--</text:p>
            <text:p>Director, Sales &amp; Marketing</text:p>
            <text:p>Swift Construction Company</text:p>
          </table:table-cell>
          <table:table-cell table:number-columns-repeated="251"/>
        </table:table-row>
        <table:table-row table:style-name="ro3">
          <table:table-cell table:formula="of:=[$master.F12]" office:value-type="string" office:string-value="jhaddon" calcext:value-type="string">
            <text:p>jhaddon</text:p>
          </table:table-cell>
          <table:table-cell table:formula="of:=[$master.A12]" office:value-type="float" office:value="1" calcext:value-type="float">
            <text:p>1</text:p>
          </table:table-cell>
          <table:table-cell table:formula="of:=CONCATENATE([$master.B12];&quot; &quot;;[$master.C12])" office:value-type="string" office:string-value="Jennie Haddon" calcext:value-type="string">
            <text:p>Jennie Haddon</text:p>
          </table:table-cell>
          <table:table-cell table:formula="of:=[$master.G12]" office:value-type="string" office:string-value="appleton" calcext:value-type="string">
            <text:p>appleton</text:p>
          </table:table-cell>
          <table:table-cell table:formula="of:=&quot;--&quot;&amp;CHAR(10)&amp;[$master.L12]&amp;CHAR(10)&amp;[$master.K12]" office:value-type="string" office:string-value="--&#10;Buyer&#10;Swift Construction Company" calcext:value-type="string">
            <text:p>--</text:p>
            <text:p>Buyer</text:p>
            <text:p>Swift Construction Company</text:p>
          </table:table-cell>
          <table:table-cell table:number-columns-repeated="251"/>
        </table:table-row>
        <table:table-row table:style-name="ro3">
          <table:table-cell table:formula="of:=[$master.F13]" office:value-type="string" office:string-value="jmorse" calcext:value-type="string">
            <text:p>jmorse</text:p>
          </table:table-cell>
          <table:table-cell table:formula="of:=[$master.A13]" office:value-type="float" office:value="1" calcext:value-type="float">
            <text:p>1</text:p>
          </table:table-cell>
          <table:table-cell table:formula="of:=CONCATENATE([$master.B13];&quot; &quot;;[$master.C13])" office:value-type="string" office:string-value="Jennie Morse" calcext:value-type="string">
            <text:p>Jennie Morse</text:p>
          </table:table-cell>
          <table:table-cell table:formula="of:=[$master.G13]" office:value-type="string" office:string-value="appleton" calcext:value-type="string">
            <text:p>appleton</text:p>
          </table:table-cell>
          <table:table-cell table:formula="of:=&quot;--&quot;&amp;CHAR(10)&amp;[$master.L13]&amp;CHAR(10)&amp;[$master.K13]" office:value-type="string" office:string-value="--&#10;AR Clerk&#10;Swift Construction Company" calcext:value-type="string">
            <text:p>--</text:p>
            <text:p>AR Clerk</text:p>
            <text:p>Swift Construction Company</text:p>
          </table:table-cell>
          <table:table-cell table:number-columns-repeated="251"/>
        </table:table-row>
        <table:table-row table:style-name="ro3">
          <table:table-cell table:formula="of:=[$master.F14]" office:value-type="string" office:string-value="jsharp" calcext:value-type="string">
            <text:p>jsharp</text:p>
          </table:table-cell>
          <table:table-cell table:formula="of:=[$master.A14]" office:value-type="float" office:value="1" calcext:value-type="float">
            <text:p>1</text:p>
          </table:table-cell>
          <table:table-cell table:formula="of:=CONCATENATE([$master.B14];&quot; &quot;;[$master.C14])" office:value-type="string" office:string-value="John Sharp" calcext:value-type="string">
            <text:p>John Sharp</text:p>
          </table:table-cell>
          <table:table-cell table:formula="of:=[$master.G14]" office:value-type="string" office:string-value="appleton" calcext:value-type="string">
            <text:p>appleton</text:p>
          </table:table-cell>
          <table:table-cell table:formula="of:=&quot;--&quot;&amp;CHAR(10)&amp;[$master.L14]&amp;CHAR(10)&amp;[$master.K14]" office:value-type="string" office:string-value="--&#10;Director, Prod Mgmt&#10;Swift Construction Company" calcext:value-type="string">
            <text:p>--</text:p>
            <text:p>Director, Prod Mgmt</text:p>
            <text:p>Swift Construction Company</text:p>
          </table:table-cell>
          <table:table-cell table:number-columns-repeated="251"/>
        </table:table-row>
        <table:table-row table:style-name="ro3">
          <table:table-cell table:formula="of:=[$master.F15]" office:value-type="string" office:string-value="mbaggert" calcext:value-type="string">
            <text:p>mbaggert</text:p>
          </table:table-cell>
          <table:table-cell table:formula="of:=[$master.A15]" office:value-type="float" office:value="1" calcext:value-type="float">
            <text:p>1</text:p>
          </table:table-cell>
          <table:table-cell table:formula="of:=CONCATENATE([$master.B15];&quot; &quot;;[$master.C15])" office:value-type="string" office:string-value="Martha Baggert" calcext:value-type="string">
            <text:p>Martha Baggert</text:p>
          </table:table-cell>
          <table:table-cell table:formula="of:=[$master.G15]" office:value-type="string" office:string-value="appleton" calcext:value-type="string">
            <text:p>appleton</text:p>
          </table:table-cell>
          <table:table-cell table:formula="of:=&quot;--&quot;&amp;CHAR(10)&amp;[$master.L15]&amp;CHAR(10)&amp;[$master.K15]" office:value-type="string" office:string-value="--&#10;Director, Human Resources&#10;Swift Construction Company" calcext:value-type="string">
            <text:p>--</text:p>
            <text:p>Director, Human Resources</text:p>
            <text:p>Swift Construction Company</text:p>
          </table:table-cell>
          <table:table-cell table:number-columns-repeated="251"/>
        </table:table-row>
        <table:table-row table:style-name="ro3">
          <table:table-cell table:formula="of:=[$master.F16]" office:value-type="string" office:string-value="mnestor" calcext:value-type="string">
            <text:p>mnestor</text:p>
          </table:table-cell>
          <table:table-cell table:formula="of:=[$master.A16]" office:value-type="float" office:value="1" calcext:value-type="float">
            <text:p>1</text:p>
          </table:table-cell>
          <table:table-cell table:formula="of:=CONCATENATE([$master.B16];&quot; &quot;;[$master.C16])" office:value-type="string" office:string-value="Mary Nestor" calcext:value-type="string">
            <text:p>Mary Nestor</text:p>
          </table:table-cell>
          <table:table-cell table:formula="of:=[$master.G16]" office:value-type="string" office:string-value="appleton" calcext:value-type="string">
            <text:p>appleton</text:p>
          </table:table-cell>
          <table:table-cell table:formula="of:=&quot;--&quot;&amp;CHAR(10)&amp;[$master.L16]&amp;CHAR(10)&amp;[$master.K16]" office:value-type="string" office:string-value="--&#10;Director, MIS-IT&#10;Swift Construction Company" calcext:value-type="string">
            <text:p>--</text:p>
            <text:p>Director, MIS-IT</text:p>
            <text:p>Swift Construction Company</text:p>
          </table:table-cell>
          <table:table-cell table:number-columns-repeated="251"/>
        </table:table-row>
        <table:table-row table:style-name="ro3">
          <table:table-cell table:formula="of:=[$master.F17]" office:value-type="string" office:string-value="mblair" calcext:value-type="string">
            <text:p>mblair</text:p>
          </table:table-cell>
          <table:table-cell table:formula="of:=[$master.A17]" office:value-type="float" office:value="1" calcext:value-type="float">
            <text:p>1</text:p>
          </table:table-cell>
          <table:table-cell table:formula="of:=CONCATENATE([$master.B17];&quot; &quot;;[$master.C17])" office:value-type="string" office:string-value="Minnie Blair" calcext:value-type="string">
            <text:p>Minnie Blair</text:p>
          </table:table-cell>
          <table:table-cell table:formula="of:=[$master.G17]" office:value-type="string" office:string-value="appleton" calcext:value-type="string">
            <text:p>appleton</text:p>
          </table:table-cell>
          <table:table-cell table:formula="of:=&quot;--&quot;&amp;CHAR(10)&amp;[$master.L17]&amp;CHAR(10)&amp;[$master.K17]" office:value-type="string" office:string-value="--&#10;Software Engineer&#10;Swift Construction Company" calcext:value-type="string">
            <text:p>--</text:p>
            <text:p>Software Engineer</text:p>
            <text:p>Swift Construction Company</text:p>
          </table:table-cell>
          <table:table-cell table:number-columns-repeated="251"/>
        </table:table-row>
        <table:table-row table:style-name="ro3">
          <table:table-cell table:formula="of:=[$master.F18]" office:value-type="string" office:string-value="mdelazes" calcext:value-type="string">
            <text:p>mdelazes</text:p>
          </table:table-cell>
          <table:table-cell table:formula="of:=[$master.A18]" office:value-type="float" office:value="1" calcext:value-type="float">
            <text:p>1</text:p>
          </table:table-cell>
          <table:table-cell table:formula="of:=CONCATENATE([$master.B18];&quot; &quot;;[$master.C18])" office:value-type="string" office:string-value="Miquel DeLazes" calcext:value-type="string">
            <text:p>Miquel DeLazes</text:p>
          </table:table-cell>
          <table:table-cell table:formula="of:=[$master.G18]" office:value-type="string" office:string-value="appleton" calcext:value-type="string">
            <text:p>appleton</text:p>
          </table:table-cell>
          <table:table-cell table:formula="of:=&quot;--&quot;&amp;CHAR(10)&amp;[$master.L18]&amp;CHAR(10)&amp;[$master.K18]" office:value-type="string" office:string-value="--&#10;Director, Manufacturing&#10;Swift Construction Company" calcext:value-type="string">
            <text:p>--</text:p>
            <text:p>Director, Manufacturing</text:p>
            <text:p>Swift Construction Company</text:p>
          </table:table-cell>
          <table:table-cell table:number-columns-repeated="251"/>
        </table:table-row>
        <table:table-row table:style-name="ro3">
          <table:table-cell table:formula="of:=[$master.F19]" office:value-type="string" office:string-value="nnewton" calcext:value-type="string">
            <text:p>nnewton</text:p>
          </table:table-cell>
          <table:table-cell table:formula="of:=[$master.A19]" office:value-type="float" office:value="1" calcext:value-type="float">
            <text:p>1</text:p>
          </table:table-cell>
          <table:table-cell table:formula="of:=CONCATENATE([$master.B19];&quot; &quot;;[$master.C19])" office:value-type="string" office:string-value="Ned Newton" calcext:value-type="string">
            <text:p>Ned Newton</text:p>
          </table:table-cell>
          <table:table-cell table:formula="of:=[$master.G19]" office:value-type="string" office:string-value="appleton" calcext:value-type="string">
            <text:p>appleton</text:p>
          </table:table-cell>
          <table:table-cell table:formula="of:=&quot;--&quot;&amp;CHAR(10)&amp;[$master.L19]&amp;CHAR(10)&amp;[$master.K19]" office:value-type="string" office:string-value="--&#10;Chief Financial Officer&#10;Swift Construction Company" calcext:value-type="string">
            <text:p>--</text:p>
            <text:p>Chief Financial Officer</text:p>
            <text:p>Swift Construction Company</text:p>
          </table:table-cell>
          <table:table-cell table:number-columns-repeated="251"/>
        </table:table-row>
        <table:table-row table:style-name="ro3">
          <table:table-cell table:formula="of:=[$master.F20]" office:value-type="string" office:string-value="rsampson" calcext:value-type="string">
            <text:p>rsampson</text:p>
          </table:table-cell>
          <table:table-cell table:formula="of:=[$master.A20]" office:value-type="float" office:value="1" calcext:value-type="float">
            <text:p>1</text:p>
          </table:table-cell>
          <table:table-cell table:formula="of:=CONCATENATE([$master.B20];&quot; &quot;;[$master.C20])" office:value-type="string" office:string-value="Rad Sampson" calcext:value-type="string">
            <text:p>Rad Sampson</text:p>
          </table:table-cell>
          <table:table-cell table:formula="of:=[$master.G20]" office:value-type="string" office:string-value="appleton" calcext:value-type="string">
            <text:p>appleton</text:p>
          </table:table-cell>
          <table:table-cell table:formula="of:=&quot;--&quot;&amp;CHAR(10)&amp;[$master.L20]&amp;CHAR(10)&amp;[$master.K20]" office:value-type="string" office:string-value="--&#10;Director, Quality&#10;Swift Construction Company" calcext:value-type="string">
            <text:p>--</text:p>
            <text:p>Director, Quality</text:p>
            <text:p>Swift Construction Company</text:p>
          </table:table-cell>
          <table:table-cell table:number-columns-repeated="251"/>
        </table:table-row>
        <table:table-row table:style-name="ro3">
          <table:table-cell table:formula="of:=[$master.F21]" office:value-type="string" office:string-value="smalloy" calcext:value-type="string">
            <text:p>smalloy</text:p>
          </table:table-cell>
          <table:table-cell table:formula="of:=[$master.A21]" office:value-type="float" office:value="1" calcext:value-type="float">
            <text:p>1</text:p>
          </table:table-cell>
          <table:table-cell table:formula="of:=CONCATENATE([$master.B21];&quot; &quot;;[$master.C21])" office:value-type="string" office:string-value="Sarah Malloy" calcext:value-type="string">
            <text:p>Sarah Malloy</text:p>
          </table:table-cell>
          <table:table-cell table:formula="of:=[$master.G21]" office:value-type="string" office:string-value="appleton" calcext:value-type="string">
            <text:p>appleton</text:p>
          </table:table-cell>
          <table:table-cell table:formula="of:=&quot;--&quot;&amp;CHAR(10)&amp;[$master.L21]&amp;CHAR(10)&amp;[$master.K21]" office:value-type="string" office:string-value="--&#10;Receiver&#10;Swift Construction Company" calcext:value-type="string">
            <text:p>--</text:p>
            <text:p>Receiver</text:p>
            <text:p>Swift Construction Company</text:p>
          </table:table-cell>
          <table:table-cell table:number-columns-repeated="251"/>
        </table:table-row>
        <table:table-row table:style-name="ro3">
          <table:table-cell table:formula="of:=[$master.F22]" office:value-type="string" office:string-value="tswift" calcext:value-type="string">
            <text:p>tswift</text:p>
          </table:table-cell>
          <table:table-cell table:formula="of:=[$master.A22]" office:value-type="float" office:value="1" calcext:value-type="float">
            <text:p>1</text:p>
          </table:table-cell>
          <table:table-cell table:formula="of:=CONCATENATE([$master.B22];&quot; &quot;;[$master.C22])" office:value-type="string" office:string-value="Tom Swift" calcext:value-type="string">
            <text:p>Tom Swift</text:p>
          </table:table-cell>
          <table:table-cell table:formula="of:=[$master.G22]" office:value-type="string" office:string-value="appleton" calcext:value-type="string">
            <text:p>appleton</text:p>
          </table:table-cell>
          <table:table-cell table:formula="of:=&quot;--&quot;&amp;CHAR(10)&amp;[$master.L22]&amp;CHAR(10)&amp;[$master.K22]" office:value-type="string" office:string-value="--&#10;Director, Engineering&#10;Swift Construction Company" calcext:value-type="string">
            <text:p>--</text:p>
            <text:p>Director, Engineering</text:p>
            <text:p>Swift Construction Company</text:p>
          </table:table-cell>
          <table:table-cell table:number-columns-repeated="251"/>
        </table:table-row>
        <table:table-row table:style-name="ro3">
          <table:table-cell table:formula="of:=[$master.F23]" office:value-type="string" office:string-value="wdamon" calcext:value-type="string">
            <text:p>wdamon</text:p>
          </table:table-cell>
          <table:table-cell table:formula="of:=[$master.A23]" office:value-type="float" office:value="1" calcext:value-type="float">
            <text:p>1</text:p>
          </table:table-cell>
          <table:table-cell table:formula="of:=CONCATENATE([$master.B23];&quot; &quot;;[$master.C23])" office:value-type="string" office:string-value="Wakefield Damon" calcext:value-type="string">
            <text:p>Wakefield Damon</text:p>
          </table:table-cell>
          <table:table-cell table:formula="of:=[$master.G23]" office:value-type="string" office:string-value="appleton" calcext:value-type="string">
            <text:p>appleton</text:p>
          </table:table-cell>
          <table:table-cell table:formula="of:=&quot;--&quot;&amp;CHAR(10)&amp;[$master.L23]&amp;CHAR(10)&amp;[$master.K23]" office:value-type="string" office:string-value="--&#10;Technical Writer&#10;Swift Construction Company" calcext:value-type="string">
            <text:p>--</text:p>
            <text:p>Technical Writer</text:p>
            <text:p>Swift Construction Company</text:p>
          </table:table-cell>
          <table:table-cell table:number-columns-repeated="251"/>
        </table:table-row>
        <table:table-row table:style-name="ro3">
          <table:table-cell table:formula="of:=[$master.F24]" office:value-type="string" office:string-value="wcrawford" calcext:value-type="string">
            <text:p>wcrawford</text:p>
          </table:table-cell>
          <table:table-cell table:formula="of:=[$master.A24]" office:value-type="float" office:value="1" calcext:value-type="float">
            <text:p>1</text:p>
          </table:table-cell>
          <table:table-cell table:formula="of:=CONCATENATE([$master.B24];&quot; &quot;;[$master.C24])" office:value-type="string" office:string-value="William Crawford" calcext:value-type="string">
            <text:p>William Crawford</text:p>
          </table:table-cell>
          <table:table-cell table:formula="of:=[$master.G24]" office:value-type="string" office:string-value="appleton" calcext:value-type="string">
            <text:p>appleton</text:p>
          </table:table-cell>
          <table:table-cell table:formula="of:=&quot;--&quot;&amp;CHAR(10)&amp;[$master.L24]&amp;CHAR(10)&amp;[$master.K24]" office:value-type="string" office:string-value="--&#10;Director, Legal&#10;Swift Construction Company" calcext:value-type="string">
            <text:p>--</text:p>
            <text:p>Director, Legal</text:p>
            <text:p>Swift Construction Company</text:p>
          </table:table-cell>
          <table:table-cell table:number-columns-repeated="251"/>
        </table:table-row>
        <table:table-row table:style-name="ro1" table:number-rows-repeated="104855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dap" table:style-name="ta2" table:print="false">
        <office:forms form:automatic-focus="false" form:apply-design-mode="false"/>
        <table:table-column table:style-name="co68" table:default-cell-style-name="Default"/>
        <table:table-column table:style-name="co10" table:default-cell-style-name="Default"/>
        <table:table-column table:style-name="co3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9" table:default-cell-style-name="Default"/>
        <table:table-column table:style-name="co8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row table:style-name="ro1">
          <table:table-cell office:value-type="string">
            <text:p>cn</text:p>
          </table:table-cell>
          <table:table-cell office:value-type="string">
            <text:p>givenName</text:p>
          </table:table-cell>
          <table:table-cell office:value-type="string">
            <text:p>sn</text:p>
          </table:table-cell>
          <table:table-cell office:value-type="string">
            <text:p>title</text:p>
          </table:table-cell>
          <table:table-cell office:value-type="string">
            <text:p>mail</text:p>
          </table:table-cell>
          <table:table-cell office:value-type="string">
            <text:p>manager</text:p>
          </table:table-cell>
          <table:table-cell office:value-type="string">
            <text:p>objectClass</text:p>
          </table:table-cell>
          <table:table-cell office:value-type="string">
            <text:p>objectClass</text:p>
          </table:table-cell>
          <table:table-cell office:value-type="string">
            <text:p>uid</text:p>
          </table:table-cell>
          <table:table-cell office:value-type="string">
            <office:annotation draw:style-name="gr3" draw:text-style-name="P2" svg:width="1.1413in" svg:height="0.4209in" svg:x="18.7201in" svg:y="0in" draw:caption-point-x="-0.3091in" draw:caption-point-y="0.0039in">
              <dc:date>2014-08-27T00:00:00</dc:date>
              <text:p text:style-name="P2"><text:span text:style-name="T3">slappasswd -s appleton</text:span></text:p>
            </office:annotation>
            <text:p>userPassword</text:p>
          </table:table-cell>
        </table:table-row>
        <table:table-row table:style-name="ro1">
          <table:table-cell office:value-type="string">
            <text:p>Administrator User</text:p>
          </table:table-cell>
          <table:table-cell office:value-type="string">
            <text:p>Administrator</text:p>
          </table:table-cell>
          <table:table-cell office:value-type="string">
            <text:p>User</text:p>
          </table:table-cell>
          <table:table-cell table:number-columns-repeated="3"/>
          <table:table-cell office:value-type="string">
            <text:p>inetOrgPerson</text:p>
          </table:table-cell>
          <table:table-cell office:value-type="string">
            <text:p>top</text:p>
          </table:table-cell>
          <table:table-cell office:value-type="string">
            <text:p>administrator</text:p>
          </table:table-cell>
          <table:table-cell office:value-type="string">
            <text:p>{SSHA}cAvUmw90CDKPDmPlym92Ym/GGDEdgvWU</text:p>
          </table:table-cell>
        </table:table-row>
        <table:table-row table:style-name="ro1">
          <table:table-cell office:value-type="string">
            <text:p>Administrator User</text:p>
          </table:table-cell>
          <table:table-cell office:value-type="string">
            <text:p>Administrator</text:p>
          </table:table-cell>
          <table:table-cell office:value-type="string">
            <text:p>User</text:p>
          </table:table-cell>
          <table:table-cell table:number-columns-repeated="3"/>
          <table:table-cell office:value-type="string">
            <text:p>inetOrgPerson</text:p>
          </table:table-cell>
          <table:table-cell office:value-type="string">
            <text:p>top</text:p>
          </table:table-cell>
          <table:table-cell office:value-type="string">
            <text:p>admin</text:p>
          </table:table-cell>
          <table:table-cell office:value-type="string">
            <text:p>{SSHA}cAvUmw90CDKPDmPlym92Ym/GGDEdgvWU</text:p>
          </table:table-cell>
        </table:table-row>
        <table:table-row table:style-name="ro1">
          <table:table-cell table:formula="of:=CONCATENATE([$master.B3]; &quot; &quot;;[$master.C3])" office:value-type="string" office:string-value="Barcoe Jenks">
            <text:p>Barcoe Jenks</text:p>
          </table:table-cell>
          <table:table-cell table:formula="of:=[$master.B3]" office:value-type="string" office:string-value="Barcoe">
            <text:p>Barcoe</text:p>
          </table:table-cell>
          <table:table-cell table:formula="of:=[$master.C3]" office:value-type="string" office:string-value="Jenks">
            <text:p>Jenks</text:p>
          </table:table-cell>
          <table:table-cell table:formula="of:=[$master.L3]" office:value-type="string" office:string-value="Electronics Engineer">
            <text:p>Electronics Engineer</text:p>
          </table:table-cell>
          <table:table-cell table:formula="of:=[$master.M3]" office:value-type="string" office:string-value="bjenks@whizzer.local">
            <text:p>bjenks@whizzer.local</text:p>
          </table:table-cell>
          <table:table-cell table:formula="of:=CONCATENATE(&quot;cn=&quot;;[$master.Q3];&quot;,ou=People,dc=root,dc=org&quot;)" office:value-type="string" office:string-value="cn=Tom Swift,ou=People,dc=root,dc=org">
            <text:p>cn=Tom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3]" office:value-type="string" office:string-value="bjenks">
            <text:p>bjenks</text:p>
          </table:table-cell>
          <table:table-cell office:value-type="string">
            <text:p>{SSHA}cAvUmw90CDKPDmPlym92Ym/GGDEdgvWU</text:p>
          </table:table-cell>
        </table:table-row>
        <table:table-row table:style-name="ro1">
          <table:table-cell table:formula="of:=CONCATENATE([$master.B4]; &quot; &quot;;[$master.C4])" office:value-type="string" office:string-value="Barton Swift">
            <text:p>Barton Swift</text:p>
          </table:table-cell>
          <table:table-cell table:formula="of:=[$master.B4]" office:value-type="string" office:string-value="Barton">
            <text:p>Barton</text:p>
          </table:table-cell>
          <table:table-cell table:formula="of:=[$master.C4]" office:value-type="string" office:string-value="Swift">
            <text:p>Swift</text:p>
          </table:table-cell>
          <table:table-cell table:formula="of:=[$master.L4]" office:value-type="string" office:string-value="President">
            <text:p>President</text:p>
          </table:table-cell>
          <table:table-cell table:formula="of:=[$master.M4]" office:value-type="string" office:string-value="bswift@whizzer.local">
            <text:p>bswift@whizzer.local</text:p>
          </table:table-cell>
          <table:table-cell>
            <office:annotation draw:style-name="gr4" draw:text-style-name="P2" svg:width="1.1413in" svg:height="0.5917in" svg:x="11.7535in" svg:y="0.2673in" draw:caption-point-x="-0.2835in" draw:caption-point-y="0.5917in">
              <dc:date>2014-08-28T00:00:00</dc:date>
              <text:p text:style-name="P2"><text:span text:style-name="T3">Barton Swift has no manager</text:span></text:p>
            </office:annotation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4]" office:value-type="string" office:string-value="bswift">
            <text:p>bswift</text:p>
          </table:table-cell>
          <table:table-cell office:value-type="string">
            <text:p>{SSHA}cAvUmw90CDKPDmPlym92Ym/GGDEdgvWU</text:p>
          </table:table-cell>
        </table:table-row>
        <table:table-row table:style-name="ro4">
          <table:table-cell table:formula="of:=CONCATENATE([$master.B5]; &quot; &quot;;[$master.C5])" office:value-type="string" office:string-value="Bub Armstrong">
            <text:p>Bub Armstrong</text:p>
          </table:table-cell>
          <table:table-cell table:formula="of:=[$master.B5]" office:value-type="string" office:string-value="Bub">
            <text:p>Bub</text:p>
          </table:table-cell>
          <table:table-cell table:formula="of:=[$master.C5]" office:value-type="string" office:string-value="Armstrong">
            <text:p>Armstrong</text:p>
          </table:table-cell>
          <table:table-cell table:formula="of:=[$master.L5]" office:value-type="string" office:string-value="Mechanical Engineer">
            <text:p>Mechanical Engineer</text:p>
          </table:table-cell>
          <table:table-cell table:formula="of:=[$master.M5]" office:value-type="string" office:string-value="barmstrong@whizzer.local">
            <text:p>barmstrong@whizzer.local</text:p>
          </table:table-cell>
          <table:table-cell table:formula="of:=CONCATENATE(&quot;cn=&quot;;[$master.Q5];&quot;,ou=People,dc=root,dc=org&quot;)" office:value-type="string" office:string-value="cn=Tom Swift,ou=People,dc=root,dc=org">
            <text:p>cn=Tom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5]" office:value-type="string" office:string-value="barmstrong">
            <text:p>barmstrong</text:p>
          </table:table-cell>
          <table:table-cell office:value-type="string">
            <text:p>{SSHA}cAvUmw90CDKPDmPlym92Ym/GGDEdgvWU</text:p>
          </table:table-cell>
        </table:table-row>
        <table:table-row table:style-name="ro4">
          <table:table-cell table:formula="of:=CONCATENATE([$master.B6]; &quot; &quot;;[$master.C6])" office:value-type="string" office:string-value="Frank Mason">
            <text:p>Frank Mason</text:p>
          </table:table-cell>
          <table:table-cell table:formula="of:=[$master.B6]" office:value-type="string" office:string-value="Frank">
            <text:p>Frank</text:p>
          </table:table-cell>
          <table:table-cell table:formula="of:=[$master.C6]" office:value-type="string" office:string-value="Mason">
            <text:p>Mason</text:p>
          </table:table-cell>
          <table:table-cell table:formula="of:=[$master.L6]" office:value-type="string" office:string-value="Engineering Project Coordinator">
            <text:p>Engineering Project Coordinator</text:p>
          </table:table-cell>
          <table:table-cell table:formula="of:=[$master.M6]" office:value-type="string" office:string-value="fmason@whizzer.local">
            <text:p>fmason@whizzer.local</text:p>
          </table:table-cell>
          <table:table-cell table:formula="of:=CONCATENATE(&quot;cn=&quot;;[$master.Q6];&quot;,ou=People,dc=root,dc=org&quot;)" office:value-type="string" office:string-value="cn=Tom Swift,ou=People,dc=root,dc=org">
            <text:p>cn=Tom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6]" office:value-type="string" office:string-value="fmason">
            <text:p>fmason</text:p>
          </table:table-cell>
          <table:table-cell office:value-type="string">
            <text:p>{SSHA}cAvUmw90CDKPDmPlym92Ym/GGDEdgvWU</text:p>
          </table:table-cell>
        </table:table-row>
        <table:table-row table:style-name="ro4">
          <table:table-cell table:formula="of:=CONCATENATE([$master.B7]; &quot; &quot;;[$master.C7])" office:value-type="string" office:string-value="Garret Jackson">
            <text:p>Garret Jackson</text:p>
          </table:table-cell>
          <table:table-cell table:formula="of:=[$master.B7]" office:value-type="string" office:string-value="Garret">
            <text:p>Garret</text:p>
          </table:table-cell>
          <table:table-cell table:formula="of:=[$master.C7]" office:value-type="string" office:string-value="Jackson">
            <text:p>Jackson</text:p>
          </table:table-cell>
          <table:table-cell table:formula="of:=[$master.L7]" office:value-type="string" office:string-value="Production Planner">
            <text:p>Production Planner</text:p>
          </table:table-cell>
          <table:table-cell table:formula="of:=[$master.M7]" office:value-type="string" office:string-value="gjackson@whizzer.local">
            <text:p>gjackson@whizzer.local</text:p>
          </table:table-cell>
          <table:table-cell table:formula="of:=CONCATENATE(&quot;cn=&quot;;[$master.Q7];&quot;,ou=People,dc=root,dc=org&quot;)" office:value-type="string" office:string-value="cn=Miguel DeLazes,ou=People,dc=root,dc=org">
            <text:p>cn=Miguel DeLazes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7]" office:value-type="string" office:string-value="gjackson">
            <text:p>gjackson</text:p>
          </table:table-cell>
          <table:table-cell office:value-type="string">
            <text:p>{SSHA}cAvUmw90CDKPDmPlym92Ym/GGDEdgvWU</text:p>
          </table:table-cell>
        </table:table-row>
        <table:table-row table:style-name="ro4">
          <table:table-cell table:formula="of:=CONCATENATE([$master.B8]; &quot; &quot;;[$master.C8])" office:value-type="string" office:string-value="Hank Baldwin">
            <text:p>Hank Baldwin</text:p>
          </table:table-cell>
          <table:table-cell table:formula="of:=[$master.B8]" office:value-type="string" office:string-value="Hank">
            <text:p>Hank</text:p>
          </table:table-cell>
          <table:table-cell table:formula="of:=[$master.C8]" office:value-type="string" office:string-value="Baldwin">
            <text:p>Baldwin</text:p>
          </table:table-cell>
          <table:table-cell table:formula="of:=[$master.L8]" office:value-type="string" office:string-value="Lead Hand">
            <text:p>Lead Hand</text:p>
          </table:table-cell>
          <table:table-cell table:formula="of:=[$master.M8]" office:value-type="string" office:string-value="hbaldwin@whizzer.local">
            <text:p>hbaldwin@whizzer.local</text:p>
          </table:table-cell>
          <table:table-cell table:formula="of:=CONCATENATE(&quot;cn=&quot;;[$master.Q8];&quot;,ou=People,dc=root,dc=org&quot;)" office:value-type="string" office:string-value="cn=Miguel DeLazes,ou=People,dc=root,dc=org">
            <text:p>cn=Miguel DeLazes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8]" office:value-type="string" office:string-value="hbaldwin">
            <text:p>hbaldwin</text:p>
          </table:table-cell>
          <table:table-cell office:value-type="string">
            <text:p>{SSHA}cAvUmw90CDKPDmPlym92Ym/GGDEdgvWU</text:p>
          </table:table-cell>
        </table:table-row>
        <table:table-row table:style-name="ro4">
          <table:table-cell table:formula="of:=CONCATENATE([$master.B9]; &quot; &quot;;[$master.C9])" office:value-type="string" office:string-value="Helen Randall">
            <text:p>Helen Randall</text:p>
          </table:table-cell>
          <table:table-cell table:formula="of:=[$master.B9]" office:value-type="string" office:string-value="Helen">
            <text:p>Helen</text:p>
          </table:table-cell>
          <table:table-cell table:formula="of:=[$master.C9]" office:value-type="string" office:string-value="Randall">
            <text:p>Randall</text:p>
          </table:table-cell>
          <table:table-cell table:formula="of:=[$master.L9]" office:value-type="string" office:string-value="AP Clerk">
            <text:p>AP Clerk</text:p>
          </table:table-cell>
          <table:table-cell table:formula="of:=[$master.M9]" office:value-type="string" office:string-value="hrandall@whizzer.local">
            <text:p>hrandall@whizzer.local</text:p>
          </table:table-cell>
          <table:table-cell table:formula="of:=CONCATENATE(&quot;cn=&quot;;[$master.Q9];&quot;,ou=People,dc=root,dc=org&quot;)" office:value-type="string" office:string-value="cn=Ned Newton,ou=People,dc=root,dc=org">
            <text:p>cn=Ned Newton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9]" office:value-type="string" office:string-value="hrandall">
            <text:p>hrandall</text:p>
          </table:table-cell>
          <table:table-cell office:value-type="string">
            <text:p>{SSHA}cAvUmw90CDKPDmPlym92Ym/GGDEdgvWU</text:p>
          </table:table-cell>
        </table:table-row>
        <table:table-row table:style-name="ro4">
          <table:table-cell table:formula="of:=CONCATENATE([$master.B10]; &quot; &quot;;[$master.C10])" office:value-type="string" office:string-value="Jacab Wood">
            <text:p>Jacab Wood</text:p>
          </table:table-cell>
          <table:table-cell table:formula="of:=[$master.B10]" office:value-type="string" office:string-value="Jacab">
            <text:p>Jacab</text:p>
          </table:table-cell>
          <table:table-cell table:formula="of:=[$master.C10]" office:value-type="string" office:string-value="Wood">
            <text:p>Wood</text:p>
          </table:table-cell>
          <table:table-cell table:formula="of:=[$master.L10]" office:value-type="string" office:string-value="Sales Agent">
            <text:p>Sales Agent</text:p>
          </table:table-cell>
          <table:table-cell table:formula="of:=[$master.M10]" office:value-type="string" office:string-value="jwood@whizzer.local">
            <text:p>jwood@whizzer.local</text:p>
          </table:table-cell>
          <table:table-cell table:formula="of:=CONCATENATE(&quot;cn=&quot;;[$master.Q10];&quot;,ou=People,dc=root,dc=org&quot;)" office:value-type="string" office:string-value="cn=James Period,ou=People,dc=root,dc=org">
            <text:p>cn=James Period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10]" office:value-type="string" office:string-value="jwood">
            <text:p>jwood</text:p>
          </table:table-cell>
          <table:table-cell office:value-type="string">
            <text:p>{SSHA}cAvUmw90CDKPDmPlym92Ym/GGDEdgvWU</text:p>
          </table:table-cell>
        </table:table-row>
        <table:table-row table:style-name="ro4">
          <table:table-cell table:formula="of:=CONCATENATE([$master.B11]; &quot; &quot;;[$master.C11])" office:value-type="string" office:string-value="James Period">
            <text:p>James Period</text:p>
          </table:table-cell>
          <table:table-cell table:formula="of:=[$master.B11]" office:value-type="string" office:string-value="James">
            <text:p>James</text:p>
          </table:table-cell>
          <table:table-cell table:formula="of:=[$master.C11]" office:value-type="string" office:string-value="Period">
            <text:p>Period</text:p>
          </table:table-cell>
          <table:table-cell table:formula="of:=[$master.L11]" office:value-type="string" office:string-value="Director, Sales &amp; Marketing">
            <text:p>Director, Sales &amp; Marketing</text:p>
          </table:table-cell>
          <table:table-cell table:formula="of:=[$master.M11]" office:value-type="string" office:string-value="jperiod@whizzer.local">
            <text:p>jperiod@whizzer.local</text:p>
          </table:table-cell>
          <table:table-cell table:formula="of:=CONCATENATE(&quot;cn=&quot;;[$master.Q11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11]" office:value-type="string" office:string-value="jperiod">
            <text:p>jperiod</text:p>
          </table:table-cell>
          <table:table-cell office:value-type="string">
            <text:p>{SSHA}cAvUmw90CDKPDmPlym92Ym/GGDEdgvWU</text:p>
          </table:table-cell>
        </table:table-row>
        <table:table-row table:style-name="ro4">
          <table:table-cell table:formula="of:=CONCATENATE([$master.B12]; &quot; &quot;;[$master.C12])" office:value-type="string" office:string-value="Jennie Haddon">
            <text:p>Jennie Haddon</text:p>
          </table:table-cell>
          <table:table-cell table:formula="of:=[$master.B12]" office:value-type="string" office:string-value="Jennie">
            <text:p>Jennie</text:p>
          </table:table-cell>
          <table:table-cell table:formula="of:=[$master.C12]" office:value-type="string" office:string-value="Haddon">
            <text:p>Haddon</text:p>
          </table:table-cell>
          <table:table-cell table:formula="of:=[$master.L12]" office:value-type="string" office:string-value="Buyer">
            <text:p>Buyer</text:p>
          </table:table-cell>
          <table:table-cell table:formula="of:=[$master.M12]" office:value-type="string" office:string-value="jhaddon@whizzer.local">
            <text:p>jhaddon@whizzer.local</text:p>
          </table:table-cell>
          <table:table-cell table:formula="of:=CONCATENATE(&quot;cn=&quot;;[$master.Q12];&quot;,ou=People,dc=root,dc=org&quot;)" office:value-type="string" office:string-value="cn=Miguel DeLazes,ou=People,dc=root,dc=org">
            <text:p>cn=Miguel DeLazes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12]" office:value-type="string" office:string-value="jhaddon">
            <text:p>jhaddon</text:p>
          </table:table-cell>
          <table:table-cell office:value-type="string">
            <text:p>{SSHA}cAvUmw90CDKPDmPlym92Ym/GGDEdgvWU</text:p>
          </table:table-cell>
        </table:table-row>
        <table:table-row table:style-name="ro4">
          <table:table-cell table:formula="of:=CONCATENATE([$master.B13]; &quot; &quot;;[$master.C13])" office:value-type="string" office:string-value="Jennie Morse">
            <text:p>Jennie Morse</text:p>
          </table:table-cell>
          <table:table-cell table:formula="of:=[$master.B13]" office:value-type="string" office:string-value="Jennie">
            <text:p>Jennie</text:p>
          </table:table-cell>
          <table:table-cell table:formula="of:=[$master.C13]" office:value-type="string" office:string-value="Morse">
            <text:p>Morse</text:p>
          </table:table-cell>
          <table:table-cell table:formula="of:=[$master.L13]" office:value-type="string" office:string-value="AR Clerk">
            <text:p>AR Clerk</text:p>
          </table:table-cell>
          <table:table-cell table:formula="of:=[$master.M13]" office:value-type="string" office:string-value="jmorse@whizzer.local">
            <text:p>jmorse@whizzer.local</text:p>
          </table:table-cell>
          <table:table-cell table:formula="of:=CONCATENATE(&quot;cn=&quot;;[$master.Q13];&quot;,ou=People,dc=root,dc=org&quot;)" office:value-type="string" office:string-value="cn=Ned Newton,ou=People,dc=root,dc=org">
            <text:p>cn=Ned Newton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13]" office:value-type="string" office:string-value="jmorse">
            <text:p>jmorse</text:p>
          </table:table-cell>
          <table:table-cell office:value-type="string">
            <text:p>{SSHA}cAvUmw90CDKPDmPlym92Ym/GGDEdgvWU</text:p>
          </table:table-cell>
        </table:table-row>
        <table:table-row table:style-name="ro4">
          <table:table-cell table:formula="of:=CONCATENATE([$master.B14]; &quot; &quot;;[$master.C14])" office:value-type="string" office:string-value="John Sharp">
            <text:p>John Sharp</text:p>
          </table:table-cell>
          <table:table-cell table:formula="of:=[$master.B14]" office:value-type="string" office:string-value="John">
            <text:p>John</text:p>
          </table:table-cell>
          <table:table-cell table:formula="of:=[$master.C14]" office:value-type="string" office:string-value="Sharp">
            <text:p>Sharp</text:p>
          </table:table-cell>
          <table:table-cell table:formula="of:=[$master.L14]" office:value-type="string" office:string-value="Director, Prod Mgmt">
            <text:p>Director, Prod Mgmt</text:p>
          </table:table-cell>
          <table:table-cell table:formula="of:=[$master.M14]" office:value-type="string" office:string-value="jsharp@whizzer.local">
            <text:p>jsharp@whizzer.local</text:p>
          </table:table-cell>
          <table:table-cell table:formula="of:=CONCATENATE(&quot;cn=&quot;;[$master.Q14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14]" office:value-type="string" office:string-value="jsharp">
            <text:p>jsharp</text:p>
          </table:table-cell>
          <table:table-cell office:value-type="string">
            <text:p>{SSHA}cAvUmw90CDKPDmPlym92Ym/GGDEdgvWU</text:p>
          </table:table-cell>
        </table:table-row>
        <table:table-row table:style-name="ro4">
          <table:table-cell table:formula="of:=CONCATENATE([$master.B15]; &quot; &quot;;[$master.C15])" office:value-type="string" office:string-value="Martha Baggert">
            <text:p>Martha Baggert</text:p>
          </table:table-cell>
          <table:table-cell table:formula="of:=[$master.B15]" office:value-type="string" office:string-value="Martha">
            <text:p>Martha</text:p>
          </table:table-cell>
          <table:table-cell table:formula="of:=[$master.C15]" office:value-type="string" office:string-value="Baggert">
            <text:p>Baggert</text:p>
          </table:table-cell>
          <table:table-cell table:formula="of:=[$master.L15]" office:value-type="string" office:string-value="Director, Human Resources">
            <text:p>Director, Human Resources</text:p>
          </table:table-cell>
          <table:table-cell table:formula="of:=[$master.M15]" office:value-type="string" office:string-value="mbaggert@whizzer.local">
            <text:p>mbaggert@whizzer.local</text:p>
          </table:table-cell>
          <table:table-cell table:formula="of:=CONCATENATE(&quot;cn=&quot;;[$master.Q15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15]" office:value-type="string" office:string-value="mbaggert">
            <text:p>mbaggert</text:p>
          </table:table-cell>
          <table:table-cell office:value-type="string">
            <text:p>{SSHA}cAvUmw90CDKPDmPlym92Ym/GGDEdgvWU</text:p>
          </table:table-cell>
        </table:table-row>
        <table:table-row table:style-name="ro4">
          <table:table-cell table:formula="of:=CONCATENATE([$master.B16]; &quot; &quot;;[$master.C16])" office:value-type="string" office:string-value="Mary Nestor">
            <text:p>Mary Nestor</text:p>
          </table:table-cell>
          <table:table-cell table:formula="of:=[$master.B16]" office:value-type="string" office:string-value="Mary">
            <text:p>Mary</text:p>
          </table:table-cell>
          <table:table-cell table:formula="of:=[$master.C16]" office:value-type="string" office:string-value="Nestor">
            <text:p>Nestor</text:p>
          </table:table-cell>
          <table:table-cell table:formula="of:=[$master.L16]" office:value-type="string" office:string-value="Director, MIS-IT">
            <text:p>Director, MIS-IT</text:p>
          </table:table-cell>
          <table:table-cell table:formula="of:=[$master.M16]" office:value-type="string" office:string-value="mnestor@whizzer.local">
            <text:p>mnestor@whizzer.local</text:p>
          </table:table-cell>
          <table:table-cell table:formula="of:=CONCATENATE(&quot;cn=&quot;;[$master.Q16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16]" office:value-type="string" office:string-value="mnestor">
            <text:p>mnestor</text:p>
          </table:table-cell>
          <table:table-cell office:value-type="string">
            <text:p>{SSHA}cAvUmw90CDKPDmPlym92Ym/GGDEdgvWU</text:p>
          </table:table-cell>
        </table:table-row>
        <table:table-row table:style-name="ro4">
          <table:table-cell table:formula="of:=CONCATENATE([$master.B17]; &quot; &quot;;[$master.C17])" office:value-type="string" office:string-value="Minnie Blair">
            <text:p>Minnie Blair</text:p>
          </table:table-cell>
          <table:table-cell table:formula="of:=[$master.B17]" office:value-type="string" office:string-value="Minnie">
            <text:p>Minnie</text:p>
          </table:table-cell>
          <table:table-cell table:formula="of:=[$master.C17]" office:value-type="string" office:string-value="Blair">
            <text:p>Blair</text:p>
          </table:table-cell>
          <table:table-cell table:formula="of:=[$master.L17]" office:value-type="string" office:string-value="Software Engineer">
            <text:p>Software Engineer</text:p>
          </table:table-cell>
          <table:table-cell table:formula="of:=[$master.M17]" office:value-type="string" office:string-value="mblair@whizzer.local">
            <text:p>mblair@whizzer.local</text:p>
          </table:table-cell>
          <table:table-cell table:formula="of:=CONCATENATE(&quot;cn=&quot;;[$master.Q17];&quot;,ou=People,dc=root,dc=org&quot;)" office:value-type="string" office:string-value="cn=Tom Swift,ou=People,dc=root,dc=org">
            <text:p>cn=Tom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17]" office:value-type="string" office:string-value="mblair">
            <text:p>mblair</text:p>
          </table:table-cell>
          <table:table-cell office:value-type="string">
            <text:p>{SSHA}cAvUmw90CDKPDmPlym92Ym/GGDEdgvWU</text:p>
          </table:table-cell>
        </table:table-row>
        <table:table-row table:style-name="ro4">
          <table:table-cell table:formula="of:=CONCATENATE([$master.B18]; &quot; &quot;;[$master.C18])" office:value-type="string" office:string-value="Miquel DeLazes">
            <text:p>Miquel DeLazes</text:p>
          </table:table-cell>
          <table:table-cell table:formula="of:=[$master.B18]" office:value-type="string" office:string-value="Miquel">
            <text:p>Miquel</text:p>
          </table:table-cell>
          <table:table-cell table:formula="of:=[$master.C18]" office:value-type="string" office:string-value="DeLazes">
            <text:p>DeLazes</text:p>
          </table:table-cell>
          <table:table-cell table:formula="of:=[$master.L18]" office:value-type="string" office:string-value="Director, Manufacturing">
            <text:p>Director, Manufacturing</text:p>
          </table:table-cell>
          <table:table-cell table:formula="of:=[$master.M18]" office:value-type="string" office:string-value="mdelazes@whizzer.local">
            <text:p>mdelazes@whizzer.local</text:p>
          </table:table-cell>
          <table:table-cell table:formula="of:=CONCATENATE(&quot;cn=&quot;;[$master.Q18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18]" office:value-type="string" office:string-value="mdelazes">
            <text:p>mdelazes</text:p>
          </table:table-cell>
          <table:table-cell office:value-type="string">
            <text:p>{SSHA}cAvUmw90CDKPDmPlym92Ym/GGDEdgvWU</text:p>
          </table:table-cell>
        </table:table-row>
        <table:table-row table:style-name="ro4">
          <table:table-cell table:formula="of:=CONCATENATE([$master.B19]; &quot; &quot;;[$master.C19])" office:value-type="string" office:string-value="Ned Newton">
            <text:p>Ned Newton</text:p>
          </table:table-cell>
          <table:table-cell table:formula="of:=[$master.B19]" office:value-type="string" office:string-value="Ned">
            <text:p>Ned</text:p>
          </table:table-cell>
          <table:table-cell table:formula="of:=[$master.C19]" office:value-type="string" office:string-value="Newton">
            <text:p>Newton</text:p>
          </table:table-cell>
          <table:table-cell table:formula="of:=[$master.L19]" office:value-type="string" office:string-value="Chief Financial Officer">
            <text:p>Chief Financial Officer</text:p>
          </table:table-cell>
          <table:table-cell table:formula="of:=[$master.M19]" office:value-type="string" office:string-value="nnewton@whizzer.local">
            <text:p>nnewton@whizzer.local</text:p>
          </table:table-cell>
          <table:table-cell table:formula="of:=CONCATENATE(&quot;cn=&quot;;[$master.Q19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19]" office:value-type="string" office:string-value="nnewton">
            <text:p>nnewton</text:p>
          </table:table-cell>
          <table:table-cell office:value-type="string">
            <text:p>{SSHA}cAvUmw90CDKPDmPlym92Ym/GGDEdgvWU</text:p>
          </table:table-cell>
        </table:table-row>
        <table:table-row table:style-name="ro4">
          <table:table-cell table:formula="of:=CONCATENATE([$master.B20]; &quot; &quot;;[$master.C20])" office:value-type="string" office:string-value="Rad Sampson">
            <text:p>Rad Sampson</text:p>
          </table:table-cell>
          <table:table-cell table:formula="of:=[$master.B20]" office:value-type="string" office:string-value="Rad">
            <text:p>Rad</text:p>
          </table:table-cell>
          <table:table-cell table:formula="of:=[$master.C20]" office:value-type="string" office:string-value="Sampson">
            <text:p>Sampson</text:p>
          </table:table-cell>
          <table:table-cell table:formula="of:=[$master.L20]" office:value-type="string" office:string-value="Director, Quality">
            <text:p>Director, Quality</text:p>
          </table:table-cell>
          <table:table-cell table:formula="of:=[$master.M20]" office:value-type="string" office:string-value="rsampson@whizzer.local">
            <text:p>rsampson@whizzer.local</text:p>
          </table:table-cell>
          <table:table-cell table:formula="of:=CONCATENATE(&quot;cn=&quot;;[$master.Q20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20]" office:value-type="string" office:string-value="rsampson">
            <text:p>rsampson</text:p>
          </table:table-cell>
          <table:table-cell office:value-type="string">
            <text:p>{SSHA}cAvUmw90CDKPDmPlym92Ym/GGDEdgvWU</text:p>
          </table:table-cell>
        </table:table-row>
        <table:table-row table:style-name="ro4">
          <table:table-cell table:formula="of:=CONCATENATE([$master.B21]; &quot; &quot;;[$master.C21])" office:value-type="string" office:string-value="Sarah Malloy">
            <text:p>Sarah Malloy</text:p>
          </table:table-cell>
          <table:table-cell table:formula="of:=[$master.B21]" office:value-type="string" office:string-value="Sarah">
            <text:p>Sarah</text:p>
          </table:table-cell>
          <table:table-cell table:formula="of:=[$master.C21]" office:value-type="string" office:string-value="Malloy">
            <text:p>Malloy</text:p>
          </table:table-cell>
          <table:table-cell table:formula="of:=[$master.L21]" office:value-type="string" office:string-value="Receiver">
            <text:p>Receiver</text:p>
          </table:table-cell>
          <table:table-cell table:formula="of:=[$master.M21]" office:value-type="string" office:string-value="smalloy@whizzer.local">
            <text:p>smalloy@whizzer.local</text:p>
          </table:table-cell>
          <table:table-cell table:formula="of:=CONCATENATE(&quot;cn=&quot;;[$master.Q21];&quot;,ou=People,dc=root,dc=org&quot;)" office:value-type="string" office:string-value="cn=Miguel DeLazes,ou=People,dc=root,dc=org">
            <text:p>cn=Miguel DeLazes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21]" office:value-type="string" office:string-value="smalloy">
            <text:p>smalloy</text:p>
          </table:table-cell>
          <table:table-cell office:value-type="string">
            <text:p>{SSHA}cAvUmw90CDKPDmPlym92Ym/GGDEdgvWU</text:p>
          </table:table-cell>
        </table:table-row>
        <table:table-row table:style-name="ro4">
          <table:table-cell table:formula="of:=CONCATENATE([$master.B22]; &quot; &quot;;[$master.C22])" office:value-type="string" office:string-value="Tom Swift">
            <text:p>Tom Swift</text:p>
          </table:table-cell>
          <table:table-cell table:formula="of:=[$master.B22]" office:value-type="string" office:string-value="Tom">
            <text:p>Tom</text:p>
          </table:table-cell>
          <table:table-cell table:formula="of:=[$master.C22]" office:value-type="string" office:string-value="Swift">
            <text:p>Swift</text:p>
          </table:table-cell>
          <table:table-cell table:formula="of:=[$master.L22]" office:value-type="string" office:string-value="Director, Engineering">
            <text:p>Director, Engineering</text:p>
          </table:table-cell>
          <table:table-cell table:formula="of:=[$master.M22]" office:value-type="string" office:string-value="tswift@whizzer.local">
            <text:p>tswift@whizzer.local</text:p>
          </table:table-cell>
          <table:table-cell table:formula="of:=CONCATENATE(&quot;cn=&quot;;[$master.Q22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22]" office:value-type="string" office:string-value="tswift">
            <text:p>tswift</text:p>
          </table:table-cell>
          <table:table-cell office:value-type="string">
            <text:p>{SSHA}cAvUmw90CDKPDmPlym92Ym/GGDEdgvWU</text:p>
          </table:table-cell>
        </table:table-row>
        <table:table-row table:style-name="ro4">
          <table:table-cell table:formula="of:=CONCATENATE([$master.B23]; &quot; &quot;;[$master.C23])" office:value-type="string" office:string-value="Wakefield Damon">
            <text:p>Wakefield Damon</text:p>
          </table:table-cell>
          <table:table-cell table:formula="of:=[$master.B23]" office:value-type="string" office:string-value="Wakefield">
            <text:p>Wakefield</text:p>
          </table:table-cell>
          <table:table-cell table:formula="of:=[$master.C23]" office:value-type="string" office:string-value="Damon">
            <text:p>Damon</text:p>
          </table:table-cell>
          <table:table-cell table:formula="of:=[$master.L23]" office:value-type="string" office:string-value="Technical Writer">
            <text:p>Technical Writer</text:p>
          </table:table-cell>
          <table:table-cell table:formula="of:=[$master.M23]" office:value-type="string" office:string-value="wdamon@whizzer.local">
            <text:p>wdamon@whizzer.local</text:p>
          </table:table-cell>
          <table:table-cell table:formula="of:=CONCATENATE(&quot;cn=&quot;;[$master.Q23];&quot;,ou=People,dc=root,dc=org&quot;)" office:value-type="string" office:string-value="cn=John Sharp,ou=People,dc=root,dc=org">
            <text:p>cn=John Sharp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23]" office:value-type="string" office:string-value="wdamon">
            <text:p>wdamon</text:p>
          </table:table-cell>
          <table:table-cell office:value-type="string">
            <text:p>{SSHA}cAvUmw90CDKPDmPlym92Ym/GGDEdgvWU</text:p>
          </table:table-cell>
        </table:table-row>
        <table:table-row table:style-name="ro4">
          <table:table-cell table:formula="of:=CONCATENATE([$master.B24]; &quot; &quot;;[$master.C24])" office:value-type="string" office:string-value="William Crawford">
            <text:p>William Crawford</text:p>
          </table:table-cell>
          <table:table-cell table:formula="of:=[$master.B24]" office:value-type="string" office:string-value="William">
            <text:p>William</text:p>
          </table:table-cell>
          <table:table-cell table:formula="of:=[$master.C24]" office:value-type="string" office:string-value="Crawford">
            <text:p>Crawford</text:p>
          </table:table-cell>
          <table:table-cell table:formula="of:=[$master.L24]" office:value-type="string" office:string-value="Director, Legal">
            <text:p>Director, Legal</text:p>
          </table:table-cell>
          <table:table-cell table:formula="of:=[$master.M24]" office:value-type="string" office:string-value="wcrawford@whizzer.local">
            <text:p>wcrawford@whizzer.local</text:p>
          </table:table-cell>
          <table:table-cell table:formula="of:=CONCATENATE(&quot;cn=&quot;;[$master.Q24];&quot;,ou=People,dc=root,dc=org&quot;)" office:value-type="string" office:string-value="cn=Barton Swift,ou=People,dc=root,dc=org">
            <text:p>cn=Barton Swift,ou=People,dc=root,dc=org</text:p>
          </table:table-cell>
          <table:table-cell office:value-type="string">
            <text:p>inetOrgPerson</text:p>
          </table:table-cell>
          <table:table-cell office:value-type="string">
            <text:p>top</text:p>
          </table:table-cell>
          <table:table-cell table:formula="of:=[$master.F24]" office:value-type="string" office:string-value="wcrawford">
            <text:p>wcrawford</text:p>
          </table:table-cell>
          <table:table-cell office:value-type="string">
            <text:p>{SSHA}cAvUmw90CDKPDmPlym92Ym/GGDEdgvWU</text:p>
          </table:table-cell>
        </table:table-row>
        <table:table-row table:style-name="ro1" table:number-rows-repeated="1048550">
          <table:table-cell table:number-columns-repeated="10"/>
        </table:table-row>
        <table:table-row table:style-name="ro1">
          <table:table-cell table:number-columns-repeated="10"/>
        </table:table-row>
        <table:named-expressions/>
      </table:table>
      <table:named-expressions>
        <table:named-expression table:name="Print_Area_1" table:base-cell-address="$master.$A$1" table:expression="NA()"/>
        <table:named-expression table:name="_xlnm.Print_Area" table:base-cell-address="$master.$A$1" table:expression="NA(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7"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8P0"/>
    </number:currency-style>
    <number:number-style style:name="N119P0" style:volatile="true">
      <number:number number:decimal-places="0" number:min-integer-digits="1" number:grouping="true"/>
    </number:number-style>
    <number:number-style style:name="N119"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number:text>-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integer-digits="1" number:grouping="true"/>
      <style:map style:condition="value()&gt;=0" style:apply-style-name="N122P0"/>
    </number:number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 number:style="long"/>
      <number:text>-</number:text>
      <number:month number:style="long"/>
      <number:text>-</number:text>
      <number:year number:style="long"/>
    </number:date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(</number:text>
      <number:number number:decimal-places="0" number:min-integer-digits="1" number:grouping="true"/>
      <number:text>)</number:text>
    </number:number-style>
    <number:number-style style:name="N137P2" style:volatile="true">
      <number:text>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0" number:min-integer-digits="1" number:grouping="true"/>
      <number:text> </number:text>
    </number:number-style>
    <number:number-style style:name="N141P1" style:volatile="true">
      <number:text> $(</number:text>
      <number:number number:decimal-places="0" number:min-integer-digits="1" number:grouping="true"/>
      <number:text>)</number:text>
    </number:number-style>
    <number:number-style style:name="N141P2" style:volatile="true">
      <number:text> $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(</number:text>
      <number:number number:decimal-places="2" number:min-integer-digits="1" number:grouping="true"/>
      <number:text>)</number:text>
    </number:number-style>
    <number:number-style style:name="N145P2" style:volatile="true">
      <number:text>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8P0" style:volatile="true" number:language="en" number:country="US">
      <number:number number:decimal-places="2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8P0"/>
    </number:number-style>
    <number:currency-style style:name="N8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0P0"/>
    </number:currency-style>
    <number:currency-style style:name="N8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1P0"/>
    </number:currency-style>
    <number:currency-style style:name="N8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4P0"/>
    </number:currency-style>
    <number:date-style style:name="N16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CA">
      <number:day number:style="long"/>
      <number:text>-</number:text>
      <number:month number:textual="true"/>
    </number:date-style>
    <number:date-style style:name="N16108" number:language="en" number:country="CA">
      <number:month number:textual="true"/>
      <number:text>-</number:text>
      <number:year/>
    </number:date-style>
    <number:time-style style:name="N16109" number:language="en" number:country="CA">
      <number:hours/>
      <number:text>:</number:text>
      <number:minutes number:style="long"/>
      <number:text> </number:text>
      <number:am-pm/>
    </number:time-style>
    <number:time-style style:name="N16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11" number:language="en" number:country="CA">
      <number:hours/>
      <number:text>:</number:text>
      <number:minutes number:style="long"/>
    </number:time-style>
    <number:time-style style:name="N16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6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fo:padding="0.028in" style:rotation-align="none"/>
      <style:text-properties fo:color="#333333" style:font-name="Arial" fo:font-size="11pt" style:font-name-asian="Microsoft YaHei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ableStyleLight1" style:family="table-cell" style:parent-style-name="Default" style:data-style-name="N11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draw:marker draw:name="Arrowheads_20_1" draw:display-name="Arrowheads 1" svg:viewBox="0 0 20 30" svg:d="M10 0l-10 30h20z"/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ltr" style:scale-to="100%" style:writing-mode="lr-tb"/>
      <style:header-style>
        <style:header-footer-properties fo:min-height="0.2957in" fo:margin-left="0.748in" fo:margin-right="0.748in" fo:margin-bottom="0.2417in"/>
      </style:header-style>
      <style:footer-style>
        <style:header-footer-properties fo:min-height="0.2957in" fo:margin-left="0.748in" fo:margin-right="0.748in" fo:margin-top="0.2417in"/>
      </style:footer-style>
    </style:page-layout>
    <style:page-layout style:name="Mpm4">
      <style:page-layout-properties style:num-format="1" style:print-orientation="portrait" fo:margin-top="0in" fo:margin-bottom="0in" fo:margin-left="0in" fo:margin-right="0in" style:print-page-order="ltr" style:scale-to-X="1" style:writing-mode="lr-tb"/>
      <style:header-style>
        <style:header-footer-properties fo:min-height="0.2957in" fo:margin-left="0.748in" fo:margin-right="0.748in" fo:margin-bottom="0.2409in"/>
      </style:header-style>
      <style:footer-style>
        <style:header-footer-properties fo:min-height="0.2957in" fo:margin-left="0.748in" fo:margin-right="0.748in" fo:margin-top="0.0189in"/>
      </style:footer-style>
    </style:page-layout>
    <style:page-layout style:name="Mpm5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  <style:page-layout style:name="Mpm6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7">
      <style:page-layout-properties fo:margin-top="0in" fo:margin-bottom="0in" fo:margin-left="0in" fo:margin-right="0in" style:print-page-order="ltr" style:scale-to-X="1" style:writing-mode="lr-tb"/>
      <style:header-style>
        <style:header-footer-properties fo:min-height="0.2953in" fo:margin-left="0.748in" fo:margin-right="0.748in" fo:margin-bottom="0.2409in"/>
      </style:header-style>
      <style:footer-style>
        <style:header-footer-properties fo:min-height="0.2953in" fo:margin-left="0.748in" fo:margin-right="0.748in" fo:margin-top="0.0189in"/>
      </style:footer-style>
    </style:page-layout>
    <style:page-layout style:name="Mpm8">
      <style:page-layout-properties fo:margin-top="0in" fo:margin-bottom="0in" fo:margin-left="0in" fo:margin-right="0in" style:print-page-order="ltr"/>
      <style:header-style>
        <style:header-footer-properties fo:margin-left="0.748in" fo:margin-right="0.748in" fo:margin-bottom="0.2417in"/>
      </style:header-style>
      <style:footer-style>
        <style:header-footer-properties fo:margin-left="0.748in" fo:margin-right="0.748in" fo:margin-top="0.2417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4" style:family="text">
      <style:text-properties fo:color="#333333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MT5" style:family="text">
      <style:text-properties fo:color="#333333" style:text-outline="false" style:text-line-through-style="none" style:text-position="0% 100%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1">10/01/2014</text:date>, <text:time>15:17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ster" style:display-name="PageStyle_mast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aestro-yii-person" style:display-name="PageStyle_maestro-yii-pers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style:region-left>
          <text:p><text:span text:style-name="MT2">(C) 2010 by Dale R. Scott. This work is licensed under a</text:span></text:p>
          <text:p><text:span text:style-name="MT2">Creative Commons Attribution 3.0 Unported License.</text:span></text:p>
          <text:p><text:span text:style-name="MT2">http://creativecommons.org/licenses/by/3.0/</text:span></text:p>
        </style:region-left>
        <style:region-center>
          <text:p><text:span text:style-name="MT2">Page </text:span><text:span text:style-name="MT2"><text:page-number>1</text:page-number></text:span></text:p>
        </style:region-center>
        <style:region-right>
          <text:p><text:span text:style-name="MT2"><text:file-name text:display="name-and-extension">???</text:file-name></text:span><text:span text:style-name="MT2">, </text:span><text:span text:style-name="MT2"><text:sheet-name>???</text:sheet-name></text:span></text:p>
        </style:region-right>
      </style:footer>
      <style:footer-left style:display="false">
        <style:region-left>
          <text:p><text:span text:style-name="MT2">(C) 2010 by Dale R. Scott. This work is licensed under a</text:span></text:p>
          <text:p><text:span text:style-name="MT2">Creative Commons Attribution 3.0 Unported License.</text:span></text:p>
          <text:p><text:span text:style-name="MT2">http://creativecommons.org/licenses/by/3.0/</text:span></text:p>
        </style:region-left>
        <style:region-center>
          <text:p><text:span text:style-name="MT2">Page </text:span><text:span text:style-name="MT2"><text:page-number>1</text:page-number></text:span></text:p>
        </style:region-center>
        <style:region-right>
          <text:p><text:span text:style-name="MT2"><text:file-name text:display="name-and-extension">???</text:file-name></text:span><text:span text:style-name="MT2">, </text:span><text:span text:style-name="MT2"><text:sheet-name>???</text:sheet-name></text:span></text:p>
        </style:region-right>
      </style:footer-left>
    </style:master-page>
    <style:master-page style:name="PageStyle_5f_oo7-res.users" style:display-name="PageStyle_oo7-res.user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ryton-users" style:display-name="PageStyle_tryton-users" style:page-layout-name="Mpm6">
      <style:header>
        <text:p><text:span text:style-name="MT3"><text:sheet-name>???</text:sheet-name></text:span></text:p>
      </style:header>
      <style:header-left style:display="false">
        <text:p><text:span text:style-name="MT3"><text:sheet-name>???</text:sheet-name>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Achievo" style:display-name="PageStyle_Achievo" style:page-layout-name="Mpm7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style:region-left>
          <text:p><text:span text:style-name="MT5">(C) 2010 by Dale R. Scott. This work is licensed under a</text:span></text:p>
          <text:p><text:span text:style-name="MT5">Creative Commons Attribution 3.0 Unported License.</text:span></text:p>
          <text:p><text:span text:style-name="MT5">http://creativecommons.org/licenses/by/3.0/</text:span></text:p>
        </style:region-left>
        <style:region-center>
          <text:p><text:span text:style-name="MT5">Page </text:span><text:span text:style-name="MT5"><text:page-number>1</text:page-number></text:span></text:p>
        </style:region-center>
        <style:region-right>
          <text:p><text:span text:style-name="MT5"><text:file-name text:display="name-and-extension">???</text:file-name></text:span><text:span text:style-name="MT5">, </text:span><text:span text:style-name="MT5"><text:sheet-name>???</text:sheet-name></text:span></text:p>
        </style:region-right>
      </style:footer>
      <style:footer-left style:display="false">
        <style:region-left>
          <text:p><text:span text:style-name="MT5">(C) 2010 by Dale R. Scott. This work is licensed under a</text:span></text:p>
          <text:p><text:span text:style-name="MT5">Creative Commons Attribution 3.0 Unported License.</text:span></text:p>
          <text:p><text:span text:style-name="MT5">http://creativecommons.org/licenses/by/3.0/</text:span></text:p>
        </style:region-left>
        <style:region-center>
          <text:p><text:span text:style-name="MT5">Page </text:span><text:span text:style-name="MT5"><text:page-number>1</text:page-number></text:span></text:p>
        </style:region-center>
        <style:region-right>
          <text:p><text:span text:style-name="MT5"><text:file-name text:display="name-and-extension">???</text:file-name></text:span><text:span text:style-name="MT5">, </text:span><text:span text:style-name="MT5"><text:sheet-name>???</text:sheet-name></text:span></text:p>
        </style:region-right>
      </style:footer-left>
    </style:master-page>
    <style:master-page style:name="PageStyle_5f_Parts_26_Vendors" style:display-name="PageStyle_Parts&amp;Vendors" style:page-layout-name="Mpm8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01T15:17:42.55</dc:date>
    <meta:editing-cycles>26</meta:editing-cycles>
    <meta:editing-duration>PT2H35M49S</meta:editing-duration>
    <meta:generator>OpenOffice/4.1.1$Win32 OpenOffice.org_project/411m6$Build-9775</meta:generator>
    <dc:creator>Dale Scott</dc:creator>
    <meta:document-statistic meta:table-count="10" meta:cell-count="2838" meta:object-count="0"/>
  </office:meta>
</office:document-meta>
</file>